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283.86pt"/>
    </style:style>
    <style:style style:name="co3" style:family="table-column">
      <style:table-column-properties fo:break-before="auto" style:column-width="54.06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30.7pt"/>
    </style:style>
    <style:style style:name="co6" style:family="table-column">
      <style:table-column-properties fo:break-before="auto" style:column-width="15.11pt"/>
    </style:style>
    <style:style style:name="co7" style:family="table-column">
      <style:table-column-properties fo:break-before="auto" style:column-width="452.15pt"/>
    </style:style>
    <style:style style:name="co8" style:family="table-column">
      <style:table-column-properties fo:break-before="auto" style:column-width="278.1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40.4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90.9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WenQuanYi Zen Hei" style:font-name-complex="FreeSans"/>
    </style:style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0" style:family="table-cell" style:parent-style-name="Default">
      <style:table-cell-properties style:rotation-angle="90"/>
    </style:style>
    <style:style style:name="ce3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2" style:family="table-cell" style:parent-style-name="Default">
      <style:table-cell-properties style:rotation-angle="90"/>
    </style:style>
    <style:style style:name="ce3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0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1" style:family="table-cell" style:parent-style-name="Default">
      <style:table-cell-properties style:rotation-angle="90"/>
    </style:style>
    <style:style style:name="ce5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9" style:family="table-cell" style:parent-style-name="Default">
      <style:table-cell-properties style:rotation-angle="90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ackground-color="transparent" style:rotation-angle="90"/>
    </style:style>
    <style:style style:name="ce6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63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81" table:default-cell-style-name="Default"/>
        <table:table-column table:style-name="co6" table:number-columns-repeated="6" table:default-cell-style-name="ce60"/>
        <table:table-column table:style-name="co6" table:number-columns-repeated="930" table:default-cell-style-name="Default"/>
        <table:table-row table:style-name="ro1">
          <table:table-cell table:style-name="ce1" table:formula="of:=COM.MICROSOFT.TEXTJOIN(CHAR(10); 1; [List.A$1:.A$1048576]) &amp; CHAR(10) &amp; CHAR(10) &amp; CHAR(10) &amp; [.D1] &amp; CHAR(10) &amp; [.E1]" office:value-type="string" office:string-value="[b]1. [url=https://www.doomworld.com/idgames/levels/doom2/Ports/megawads/scythe2]Scythe 2[/url][/b] [[b]218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6, tchkb: 9, tmorrow: 4, Budoka: 6, TheMightyHeracross: 10, Archie550: 9, Ziad EL Zein: 5, pcorf: 6]&#10;[b]2. [url=https://www.doomworld.com/idgames/levels/doom2/megawads/av]Alien Vendetta[/url][/b] [[b]216[/b]: 42PercentHealth: 5, Cynical: 7, Doomkid: 3, Mr. Freeze: 9, NuMetalManiak: 6, Spectra: 3, Malrionn: 2, antares031: 8, Forli: 1, roadworx: 5, WH-Wilou84: 5, fveitsi: 5, justsomemusicguy: 9, JudgeDeadd: 4, T-Rex: 10, darkreaver: 9, Talvi: 1, Paul977: 8, StoneMason: 5, bLOCKbOYgAMES: 10, valkiriforce: 8, soner du: 7, Philnemba: 6, Altima: 10, SGS Man: 5, NaZa: 5, Poncho: 10, Squadallah: 10, dylux: 4, NoisyVelvet: 1, tmorrow: 4, Odal: 10, TheMightyHeracross: 10, Ziad EL Zein: 5, pcorf: 6]&#10;[b]3. [url=https://www.doomworld.com/idgames/levels/doom2/Ports/megawads/aaliens]Ancient Aliens[/url][/b] [[b]186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]&#10;[b]3. [url=https://www.doomworld.com/idgames/levels/doom2/Ports/megawads/valiant]Valiant[/url][/b] [[b]186[/b]: Nine Inch Heels: 7, Not Jabba: 5, Archvile Hunter: 5, Spectre01: 10, Spectra: 10, MFG38: 8, Ed: 5, Forli: 10, 7hm: 4, Dime: 7, JudgeDeadd: 4, Talvi: 5, GarrettChan: 9, HUNdebLeonidasX: 10, Lazorinc: 9, SGS Man: 10, Bryan T: 10, Poncho: 3, tchkb: 10, Odal: 1, Budoka: 6, TheNerdTurtle2: 6, Lorenz0: 10, Nancsi: 3, ReaperAA: 9, pcorf: 6, Octillion: 4]&#10;[b]5. [url=https://www.doomworld.com/idgames/levels/doom2/megawads/scythe]Scythe[/url][/b] [[b]182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]&#10;[b]6. [url=https://www.doomworld.com/idgames/levels/doom2/Ports/megawads/sunlust]Sunlust[/url][/b] [[b]166[/b]: Nine Inch Heels: 10, Cynical: 3, Archvile Hunter: 5, ShoDemo: 4, Spectre01: 9, yakfak: 6, Forli: 8, WH-Wilou84: 2, 7hm: 4, Dime: 4, Nate River: 7, fveitsi: 5, Talvi: 5, GarrettChan: 6, Greyenko: 7, Lazorinc: 10, SGS Man: 9, Grain of Salt: 7, Bryan T: 7, Poncho: 2, bemused: 9, Nirvana: 5, tchkb: 8, tmorrow: 2, Odal: 3, TheNerdTurtle2: 5, TheMightyHeracross: 3, Lorenz0: 3, Octillion: 8]&#10;[b]7. [url=https://www.doomworld.com/idgames/levels/doom2/megawads/btsx_e1]Back to Saturn X E1: Get Out of My Stations[/url][/b] [[b]158[/b]: Sky: 3, Archvile Hunter: 5, ShoDemo: 10, Malrionn: 8, MFG38: 10, Ed: 5, everennui: 5, yakfak: 1, Forli: 6, WH-Wilou84: 2, 7hm: 4, Dime: 1, JudgeDeadd: 3, Talvi: 3, StoneMason: 5, Woolie Wool: 2, GarrettChan: 4, Soundblock: 1, TechnoDoomed1: 8, Lazorinc: 3, SGS Man: 4, Grain of Salt: 6, NaZa: 3, Poncho: 6, dylux: 9, tchkb: 5, NoisyVelvet: 1, Apaul27: 10, m8f: 10, TheMightyHeracross: 5, guitardz: 10]&#10;[b]8. [url=https://www.doomworld.com/idgames/levels/doom2/megawads/pl2]Plutonia 2[/url][/b] [[b]108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]&#10;[b]9. [url=https://www.doomworld.com/forum/topic/46002-sunder-updated-with-new-maps-huzzah/]Sunder[/url][/b] [[b]95[/b]: Nine Inch Heels: 9, HyperLuke: 3, Ed: 5, yakfak: 2, Forli: 2, WH-Wilou84: 3, Nate River: 6, Talvi: 4, Outrageous Videos: 10, GarrettChan: 8, Soundblock: 10, Lazorinc: 4, SGS Man: 1, bemused: 10, Nirvana: 8, Archie550: 10]&#10;[b]10. [url=https://www.doomworld.com/idgames/themes/mm/mm_allup]Memento Mori[/url][/b] [[b]87[/b]: 42PercentHealth: 4, Doomkid: 10, Chamelenoel: 9, Vorpal: 5, roadworx: 10, justsomemusicguy: 1, JudgeDeadd: 2, T-Rex: 2, StoneMason: 5, Soundblock: 4, valkiriforce: 10, Altima: 1, NaZa: 10, Poncho: 4, tmorrow: 2, Odal: 8]&#10;[b]11. [url=https://www.doomworld.com/idgames/themes/hr/hr]Hell Revealed[/url][/b] [[b]86[/b]: Cynical: 9, Mr. Freeze: 10, antares031: 1, Grazza: 10, roadworx: 7, WH-Wilou84: 4, fveitsi: 5, T-Rex: 9, bonnie: 1, Altima: 10, NaZa: 8, Squadallah: 3, tmorrow: 4, Budoka: 2, TheMightyHeracross: 3]&#10;[b]12. [url=https://www.doomworld.com/idgames/levels/doom2/Ports/megawads/gd]Going Down[/url][/b] [[b]78[/b]: Archvile Hunter: 5, NuMetalManiak: 7, Ed: 5, antares031: 5, everennui: 4, roadworx: 1, 7hm: 4, fveitsi: 5, JudgeDeadd: 4, Talvi: 1, Dragonfly: 9, HUNdebLeonidasX: 8, SGS Man: 3, Bryan T: 8, NoisyVelvet: 1, tmorrow: 3, Odal: 5]&#10;[b]13. [url=https://www.doomworld.com/idgames/themes/hr/hr2final]Hell Revealed II[/url][/b] [[b]68[/b]: 42PercentHealth: 7, Mr. Freeze: 1, NuMetalManiak: 1, WH-Wilou84: 5, fveitsi: 5, justsomemusicguy: 2, darkreaver: 6, Roofi: 3, Outrageous Videos: 7, bLOCKbOYgAMES: 7, Greyenko: 6, Philnemba: 4, Altima: 3, Lazorinc: 2, Squadallah: 2, tchkb: 7]&#10;[b]14. [url=https://www.doomworld.com/idgames/levels/doom2/Ports/megawads/resurge]Resurgence[/url][/b] [[b]66[/b]: 42PercentHealth: 9, Not Jabba: 6, Cynical: 4, Archvile Hunter: 5, Spectre01: 1, fveitsi: 5, darkreaver: 2, Talvi: 2, StoneMason: 5, GarrettChan: 3, Bryan T: 4, NoisyVelvet: 10, tmorrow: 2, Budoka: 8]&#10;[b]15. [url=https://www.doomworld.com/idgames/levels/doom2/Ports/d-f/dvii-1i]Deus Vult II[/url][/b] [[b]62[/b]: Cynical: 10, NuMetalManiak: 10, justsomemusicguy: 7, JudgeDeadd: 3, Talvi: 4, Greyenko: 8, Philnemba: 9, bemused: 1, NoisyVelvet: 3, Archie550: 7]&#10;[b]16. [url=https://www.doomworld.com/idgames/levels/doom2/Ports/megawads/hellbnd]Hellbound[/url][/b] [[b]60[/b]: Not Jabba: 2, Spectre01: 8, Malrionn: 7, bLOCKbOYgAMES: 9, HUNdebLeonidasX: 7, Bryan T: 9, Odal: 6, Archie550: 2, Octillion: 10]&#10;[b]16. [url=https://www.doomworld.com/idgames/levels/doom2/Ports/megawads/sodfinal]Speed of Doom[/url][/b] [[b]60[/b]: Not Jabba: 2, Archvile Hunter: 5, WH-Wilou84: 5, darkreaver: 8, Outrageous Videos: 6, StoneMason: 5, Grain of Salt: 4, bemused: 5, Squadallah: 6, tmorrow: 3, Budoka: 6, Ziad EL Zein: 5]&#10;[b]18. [url=https://www.doomworld.com/forum/topic/69960-back-to-saturn-x-episode-2-public-beta-2-critical-map15-fixes-included/]Back to Saturn X E2: Tower in the Fountain of Sparks[/url][/b] [[b]52[/b]: Malrionn: 6, yakfak: 8, JudgeDeadd: 4, Talvi: 4, StoneMason: 10, dylux: 10, m8f: 10]&#10;[b]18. [url=https://www.doomworld.com/idgames/levels/doom2/megawads/epic2]Epic 2[/url][/b] [[b]52[/b]: ShoDemo: 6, NuMetalManiak: 9, Spectre01: 7, yakfak: 9, Talvi: 2, HUNdebLeonidasX: 9, TheMightyHeracross: 5, Archie550: 5]&#10;[b]20. [url=https://www.doomworld.com/idgames/levels/doom2/megawads/requiem]Requiem[/url][/b] [[b]50[/b]: ella guro: 1, roadworx: 2, WH-Wilou84: 4, justsomemusicguy: 8, T-Rex: 9, Woolie Wool: 7, valkiriforce: 6, NaZa: 6, tmorrow: 2, pcorf: 5]&#10;[b]21. [url=https://www.doomworld.com/idgames/levels/doom2/megawads/ksutra]Kama Sutra[/url][/b] [[b]42[/b]: Grazza: 7, fveitsi: 5, T-Rex: 5, Roofi: 4, StoneMason: 5, Philnemba: 7, Grain of Salt: 6, tmorrow: 3]&#10;[b]21. [url=https://www.doomworld.com/idgames/themes/mm/mm2]Memento Mori 2[/url][/b] [[b]42[/b]: ella guro: 3, Dime: 2, justsomemusicguy: 4, T-Rex: 2, bLOCKbOYgAMES: 6, valkiriforce: 10, Altima: 1, Squadallah: 5, Budoka: 3, pcorf: 5, Octillion: 1]&#10;[b]23. [url=https://www.doomworld.com/idgames/levels/doom2/Ports/v-z/vanguard]Vanguard[/url][/b] [[b]41[/b]: Cynical: 5, Spectre01: 3, 7hm: 4, JudgeDeadd: 3, GarrettChan: 5, Poncho: 9, Nirvana: 4, Budoka: 2, Lorenz0: 1, guitardz: 5]&#10;[b]24. [url=https://www.doomworld.com/idgames/levels/doom/megawads/dtwid]Doom the Way id Did[/url][/b] [[b]37[/b]: Mr. Freeze: 4, Malrionn: 2, MFG38: 4, WH-Wilou84: 1, Woolie Wool: 5, Greyenko: 9, Altima: 6, ReaperAA: 1, Ziad EL Zein: 5]&#10;[b]24. [url=https://www.doomworld.com/idgames/levels/doom2/s-u/sid]Suspended in Dusk[/url][/b] [[b]37[/b]: Sky: 2, WH-Wilou84: 3, bLOCKbOYgAMES: 8, Woolie Wool: 10, soner du: 9, m8f: 5]&#10;[b]26. [url=https://www.doomworld.com/idgames/levels/doom2/Ports/p-r/pirates]Pirate Doom[/url][/b] [[b]36[/b]: Jaws In Space: 10, Dime: 5, Phobus: 6, Dragonfly: 7, Soundblock: 2, Archie550: 6]&#10;[b]27. [url=https://www.doomworld.com/idgames/themes/TeamTNT/eternal/eternal]Eternal Doom[/url][/b] [[b]34[/b]: Vorpal: 5, 7hm: 5, T-Rex: 5, Woolie Wool: 6, Greyenko: 1, valkiriforce: 6, Octillion: 6]&#10;[b]27. [url=http://adventuresofsquare.com/downloads.php]The Adventures of Square[/url][/b] [[b]34[/b]: Sky: 9, ShoDemo: 5, Ed: 5, Woolie Wool: 8, Squadallah: 7]&#10;[b]29. [url=https://www.doomworld.com/idgames/themes/TeamTNT/icarus/icarus]Icarus: Alien Vanguard[/url][/b] [[b]33[/b]: Ralphis: 6, Grazza: 8, roadworx: 3, T-Rex: 3, StoneMason: 5, valkiriforce: 8]&#10;[b]29. [url=https://doomwiki.org/wiki/No_Rest_for_the_Living]No Rest for the Living[/url][/b] [[b]33[/b]: Vorpal: 5, Woolie Wool: 3, Nancsi: 9, ReaperAA: 6, Diabolución: 10]&#10;[b]29. [url=https://www.doomworld.com/idgames/levels/doom2/Ports/s-u/swtw]Swim With the Whales[/url][/b] [[b]33[/b]: WH-Wilou84: 2, Nate River: 9, Soundblock: 3, Lazorinc: 6, Nirvana: 10, NoisyVelvet: 3]&#10;[b]32. [url=https://www.doomworld.com/idgames/levels/doom2/Ports/megawads/1024]Congestion 1024[/url][/b] [[b]32[/b]: Mr. Freeze: 5, HyperLuke: 7, Voltcom9: 5, bonnie: 4, Dragonfly: 6, Philnemba: 5]&#10;[b]33. [url=https://www.doomworld.com/idgames/levels/doom2/Ports/megawads/prcp]Plutonia: Revisited Community Project[/url][/b] [[b]31[/b]: Nine Inch Heels: 3, Paul977: 10, bLOCKbOYgAMES: 3, Altima: 5, NoisyVelvet: 3, Odal: 7]&#10;[b]34. [url=https://www.doomworld.com/idgames/levels/doom2/Ports/s-u/tutnt]The Ultimate Torment &amp; Torture[/url][/b] [[b]30[/b]: HyperLuke: 8, Talvi: 4, Greyenko: 4, TechnoDoomed1: 2, TheMightyHeracross: 3, ReaperAA: 4, Ziad EL Zein: 5]&#10;[b]35. [url=https://www.doomworld.com/idgames/levels/doom2/Ports/megawads/alt]A.L.T.[/url][/b] [[b]29[/b]: Not Jabba: 7, Spectre01: 2, ella guro: 10, yakfak: 10]&#10;[b]35. [url=https://www.doomworld.com/idgames/levels/doom2/Ports/d-f/distrbia]Disturbia[/url][/b] [[b]29[/b]: Sky: 7, darkreaver: 10, Roofi: 6, Paul977: 6]&#10;[b]37. [url=https://www.doomworld.com/idgames/levels/doom2/megawads/cydreams]Cyberdreams[/url][/b] [[b]28[/b]: 42PercentHealth: 3, ShoDemo: 1, 7hm: 7, justsomemusicguy: 3, bonnie: 7, NoisyVelvet: 4, TheNerdTurtle2: 3]&#10;[b]37. [url=https://www.doomworld.com/idgames/levels/doom2/megawads/d2twid]Doom II the Way id Did[/url][/b] [[b]28[/b]: Dime: 8, dylux: 8, NoisyVelvet: 5, ReaperAA: 2, pcorf: 5]&#10;[b]37. [url=https://www.doomworld.com/idgames/levels/doom2/Ports/g-i/hg]Hell Ground[/url][/b] [[b]28[/b]: Cynical: 8, Chamelenoel: 7, antares031: 5, WH-Wilou84: 2, darkreaver: 1, Budoka: 5]&#10;[b]40. [url=https://www.doomworld.com/idgames/levels/doom2/Ports/megawads/jpcp]Japanese Community Project[/url][/b] [[b]27[/b]: Not Jabba: 6, Archvile Hunter: 5, antares031: 5, ella guro: 7, JudgeDeadd: 3, Soundblock: 1]&#10;[b]40. [url=https://www.doomworld.com/idgames/levels/doom2/megawads/strain10]Strain[/url][/b] [[b]27[/b]: Grazza: 6, ella guro: 4, roadworx: 6, JudgeDeadd: 1, T-Rex: 1, Squadallah: 9]&#10;[b]42. [url=https://www.doomworld.com/idgames/levels/doom2/Ports/s-u/stardate]Stardate 20X6[/url][/b] [[b]26[/b]: MFG38: 6, WH-Wilou84: 3, Talvi: 1, GarrettChan: 7, bemused: 3, Nirvana: 6]&#10;[b]43. [url=https://www.doomworld.com/idgames/levels/doom2/Ports/megawads/cchest4]Community Chest 4[/url][/b] [[b]25[/b]: Malrionn: 10, JudgeDeadd: 3, Phobus: 3, HUNdebLeonidasX: 4, Ziad EL Zein: 5]&#10;[b]43. [url=http://www.doom2.net/doom2/wads/DWANGO5.ZIP]DWANGO 5[/url][/b] [[b]25[/b]: Doomkid: 10, Ralphis: 7, antares031: 8]&#10;[b]43. [url=https://www.doomworld.com/idgames/levels/doom2/Ports/j-l/lunatic]Lunatic[/url][/b] [[b]25[/b]: Cynical: 6, Dime: 9, Nate River: 4, Poncho: 5, Budoka: 1]&#10;[b]43. [url=https://www.doomworld.com/idgames/levels/doom2/Ports/v-z/violence]Violence[/url][/b] [[b]25[/b]: Chamelenoel: 10, everennui: 4, Nate River: 2, Lorenz0: 9]&#10;[b]43. [url=https://www.doomworld.com/idgames/levels/doom2/Ports/megawads/zdcmp2]ZDoom Community Map Project II[/url][/b] [[b]25[/b]: Graf Zahl: 10, Phobus: 9, TechnoDoomed1: 6]&#10;[b]48. [url=https://www.doomworld.com/idgames/levels/doom2/Ports/a-c/arcadia]Arcadia Demade[/url][/b] [[b]24[/b]: Jaws In Space: 9, Vorpal: 5, soner du: 5, guitardz: 1, Nancsi: 4]&#10;[b]48. [url=http://www.moddb.com/mods/brutal-doom/downloads/brutal-doom-hell-on-earth-starter-pack]Brutal Doom: Hell on Earth Starter Pack (Extermination Day)[/url][/b] [[b]24[/b]: TechnoDoomed1: 9, Squadallah: 8, ReaperAA: 7]&#10;[b]48. [url=https://www.doomworld.com/idgames/levels/doom/Ports/d-f/e1m8b]Tech Gone Bad[/url][/b] [[b]24[/b]: Jaws In Space: 5, JudgeDeadd: 1, guitardz: 5, Nancsi: 8, Diabolución: 5]&#10;[b]51. [url=https://www.doomworld.com/idgames/levels/doom/Ports/megawads/neis]No End in Sight[/url][/b] [[b]23[/b]: Not Jabba: 5, Vorpal: 5, ella guro: 6, yakfak: 5, Woolie Wool: 1, NoisyVelvet: 1]&#10;[b]52. [url=http://www.moddb.com/games/doom-ii/addons/eternal-slumber-party-v2]Eternal Slumber Party[/url][/b] [[b]22[/b]: Roofi: 10, Outrageous Videos: 8, Grain of Salt: 4]&#10;[b]52. [url=https://www.doomworld.com/idgames/levels/doom/Ports/megawads/kdizd_12]Knee-Deep in ZDoom[/url][/b] [[b]22[/b]: Graf Zahl: 6, Voltcom9: 7, tchkb: 2, Apaul27: 7]&#10;[b]52. [url=https://www.doomworld.com/idgames/levels/doom2/Ports/s-u/unloved]Unloved[/url][/b] [[b]22[/b]: MFG38: 1, everennui: 8, bonnie: 10, TechnoDoomed1: 3]&#10;[b]52. [url=https://www.doomworld.com/forum/topic/62496-winters-fury/]Winter's Fury[/url][/b] [[b]22[/b]: Dragonfly: 5, TechnoDoomed1: 10, Octillion: 7]&#10;[b]52. [url=https://www.doomworld.com/idgames/levels/doom2/Ports/megawads/zpack]ZPack[/url][/b] [[b]22[/b]: MFG38: 5, Voltcom9: 3, TechnoDoomed1: 4, Ziad EL Zein: 5, Octillion: 5]&#10;[b]57. [url=https://www.doomworld.com/idgames/levels/doom2/Ports/a-c/breach]Breach[/url][/b] [[b]20[/b]: Jaws In Space: 7, Dime: 10, guitardz: 2, Nancsi: 1]&#10;[b]57. [url=https://www.doomworld.com/idgames/levels/doom2/Ports/megawads/jenesis]Jenesis[/url][/b] [[b]20[/b]: Not Jabba: 2, JudgeDeadd: 3, Altima: 7, NaZa: 2, Poncho: 1, Ziad EL Zein: 5]&#10;[b]59. [url=https://www.doomworld.com/idgames/levels/doom2/Ports/d-f/equinox]Equinox[/url][/b] [[b]19[/b]: Sky: 5, Grazza: 9, ella guro: 5]&#10;[b]59. [url=https://www.doomworld.com/idgames/levels/doom2/Ports/megawads/ngmvmt2]Newgothic Movement 2[/url][/b] [[b]19[/b]: Nine Inch Heels: 8, ShoDemo: 2, Outrageous Videos: 9]&#10;[b]59. [url=https://www.doomworld.com/idgames/levels/doom2/Ports/m-o/nuts]Nuts[/url][/b] [[b]19[/b]: Chamelenoel: 6, AnonimVio: 9, roadworx: 4]&#10;[b]59. [url=https://www.doomworld.com/forum/topic/85791-tnt-revilution-final-beta-ready-for-testing/]TNT: Revilution[/url][/b] [[b]19[/b]: Spectra: 9, bLOCKbOYgAMES: 2, GarrettChan: 1, dylux: 5, tmorrow: 2]&#10;[b]63. [url=https://www.doomworld.com/idgames/levels/doom/Ports/megawads/2002ado]2002: A Doom Odyssey[/url][/b] [[b]18[/b]: soner du: 8, Philnemba: 8, tmorrow: 2]&#10;[b]63. [url=https://www.doomworld.com/idgames/levels/doom2/Ports/a-c/bauhaus]Bauhaus[/url][/b] [[b]18[/b]: ella guro: 9, 7hm: 5, Grain of Salt: 3, NoisyVelvet: 1]&#10;[b]63. [url=https://www.doomworld.com/idgames/levels/doom2/megawads/dmonfear]Demonfear[/url][/b] [[b]18[/b]: roadworx: 8, soner du: 6, Philnemba: 3, NaZa: 1]&#10;[b]66. [url=http://www.theultimatedoom.com/download/chillax-v9.7.3_fixes_by_HiM_v1.1.zip]Chillax[/url][/b] [[b]17[/b]: Nine Inch Heels: 4, AnonimVio: 5, fveitsi: 5, Outrageous Videos: 3]&#10;[b]67. [url=https://www.doomworld.com/forum/topic/103425-final-release-eviternity/]Eviternity[/url][/b] [[b]16[/b]: ReaperAA: 10, pcorf: 6]&#10;[b]67. [url=https://www.doomworld.com/idgames/levels/doom2/Ports/megawads/mutiny]Mutiny[/url][/b] [[b]16[/b]: Jaws In Space: 6, Doomkid: 3, everennui: 2, NoisyVelvet: 1, m8f: 4]&#10;[b]67. [url=http://www.mustaine.com/about/video-game-work/perditions-gate/]Perdition's Gate[/url][/b] [[b]16[/b]: Vorpal: 5, Nate River: 1, bonnie: 10]&#10;[b]67. [url=https://www.doomworld.com/idgames/levels/doom2/megawads/ur]Unholy Realms[/url][/b] [[b]16[/b]: Dime: 6, Bryan T: 1, dylux: 7, tmorrow: 2]&#10;[b]71. [url=https://www.doomworld.com/idgames/levels/doom2/Ports/megawads/sf2012]Slaughterfest 2012[/url][/b] [[b]15[/b]: HyperLuke: 1, Outrageous Videos: 1, bemused: 2, Apaul27: 8, tmorrow: 3]&#10;[b]71. [url=https://www.doomworld.com/idgames/levels/doom2/Ports/a-c/action2]Urban Brawl: Action Doom 2[/url][/b] [[b]15[/b]: Chamelenoel: 1, JudgeDeadd: 4, Phobus: 10]&#10;[b]73. [url=https://www.doomworld.com/idgames/levels/doom2/Ports/megawads/bstain]Bloodstain[/url][/b] [[b]14[/b]: NuMetalManiak: 5, everennui: 5, Forli: 4]&#10;[b]73. [url=https://www.doomworld.com/idgames/levels/doom2/Ports/s-u/scl_top]Threshold of Pain[/url][/b] [[b]14[/b]: Malrionn: 7, MFG38: 7]&#10;[b]73. [url=https://www.doomworld.com/idgames/levels/doom2/Ports/s-u/uacultra]UAC Ultra[/url][/b] [[b]14[/b]: Malrionn: 10, Budoka: 4]&#10;[b]76. [url=https://www.doomworld.com/idgames/themes/batman/batman]Batman Doom[/url][/b] [[b]13[/b]: JudgeDeadd: 3, soner du: 10]&#10;[b]76. [url=https://www.doomworld.com/idgames/levels/doom2/Ports/d-f/elysion]Elysion[/url][/b] [[b]13[/b]: Sky: 8, darkreaver: 5]&#10;[b]76. [url=https://www.doomworld.com/idgames/levels/doom2/Ports/m-o/miasma]Miasma[/url][/b] [[b]13[/b]: WH-Wilou84: 1, Soundblock: 2, Nirvana: 9, NoisyVelvet: 1]&#10;[b]76. [url=https://www.doomworld.com/idgames/levels/doom2/megawads/darken2]The Darkening Episode 2[/url][/b] [[b]13[/b]: Graf Zahl: 4, Woolie Wool: 9]&#10;[b]76. [url=https://www.doomworld.com/idgames/levels/doom2/Ports/v-z/zdmcmp1]ZDoom Community Map Project: Take 1[/url][/b] [[b]13[/b]: Phobus: 8, Ziad EL Zein: 5]&#10;[b]76. [url=https://www.doomworld.com/idgames/levels/doom2/megawads/zone300]Zone 300[/url][/b] [[b]13[/b]: Voltcom9: 8, Soundblock: 3, Bryan T: 2]&#10;[b]82. [url=https://www.doomworld.com/idgames/levels/doom2/Ports/d-f/dv]Deus Vult[/url][/b] [[b]12[/b]: Mr. Freeze: 7, WH-Wilou84: 5]&#10;[b]82. [url=https://www.doomworld.com/idgames/levels/doom2/Ports/d-f/exterror]Extreme Terror[/url][/b] [[b]12[/b]: Nine Inch Heels: 5, everennui: 5, Nancsi: 2]&#10;[b]82. [url=https://forum.zdoom.org/viewtopic.php?t=56668#p1000996]Rise of the Wool Ball[/url][/b] [[b]12[/b]: Apaul27: 9, TheMightyHeracross: 3]&#10;[b]82. [url=https://www.doomworld.com/idgames/levels/doom2/Ports/s-u/sd20x7]Stardate 20X7[/url][/b] [[b]12[/b]: Grain of Salt: 8, bemused: 4]&#10;[b]82. [url=https://www.doomworld.com/idgames/levels/doom2/Ports/megawads/swideath]Swift Death[/url][/b] [[b]12[/b]: Nine Inch Heels: 1, fveitsi: 5, StoneMason: 5, NoisyVelvet: 1]&#10;[b]87. [url=https://www.doomworld.com/idgames/levels/doom2/Ports/a-c/comatose]Comatose[/url][/b] [[b]11[/b]: yakfak: 7, m8f: 4]&#10;[b]87. [url=https://www.doomworld.com/idgames/levels/doom2/Ports/megawads/cchest2]Community Chest 2[/url][/b] [[b]11[/b]: Sky: 10, tchkb: 1]&#10;[b]87. [url=https://www.doomworld.com/idgames/levels/doom2/Ports/a-c/crumpets]Crumpets[/url][/b] [[b]11[/b]: everennui: 2, Nate River: 8, Nirvana: 1]&#10;[b]87. [url=http://rabotik.nl/harmony.htm]Harmony[/url][/b] [[b]11[/b]: Not Jabba: 5, Sky: 6]&#10;[b]87. [url=https://www.doomworld.com/idgames/levels/doom/Ports/d-f/e1m4b]Phobos Mission Control[/url][/b] [[b]11[/b]: Nancsi: 6, Diabolución: 5]&#10;[b]87. [url=https://www.doomworld.com/idgames/levels/doom2/Ports/a-c/ad2dow]Urban Brawl: Dead of Winter[/url][/b] [[b]11[/b]: Ralphis: 6, Phobus: 5]&#10;[b]87. [url=https://www.doomworld.com/forum/topic/50158-wip-vela-pax-beta-21-out-now-with-1-more-stuff/]Vela Pax[/url][/b] [[b]11[/b]: WH-Wilou84: 2, TheNerdTurtle2: 9]&#10;[b]87. [url=https://www.doomworld.com/idgames/levels/doom/v-z/wow]Wow[/url][/b] [[b]11[/b]: AnonimVio: 10, Apaul27: 1]&#10;[b]95. [url=https://www.doomworld.com/idgames/levels/doom/a-c/castevil]Castle of Evil[/url][/b] [[b]10[/b]: bzzrak: 10]&#10;[b]95. [url=https://www.doomworld.com/idgames/levels/doom2/g-i/grime]Grime[/url][/b] [[b]10[/b]: WH-Wilou84: 2, darkreaver: 4, Paul977: 4]&#10;[b]95. [url=https://doomwiki.org/wiki/Hell_To_Pay]Hell to Pay[/url][/b] [[b]10[/b]: bonnie: 10]&#10;[b]95. [url=https://forum.zdoom.org/viewtopic.php?f=42&amp;t=55443#p981947]Redemption Of The Slain[/url][/b] [[b]10[/b]: Nancsi: 10]&#10;[b]95. [url=https://www.romerogames.ie/si6il/]SIGIL[/url][/b] [[b]10[/b]: Diabolución: 10]&#10;[b]95. [url=https://www.doomworld.com/idgames/levels/doom2/Ports/s-u/tn]Tangerine Nightmare[/url][/b] [[b]10[/b]: guitardz: 10]&#10;[b]101. [url=https://www.doomworld.com/idgames/levels/doom2/Ports/a-c/brfinal]Beyond Reality[/url][/b] [[b]9[/b]: Talvi: 3, HUNdebLeonidasX: 6]&#10;[b]101. [url=https://www.doomworld.com/idgames/levels/doom2/Ports/megawads/drkenctr]Dark Encounters[/url][/b] [[b]9[/b]: Bryan T: 6, Octillion: 3]&#10;[b]101. [url=https://www.doomworld.com/forum/topic/92135-deadair-v2/]Dead Air[/url][/b] [[b]9[/b]: HyperLuke: 2, Lorenz0: 7]&#10;[b]101. [url=https://www.doomworld.com/idgames/levels/doom/Ports/megawads/ddamn0.9]Doom: Damnation[/url][/b] [[b]9[/b]: bzzrak: 9]&#10;[b]101. [url=https://www.doomworld.com/idgames/levels/doom2/Ports/megawads/dump-1]Dump Episode 1: Fuck Time Limits[/url][/b] [[b]9[/b]: Voltcom9: 9]&#10;[b]101. [url=https://www.doomworld.com/forum/topic/88507-dump-episode-3-bfg-edition-maps-released/]Dump Episode 3: BFG Edition[/url][/b] [[b]9[/b]: HyperLuke: 9]&#10;[b]101. [url=https://www.doomworld.com/forum/topic/100391-esp2/]Eternal Slumber Party﻿ 2[/url][/b] [[b]9[/b]: Roofi: 9]&#10;[b]101. [url=https://www.doomworld.com/idgames/levels/doom2/Ports/d-f/foursite]Foursite[/url][/b] [[b]9[/b]: Budoka: 2, Nancsi: 7]&#10;[b]101. [url=https://www.doomworld.com/idgames/levels/doom2/Ports/g-i/hth2]Hi-Tech Hell 2: Alien Tech[/url][/b] [[b]9[/b]: Graf Zahl: 9]&#10;[b]101. [url=https://www.doomworld.com/idgames/levels/doom2/megawads/reverie]Reverie[/url][/b] [[b]9[/b]: Octillion: 9]&#10;[b]101. [url=https://forum.zdoom.org/viewtopic.php?t=52301#p913612]Shadow Of The Wool Ball[/url][/b] [[b]9[/b]: Apaul27: 9]&#10;[b]101. [url=https://www.doomworld.com/idgames/levels/doom2/Ports/s-u/tnte1]Torment and Torture[/url][/b] [[b]9[/b]: MFG38: 9]&#10;[b]113. [url=https://www.doomworld.com/idgames/levels/doom2/Ports/d-f/disjunct]Disjunction[/url][/b] [[b]8[/b]: Lorenz0: 8]&#10;[b]113. [url=https://www.doomworld.com/forum/topic/69813-doom-the-golden-souls-mario-64-doom-definitive-edition-released/]Doom: The Golden Souls[/url][/b] [[b]8[/b]: everennui: 1, TheNerdTurtle2: 7]&#10;[b]113. [url=https://www.doomworld.com/idgames/levels/doom2/Ports/a-c/cybie]Doomguy's Pimp Ventures[/url][/b] [[b]8[/b]: AnonimVio: 8]&#10;[b]113. [url=https://www.doomworld.com/idgames/levels/doom2/Ports/g-i/holyhell]Holy Hell[/url][/b] [[b]8[/b]: Outrageous Videos: 2, bemused: 6]&#10;[b]113. [url=https://www.doomworld.com/idgames/levels/doom2/Ports/megawads/italo]Italo-Doom[/url][/b] [[b]8[/b]: bemused: 8]&#10;[b]113. [url=https://www.doomworld.com/idgames/levels/doom2/m-o/mangle]Mangle[/url][/b] [[b]8[/b]: bzzrak: 8]&#10;[b]113. [url=https://www.doomworld.com/idgames/levels/doom2/Ports/m-o/mohu1]Monster Hunter Ltd Part I[/url][/b] [[b]8[/b]: Jaws In Space: 4, m8f: 4]&#10;[b]113. [url=https://www.doomworld.com/idgames/levels/doom2/Ports/m-o/mohu2]Monster Hunter Ltd Part II[/url][/b] [[b]8[/b]: Jaws In Space: 4, m8f: 4]&#10;[b]113. [url=https://www.doomworld.com/idgames/levels/doom2/Ports/m-o/nimrod]Nimrod: Ixnay on the Hombre[/url][/b] [[b]8[/b]: Graf Zahl: 8]&#10;[b]113. [url=https://www.doomworld.com/idgames/levels/doom2/megawads/tvr]Revolution![/url][/b] [[b]8[/b]: Not Jabba: 1, Grazza: 3, Altima: 4]&#10;[b]113. [url=https://www.doomworld.com/idgames/levels/doom2/Ports/s-u/sacrment]Sacrament[/url][/b] [[b]8[/b]: ella guro: 8]&#10;[b]113. [url=https://www.doomworld.com/idgames/levels/doom2/Ports/s-u/scythex]Scythe X[/url][/b] [[b]8[/b]: 42PercentHealth: 2, Graf Zahl: 2, Talvi: 3, bLOCKbOYgAMES: 1]&#10;[b]113. [url=https://www.doomworld.com/idgames/levels/doom2/Ports/megawads/skuldash]Skulldash[/url][/b] [[b]8[/b]: everennui: 2, Lorenz0: 6]&#10;[b]113. [url=https://www.doomworld.com/idgames/levels/doom2/Ports/megawads/sf2011]Slaughterfest 2011[/url][/b] [[b]8[/b]: Outrageous Videos: 5, tmorrow: 3]&#10;[b]113. [url=https://www.doomworld.com/idgames/levels/doom2/Ports/megawads/sihr2fix]Survive in Hell[/url][/b] [[b]8[/b]: Spectra: 8]&#10;[b]113. [url=https://www.doomworld.com/forum/topic/43453-new-map-ready-to-go-the-bee-map/]The Beesong[/url][/b] [[b]8[/b]: Roofi: 8]&#10;[b]113. [url=https://www.doomworld.com/idgames/levels/doom2/Ports/megawads/sp_usimp]Ultimate Simplicity[/url][/b] [[b]8[/b]: Dragonfly: 8]&#10;[b]130. [url=https://www.doomworld.com/idgames/levels/doom2/Ports/megawads/50shades]50 Shades of Graytall[/url][/b] [[b]7[/b]: Nine Inch Heels: 2, Voltcom9: 2, NoisyVelvet: 3]&#10;[b]130. [url=http://www.moddb.com/games/doom/addons/castle-heng]Castle Heng[/url][/b] [[b]7[/b]: 7hm: 7]&#10;[b]130. [url=https://doomwiki.org/wiki/Chex_Quest#Chex_Quest_2]Chex Quest 2[/url][/b] [[b]7[/b]: bzzrak: 7]&#10;[b]130. [url=https://www.doomworld.com/idgames/levels/doom2/Ports/a-c/cah_se]Cold as Hell[/url][/b] [[b]7[/b]: Graf Zahl: 7]&#10;[b]130. [url=https://www.doomworld.com/idgames/levels/doom2/Ports/megawads/cif3]Community is Falling 3[/url][/b] [[b]7[/b]: NuMetalManiak: 3, Voltcom9: 4]&#10;[b]130. [url=https://www.doomworld.com/forum/topic/103075-deathless-an-ultimate-doom-megawad-rc4/]Deathless[/url][/b] [[b]7[/b]: TheMightyHeracross: 2, ReaperAA: 5]&#10;[b]130. [url=https://www.doomworld.com/idgames/levels/doom2/d-f/doomcity]Doom City[/url][/b] [[b]7[/b]: Jaws In Space: 4, Doomkid: 3]&#10;[b]130. [url=http://www.moddb.com/mods/doomone/downloads/doomone-v04]Doom: One[/url][/b] [[b]7[/b]: HyperLuke: 4, Greyenko: 3]&#10;[b]130. [url=https://www.doomworld.com/idgames/levels/doom/s-u/uac_dead]Doomsday of UAC[/url][/b] [[b]7[/b]: Jaws In Space: 2, Ed: 5]&#10;[b]130. [url=https://www.doomworld.com/forum/topic/90173-eden/]Eden[/url][/b] [[b]7[/b]: Nirvana: 7]&#10;[b]130. [url=https://www.doomworld.com/idgames/levels/doom2/Ports/g-i/iedge]Insanity's Edge[/url][/b] [[b]7[/b]: TechnoDoomed1: 7]&#10;[b]130. [url=https://www.doomworld.com/idgames/levels/doom2/Ports/megawads/mock2]Mock 2: The Speed of Stupid[/url][/b] [[b]7[/b]: AnonimVio: 7]&#10;[b]130. [url=https://www.doomworld.com/idgames/levels/doom2/m-o/nochance]No Chance[/url][/b] [[b]7[/b]: Roofi: 7]&#10;[b]130. [url=https://www.doomworld.com/idgames/levels/doom2/m-o/odessa_1]Odessa 1[/url][/b] [[b]7[/b]: 7hm: 7]&#10;[b]130. [url=https://www.doomworld.com/idgames/levels/doom2/Ports/p-r/pwfinal]Plutonium Winds[/url][/b] [[b]7[/b]: Spectra: 7]&#10;[b]130. [url=https://www.doomworld.com/idgames/levels/hexen/j-l/kaiser_28]Shadows of Chronos[/url][/b] [[b]7[/b]: Grain of Salt: 7]&#10;[b]130. [url=https://forum.zdoom.org/viewtopic.php?f=42&amp;t=55741]Waterlab GZD[/url][/b] [[b]7[/b]: Phobus: 7]&#10;[b]147. [url=https://www.doomworld.com/idgames/levels/doom2/Ports/d-f/frozent] Frozen Time[/url][/b] [[b]6[/b]: Budoka: 6]&#10;[b]147. [url=https://www.doomworld.com/forum/topic/92542-20-monsters-community-project-released/]20 Monsters Community Project[/url][/b] [[b]6[/b]: Voltcom9: 6]&#10;[b]147. [url=http://www.doomwadstation.net/main/aliens.html]Aliens TC[/url][/b] [[b]6[/b]: yakfak: 4, soner du: 2]&#10;[b]147. [url=https://www.doomworld.com/idgames/levels/doom2/Ports/s-u/teitenga]Assault on Tei Tenga[/url][/b] [[b]6[/b]: Ralphis: 6]&#10;[b]147. [url=https://www.doomworld.com/idgames/levels/doom2/a-c/castleof]Castle of the Damned[/url][/b] [[b]6[/b]: bzzrak: 6]&#10;[b]147. [url=https://www.doomworld.com/idgames/levels/doom2/Ports/d-f/de-pkg]Demon Eclipse[/url][/b] [[b]6[/b]: Soundblock: 1, Lazorinc: 1, tchkb: 4]&#10;[b]147. [url=https://www.doomworld.com/idgames/levels/doom/Ports/d-f/dbimpact]Double Impact[/url][/b] [[b]6[/b]: Ralphis: 6]&#10;[b]147. [url=https://www.doomworld.com/idgames/levels/doom2/Ports/megawads/echelon]Echelon[/url][/b] [[b]6[/b]: Sky: 1, bzzrak: 5]&#10;[b]147. [url=https://www.doomworld.com/idgames/levels/heretic/Ports/elfgp]Elf Gets Pissed[/url][/b] [[b]6[/b]: Ralphis: 6]&#10;[b]147. [url=https://www.doomworld.com/idgames/levels/doom2/d-f/endgame]End Game[/url][/b] [[b]6[/b]: pcorf: 6]&#10;[b]147. [url=https://www.doomworld.com/idgames/levels/doom/0-9/01fava]Fava Beans[/url][/b] [[b]6[/b]: Philnemba: 2, NaZa: 4]&#10;[b]147. [url=https://www.doomworld.com/idgames/levels/doom2/Ports/megawads/5room]Five Rooms of Doom[/url][/b] [[b]6[/b]: HyperLuke: 6]&#10;[b]147. [url=https://www.doomworld.com/idgames/levels/doom2/deathmatch/j-l/judas23]Judas[/url][/b] [[b]6[/b]: antares031: 6]&#10;[b]147. [url=https://www.doomworld.com/idgames/levels/doom2/Ports/m-o/ngmvmt1]Newgothic Movement 1[/url][/b] [[b]6[/b]: everennui: 2, Outrageous Videos: 4]&#10;[b]147. [url=https://www.doomworld.com/idgames/levels/doom/m-o/nukemine]Nuke Mine (Come Get Some)[/url][/b] [[b]6[/b]: Soundblock: 6]&#10;[b]147. [url=https://www.doomworld.com/idgames/levels/doom/Ports/p-r/par-lutz]Phobos: Anomaly Reborn[/url][/b] [[b]6[/b]: Ed: 5, Graf Zahl: 1]&#10;[b]147. [url=http://www.wad-archive.com/wad/e5d863c72e1f5de577a3ae57745c107e]SSL2[/url][/b] [[b]6[/b]: antares031: 6]&#10;[b]147. [url=https://www.doomworld.com/idgames/levels/doom2/Ports/m-o/massm]The Adventures of MassMouth[/url][/b] [[b]6[/b]: Ralphis: 6]&#10;[b]147. [url=https://www.doomworld.com/idgames/levels/doom2/Ports/megawads/tj]The Journey[/url][/b] [[b]6[/b]: Spectra: 6]&#10;[b]147. [url=https://www.doomworld.com/idgames/themes/terrywads/uacmnnew]UAC Military Nightmare[/url][/b] [[b]6[/b]: AnonimVio: 6]&#10;[b]147. [url=https://www.doomworld.com/idgames/levels/doom2/deathmatch/Ports/megawads/udmx]Unidoom Deathmatch X[/url][/b] [[b]6[/b]: Ralphis: 6]&#10;[b]147. [url=https://www.doomworld.com/idgames/levels/doom2/megawads/urania]Urania[/url][/b] [[b]6[/b]: Spectre01: 6]&#10;[b]147. [url=https://www.doomworld.com/idgames/levels/doom2/Ports/megawads/wos]Whispers of Satan[/url][/b] [[b]6[/b]: Woolie Wool: 4, tmorrow: 2]&#10;[b]170. [url=https://www.doomworld.com/idgames/levels/doom2/Ports/a-c/bor_lost]Brotherhood of Ruin: The Lost Temple[/url][/b] [[b]5[/b]: Vorpal: 5]&#10;[b]170. [url=https://www.doomworld.com/idgames/levels/doom/p-r/retroeps]CH Retro Episode[/url][/b] [[b]5[/b]: Diabolución: 5]&#10;[b]170. [url=https://www.doomworld.com/idgames/levels/doom2/a-c/chordg]Chord G[/url][/b] [[b]5[/b]: JudgeDeadd: 2, Paul977: 3]&#10;[b]170. [url=https://www.doomworld.com/idgames/levels/doom2/Ports/s-u/tcotd21me]City of the Damned: Apocalypse[/url][/b] [[b]5[/b]: TechnoDoomed1: 5]&#10;[b]170. [url=https://www.doomworld.com/idgames/levels/doom2/Ports/megawads/1024clau]Claustrophobia 1024[/url][/b] [[b]5[/b]: m8f: 5]&#10;[b]170. [url=https://www.doomworld.com/idgames/levels/doom/d-f/dante666]Dante's Gate[/url][/b] [[b]5[/b]: Soundblock: 5]&#10;[b]170. [url=https://www.doomworld.com/forum/topic/91854-v15-doom-64-retribution/]Doom 64: Retribution[/url][/b] [[b]5[/b]: guitardz: 5]&#10;[b]170. [url=http://www.wad-archive.com/wad/DOOM-Barracks-Zone-1]Doom Barracks Zone[/url][/b] [[b]5[/b]: HUNdebLeonidasX: 3, TheMightyHeracross: 2]&#10;[b]170. [url=https://www.doomworld.com/forum/topic/54022-doom-center-do-you-know-that/]Doom Center[/url][/b] [[b]5[/b]: HUNdebLeonidasX: 5]&#10;[b]170. [url=https://www.doomworld.com/idgames/levels/doom2/Ports/d-f/dripfeed]Drip Feed[/url][/b] [[b]5[/b]: Vorpal: 5]&#10;[b]170. [url=http://www.doom2.net/mykdoom/misc/113434_e1contest.zip]e1contest﻿.wad﻿[/url][/b] [[b]5[/b]: Diabolución: 5]&#10;[b]170. [url=https://www.doomworld.com/idgames/themes/TeamTNT/ed4_rfo/ed4_rfo1]Eternal DOOM IV: Return from Oblivion[/url][/b] [[b]5[/b]: m8f: 5]&#10;[b]170. [url=https://www.doomworld.com/idgames/levels/doom2/deathmatch/megawads/exec]Execution[/url][/b] [[b]5[/b]: Doomkid: 5]&#10;[b]170. [url=http://freedoom.github.io/download.html]Freedoom: Phase 2[/url][/b] [[b]5[/b]: Spectra: 1, Voltcom9: 1, TheMightyHeracross: 3]&#10;[b]170. [url=https://forum.zdoom.org/viewtopic.php?f=19&amp;t=46718]Gene-Tech: Before the Storm[/url][/b] [[b]5[/b]: Graf Zahl: 5]&#10;[b]170. [url=https://www.doomworld.com/idgames/levels/doom2/Ports/megawads/gmp]Good Morning Phobos[/url][/b] [[b]5[/b]: Bryan T: 5]&#10;[b]170. [url=https://www.doomworld.com/idgames/levels/doom2/deathmatch/Ports/megawads/gw2]Greenwar II[/url][/b] [[b]5[/b]: Ed: 5]&#10;[b]170. [url=https://www.doomworld.com/idgames/themes/hacx/hx11pack]Hacx[/url][/b] [[b]5[/b]: Grazza: 5]&#10;[b]170. [url=https://www.doomworld.com/idgames/levels/doom2/Ports/g-i/inncnx2]Innocence X2[/url][/b] [[b]5[/b]: Spectra: 5]&#10;[b]170. [url=https://www.doomworld.com/idgames/levels/doom2/megawads/marsw301]Mars War[/url][/b] [[b]5[/b]: Roofi: 5]&#10;[b]170. [url=https://www.doomworld.com/idgames/levels/doom2/m-o/mordeth]Mordeth[/url][/b] [[b]5[/b]: Vorpal: 5]&#10;[b]170. [url=https://www.doomworld.com/idgames/levels/doom2/Ports/megawads/nova2]Nova II: New Dawn[/url][/b] [[b]5[/b]: Not Jabba: 3, dylux: 2]&#10;[b]170. [url=http://www.mediafire.com/file/fuurx4c98tl198i/One_Doom_s_Day.wad]One Doom's Day[/url][/b] [[b]5[/b]: Apaul27: 5]&#10;[b]170. [url=https://www.doomworld.com/idgames/levels/doom2/m-o/osiris]Osiris[/url][/b] [[b]5[/b]: Vorpal: 5]&#10;[b]170. [url=https://www.doomworld.com/idgames/levels/doom2/s-u/selfish5]SELFISH5[/url][/b] [[b]5[/b]: Diabolución: 5]&#10;[b]170. [url=https://www.doomworld.com/idgames/levels/doom/Ports/p-r/pe1_phob]Simply Phobos[/url][/b] [[b]5[/b]: Diabolución: 5]&#10;[b]170. [url=https://www.doomworld.com/idgames/deathmatch/skulltag/spacedm9]SpaceDM9[/url][/b] [[b]5[/b]: Ed: 5]&#10;[b]170. [url=https://www.doomworld.com/idgames/levels/doom/a-c/class_ep]The Classic Episode[/url][/b] [[b]5[/b]: pcorf: 5]&#10;[b]170. [url=https://doomwiki.org/wiki/The_Plutonia_Experiment]The Plutonia Experiment[/url][/b] [[b]5[/b]: guitardz: 5]&#10;[b]170. [url=https://www.doomworld.com/idgames/levels/doom2/s-u/slayer]The Slayer[/url][/b] [[b]5[/b]: Vorpal: 5]&#10;[b]170. [url=https://www.doomworld.com/idgames/themes/university/trinity2]The Unholy Trinity[/url][/b] [[b]5[/b]: yakfak: 3, Soundblock: 2]&#10;[b]170. [url=https://www.doomworld.com/idgames/levels/doom2/Ports/v-z/vulkan]Vulkan Episode 1[/url][/b] [[b]5[/b]: HyperLuke: 5]&#10;[b]170. [url=https://www.doomworld.com/vb/wads-mods/71259-way-too-many-dead-guys-map05-alpha-available/]Way 2 Many Dead Guys[/url][/b] [[b]5[/b]: Nancsi: 5]&#10;[b]170. [url=https://www.doomworld.com/idgames/levels/doom2/Ports/v-z/zendyn_x]Zen Dynamics[/url][/b] [[b]5[/b]: Phobus: 4, TechnoDoomed1: 1]&#10;[b]204. [url=https://www.doomworld.com/idgames/levels/doom2/a-c/chord2]Chord 2[/url][/b] [[b]4[/b]: Paul977: 4]&#10;[b]204. [url=https://www.doomworld.com/idgames/levels/doom2/Ports/a-c/c-shock2]Combat Shock 2[/url][/b] [[b]4[/b]: Cynical: 1, Nate River: 3]&#10;[b]204. [url=https://www.doomworld.com/idgames/levels/doom2/Ports/a-c/crimsonh]Crimson Horizon[/url][/b] [[b]4[/b]: Paul977: 4]&#10;[b]204. [url=https://www.doomworld.com/idgames/levels/doom2/deathmatch/Ports/megawads/crudream]Crucified Dreams[/url][/b] [[b]4[/b]: Soundblock: 4]&#10;[b]204. [url=https://www.doomworld.com/idgames/levels/doom2/megawads/d2ino]Doom 2 In Name Only[/url][/b] [[b]4[/b]: Odal: 4]&#10;[b]204. [url=https://www.doomworld.com/idgames/levels/doom2/d-f/dyst3]Dystopia 3: Re-Birth of Anarchy[/url][/b] [[b]4[/b]: Soundblock: 3, valkiriforce: 1]&#10;[b]204. [url=https://www.doomworld.com/idgames/levels/doom2/d-f/earth]Earth[/url][/b] [[b]4[/b]: ShoDemo: 3, TheNerdTurtle2: 1]&#10;[b]204. [url=https://www.doomworld.com/idgames/levels/doom2/Ports/g-i/impencse]Imp Encounter[/url][/b] [[b]4[/b]: AnonimVio: 4]&#10;[b]204. [url=https://www.doomworld.com/forum/topic/74792-jiffy-bag-a-speedmap-megawad-rc2-released/]Jiffy Bag[/url][/b] [[b]4[/b]: TheNerdTurtle2: 4]&#10;[b]204. [url=https://www.doomworld.com/idgames/levels/doom2/Ports/j-l/khorus]Khorus[/url][/b] [[b]4[/b]: NuMetalManiak: 4]&#10;[b]204. [url=https://www.doomworld.com/files/file/15671-mapgame/]Mapgame[/url][/b] [[b]4[/b]: m8f: 4]&#10;[b]204. [url=https://www.doomworld.com/idgames/levels/doom2/Ports/s-u/sinedie]Sine Die[/url][/b] [[b]4[/b]: bLOCKbOYgAMES: 4]&#10;[b]204. [url=http://stronghold.drdteam.org/download.html]Stronghold: On the Edge of Chaos[/url][/b] [[b]4[/b]: MFG38: 2, Dragonfly: 2]&#10;[b]204. [url=https://www.doomworld.com/idgames/levels/doom2/d-f/enigma]The Enigma Episode[/url][/b] [[b]4[/b]: T-Rex: 3, valkiriforce: 1]&#10;[b]204. [url=https://www.doomworld.com/idgames/levels/doom2/Ports/s-u/tribute]Tribute[/url][/b] [[b]4[/b]: Lorenz0: 4]&#10;[b]204. [url=http://odamex.net/boards/index.php?topic=2246.0]UAC Ultra 2[/url][/b] [[b]4[/b]: Sky: 4]&#10;[b]204. [url=https://www.doomworld.com/idgames/levels/doom2/Ports/megawads/vile]Vile Flesh[/url][/b] [[b]4[/b]: Grazza: 4]&#10;[b]204. [url=https://www.doomworld.com/idgames/levels/doom2/Ports/v-z/vrack]Vrack[/url][/b] [[b]4[/b]: bzzrak: 4]&#10;[b]204. [url=https://www.doomworld.com/idgames/levels/doom2/Ports/v-z/vrack3]Vrack 3[/url][/b] [[b]4[/b]: Spectra: 4]&#10;[b]223. [url=https://cloud.mail.ru/public/83f617a62867/1993.WAD]1993[/url][/b] [[b]3[/b]: Apaul27: 3]&#10;[b]223. [url=https://www.doomworld.com/forum/topic/93734-doomworld-community-top-wads-of-all-time/?page=4]2castles[/url][/b] [[b]3[/b]: Soundblock: 3]&#10;[b]223. [url=https://www.doomworld.com/forum/topic/90605-v04-a-boy-and-his-barrel-a-secret-is-revealed/]A Boy and His Barrel[/url][/b] [[b]3[/b]: Dragonfly: 3]&#10;[b]223. [url=https://www.doomworld.com/files/file/18491-absolutely-killed/]Absolutely Killed[/url][/b] [[b]3[/b]: NoisyVelvet: 3]&#10;[b]223. [url=https://www.doomworld.com/idgames/levels/doom/Ports/a-c/aaawake]Awakening[/url][/b] [[b]3[/b]: Graf Zahl: 3]&#10;[b]223. [url=https://www.doomworld.com/idgames/levels/doom2/a-c/chord1]Chord 1[/url][/b] [[b]3[/b]: Paul977: 3]&#10;[b]223. [url=https://www.doomworld.com/idgames/levels/doom2/Ports/a-c/chord3]Chord 3[/url][/b] [[b]3[/b]: Paul977: 3]&#10;[b]223. [url=https://www.doomworld.com/idgames/levels/doom2/Ports/megawads/cchest3]Community Chest 3[/url][/b] [[b]3[/b]: Mr. Freeze: 3]&#10;[b]223. [url=https://www.doomworld.com/idgames/levels/doom2/Ports/a-c/crapirc5]Crapi[/url][/b] [[b]3[/b]: Archie550: 3]&#10;[b]223. [url=https://www.doomworld.com/idgames/levels/doom2/d-f/darkcvnt]Dark Covenant[/url][/b] [[b]3[/b]: NuMetalManiak: 2, bonnie: 1]&#10;[b]223. [url=https://www.doomworld.com/idgames/levels/doom2/Ports/d-f/darknes2]Disciples of Darkness[/url][/b] [[b]3[/b]: Nirvana: 3]&#10;[b]223. [url=http://freedoom.github.io/download.html]Freedoom: Phase 1[/url][/b] [[b]3[/b]: Chamelenoel: 3]&#10;[b]223. [url=https://www.doomworld.com/idgames/levels/doom2/g-i/hellrun2]Hellrun[/url][/b] [[b]3[/b]: Doomkid: 3]&#10;[b]223. [url=https://www.doomworld.com/idgames/levels/doom2/Ports/j-l/legher]Legacy of Heroes[/url][/b] [[b]3[/b]: dylux: 3]&#10;[b]223. [url=https://www.doomworld.com/idgames/levels/doom2/Ports/j-l/los]Legacy of Suffering[/url][/b] [[b]3[/b]: MFG38: 3]&#10;[b]223. [url=https://www.doomworld.com/idgames/levels/doom2/p-r/phobos2]Phobos[/url][/b] [[b]3[/b]: Jaws In Space: 3]&#10;[b]223. [url=https://www.doomworld.com/idgames/levels/doom2/megawads/pizzas]Pizza Steve[/url][/b] [[b]3[/b]: Bryan T: 3]&#10;[b]223. [url=https://www.doomworld.com/idgames/levels/hexen/s-u/serpent]Serpent: Resurrection[/url][/b] [[b]3[/b]: TheMightyHeracross: 3]&#10;[b]223. [url=https://www.doomworld.com/idgames/levels/doom2/Ports/s-u/t3st]T3ST[/url][/b] [[b]3[/b]: bzzrak: 3]&#10;[b]223. [url=https://doomwiki.org/wiki/The_Lost_Episodes_of_Doom]The Lost Episodes of Doom[/url][/b] [[b]3[/b]: Diabolución: 3]&#10;[b]223. [url=https://www.doomworld.com/idgames/levels/doom/s-u/smb_v102]The Sky May Be[/url][/b] [[b]3[/b]: AnonimVio: 3]&#10;[b]223. [url=https://www.doomworld.com/idgames/levels/doom2/deathmatch/s-u/udm3]Unidoom DM 3[/url][/b] [[b]3[/b]: Doomkid: 3]&#10;[b]245. [url=https://www.doomworld.com/idgames/levels/doom2/megawads/1monster]1 Monster Megawad[/url][/b] [[b]2[/b]: TheNerdTurtle2: 2]&#10;[b]245. [url=https://www.doomworld.com/idgames/levels/doom2/megawads/3ha3]3 Heures d'agonie 3[/url][/b] [[b]2[/b]: Roofi: 2]&#10;[b]245. [url=https://www.doomworld.com/idgames/levels/doom2/Ports/0-9/30kmaps]30,000 Levels[/url][/b] [[b]2[/b]: AnonimVio: 2]&#10;[b]245. [url=https://www.doomworld.com/idgames/levels/doom2/megawads/50monstr]50 Monsters[/url][/b] [[b]2[/b]: tmorrow: 2]&#10;[b]245. [url=https://www.doomworld.com/idgames/levels/doom2/Ports/a-c/aeternum]Aeternum[/url][/b] [[b]2[/b]: 42PercentHealth: 1, Budoka: 1]&#10;[b]245. [url=https://www.doomworld.com/idgames/levels/doom2/a-c/area51]Area 51[/url][/b] [[b]2[/b]: Doomkid: 2]&#10;[b]245. [url=https://www.doomworld.com/idgames/levels/doom/a-c/b2b]Back to Basics[/url][/b] [[b]2[/b]: WH-Wilou84: 2]&#10;[b]245. [url=https://www.doomworld.com/idgames/levels/doom2/Ports/a-c/bldstlp]Bloody Steel[/url][/b] [[b]2[/b]: ella guro: 2]&#10;[b]245. [url=https://www.doomworld.com/forum/topic/92776-brigandine-rc2-updated-2017-05-13/]Brigandine[/url][/b] [[b]2[/b]: guitardz: 2]&#10;[b]245. [url=https://www.doomworld.com/idgames/levels/doom2/Ports/s-u/tcotd]City of the Damned[/url][/b] [[b]2[/b]: HUNdebLeonidasX: 2]&#10;[b]245. [url=https://www.doomworld.com/idgames/levels/doom2/megawads/cleim20p]Cleimos 2[/url][/b] [[b]2[/b]: valkiriforce: 2]&#10;[b]245. [url=https://www.doomworld.com/idgames/levels/doom2/megawads/d2reload]Doom 2 Reloaded[/url][/b] [[b]2[/b]: Odal: 2]&#10;[b]245. [url=https://www.doomworld.com/idgames/levels/doom2/Ports/d-f/fth666]Flashback to Hell[/url][/b] [[b]2[/b]: GarrettChan: 2]&#10;[b]245. [url=http://www.mediafire.com/file/lgqjfqjy381ybic/Ice_Rage.zip]Ice Rage[/url][/b] [[b]2[/b]: Chamelenoel: 2]&#10;[b]245. [url=https://www.doomworld.com/idgames/levels/doom2/Ports/d-f/dmdjm01]Jagermorder: Chemical Lab[/url][/b] [[b]2[/b]: Soundblock: 2]&#10;[b]245. [url=https://www.doomworld.com/idgames/levels/doom2/megawads/kssht]Khorus' Speedy Shit[/url][/b] [[b]2[/b]: Phobus: 2]&#10;[b]245. [url=https://www.doomworld.com/idgames/levels/doom2/a-c/bldnight]One Bloody Night[/url][/b] [[b]2[/b]: WH-Wilou84: 1, T-Rex: 1]&#10;[b]245. [url=https://www.doomworld.com/idgames/levels/doom2/Ports/p-r/rf_1024]Rf 1024[/url][/b] [[b]2[/b]: JudgeDeadd: 2]&#10;[b]245. [url=https://www.doomworld.com/idgames/levels/doom2/Ports/p-r/rush]Rush[/url][/b] [[b]2[/b]: Nirvana: 2]&#10;[b]245. [url=https://www.doomworld.com/idgames/levels/doom2/0-9/666]Sector 666[/url][/b] [[b]2[/b]: bzzrak: 2]&#10;[b]245. [url=https://www.doomworld.com/idgames/levels/doom2/Ports/megawads/mayhem17]Super MAYhem 17[/url][/b] [[b]2[/b]: Octillion: 2]&#10;[b]245. [url=https://www.doomworld.com/idgames/levels/doom2/a-c/aboosysv]System Vices[/url][/b] [[b]2[/b]: Grazza: 2]&#10;[b]245. [url=https://www.doomworld.com/idgames/levels/doom2/Ports/megawads/thtthren]THT: Threnody[/url][/b] [[b]2[/b]: Doomkid: 2]&#10;[b]268. [url=https://www.doomworld.com/idgames/levels/doom2/Ports/a-c/action]Action Doom[/url][/b] [[b]1[/b]: Dragonfly: 1]&#10;[b]268. [url=https://www.doomworld.com/idgames/levels/doom2/Ports/a-c/bermuda]Bermuda Triangle[/url][/b] [[b]1[/b]: Doomkid: 1]&#10;[b]268. [url=https://www.doomworld.com/idgames/levels/doom2/Ports/a-c/chungus]Big Chungus' Symphony[/url][/b] [[b]1[/b]: Archie550: 1]&#10;[b]268. [url=https://www.doomworld.com/idgames/levels/doom2/Ports/a-c/coecits]Castle of Eternal Carrot in the Sky[/url][/b] [[b]1[/b]: Jaws In Space: 1]&#10;[b]268. [url=https://www.doomworld.com/idgames/levels/doom/a-c/cleim10]Cleimos[/url][/b] [[b]1[/b]: Soundblock: 1]&#10;[b]268. [url=https://www.doomworld.com/idgames/levels/doom2/Ports/a-c/c-shock]Combat Shock[/url][/b] [[b]1[/b]: WH-Wilou84: 1]&#10;[b]268. [url=https://www.doomworld.com/idgames/levels/doom2/a-c/cygnus20]Cygnus IV[/url][/b] [[b]1[/b]: Philnemba: 1]&#10;[b]268. [url=https://www.doomworld.com/forum/topic/64353-doom-64-for-doom-ii/]Doom 64 for Doom II[/url][/b] [[b]1[/b]: Roofi: 1]&#10;[b]268. [url=https://s3-eu-west-1.amazonaws.com/dtwid/dtwidmus.zip]dtwidmus.wad﻿[/url][/b] [[b]1[/b]: Diabolución: 1]&#10;[b]268. [url=https://www.doomworld.com/idgames/levels/doom/megawads/et]Endless Torture[/url][/b] [[b]1[/b]: soner du: 1]&#10;[b]268. [url=https://www.doomworld.com/idgames/levels/doom/d-f/eternity]Eternity[/url][/b] [[b]1[/b]: bonnie: 1]&#10;[b]268. [url=https://www.doomworld.com/idgames/levels/doom/d-f/extremal]Extremal Doom[/url][/b] [[b]1[/b]: Grazza: 1]&#10;[b]268. [url=https://www.doomworld.com/idgames/levels/doom/g-i/galaxia]Galaxia[/url][/b] [[b]1[/b]: JudgeDeadd: 1]&#10;[b]268. [url=https://www.doomworld.com/idgames/levels/doom2/deathmatch/megawads/gothicdm]Gothic DM[/url][/b] [[b]1[/b]: Soundblock: 1]&#10;[b]268. [url=https://doomwiki.org/wiki/Grezzo_2]Grezzo 2[/url][/b] [[b]1[/b]: AnonimVio: 1]&#10;[b]268. [url=https://www.doomworld.com/idgames/levels/doom/j-l/lithe2m1]LithE2M1[/url][/b] [[b]1[/b]: bzzrak: 1]&#10;[b]268. [url=https://www.doomworld.com/idgames/levels/doom2/megawads/mlm12]Mini-Level Megawad[/url][/b] [[b]1[/b]: Phobus: 1]&#10;[b]268. [url=https://www.doomworld.com/forum/topic/85907-nefertitiwad-6-maps/#comment-1554820]Nefertiti[/url][/b] [[b]1[/b]: NoisyVelvet: 1]&#10;[b]268. [url=https://www.doomworld.com/idgames/levels/doom2/m-o/obtic11]Obituary[/url][/b] [[b]1[/b]: T-Rex: 1]&#10;[b]268. [url=https://www.doomworld.com/idgames/levels/doom2/Ports/megawads/pl1024]Plutonia 1024: The Plutinya Exeriment[/url][/b] [[b]1[/b]: JudgeDeadd: 1]&#10;[b]268. [url=https://www.doomworld.com/idgames/music/plutmidi]Plutonia MIDI Pack[/url][/b] [[b]1[/b]: Diabolución: 1]&#10;[b]268. [url=http://thekinsie.com/reelism/]Reelism[/url][/b] [[b]1[/b]: HUNdebLeonidasX: 1]&#10;[b]268. [url=https://www.doomworld.com/forum/topic/94330-rise-of-the-wool-ball-3-v12-now-gzdoom-compatible/]Rise of the Wool Ball[/url][/b] [[b]1[/b]: Squadallah: 1]&#10;[b]268. [url=https://www.doomworld.com/idgames/levels/doom2/Ports/s-u/spagheti]Spicy Evil Spaghetti[/url][/b] [[b]1[/b]: everennui: 1]&#10;[b]268. [url=https://www.doomworld.com/idgames/levels/doom2/s-u/tdevil2]The Devilz Work[/url][/b] [[b]1[/b]: everennui: 1]&#10;[b]268. [url=https://www.doomworld.com/idgames/levels/doom2/megawads/rebirth]The Rebirth[/url][/b] [[b]1[/b]: Malrionn: 1]&#10;[b]268. [url=https://www.doomworld.com/idgames/levels/doom2/s-u/ttp-rp]The Troopers' Playground[/url][/b] [[b]1[/b]: T-Rex: 1]&#10;[b]268. [url=https://www.doomworld.com/idgames/levels/doom2/megawads/twzone]The Twilight Zone[/url][/b] [[b]1[/b]: T-Rex: 1]&#10;[b]268. [url=https://www.doomworld.com/forum/topic/65009-zdoom-the-ultimate-icon-of-sin/]The Ultimate Icon of Sin[/url][/b] [[b]1[/b]: Soundblock: 1]&#10;[b]268. [url=https://www.doomworld.com/idgames/levels/doom2/Ports/megawads/vilcore]The Vilecore[/url][/b] [[b]1[/b]: dylux: 1]&#10;[b]268. [url=https://www.doomworld.com/files/file/18387-vispire/]Vispire[/url][/b] [[b]1[/b]: NoisyVelvet: 1]&#10;&#10;&#10;WADs: 298&#10;Voters: 87" calcext:value-type="string" table:number-columns-spanned="3" table:number-rows-spanned="1">
            <text:p>[b]1. [url=https://www.doomworld.com/idgames/levels/doom2/Ports/megawads/scythe2]Scythe 2[/url][/b] [[b]218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6, tchkb: 9, tmorrow: 4, Budoka: 6, TheMightyHeracross: 10, Archie550: 9, Ziad EL Zein: 5, pcorf: 6]</text:p>
            <text:p>[b]2. [url=https://www.doomworld.com/idgames/levels/doom2/megawads/av]Alien Vendetta[/url][/b] [[b]216[/b]: 42PercentHealth: 5, Cynical: 7, Doomkid: 3, Mr. Freeze: 9, NuMetalManiak: 6, Spectra: 3, Malrionn: 2, antares031: 8, Forli: 1, roadworx: 5, WH-Wilou84: 5, fveitsi: 5, justsomemusicguy: 9, JudgeDeadd: 4, T-Rex: 10, darkreaver: 9, Talvi: 1, Paul977: 8, StoneMason: 5, bLOCKbOYgAMES: 10, valkiriforce: 8, soner du: 7, Philnemba: 6, Altima: 10, SGS Man: 5, NaZa: 5, Poncho: 10, Squadallah: 10, dylux: 4, NoisyVelvet: 1, tmorrow: 4, Odal: 10, TheMightyHeracross: 10, Ziad EL Zein: 5, pcorf: 6]</text:p>
            <text:p>[b]3. [url=https://www.doomworld.com/idgames/levels/doom2/Ports/megawads/aaliens]Ancient Aliens[/url][/b] [[b]186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]</text:p>
            <text:p>[b]3. [url=https://www.doomworld.com/idgames/levels/doom2/Ports/megawads/valiant]Valiant[/url][/b] [[b]186[/b]: Nine Inch Heels: 7, Not Jabba: 5, Archvile Hunter: 5, Spectre01: 10, Spectra: 10, MFG38: 8, Ed: 5, Forli: 10, 7hm: 4, Dime: 7, JudgeDeadd: 4, Talvi: 5, GarrettChan: 9, HUNdebLeonidasX: 10, Lazorinc: 9, SGS Man: 10, Bryan T: 10, Poncho: 3, tchkb: 10, Odal: 1, Budoka: 6, TheNerdTurtle2: 6, Lorenz0: 10, Nancsi: 3, ReaperAA: 9, pcorf: 6, Octillion: 4]</text:p>
            <text:p>[b]5. [url=https://www.doomworld.com/idgames/levels/doom2/megawads/scythe]Scythe[/url][/b] [[b]182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]</text:p>
            <text:p>[b]6. [url=https://www.doomworld.com/idgames/levels/doom2/Ports/megawads/sunlust]Sunlust[/url][/b] [[b]166[/b]: Nine Inch Heels: 10, Cynical: 3, Archvile Hunter: 5, ShoDemo: 4, Spectre01: 9, yakfak: 6, Forli: 8, WH-Wilou84: 2, 7hm: 4, Dime: 4, Nate River: 7, fveitsi: 5, Talvi: 5, GarrettChan: 6, Greyenko: 7, Lazorinc: 10, SGS Man: 9, Grain of Salt: 7, Bryan T: 7, Poncho: 2, bemused: 9, Nirvana: 5, tchkb: 8, tmorrow: 2, Odal: 3, TheNerdTurtle2: 5, TheMightyHeracross: 3, Lorenz0: 3, Octillion: 8]</text:p>
            <text:p>[b]7. [url=https://www.doomworld.com/idgames/levels/doom2/megawads/btsx_e1]Back to Saturn X E1: Get Out of My Stations[/url][/b] [[b]158[/b]: Sky: 3, Archvile Hunter: 5, ShoDemo: 10, Malrionn: 8, MFG38: 10, Ed: 5, everennui: 5, yakfak: 1, Forli: 6, WH-Wilou84: 2, 7hm: 4, Dime: 1, JudgeDeadd: 3, Talvi: 3, StoneMason: 5, Woolie Wool: 2, GarrettChan: 4, Soundblock: 1, TechnoDoomed1: 8, Lazorinc: 3, SGS Man: 4, Grain of Salt: 6, NaZa: 3, Poncho: 6, dylux: 9, tchkb: 5, NoisyVelvet: 1, Apaul27: 10, m8f: 10, TheMightyHeracross: 5, guitardz: 10]</text:p>
            <text:p>[b]8. [url=https://www.doomworld.com/idgames/levels/doom2/megawads/pl2]Plutonia 2[/url][/b] [[b]108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]</text:p>
            <text:p>[b]9. [url=https://www.doomworld.com/forum/topic/46002-sunder-updated-with-new-maps-huzzah/]Sunder[/url][/b] [[b]95[/b]: Nine Inch Heels: 9, HyperLuke: 3, Ed: 5, yakfak: 2, Forli: 2, WH-Wilou84: 3, Nate River: 6, Talvi: 4, Outrageous Videos: 10, GarrettChan: 8, Soundblock: 10, Lazorinc: 4, SGS Man: 1, bemused: 10, Nirvana: 8, Archie550: 10]</text:p>
            <text:p>[b]10. [url=https://www.doomworld.com/idgames/themes/mm/mm_allup]Memento Mori[/url][/b] [[b]87[/b]: 42PercentHealth: 4, Doomkid: 10, Chamelenoel: 9, Vorpal: 5, roadworx: 10, justsomemusicguy: 1, JudgeDeadd: 2, T-Rex: 2, StoneMason: 5, Soundblock: 4, valkiriforce: 10, Altima: 1, NaZa: 10, Poncho: 4, tmorrow: 2, Odal: 8]</text:p>
            <text:p>[b]11. [url=https://www.doomworld.com/idgames/themes/hr/hr]Hell Revealed[/url][/b] [[b]86[/b]: Cynical: 9, Mr. Freeze: 10, antares031: 1, Grazza: 10, roadworx: 7, WH-Wilou84: 4, fveitsi: 5, T-Rex: 9, bonnie: 1, Altima: 10, NaZa: 8, Squadallah: 3, tmorrow: 4, Budoka: 2, TheMightyHeracross: 3]</text:p>
            <text:p>[b]12. [url=https://www.doomworld.com/idgames/levels/doom2/Ports/megawads/gd]Going Down[/url][/b] [[b]78[/b]: Archvile Hunter: 5, NuMetalManiak: 7, Ed: 5, antares031: 5, everennui: 4, roadworx: 1, 7hm: 4, fveitsi: 5, JudgeDeadd: 4, Talvi: 1, Dragonfly: 9, HUNdebLeonidasX: 8, SGS Man: 3, Bryan T: 8, NoisyVelvet: 1, tmorrow: 3, Odal: 5]</text:p>
            <text:p>[b]13. [url=https://www.doomworld.com/idgames/themes/hr/hr2final]Hell Revealed II[/url][/b] [[b]68[/b]: 42PercentHealth: 7, Mr. Freeze: 1, NuMetalManiak: 1, WH-Wilou84: 5, fveitsi: 5, justsomemusicguy: 2, darkreaver: 6, Roofi: 3, Outrageous Videos: 7, bLOCKbOYgAMES: 7, Greyenko: 6, Philnemba: 4, Altima: 3, Lazorinc: 2, Squadallah: 2, tchkb: 7]</text:p>
            <text:p>[b]14. [url=https://www.doomworld.com/idgames/levels/doom2/Ports/megawads/resurge]Resurgence[/url][/b] [[b]66[/b]: 42PercentHealth: 9, Not Jabba: 6, Cynical: 4, Archvile Hunter: 5, Spectre01: 1, fveitsi: 5, darkreaver: 2, Talvi: 2, StoneMason: 5, GarrettChan: 3, Bryan T: 4, NoisyVelvet: 10, tmorrow: 2, Budoka: 8]</text:p>
            <text:p>[b]15. [url=https://www.doomworld.com/idgames/levels/doom2/Ports/d-f/dvii-1i]Deus Vult II[/url][/b] [[b]62[/b]: Cynical: 10, NuMetalManiak: 10, justsomemusicguy: 7, JudgeDeadd: 3, Talvi: 4, Greyenko: 8, Philnemba: 9, bemused: 1, NoisyVelvet: 3, Archie550: 7]</text:p>
            <text:p>[b]16. [url=https://www.doomworld.com/idgames/levels/doom2/Ports/megawads/hellbnd]Hellbound[/url][/b] [[b]60[/b]: Not Jabba: 2, Spectre01: 8, Malrionn: 7, bLOCKbOYgAMES: 9, HUNdebLeonidasX: 7, Bryan T: 9, Odal: 6, Archie550: 2, Octillion: 10]</text:p>
            <text:p>[b]16. [url=https://www.doomworld.com/idgames/levels/doom2/Ports/megawads/sodfinal]Speed of Doom[/url][/b] [[b]60[/b]: Not Jabba: 2, Archvile Hunter: 5, WH-Wilou84: 5, darkreaver: 8, Outrageous Videos: 6, StoneMason: 5, Grain of Salt: 4, bemused: 5, Squadallah: 6, tmorrow: 3, Budoka: 6, Ziad EL Zein: 5]</text:p>
            <text:p>[b]18. [url=https://www.doomworld.com/forum/topic/69960-back-to-saturn-x-episode-2-public-beta-2-critical-map15-fixes-included/]Back to Saturn X E2: Tower in the Fountain of Sparks[/url][/b] [[b]52[/b]: Malrionn: 6, yakfak: 8, JudgeDeadd: 4, Talvi: 4, StoneMason: 10, dylux: 10, m8f: 10]</text:p>
            <text:p>[b]18. [url=https://www.doomworld.com/idgames/levels/doom2/megawads/epic2]Epic 2[/url][/b] [[b]52[/b]: ShoDemo: 6, NuMetalManiak: 9, Spectre01: 7, yakfak: 9, Talvi: 2, HUNdebLeonidasX: 9, TheMightyHeracross: 5, Archie550: 5]</text:p>
            <text:p>[b]20. [url=https://www.doomworld.com/idgames/levels/doom2/megawads/requiem]Requiem[/url][/b] [[b]50[/b]: ella guro: 1, roadworx: 2, WH-Wilou84: 4, justsomemusicguy: 8, T-Rex: 9, Woolie Wool: 7, valkiriforce: 6, NaZa: 6, tmorrow: 2, pcorf: 5]</text:p>
            <text:p>[b]21. [url=https://www.doomworld.com/idgames/levels/doom2/megawads/ksutra]Kama Sutra[/url][/b] [[b]42[/b]: Grazza: 7, fveitsi: 5, T-Rex: 5, Roofi: 4, StoneMason: 5, Philnemba: 7, Grain of Salt: 6, tmorrow: 3]</text:p>
            <text:p>[b]21. [url=https://www.doomworld.com/idgames/themes/mm/mm2]Memento Mori 2[/url][/b] [[b]42[/b]: ella guro: 3, Dime: 2, justsomemusicguy: 4, T-Rex: 2, bLOCKbOYgAMES: 6, valkiriforce: 10, Altima: 1, Squadallah: 5, Budoka: 3, pcorf: 5, Octillion: 1]</text:p>
            <text:p>[b]23. [url=https://www.doomworld.com/idgames/levels/doom2/Ports/v-z/vanguard]Vanguard[/url][/b] [[b]41[/b]: Cynical: 5, Spectre01: 3, 7hm: 4, JudgeDeadd: 3, GarrettChan: 5, Poncho: 9, Nirvana: 4, Budoka: 2, Lorenz0: 1, guitardz: 5]</text:p>
            <text:p>[b]24. [url=https://www.doomworld.com/idgames/levels/doom/megawads/dtwid]Doom the Way id Did[/url][/b] [[b]37[/b]: Mr. Freeze: 4, Malrionn: 2, MFG38: 4, WH-Wilou84: 1, Woolie Wool: 5, Greyenko: 9, Altima: 6, ReaperAA: 1, Ziad EL Zein: 5]</text:p>
            <text:p>[b]24. [url=https://www.doomworld.com/idgames/levels/doom2/s-u/sid]Suspended in Dusk[/url][/b] [[b]37[/b]: Sky: 2, WH-Wilou84: 3, bLOCKbOYgAMES: 8, Woolie Wool: 10, soner du: 9, m8f: 5]</text:p>
            <text:p>[b]26. [url=https://www.doomworld.com/idgames/levels/doom2/Ports/p-r/pirates]Pirate Doom[/url][/b] [[b]36[/b]: Jaws In Space: 10, Dime: 5, Phobus: 6, Dragonfly: 7, Soundblock: 2, Archie550: 6]</text:p>
            <text:p>[b]27. [url=https://www.doomworld.com/idgames/themes/TeamTNT/eternal/eternal]Eternal Doom[/url][/b] [[b]34[/b]: Vorpal: 5, 7hm: 5, T-Rex: 5, Woolie Wool: 6, Greyenko: 1, valkiriforce: 6, Octillion: 6]</text:p>
            <text:p>[b]27. [url=http://adventuresofsquare.com/downloads.php]The Adventures of Square[/url][/b] [[b]34[/b]: Sky: 9, ShoDemo: 5, Ed: 5, Woolie Wool: 8, Squadallah: 7]</text:p>
            <text:p>[b]29. [url=https://www.doomworld.com/idgames/themes/TeamTNT/icarus/icarus]Icarus: Alien Vanguard[/url][/b] [[b]33[/b]: Ralphis: 6, Grazza: 8, roadworx: 3, T-Rex: 3, StoneMason: 5, valkiriforce: 8]</text:p>
            <text:p>[b]29. [url=https://doomwiki.org/wiki/No_Rest_for_the_Living]No Rest for the Living[/url][/b] [[b]33[/b]: Vorpal: 5, Woolie Wool: 3, Nancsi: 9, ReaperAA: 6, Diabolución: 10]</text:p>
            <text:p>[b]29. [url=https://www.doomworld.com/idgames/levels/doom2/Ports/s-u/swtw]Swim With the Whales[/url][/b] [[b]33[/b]: WH-Wilou84: 2, Nate River: 9, Soundblock: 3, Lazorinc: 6, Nirvana: 10, NoisyVelvet: 3]</text:p>
            <text:p>[b]32. [url=https://www.doomworld.com/idgames/levels/doom2/Ports/megawads/1024]Congestion 1024[/url][/b] [[b]32[/b]: Mr. Freeze: 5, HyperLuke: 7, Voltcom9: 5, bonnie: 4, Dragonfly: 6, Philnemba: 5]</text:p>
            <text:p>[b]33. [url=https://www.doomworld.com/idgames/levels/doom2/Ports/megawads/prcp]Plutonia: Revisited Community Project[/url][/b] [[b]31[/b]: Nine Inch Heels: 3, Paul977: 10, bLOCKbOYgAMES: 3, Altima: 5, NoisyVelvet: 3, Odal: 7]</text:p>
            <text:p>[b]34. [url=https://www.doomworld.com/idgames/levels/doom2/Ports/s-u/tutnt]The Ultimate Torment &amp; Torture[/url][/b] [[b]30[/b]: HyperLuke: 8, Talvi: 4, Greyenko: 4, TechnoDoomed1: 2, TheMightyHeracross: 3, ReaperAA: 4, Ziad EL Zein: 5]</text:p>
            <text:p>[b]35. [url=https://www.doomworld.com/idgames/levels/doom2/Ports/megawads/alt]A.L.T.[/url][/b] [[b]29[/b]: Not Jabba: 7, Spectre01: 2, ella guro: 10, yakfak: 10]</text:p>
            <text:p>[b]35. [url=https://www.doomworld.com/idgames/levels/doom2/Ports/d-f/distrbia]Disturbia[/url][/b] [[b]29[/b]: Sky: 7, darkreaver: 10, Roofi: 6, Paul977: 6]</text:p>
            <text:p>[b]37. [url=https://www.doomworld.com/idgames/levels/doom2/megawads/cydreams]Cyberdreams[/url][/b] [[b]28[/b]: 42PercentHealth: 3, ShoDemo: 1, 7hm: 7, justsomemusicguy: 3, bonnie: 7, NoisyVelvet: 4, TheNerdTurtle2: 3]</text:p>
            <text:p>[b]37. [url=https://www.doomworld.com/idgames/levels/doom2/megawads/d2twid]Doom II the Way id Did[/url][/b] [[b]28[/b]: Dime: 8, dylux: 8, NoisyVelvet: 5, ReaperAA: 2, pcorf: 5]</text:p>
            <text:p>[b]37. [url=https://www.doomworld.com/idgames/levels/doom2/Ports/g-i/hg]Hell Ground[/url][/b] [[b]28[/b]: Cynical: 8, Chamelenoel: 7, antares031: 5, WH-Wilou84: 2, darkreaver: 1, Budoka: 5]</text:p>
            <text:p>[b]40. [url=https://www.doomworld.com/idgames/levels/doom2/Ports/megawads/jpcp]Japanese Community Project[/url][/b] [[b]27[/b]: Not Jabba: 6, Archvile Hunter: 5, antares031: 5, ella guro: 7, JudgeDeadd: 3, Soundblock: 1]</text:p>
            <text:p>[b]40. [url=https://www.doomworld.com/idgames/levels/doom2/megawads/strain10]Strain[/url][/b] [[b]27[/b]: Grazza: 6, ella guro: 4, roadworx: 6, JudgeDeadd: 1, T-Rex: 1, Squadallah: 9]</text:p>
            <text:p>[b]42. [url=https://www.doomworld.com/idgames/levels/doom2/Ports/s-u/stardate]Stardate 20X6[/url][/b] [[b]26[/b]: MFG38: 6, WH-Wilou84: 3, Talvi: 1, GarrettChan: 7, bemused: 3, Nirvana: 6]</text:p>
            <text:p>[b]43. [url=https://www.doomworld.com/idgames/levels/doom2/Ports/megawads/cchest4]Community Chest 4[/url][/b] [[b]25[/b]: Malrionn: 10, JudgeDeadd: 3, Phobus: 3, HUNdebLeonidasX: 4, Ziad EL Zein: 5]</text:p>
            <text:p>[b]43. [url=http://www.doom2.net/doom2/wads/DWANGO5.ZIP]DWANGO 5[/url][/b] [[b]25[/b]: Doomkid: 10, Ralphis: 7, antares031: 8]</text:p>
            <text:p>[b]43. [url=https://www.doomworld.com/idgames/levels/doom2/Ports/j-l/lunatic]Lunatic[/url][/b] [[b]25[/b]: Cynical: 6, Dime: 9, Nate River: 4, Poncho: 5, Budoka: 1]</text:p>
            <text:p>[b]43. [url=https://www.doomworld.com/idgames/levels/doom2/Ports/v-z/violence]Violence[/url][/b] [[b]25[/b]: Chamelenoel: 10, everennui: 4, Nate River: 2, Lorenz0: 9]</text:p>
            <text:p>[b]43. [url=https://www.doomworld.com/idgames/levels/doom2/Ports/megawads/zdcmp2]ZDoom Community Map Project II[/url][/b] [[b]25[/b]: Graf Zahl: 10, Phobus: 9, TechnoDoomed1: 6]</text:p>
            <text:p>[b]48. [url=https://www.doomworld.com/idgames/levels/doom2/Ports/a-c/arcadia]Arcadia Demade[/url][/b] [[b]24[/b]: Jaws In Space: 9, Vorpal: 5, soner du: 5, guitardz: 1, Nancsi: 4]</text:p>
            <text:p>[b]48. [url=http://www.moddb.com/mods/brutal-doom/downloads/brutal-doom-hell-on-earth-starter-pack]Brutal Doom: Hell on Earth Starter Pack (Extermination Day)[/url][/b] [[b]24[/b]: TechnoDoomed1: 9, Squadallah: 8, ReaperAA: 7]</text:p>
            <text:p>[b]48. [url=https://www.doomworld.com/idgames/levels/doom/Ports/d-f/e1m8b]Tech Gone Bad[/url][/b] [[b]24[/b]: Jaws In Space: 5, JudgeDeadd: 1, guitardz: 5, Nancsi: 8, Diabolución: 5]</text:p>
            <text:p>[b]51. [url=https://www.doomworld.com/idgames/levels/doom/Ports/megawads/neis]No End in Sight[/url][/b] [[b]23[/b]: Not Jabba: 5, Vorpal: 5, ella guro: 6, yakfak: 5, Woolie Wool: 1, NoisyVelvet: 1]</text:p>
            <text:p>[b]52. [url=http://www.moddb.com/games/doom-ii/addons/eternal-slumber-party-v2]Eternal Slumber Party[/url][/b] [[b]22[/b]: Roofi: 10, Outrageous Videos: 8, Grain of Salt: 4]</text:p>
            <text:p>[b]52. [url=https://www.doomworld.com/idgames/levels/doom/Ports/megawads/kdizd_12]Knee-Deep in ZDoom[/url][/b] [[b]22[/b]: Graf Zahl: 6, Voltcom9: 7, tchkb: 2, Apaul27: 7]</text:p>
            <text:p>[b]52. [url=https://www.doomworld.com/idgames/levels/doom2/Ports/s-u/unloved]Unloved[/url][/b] [[b]22[/b]: MFG38: 1, everennui: 8, bonnie: 10, TechnoDoomed1: 3]</text:p>
            <text:p>[b]52. [url=https://www.doomworld.com/forum/topic/62496-winters-fury/]Winter's Fury[/url][/b] [[b]22[/b]: Dragonfly: 5, TechnoDoomed1: 10, Octillion: 7]</text:p>
            <text:p>[b]52. [url=https://www.doomworld.com/idgames/levels/doom2/Ports/megawads/zpack]ZPack[/url][/b] [[b]22[/b]: MFG38: 5, Voltcom9: 3, TechnoDoomed1: 4, Ziad EL Zein: 5, Octillion: 5]</text:p>
            <text:p>[b]57. [url=https://www.doomworld.com/idgames/levels/doom2/Ports/a-c/breach]Breach[/url][/b] [[b]20[/b]: Jaws In Space: 7, Dime: 10, guitardz: 2, Nancsi: 1]</text:p>
            <text:p>[b]57. [url=https://www.doomworld.com/idgames/levels/doom2/Ports/megawads/jenesis]Jenesis[/url][/b] [[b]20[/b]: Not Jabba: 2, JudgeDeadd: 3, Altima: 7, NaZa: 2, Poncho: 1, Ziad EL Zein: 5]</text:p>
            <text:p>[b]59. [url=https://www.doomworld.com/idgames/levels/doom2/Ports/d-f/equinox]Equinox[/url][/b] [[b]19[/b]: Sky: 5, Grazza: 9, ella guro: 5]</text:p>
            <text:p>[b]59. [url=https://www.doomworld.com/idgames/levels/doom2/Ports/megawads/ngmvmt2]Newgothic Movement 2[/url][/b] [[b]19[/b]: Nine Inch Heels: 8, ShoDemo: 2, Outrageous Videos: 9]</text:p>
            <text:p>[b]59. [url=https://www.doomworld.com/idgames/levels/doom2/Ports/m-o/nuts]Nuts[/url][/b] [[b]19[/b]: Chamelenoel: 6, AnonimVio: 9, roadworx: 4]</text:p>
            <text:p>[b]59. [url=https://www.doomworld.com/forum/topic/85791-tnt-revilution-final-beta-ready-for-testing/]TNT: Revilution[/url][/b] [[b]19[/b]: Spectra: 9, bLOCKbOYgAMES: 2, GarrettChan: 1, dylux: 5, tmorrow: 2]</text:p>
            <text:p>[b]63. [url=https://www.doomworld.com/idgames/levels/doom/Ports/megawads/2002ado]2002: A Doom Odyssey[/url][/b] [[b]18[/b]: soner du: 8, Philnemba: 8, tmorrow: 2]</text:p>
            <text:p>[b]63. [url=https://www.doomworld.com/idgames/levels/doom2/Ports/a-c/bauhaus]Bauhaus[/url][/b] [[b]18[/b]: ella guro: 9, 7hm: 5, Grain of Salt: 3, NoisyVelvet: 1]</text:p>
            <text:p>[b]63. [url=https://www.doomworld.com/idgames/levels/doom2/megawads/dmonfear]Demonfear[/url][/b] [[b]18[/b]: roadworx: 8, soner du: 6, Philnemba: 3, NaZa: 1]</text:p>
            <text:p>[b]66. [url=http://www.theultimatedoom.com/download/chillax-v9.7.3_fixes_by_HiM_v1.1.zip]Chillax[/url][/b] [[b]17[/b]: Nine Inch Heels: 4, AnonimVio: 5, fveitsi: 5, Outrageous Videos: 3]</text:p>
            <text:p>[b]67. [url=https://www.doomworld.com/forum/topic/103425-final-release-eviternity/]Eviternity[/url][/b] [[b]16[/b]: ReaperAA: 10, pcorf: 6]</text:p>
            <text:p>[b]67. [url=https://www.doomworld.com/idgames/levels/doom2/Ports/megawads/mutiny]Mutiny[/url][/b] [[b]16[/b]: Jaws In Space: 6, Doomkid: 3, everennui: 2, NoisyVelvet: 1, m8f: 4]</text:p>
            <text:p>[b]67. [url=http://www.mustaine.com/about/video-game-work/perditions-gate/]Perdition's Gate[/url][/b] [[b]16[/b]: Vorpal: 5, Nate River: 1, bonnie: 10]</text:p>
            <text:p>[b]67. [url=https://www.doomworld.com/idgames/levels/doom2/megawads/ur]Unholy Realms[/url][/b] [[b]16[/b]: Dime: 6, Bryan T: 1, dylux: 7, tmorrow: 2]</text:p>
            <text:p>[b]71. [url=https://www.doomworld.com/idgames/levels/doom2/Ports/megawads/sf2012]Slaughterfest 2012[/url][/b] [[b]15[/b]: HyperLuke: 1, Outrageous Videos: 1, bemused: 2, Apaul27: 8, tmorrow: 3]</text:p>
            <text:p>[b]71. [url=https://www.doomworld.com/idgames/levels/doom2/Ports/a-c/action2]Urban Brawl: Action Doom 2[/url][/b] [[b]15[/b]: Chamelenoel: 1, JudgeDeadd: 4, Phobus: 10]</text:p>
            <text:p>[b]73. [url=https://www.doomworld.com/idgames/levels/doom2/Ports/megawads/bstain]Bloodstain[/url][/b] [[b]14[/b]: NuMetalManiak: 5, everennui: 5, Forli: 4]</text:p>
            <text:p>[b]73. [url=https://www.doomworld.com/idgames/levels/doom2/Ports/s-u/scl_top]Threshold of Pain[/url][/b] [[b]14[/b]: Malrionn: 7, MFG38: 7]</text:p>
            <text:p>[b]73. [url=https://www.doomworld.com/idgames/levels/doom2/Ports/s-u/uacultra]UAC Ultra[/url][/b] [[b]14[/b]: Malrionn: 10, Budoka: 4]</text:p>
            <text:p>[b]76. [url=https://www.doomworld.com/idgames/themes/batman/batman]Batman Doom[/url][/b] [[b]13[/b]: JudgeDeadd: 3, soner du: 10]</text:p>
            <text:p>[b]76. [url=https://www.doomworld.com/idgames/levels/doom2/Ports/d-f/elysion]Elysion[/url][/b] [[b]13[/b]: Sky: 8, darkreaver: 5]</text:p>
            <text:p>[b]76. [url=https://www.doomworld.com/idgames/levels/doom2/Ports/m-o/miasma]Miasma[/url][/b] [[b]13[/b]: WH-Wilou84: 1, Soundblock: 2, Nirvana: 9, NoisyVelvet: 1]</text:p>
            <text:p>[b]76. [url=https://www.doomworld.com/idgames/levels/doom2/megawads/darken2]The Darkening Episode 2[/url][/b] [[b]13[/b]: Graf Zahl: 4, Woolie Wool: 9]</text:p>
            <text:p>[b]76. [url=https://www.doomworld.com/idgames/levels/doom2/Ports/v-z/zdmcmp1]ZDoom Community Map Project: Take 1[/url][/b] [[b]13[/b]: Phobus: 8, Ziad EL Zein: 5]</text:p>
            <text:p>[b]76. [url=https://www.doomworld.com/idgames/levels/doom2/megawads/zone300]Zone 300[/url][/b] [[b]13[/b]: Voltcom9: 8, Soundblock: 3, Bryan T: 2]</text:p>
            <text:p>[b]82. [url=https://www.doomworld.com/idgames/levels/doom2/Ports/d-f/dv]Deus Vult[/url][/b] [[b]12[/b]: Mr. Freeze: 7, WH-Wilou84: 5]</text:p>
            <text:p>[b]82. [url=https://www.doomworld.com/idgames/levels/doom2/Ports/d-f/exterror]Extreme Terror[/url][/b] [[b]12[/b]: Nine Inch Heels: 5, everennui: 5, Nancsi: 2]</text:p>
            <text:p>[b]82. [url=https://forum.zdoom.org/viewtopic.php?t=56668#p1000996]Rise of the Wool Ball[/url][/b] [[b]12[/b]: Apaul27: 9, TheMightyHeracross: 3]</text:p>
            <text:p>[b]82. [url=https://www.doomworld.com/idgames/levels/doom2/Ports/s-u/sd20x7]Stardate 20X7[/url][/b] [[b]12[/b]: Grain of Salt: 8, bemused: 4]</text:p>
            <text:p>[b]82. [url=https://www.doomworld.com/idgames/levels/doom2/Ports/megawads/swideath]Swift Death[/url][/b] [[b]12[/b]: Nine Inch Heels: 1, fveitsi: 5, StoneMason: 5, NoisyVelvet: 1]</text:p>
            <text:p>[b]87. [url=https://www.doomworld.com/idgames/levels/doom2/Ports/a-c/comatose]Comatose[/url][/b] [[b]11[/b]: yakfak: 7, m8f: 4]</text:p>
            <text:p>[b]87. [url=https://www.doomworld.com/idgames/levels/doom2/Ports/megawads/cchest2]Community Chest 2[/url][/b] [[b]11[/b]: Sky: 10, tchkb: 1]</text:p>
            <text:p>[b]87. [url=https://www.doomworld.com/idgames/levels/doom2/Ports/a-c/crumpets]Crumpets[/url][/b] [[b]11[/b]: everennui: 2, Nate River: 8, Nirvana: 1]</text:p>
            <text:p>[b]87. [url=http://rabotik.nl/harmony.htm]Harmony[/url][/b] [[b]11[/b]: Not Jabba: 5, Sky: 6]</text:p>
            <text:p>[b]87. [url=https://www.doomworld.com/idgames/levels/doom/Ports/d-f/e1m4b]Phobos Mission Control[/url][/b] [[b]11[/b]: Nancsi: 6, Diabolución: 5]</text:p>
            <text:p>[b]87. [url=https://www.doomworld.com/idgames/levels/doom2/Ports/a-c/ad2dow]Urban Brawl: Dead of Winter[/url][/b] [[b]11[/b]: Ralphis: 6, Phobus: 5]</text:p>
            <text:p>[b]87. [url=https://www.doomworld.com/forum/topic/50158-wip-vela-pax-beta-21-out-now-with-1-more-stuff/]Vela Pax[/url][/b] [[b]11[/b]: WH-Wilou84: 2, TheNerdTurtle2: 9]</text:p>
            <text:p>[b]87. [url=https://www.doomworld.com/idgames/levels/doom/v-z/wow]Wow[/url][/b] [[b]11[/b]: AnonimVio: 10, Apaul27: 1]</text:p>
            <text:p>[b]95. [url=https://www.doomworld.com/idgames/levels/doom/a-c/castevil]Castle of Evil[/url][/b] [[b]10[/b]: bzzrak: 10]</text:p>
            <text:p>[b]95. [url=https://www.doomworld.com/idgames/levels/doom2/g-i/grime]Grime[/url][/b] [[b]10[/b]: WH-Wilou84: 2, darkreaver: 4, Paul977: 4]</text:p>
            <text:p>[b]95. [url=https://doomwiki.org/wiki/Hell_To_Pay]Hell to Pay[/url][/b] [[b]10[/b]: bonnie: 10]</text:p>
            <text:p>[b]95. [url=https://forum.zdoom.org/viewtopic.php?f=42&amp;t=55443#p981947]Redemption Of The Slain[/url][/b] [[b]10[/b]: Nancsi: 10]</text:p>
            <text:p>[b]95. [url=https://www.romerogames.ie/si6il/]SIGIL[/url][/b] [[b]10[/b]: Diabolución: 10]</text:p>
            <text:p>[b]95. [url=https://www.doomworld.com/idgames/levels/doom2/Ports/s-u/tn]Tangerine Nightmare[/url][/b] [[b]10[/b]: guitardz: 10]</text:p>
            <text:p>[b]101. [url=https://www.doomworld.com/idgames/levels/doom2/Ports/a-c/brfinal]Beyond Reality[/url][/b] [[b]9[/b]: Talvi: 3, HUNdebLeonidasX: 6]</text:p>
            <text:p>[b]101. [url=https://www.doomworld.com/idgames/levels/doom2/Ports/megawads/drkenctr]Dark Encounters[/url][/b] [[b]9[/b]: Bryan T: 6, Octillion: 3]</text:p>
            <text:p>[b]101. [url=https://www.doomworld.com/forum/topic/92135-deadair-v2/]Dead Air[/url][/b] [[b]9[/b]: HyperLuke: 2, Lorenz0: 7]</text:p>
            <text:p>[b]101. [url=https://www.doomworld.com/idgames/levels/doom/Ports/megawads/ddamn0.9]Doom: Damnation[/url][/b] [[b]9[/b]: bzzrak: 9]</text:p>
            <text:p>[b]101. [url=https://www.doomworld.com/idgames/levels/doom2/Ports/megawads/dump-1]Dump Episode 1: Fuck Time Limits[/url][/b] [[b]9[/b]: Voltcom9: 9]</text:p>
            <text:p>[b]101. [url=https://www.doomworld.com/forum/topic/88507-dump-episode-3-bfg-edition-maps-released/]Dump Episode 3: BFG Edition[/url][/b] [[b]9[/b]: HyperLuke: 9]</text:p>
            <text:p>[b]101. [url=https://www.doomworld.com/forum/topic/100391-esp2/]Eternal Slumber Party﻿ 2[/url][/b] [[b]9[/b]: Roofi: 9]</text:p>
            <text:p>[b]101. [url=https://www.doomworld.com/idgames/levels/doom2/Ports/d-f/foursite]Foursite[/url][/b] [[b]9[/b]: Budoka: 2, Nancsi: 7]</text:p>
            <text:p>[b]101. [url=https://www.doomworld.com/idgames/levels/doom2/Ports/g-i/hth2]Hi-Tech Hell 2: Alien Tech[/url][/b] [[b]9[/b]: Graf Zahl: 9]</text:p>
            <text:p>[b]101. [url=https://www.doomworld.com/idgames/levels/doom2/megawads/reverie]Reverie[/url][/b] [[b]9[/b]: Octillion: 9]</text:p>
            <text:p>[b]101. [url=https://forum.zdoom.org/viewtopic.php?t=52301#p913612]Shadow Of The Wool Ball[/url][/b] [[b]9[/b]: Apaul27: 9]</text:p>
            <text:p>[b]101. [url=https://www.doomworld.com/idgames/levels/doom2/Ports/s-u/tnte1]Torment and Torture[/url][/b] [[b]9[/b]: MFG38: 9]</text:p>
            <text:p>[b]113. [url=https://www.doomworld.com/idgames/levels/doom2/Ports/d-f/disjunct]Disjunction[/url][/b] [[b]8[/b]: Lorenz0: 8]</text:p>
            <text:p>[b]113. [url=https://www.doomworld.com/forum/topic/69813-doom-the-golden-souls-mario-64-doom-definitive-edition-released/]Doom: The Golden Souls[/url][/b] [[b]8[/b]: everennui: 1, TheNerdTurtle2: 7]</text:p>
            <text:p>[b]113. [url=https://www.doomworld.com/idgames/levels/doom2/Ports/a-c/cybie]Doomguy's Pimp Ventures[/url][/b] [[b]8[/b]: AnonimVio: 8]</text:p>
            <text:p>[b]113. [url=https://www.doomworld.com/idgames/levels/doom2/Ports/g-i/holyhell]Holy Hell[/url][/b] [[b]8[/b]: Outrageous Videos: 2, bemused: 6]</text:p>
            <text:p>[b]113. [url=https://www.doomworld.com/idgames/levels/doom2/Ports/megawads/italo]Italo-Doom[/url][/b] [[b]8[/b]: bemused: 8]</text:p>
            <text:p>[b]113. [url=https://www.doomworld.com/idgames/levels/doom2/m-o/mangle]Mangle[/url][/b] [[b]8[/b]: bzzrak: 8]</text:p>
            <text:p>[b]113. [url=https://www.doomworld.com/idgames/levels/doom2/Ports/m-o/mohu1]Monster Hunter Ltd Part I[/url][/b] [[b]8[/b]: Jaws In Space: 4, m8f: 4]</text:p>
            <text:p>[b]113. [url=https://www.doomworld.com/idgames/levels/doom2/Ports/m-o/mohu2]Monster Hunter Ltd Part II[/url][/b] [[b]8[/b]: Jaws In Space: 4, m8f: 4]</text:p>
            <text:p>[b]113. [url=https://www.doomworld.com/idgames/levels/doom2/Ports/m-o/nimrod]Nimrod: Ixnay on the Hombre[/url][/b] [[b]8[/b]: Graf Zahl: 8]</text:p>
            <text:p>[b]113. [url=https://www.doomworld.com/idgames/levels/doom2/megawads/tvr]Revolution![/url][/b] [[b]8[/b]: Not Jabba: 1, Grazza: 3, Altima: 4]</text:p>
            <text:p>[b]113. [url=https://www.doomworld.com/idgames/levels/doom2/Ports/s-u/sacrment]Sacrament[/url][/b] [[b]8[/b]: ella guro: 8]</text:p>
            <text:p>[b]113. [url=https://www.doomworld.com/idgames/levels/doom2/Ports/s-u/scythex]Scythe X[/url][/b] [[b]8[/b]: 42PercentHealth: 2, Graf Zahl: 2, Talvi: 3, bLOCKbOYgAMES: 1]</text:p>
            <text:p>[b]113. [url=https://www.doomworld.com/idgames/levels/doom2/Ports/megawads/skuldash]Skulldash[/url][/b] [[b]8[/b]: everennui: 2, Lorenz0: 6]</text:p>
            <text:p>[b]113. [url=https://www.doomworld.com/idgames/levels/doom2/Ports/megawads/sf2011]Slaughterfest 2011[/url][/b] [[b]8[/b]: Outrageous Videos: 5, tmorrow: 3]</text:p>
            <text:p>[b]113. [url=https://www.doomworld.com/idgames/levels/doom2/Ports/megawads/sihr2fix]Survive in Hell[/url][/b] [[b]8[/b]: Spectra: 8]</text:p>
            <text:p>[b]113. [url=https://www.doomworld.com/forum/topic/43453-new-map-ready-to-go-the-bee-map/]The Beesong[/url][/b] [[b]8[/b]: Roofi: 8]</text:p>
            <text:p>[b]113. [url=https://www.doomworld.com/idgames/levels/doom2/Ports/megawads/sp_usimp]Ultimate Simplicity[/url][/b] [[b]8[/b]: Dragonfly: 8]</text:p>
            <text:p>[b]130. [url=https://www.doomworld.com/idgames/levels/doom2/Ports/megawads/50shades]50 Shades of Graytall[/url][/b] [[b]7[/b]: Nine Inch Heels: 2, Voltcom9: 2, NoisyVelvet: 3]</text:p>
            <text:p>[b]130. [url=http://www.moddb.com/games/doom/addons/castle-heng]Castle Heng[/url][/b] [[b]7[/b]: 7hm: 7]</text:p>
            <text:p>[b]130. [url=https://doomwiki.org/wiki/Chex_Quest#Chex_Quest_2]Chex Quest 2[/url][/b] [[b]7[/b]: bzzrak: 7]</text:p>
            <text:p>[b]130. [url=https://www.doomworld.com/idgames/levels/doom2/Ports/a-c/cah_se]Cold as Hell[/url][/b] [[b]7[/b]: Graf Zahl: 7]</text:p>
            <text:p>[b]130. [url=https://www.doomworld.com/idgames/levels/doom2/Ports/megawads/cif3]Community is Falling 3[/url][/b] [[b]7[/b]: NuMetalManiak: 3, Voltcom9: 4]</text:p>
            <text:p>[b]130. [url=https://www.doomworld.com/forum/topic/103075-deathless-an-ultimate-doom-megawad-rc4/]Deathless[/url][/b] [[b]7[/b]: TheMightyHeracross: 2, ReaperAA: 5]</text:p>
            <text:p>[b]130. [url=https://www.doomworld.com/idgames/levels/doom2/d-f/doomcity]Doom City[/url][/b] [[b]7[/b]: Jaws In Space: 4, Doomkid: 3]</text:p>
            <text:p>[b]130. [url=http://www.moddb.com/mods/doomone/downloads/doomone-v04]Doom: One[/url][/b] [[b]7[/b]: HyperLuke: 4, Greyenko: 3]</text:p>
            <text:p>[b]130. [url=https://www.doomworld.com/idgames/levels/doom/s-u/uac_dead]Doomsday of UAC[/url][/b] [[b]7[/b]: Jaws In Space: 2, Ed: 5]</text:p>
            <text:p>[b]130. [url=https://www.doomworld.com/forum/topic/90173-eden/]Eden[/url][/b] [[b]7[/b]: Nirvana: 7]</text:p>
            <text:p>[b]130. [url=https://www.doomworld.com/idgames/levels/doom2/Ports/g-i/iedge]Insanity's Edge[/url][/b] [[b]7[/b]: TechnoDoomed1: 7]</text:p>
            <text:p>[b]130. [url=https://www.doomworld.com/idgames/levels/doom2/Ports/megawads/mock2]Mock 2: The Speed of Stupid[/url][/b] [[b]7[/b]: AnonimVio: 7]</text:p>
            <text:p>[b]130. [url=https://www.doomworld.com/idgames/levels/doom2/m-o/nochance]No Chance[/url][/b] [[b]7[/b]: Roofi: 7]</text:p>
            <text:p>[b]130. [url=https://www.doomworld.com/idgames/levels/doom2/m-o/odessa_1]Odessa 1[/url][/b] [[b]7[/b]: 7hm: 7]</text:p>
            <text:p>[b]130. [url=https://www.doomworld.com/idgames/levels/doom2/Ports/p-r/pwfinal]Plutonium Winds[/url][/b] [[b]7[/b]: Spectra: 7]</text:p>
            <text:p>[b]130. [url=https://www.doomworld.com/idgames/levels/hexen/j-l/kaiser_28]Shadows of Chronos[/url][/b] [[b]7[/b]: Grain of Salt: 7]</text:p>
            <text:p>[b]130. [url=https://forum.zdoom.org/viewtopic.php?f=42&amp;t=55741]Waterlab GZD[/url][/b] [[b]7[/b]: Phobus: 7]</text:p>
            <text:p>[b]147. [url=https://www.doomworld.com/idgames/levels/doom2/Ports/d-f/frozent] Frozen Time[/url][/b] [[b]6[/b]: Budoka: 6]</text:p>
            <text:p>[b]147. [url=https://www.doomworld.com/forum/topic/92542-20-monsters-community-project-released/]20 Monsters Community Project[/url][/b] [[b]6[/b]: Voltcom9: 6]</text:p>
            <text:p>[b]147. [url=http://www.doomwadstation.net/main/aliens.html]Aliens TC[/url][/b] [[b]6[/b]: yakfak: 4, soner du: 2]</text:p>
            <text:p>[b]147. [url=https://www.doomworld.com/idgames/levels/doom2/Ports/s-u/teitenga]Assault on Tei Tenga[/url][/b] [[b]6[/b]: Ralphis: 6]</text:p>
            <text:p>[b]147. [url=https://www.doomworld.com/idgames/levels/doom2/a-c/castleof]Castle of the Damned[/url][/b] [[b]6[/b]: bzzrak: 6]</text:p>
            <text:p>[b]147. [url=https://www.doomworld.com/idgames/levels/doom2/Ports/d-f/de-pkg]Demon Eclipse[/url][/b] [[b]6[/b]: Soundblock: 1, Lazorinc: 1, tchkb: 4]</text:p>
            <text:p>[b]147. [url=https://www.doomworld.com/idgames/levels/doom/Ports/d-f/dbimpact]Double Impact[/url][/b] [[b]6[/b]: Ralphis: 6]</text:p>
            <text:p>[b]147. [url=https://www.doomworld.com/idgames/levels/doom2/Ports/megawads/echelon]Echelon[/url][/b] [[b]6[/b]: Sky: 1, bzzrak: 5]</text:p>
            <text:p>[b]147. [url=https://www.doomworld.com/idgames/levels/heretic/Ports/elfgp]Elf Gets Pissed[/url][/b] [[b]6[/b]: Ralphis: 6]</text:p>
            <text:p>[b]147. [url=https://www.doomworld.com/idgames/levels/doom2/d-f/endgame]End Game[/url][/b] [[b]6[/b]: pcorf: 6]</text:p>
            <text:p>[b]147. [url=https://www.doomworld.com/idgames/levels/doom/0-9/01fava]Fava Beans[/url][/b] [[b]6[/b]: Philnemba: 2, NaZa: 4]</text:p>
            <text:p>[b]147. [url=https://www.doomworld.com/idgames/levels/doom2/Ports/megawads/5room]Five Rooms of Doom[/url][/b] [[b]6[/b]: HyperLuke: 6]</text:p>
            <text:p>[b]147. [url=https://www.doomworld.com/idgames/levels/doom2/deathmatch/j-l/judas23]Judas[/url][/b] [[b]6[/b]: antares031: 6]</text:p>
            <text:p>[b]147. [url=https://www.doomworld.com/idgames/levels/doom2/Ports/m-o/ngmvmt1]Newgothic Movement 1[/url][/b] [[b]6[/b]: everennui: 2, Outrageous Videos: 4]</text:p>
            <text:p>[b]147. [url=https://www.doomworld.com/idgames/levels/doom/m-o/nukemine]Nuke Mine (Come Get Some)[/url][/b] [[b]6[/b]: Soundblock: 6]</text:p>
            <text:p>[b]147. [url=https://www.doomworld.com/idgames/levels/doom/Ports/p-r/par-lutz]Phobos: Anomaly Reborn[/url][/b] [[b]6[/b]: Ed: 5, Graf Zahl: 1]</text:p>
            <text:p>[b]147. [url=http://www.wad-archive.com/wad/e5d863c72e1f5de577a3ae57745c107e]SSL2[/url][/b] [[b]6[/b]: antares031: 6]</text:p>
            <text:p>[b]147. [url=https://www.doomworld.com/idgames/levels/doom2/Ports/m-o/massm]The Adventures of MassMouth[/url][/b] [[b]6[/b]: Ralphis: 6]</text:p>
            <text:p>[b]147. [url=https://www.doomworld.com/idgames/levels/doom2/Ports/megawads/tj]The Journey[/url][/b] [[b]6[/b]: Spectra: 6]</text:p>
            <text:p>[b]147. [url=https://www.doomworld.com/idgames/themes/terrywads/uacmnnew]UAC Military Nightmare[/url][/b] [[b]6[/b]: AnonimVio: 6]</text:p>
            <text:p>[b]147. [url=https://www.doomworld.com/idgames/levels/doom2/deathmatch/Ports/megawads/udmx]Unidoom Deathmatch X[/url][/b] [[b]6[/b]: Ralphis: 6]</text:p>
            <text:p>[b]147. [url=https://www.doomworld.com/idgames/levels/doom2/megawads/urania]Urania[/url][/b] [[b]6[/b]: Spectre01: 6]</text:p>
            <text:p>[b]147. [url=https://www.doomworld.com/idgames/levels/doom2/Ports/megawads/wos]Whispers of Satan[/url][/b] [[b]6[/b]: Woolie Wool: 4, tmorrow: 2]</text:p>
            <text:p>[b]170. [url=https://www.doomworld.com/idgames/levels/doom2/Ports/a-c/bor_lost]Brotherhood of Ruin: The Lost Temple[/url][/b] [[b]5[/b]: Vorpal: 5]</text:p>
            <text:p>[b]170. [url=https://www.doomworld.com/idgames/levels/doom/p-r/retroeps]CH Retro Episode[/url][/b] [[b]5[/b]: Diabolución: 5]</text:p>
            <text:p>[b]170. [url=https://www.doomworld.com/idgames/levels/doom2/a-c/chordg]Chord G[/url][/b] [[b]5[/b]: JudgeDeadd: 2, Paul977: 3]</text:p>
            <text:p>[b]170. [url=https://www.doomworld.com/idgames/levels/doom2/Ports/s-u/tcotd21me]City of the Damned: Apocalypse[/url][/b] [[b]5[/b]: TechnoDoomed1: 5]</text:p>
            <text:p>[b]170. [url=https://www.doomworld.com/idgames/levels/doom2/Ports/megawads/1024clau]Claustrophobia 1024[/url][/b] [[b]5[/b]: m8f: 5]</text:p>
            <text:p>[b]170. [url=https://www.doomworld.com/idgames/levels/doom/d-f/dante666]Dante's Gate[/url][/b] [[b]5[/b]: Soundblock: 5]</text:p>
            <text:p>[b]170. [url=https://www.doomworld.com/forum/topic/91854-v15-doom-64-retribution/]Doom 64: Retribution[/url][/b] [[b]5[/b]: guitardz: 5]</text:p>
            <text:p>[b]170. [url=http://www.wad-archive.com/wad/DOOM-Barracks-Zone-1]Doom Barracks Zone[/url][/b] [[b]5[/b]: HUNdebLeonidasX: 3, TheMightyHeracross: 2]</text:p>
            <text:p>[b]170. [url=https://www.doomworld.com/forum/topic/54022-doom-center-do-you-know-that/]Doom Center[/url][/b] [[b]5[/b]: HUNdebLeonidasX: 5]</text:p>
            <text:p>[b]170. [url=https://www.doomworld.com/idgames/levels/doom2/Ports/d-f/dripfeed]Drip Feed[/url][/b] [[b]5[/b]: Vorpal: 5]</text:p>
            <text:p>[b]170. [url=http://www.doom2.net/mykdoom/misc/113434_e1contest.zip]e1contest﻿.wad﻿[/url][/b] [[b]5[/b]: Diabolución: 5]</text:p>
            <text:p>[b]170. [url=https://www.doomworld.com/idgames/themes/TeamTNT/ed4_rfo/ed4_rfo1]Eternal DOOM IV: Return from Oblivion[/url][/b] [[b]5[/b]: m8f: 5]</text:p>
            <text:p>[b]170. [url=https://www.doomworld.com/idgames/levels/doom2/deathmatch/megawads/exec]Execution[/url][/b] [[b]5[/b]: Doomkid: 5]</text:p>
            <text:p>[b]170. [url=http://freedoom.github.io/download.html]Freedoom: Phase 2[/url][/b] [[b]5[/b]: Spectra: 1, Voltcom9: 1, TheMightyHeracross: 3]</text:p>
            <text:p>[b]170. [url=https://forum.zdoom.org/viewtopic.php?f=19&amp;t=46718]Gene-Tech: Before the Storm[/url][/b] [[b]5[/b]: Graf Zahl: 5]</text:p>
            <text:p>[b]170. [url=https://www.doomworld.com/idgames/levels/doom2/Ports/megawads/gmp]Good Morning Phobos[/url][/b] [[b]5[/b]: Bryan T: 5]</text:p>
            <text:p>[b]170. [url=https://www.doomworld.com/idgames/levels/doom2/deathmatch/Ports/megawads/gw2]Greenwar II[/url][/b] [[b]5[/b]: Ed: 5]</text:p>
            <text:p>[b]170. [url=https://www.doomworld.com/idgames/themes/hacx/hx11pack]Hacx[/url][/b] [[b]5[/b]: Grazza: 5]</text:p>
            <text:p>[b]170. [url=https://www.doomworld.com/idgames/levels/doom2/Ports/g-i/inncnx2]Innocence X2[/url][/b] [[b]5[/b]: Spectra: 5]</text:p>
            <text:p>[b]170. [url=https://www.doomworld.com/idgames/levels/doom2/megawads/marsw301]Mars War[/url][/b] [[b]5[/b]: Roofi: 5]</text:p>
            <text:p>[b]170. [url=https://www.doomworld.com/idgames/levels/doom2/m-o/mordeth]Mordeth[/url][/b] [[b]5[/b]: Vorpal: 5]</text:p>
            <text:p>[b]170. [url=https://www.doomworld.com/idgames/levels/doom2/Ports/megawads/nova2]Nova II: New Dawn[/url][/b] [[b]5[/b]: Not Jabba: 3, dylux: 2]</text:p>
            <text:p>[b]170. [url=http://www.mediafire.com/file/fuurx4c98tl198i/One_Doom_s_Day.wad]One Doom's Day[/url][/b] [[b]5[/b]: Apaul27: 5]</text:p>
            <text:p>[b]170. [url=https://www.doomworld.com/idgames/levels/doom2/m-o/osiris]Osiris[/url][/b] [[b]5[/b]: Vorpal: 5]</text:p>
            <text:p>[b]170. [url=https://www.doomworld.com/idgames/levels/doom2/s-u/selfish5]SELFISH5[/url][/b] [[b]5[/b]: Diabolución: 5]</text:p>
            <text:p>[b]170. [url=https://www.doomworld.com/idgames/levels/doom/Ports/p-r/pe1_phob]Simply Phobos[/url][/b] [[b]5[/b]: Diabolución: 5]</text:p>
            <text:p>[b]170. [url=https://www.doomworld.com/idgames/deathmatch/skulltag/spacedm9]SpaceDM9[/url][/b] [[b]5[/b]: Ed: 5]</text:p>
            <text:p>[b]170. [url=https://www.doomworld.com/idgames/levels/doom/a-c/class_ep]The Classic Episode[/url][/b] [[b]5[/b]: pcorf: 5]</text:p>
            <text:p>[b]170. [url=https://doomwiki.org/wiki/The_Plutonia_Experiment]The Plutonia Experiment[/url][/b] [[b]5[/b]: guitardz: 5]</text:p>
            <text:p>[b]170. [url=https://www.doomworld.com/idgames/levels/doom2/s-u/slayer]The Slayer[/url][/b] [[b]5[/b]: Vorpal: 5]</text:p>
            <text:p>[b]170. [url=https://www.doomworld.com/idgames/themes/university/trinity2]The Unholy Trinity[/url][/b] [[b]5[/b]: yakfak: 3, Soundblock: 2]</text:p>
            <text:p>[b]170. [url=https://www.doomworld.com/idgames/levels/doom2/Ports/v-z/vulkan]Vulkan Episode 1[/url][/b] [[b]5[/b]: HyperLuke: 5]</text:p>
            <text:p>[b]170. [url=https://www.doomworld.com/vb/wads-mods/71259-way-too-many-dead-guys-map05-alpha-available/]Way 2 Many Dead Guys[/url][/b] [[b]5[/b]: Nancsi: 5]</text:p>
            <text:p>[b]170. [url=https://www.doomworld.com/idgames/levels/doom2/Ports/v-z/zendyn_x]Zen Dynamics[/url][/b] [[b]5[/b]: Phobus: 4, TechnoDoomed1: 1]</text:p>
            <text:p>[b]204. [url=https://www.doomworld.com/idgames/levels/doom2/a-c/chord2]Chord 2[/url][/b] [[b]4[/b]: Paul977: 4]</text:p>
            <text:p>[b]204. [url=https://www.doomworld.com/idgames/levels/doom2/Ports/a-c/c-shock2]Combat Shock 2[/url][/b] [[b]4[/b]: Cynical: 1, Nate River: 3]</text:p>
            <text:p>[b]204. [url=https://www.doomworld.com/idgames/levels/doom2/Ports/a-c/crimsonh]Crimson Horizon[/url][/b] [[b]4[/b]: Paul977: 4]</text:p>
            <text:p>[b]204. [url=https://www.doomworld.com/idgames/levels/doom2/deathmatch/Ports/megawads/crudream]Crucified Dreams[/url][/b] [[b]4[/b]: Soundblock: 4]</text:p>
            <text:p>[b]204. [url=https://www.doomworld.com/idgames/levels/doom2/megawads/d2ino]Doom 2 In Name Only[/url][/b] [[b]4[/b]: Odal: 4]</text:p>
            <text:p>[b]204. [url=https://www.doomworld.com/idgames/levels/doom2/d-f/dyst3]Dystopia 3: Re-Birth of Anarchy[/url][/b] [[b]4[/b]: Soundblock: 3, valkiriforce: 1]</text:p>
            <text:p>[b]204. [url=https://www.doomworld.com/idgames/levels/doom2/d-f/earth]Earth[/url][/b] [[b]4[/b]: ShoDemo: 3, TheNerdTurtle2: 1]</text:p>
            <text:p>[b]204. [url=https://www.doomworld.com/idgames/levels/doom2/Ports/g-i/impencse]Imp Encounter[/url][/b] [[b]4[/b]: AnonimVio: 4]</text:p>
            <text:p>[b]204. [url=https://www.doomworld.com/forum/topic/74792-jiffy-bag-a-speedmap-megawad-rc2-released/]Jiffy Bag[/url][/b] [[b]4[/b]: TheNerdTurtle2: 4]</text:p>
            <text:p>[b]204. [url=https://www.doomworld.com/idgames/levels/doom2/Ports/j-l/khorus]Khorus[/url][/b] [[b]4[/b]: NuMetalManiak: 4]</text:p>
            <text:p>[b]204. [url=https://www.doomworld.com/files/file/15671-mapgame/]Mapgame[/url][/b] [[b]4[/b]: m8f: 4]</text:p>
            <text:p>[b]204. [url=https://www.doomworld.com/idgames/levels/doom2/Ports/s-u/sinedie]Sine Die[/url][/b] [[b]4[/b]: bLOCKbOYgAMES: 4]</text:p>
            <text:p>[b]204. [url=http://stronghold.drdteam.org/download.html]Stronghold: On the Edge of Chaos[/url][/b] [[b]4[/b]: MFG38: 2, Dragonfly: 2]</text:p>
            <text:p>[b]204. [url=https://www.doomworld.com/idgames/levels/doom2/d-f/enigma]The Enigma Episode[/url][/b] [[b]4[/b]: T-Rex: 3, valkiriforce: 1]</text:p>
            <text:p>[b]204. [url=https://www.doomworld.com/idgames/levels/doom2/Ports/s-u/tribute]Tribute[/url][/b] [[b]4[/b]: Lorenz0: 4]</text:p>
            <text:p>[b]204. [url=http://odamex.net/boards/index.php?topic=2246.0]UAC Ultra 2[/url][/b] [[b]4[/b]: Sky: 4]</text:p>
            <text:p>[b]204. [url=https://www.doomworld.com/idgames/levels/doom2/Ports/megawads/vile]Vile Flesh[/url][/b] [[b]4[/b]: Grazza: 4]</text:p>
            <text:p>[b]204. [url=https://www.doomworld.com/idgames/levels/doom2/Ports/v-z/vrack]Vrack[/url][/b] [[b]4[/b]: bzzrak: 4]</text:p>
            <text:p>[b]204. [url=https://www.doomworld.com/idgames/levels/doom2/Ports/v-z/vrack3]Vrack 3[/url][/b] [[b]4[/b]: Spectra: 4]</text:p>
            <text:p>[b]223. [url=https://cloud.mail.ru/public/83f617a62867/1993.WAD]1993[/url][/b] [[b]3[/b]: Apaul27: 3]</text:p>
            <text:p>[b]223. [url=https://www.doomworld.com/forum/topic/93734-doomworld-community-top-wads-of-all-time/?page=4]2castles[/url][/b] [[b]3[/b]: Soundblock: 3]</text:p>
            <text:p>[b]223. [url=https://www.doomworld.com/forum/topic/90605-v04-a-boy-and-his-barrel-a-secret-is-revealed/]A Boy and His Barrel[/url][/b] [[b]3[/b]: Dragonfly: 3]</text:p>
            <text:p>[b]223. [url=https://www.doomworld.com/files/file/18491-absolutely-killed/]Absolutely Killed[/url][/b] [[b]3[/b]: NoisyVelvet: 3]</text:p>
            <text:p>[b]223. [url=https://www.doomworld.com/idgames/levels/doom/Ports/a-c/aaawake]Awakening[/url][/b] [[b]3[/b]: Graf Zahl: 3]</text:p>
            <text:p>[b]223. [url=https://www.doomworld.com/idgames/levels/doom2/a-c/chord1]Chord 1[/url][/b] [[b]3[/b]: Paul977: 3]</text:p>
            <text:p>[b]223. [url=https://www.doomworld.com/idgames/levels/doom2/Ports/a-c/chord3]Chord 3[/url][/b] [[b]3[/b]: Paul977: 3]</text:p>
            <text:p>[b]223. [url=https://www.doomworld.com/idgames/levels/doom2/Ports/megawads/cchest3]Community Chest 3[/url][/b] [[b]3[/b]: Mr. Freeze: 3]</text:p>
            <text:p>[b]223. [url=https://www.doomworld.com/idgames/levels/doom2/Ports/a-c/crapirc5]Crapi[/url][/b] [[b]3[/b]: Archie550: 3]</text:p>
            <text:p>[b]223. [url=https://www.doomworld.com/idgames/levels/doom2/d-f/darkcvnt]Dark Covenant[/url][/b] [[b]3[/b]: NuMetalManiak: 2, bonnie: 1]</text:p>
            <text:p>[b]223. [url=https://www.doomworld.com/idgames/levels/doom2/Ports/d-f/darknes2]Disciples of Darkness[/url][/b] [[b]3[/b]: Nirvana: 3]</text:p>
            <text:p>[b]223. [url=http://freedoom.github.io/download.html]Freedoom: Phase 1[/url][/b] [[b]3[/b]: Chamelenoel: 3]</text:p>
            <text:p>[b]223. [url=https://www.doomworld.com/idgames/levels/doom2/g-i/hellrun2]Hellrun[/url][/b] [[b]3[/b]: Doomkid: 3]</text:p>
            <text:p>[b]223. [url=https://www.doomworld.com/idgames/levels/doom2/Ports/j-l/legher]Legacy of Heroes[/url][/b] [[b]3[/b]: dylux: 3]</text:p>
            <text:p>[b]223. [url=https://www.doomworld.com/idgames/levels/doom2/Ports/j-l/los]Legacy of Suffering[/url][/b] [[b]3[/b]: MFG38: 3]</text:p>
            <text:p>[b]223. [url=https://www.doomworld.com/idgames/levels/doom2/p-r/phobos2]Phobos[/url][/b] [[b]3[/b]: Jaws In Space: 3]</text:p>
            <text:p>[b]223. [url=https://www.doomworld.com/idgames/levels/doom2/megawads/pizzas]Pizza Steve[/url][/b] [[b]3[/b]: Bryan T: 3]</text:p>
            <text:p>[b]223. [url=https://www.doomworld.com/idgames/levels/hexen/s-u/serpent]Serpent: Resurrection[/url][/b] [[b]3[/b]: TheMightyHeracross: 3]</text:p>
            <text:p>[b]223. [url=https://www.doomworld.com/idgames/levels/doom2/Ports/s-u/t3st]T3ST[/url][/b] [[b]3[/b]: bzzrak: 3]</text:p>
            <text:p>[b]223. [url=https://doomwiki.org/wiki/The_Lost_Episodes_of_Doom]The Lost Episodes of Doom[/url][/b] [[b]3[/b]: Diabolución: 3]</text:p>
            <text:p>[b]223. [url=https://www.doomworld.com/idgames/levels/doom/s-u/smb_v102]The Sky May Be[/url][/b] [[b]3[/b]: AnonimVio: 3]</text:p>
            <text:p>[b]223. [url=https://www.doomworld.com/idgames/levels/doom2/deathmatch/s-u/udm3]Unidoom DM 3[/url][/b] [[b]3[/b]: Doomkid: 3]</text:p>
            <text:p>[b]245. [url=https://www.doomworld.com/idgames/levels/doom2/megawads/1monster]1 Monster Megawad[/url][/b] [[b]2[/b]: TheNerdTurtle2: 2]</text:p>
            <text:p>[b]245. [url=https://www.doomworld.com/idgames/levels/doom2/megawads/3ha3]3 Heures d'agonie 3[/url][/b] [[b]2[/b]: Roofi: 2]</text:p>
            <text:p>[b]245. [url=https://www.doomworld.com/idgames/levels/doom2/Ports/0-9/30kmaps]30,000 Levels[/url][/b] [[b]2[/b]: AnonimVio: 2]</text:p>
            <text:p>[b]245. [url=https://www.doomworld.com/idgames/levels/doom2/megawads/50monstr]50 Monsters[/url][/b] [[b]2[/b]: tmorrow: 2]</text:p>
            <text:p>[b]245. [url=https://www.doomworld.com/idgames/levels/doom2/Ports/a-c/aeternum]Aeternum[/url][/b] [[b]2[/b]: 42PercentHealth: 1, Budoka: 1]</text:p>
            <text:p>[b]245. [url=https://www.doomworld.com/idgames/levels/doom2/a-c/area51]Area 51[/url][/b] [[b]2[/b]: Doomkid: 2]</text:p>
            <text:p>[b]245. [url=https://www.doomworld.com/idgames/levels/doom/a-c/b2b]Back to Basics[/url][/b] [[b]2[/b]: WH-Wilou84: 2]</text:p>
            <text:p>[b]245. [url=https://www.doomworld.com/idgames/levels/doom2/Ports/a-c/bldstlp]Bloody Steel[/url][/b] [[b]2[/b]: ella guro: 2]</text:p>
            <text:p>[b]245. [url=https://www.doomworld.com/forum/topic/92776-brigandine-rc2-updated-2017-05-13/]Brigandine[/url][/b] [[b]2[/b]: guitardz: 2]</text:p>
            <text:p>[b]245. [url=https://www.doomworld.com/idgames/levels/doom2/Ports/s-u/tcotd]City of the Damned[/url][/b] [[b]2[/b]: HUNdebLeonidasX: 2]</text:p>
            <text:p>[b]245. [url=https://www.doomworld.com/idgames/levels/doom2/megawads/cleim20p]Cleimos 2[/url][/b] [[b]2[/b]: valkiriforce: 2]</text:p>
            <text:p>[b]245. [url=https://www.doomworld.com/idgames/levels/doom2/megawads/d2reload]Doom 2 Reloaded[/url][/b] [[b]2[/b]: Odal: 2]</text:p>
            <text:p>[b]245. [url=https://www.doomworld.com/idgames/levels/doom2/Ports/d-f/fth666]Flashback to Hell[/url][/b] [[b]2[/b]: GarrettChan: 2]</text:p>
            <text:p>[b]245. [url=http://www.mediafire.com/file/lgqjfqjy381ybic/Ice_Rage.zip]Ice Rage[/url][/b] [[b]2[/b]: Chamelenoel: 2]</text:p>
            <text:p>[b]245. [url=https://www.doomworld.com/idgames/levels/doom2/Ports/d-f/dmdjm01]Jagermorder: Chemical Lab[/url][/b] [[b]2[/b]: Soundblock: 2]</text:p>
            <text:p>[b]245. [url=https://www.doomworld.com/idgames/levels/doom2/megawads/kssht]Khorus' Speedy Shit[/url][/b] [[b]2[/b]: Phobus: 2]</text:p>
            <text:p>[b]245. [url=https://www.doomworld.com/idgames/levels/doom2/a-c/bldnight]One Bloody Night[/url][/b] [[b]2[/b]: WH-Wilou84: 1, T-Rex: 1]</text:p>
            <text:p>[b]245. [url=https://www.doomworld.com/idgames/levels/doom2/Ports/p-r/rf_1024]Rf 1024[/url][/b] [[b]2[/b]: JudgeDeadd: 2]</text:p>
            <text:p>[b]245. [url=https://www.doomworld.com/idgames/levels/doom2/Ports/p-r/rush]Rush[/url][/b] [[b]2[/b]: Nirvana: 2]</text:p>
            <text:p>[b]245. [url=https://www.doomworld.com/idgames/levels/doom2/0-9/666]Sector 666[/url][/b] [[b]2[/b]: bzzrak: 2]</text:p>
            <text:p>[b]245. [url=https://www.doomworld.com/idgames/levels/doom2/Ports/megawads/mayhem17]Super MAYhem 17[/url][/b] [[b]2[/b]: Octillion: 2]</text:p>
            <text:p>[b]245. [url=https://www.doomworld.com/idgames/levels/doom2/a-c/aboosysv]System Vices[/url][/b] [[b]2[/b]: Grazza: 2]</text:p>
            <text:p>[b]245. [url=https://www.doomworld.com/idgames/levels/doom2/Ports/megawads/thtthren]THT: Threnody[/url][/b] [[b]2[/b]: Doomkid: 2]</text:p>
            <text:p>[b]268. [url=https://www.doomworld.com/idgames/levels/doom2/Ports/a-c/action]Action Doom[/url][/b] [[b]1[/b]: Dragonfly: 1]</text:p>
            <text:p>[b]268. [url=https://www.doomworld.com/idgames/levels/doom2/Ports/a-c/bermuda]Bermuda Triangle[/url][/b] [[b]1[/b]: Doomkid: 1]</text:p>
            <text:p>[b]268. [url=https://www.doomworld.com/idgames/levels/doom2/Ports/a-c/chungus]Big Chungus' Symphony[/url][/b] [[b]1[/b]: Archie550: 1]</text:p>
            <text:p>[b]268. [url=https://www.doomworld.com/idgames/levels/doom2/Ports/a-c/coecits]Castle of Eternal Carrot in the Sky[/url][/b] [[b]1[/b]: Jaws In Space: 1]</text:p>
            <text:p>[b]268. [url=https://www.doomworld.com/idgames/levels/doom/a-c/cleim10]Cleimos[/url][/b] [[b]1[/b]: Soundblock: 1]</text:p>
            <text:p>[b]268. [url=https://www.doomworld.com/idgames/levels/doom2/Ports/a-c/c-shock]Combat Shock[/url][/b] [[b]1[/b]: WH-Wilou84: 1]</text:p>
            <text:p>[b]268. [url=https://www.doomworld.com/idgames/levels/doom2/a-c/cygnus20]Cygnus IV[/url][/b] [[b]1[/b]: Philnemba: 1]</text:p>
            <text:p>[b]268. [url=https://www.doomworld.com/forum/topic/64353-doom-64-for-doom-ii/]Doom 64 for Doom II[/url][/b] [[b]1[/b]: Roofi: 1]</text:p>
            <text:p>[b]268. [url=https://s3-eu-west-1.amazonaws.com/dtwid/dtwidmus.zip]dtwidmus.wad﻿[/url][/b] [[b]1[/b]: Diabolución: 1]</text:p>
            <text:p>[b]268. [url=https://www.doomworld.com/idgames/levels/doom/megawads/et]Endless Torture[/url][/b] [[b]1[/b]: soner du: 1]</text:p>
            <text:p>[b]268. [url=https://www.doomworld.com/idgames/levels/doom/d-f/eternity]Eternity[/url][/b] [[b]1[/b]: bonnie: 1]</text:p>
            <text:p>[b]268. [url=https://www.doomworld.com/idgames/levels/doom/d-f/extremal]Extremal Doom[/url][/b] [[b]1[/b]: Grazza: 1]</text:p>
            <text:p>[b]268. [url=https://www.doomworld.com/idgames/levels/doom/g-i/galaxia]Galaxia[/url][/b] [[b]1[/b]: JudgeDeadd: 1]</text:p>
            <text:p>[b]268. [url=https://www.doomworld.com/idgames/levels/doom2/deathmatch/megawads/gothicdm]Gothic DM[/url][/b] [[b]1[/b]: Soundblock: 1]</text:p>
            <text:p>[b]268. [url=https://doomwiki.org/wiki/Grezzo_2]Grezzo 2[/url][/b] [[b]1[/b]: AnonimVio: 1]</text:p>
            <text:p>[b]268. [url=https://www.doomworld.com/idgames/levels/doom/j-l/lithe2m1]LithE2M1[/url][/b] [[b]1[/b]: bzzrak: 1]</text:p>
            <text:p>[b]268. [url=https://www.doomworld.com/idgames/levels/doom2/megawads/mlm12]Mini-Level Megawad[/url][/b] [[b]1[/b]: Phobus: 1]</text:p>
            <text:p>[b]268. [url=https://www.doomworld.com/forum/topic/85907-nefertitiwad-6-maps/#comment-1554820]Nefertiti[/url][/b] [[b]1[/b]: NoisyVelvet: 1]</text:p>
            <text:p>[b]268. [url=https://www.doomworld.com/idgames/levels/doom2/m-o/obtic11]Obituary[/url][/b] [[b]1[/b]: T-Rex: 1]</text:p>
            <text:p>[b]268. [url=https://www.doomworld.com/idgames/levels/doom2/Ports/megawads/pl1024]Plutonia 1024: The Plutinya Exeriment[/url][/b] [[b]1[/b]: JudgeDeadd: 1]</text:p>
            <text:p>[b]268. [url=https://www.doomworld.com/idgames/music/plutmidi]Plutonia MIDI Pack[/url][/b] [[b]1[/b]: Diabolución: 1]</text:p>
            <text:p>[b]268. [url=http://thekinsie.com/reelism/]Reelism[/url][/b] [[b]1[/b]: HUNdebLeonidasX: 1]</text:p>
            <text:p>[b]268. [url=https://www.doomworld.com/forum/topic/94330-rise-of-the-wool-ball-3-v12-now-gzdoom-compatible/]Rise of the Wool Ball[/url][/b] [[b]1[/b]: Squadallah: 1]</text:p>
            <text:p>[b]268. [url=https://www.doomworld.com/idgames/levels/doom2/Ports/s-u/spagheti]Spicy Evil Spaghetti[/url][/b] [[b]1[/b]: everennui: 1]</text:p>
            <text:p>[b]268. [url=https://www.doomworld.com/idgames/levels/doom2/s-u/tdevil2]The Devilz Work[/url][/b] [[b]1[/b]: everennui: 1]</text:p>
            <text:p>[b]268. [url=https://www.doomworld.com/idgames/levels/doom2/megawads/rebirth]The Rebirth[/url][/b] [[b]1[/b]: Malrionn: 1]</text:p>
            <text:p>[b]268. [url=https://www.doomworld.com/idgames/levels/doom2/s-u/ttp-rp]The Troopers' Playground[/url][/b] [[b]1[/b]: T-Rex: 1]</text:p>
            <text:p>[b]268. [url=https://www.doomworld.com/idgames/levels/doom2/megawads/twzone]The Twilight Zone[/url][/b] [[b]1[/b]: T-Rex: 1]</text:p>
            <text:p>[b]268. [url=https://www.doomworld.com/forum/topic/65009-zdoom-the-ultimate-icon-of-sin/]The Ultimate Icon of Sin[/url][/b] [[b]1[/b]: Soundblock: 1]</text:p>
            <text:p>[b]268. [url=https://www.doomworld.com/idgames/levels/doom2/Ports/megawads/vilcore]The Vilecore[/url][/b] [[b]1[/b]: dylux: 1]</text:p>
            <text:p>[b]268. [url=https://www.doomworld.com/files/file/18387-vispire/]Vispire[/url][/b] [[b]1[/b]: NoisyVelvet: 1]</text:p>
            <text:p/>
            <text:p/>
            <text:p>WADs: 298</text:p>
            <text:p>Voters: 87</text:p>
          </table:table-cell>
          <table:covered-table-cell table:style-name="ce3"/>
          <table:covered-table-cell table:style-name="ce5"/>
          <table:table-cell table:style-name="ce6" table:formula="of:=&quot;WADs: &quot; &amp; SUMPRODUCT(NOT(ISBLANK([.D4:.D1048576])))" office:value-type="string" office:string-value="WADs: 298" calcext:value-type="string">
            <text:p>WADs: 298</text:p>
          </table:table-cell>
          <table:table-cell table:style-name="ce6" table:formula="of:=&quot;Voters: &quot; &amp; SUMPRODUCT(NOT(ISBLANK([.H2:.AMJ2])))" office:value-type="string" office:string-value="Voters: 87" calcext:value-type="string">
            <text:p>Voters: 87</text:p>
          </table:table-cell>
          <table:table-cell table:style-name="ce6" office:value-type="string" calcext:value-type="string">
            <text:p>Sum:</text:p>
          </table:table-cell>
          <table:table-cell table:style-name="ce2" table:formula="of:=SUM([.H1:.AMJ1])" office:value-type="float" office:value="4782" calcext:value-type="float">
            <text:p>4782</text:p>
          </table:table-cell>
          <table:table-cell table:formula="of:=SUM([.H4:.H1048576])" office:value-type="float" office:value="55" calcext:value-type="float">
            <text:p>55</text:p>
          </table:table-cell>
          <table:table-cell table:formula="of:=SUM([.I4:.I1048576])" office:value-type="float" office:value="55" calcext:value-type="float">
            <text:p>55</text:p>
          </table:table-cell>
          <table:table-cell table:formula="of:=SUM([.J4:.J1048576])" office:value-type="float" office:value="55" calcext:value-type="float">
            <text:p>55</text:p>
          </table:table-cell>
          <table:table-cell table:formula="of:=SUM([.K4:.K1048576])" office:value-type="float" office:value="55" calcext:value-type="float">
            <text:p>55</text:p>
          </table:table-cell>
          <table:table-cell table:formula="of:=SUM([.L4:.L1048576])" office:value-type="float" office:value="55" calcext:value-type="float">
            <text:p>55</text:p>
          </table:table-cell>
          <table:table-cell table:formula="of:=SUM([.M4:.M1048576])" office:value-type="float" office:value="55" calcext:value-type="float">
            <text:p>55</text:p>
          </table:table-cell>
          <table:table-cell table:formula="of:=SUM([.N4:.N1048576])" office:value-type="float" office:value="55" calcext:value-type="float">
            <text:p>55</text:p>
          </table:table-cell>
          <table:table-cell table:formula="of:=SUM([.O4:.O1048576])" office:value-type="float" office:value="55" calcext:value-type="float">
            <text:p>55</text:p>
          </table:table-cell>
          <table:table-cell table:formula="of:=SUM([.P4:.P1048576])" office:value-type="float" office:value="55" calcext:value-type="float">
            <text:p>55</text:p>
          </table:table-cell>
          <table:table-cell table:formula="of:=SUM([.Q4:.Q1048576])" office:value-type="float" office:value="55" calcext:value-type="float">
            <text:p>55</text:p>
          </table:table-cell>
          <table:table-cell table:formula="of:=SUM([.R4:.R1048576])" office:value-type="float" office:value="55" calcext:value-type="float">
            <text:p>55</text:p>
          </table:table-cell>
          <table:table-cell table:formula="of:=SUM([.S4:.S1048576])" office:value-type="float" office:value="55" calcext:value-type="float">
            <text:p>55</text:p>
          </table:table-cell>
          <table:table-cell table:formula="of:=SUM([.T4:.T1048576])" office:value-type="float" office:value="55" calcext:value-type="float">
            <text:p>55</text:p>
          </table:table-cell>
          <table:table-cell table:formula="of:=SUM([.U4:.U1048576])" office:value-type="float" office:value="55" calcext:value-type="float">
            <text:p>55</text:p>
          </table:table-cell>
          <table:table-cell table:formula="of:=SUM([.V4:.V1048576])" office:value-type="float" office:value="55" calcext:value-type="float">
            <text:p>55</text:p>
          </table:table-cell>
          <table:table-cell table:formula="of:=SUM([.W4:.W1048576])" office:value-type="float" office:value="55" calcext:value-type="float">
            <text:p>55</text:p>
          </table:table-cell>
          <table:table-cell table:formula="of:=SUM([.X4:.X1048576])" office:value-type="float" office:value="55" calcext:value-type="float">
            <text:p>55</text:p>
          </table:table-cell>
          <table:table-cell table:formula="of:=SUM([.Y4:.Y1048576])" office:value-type="float" office:value="55" calcext:value-type="float">
            <text:p>55</text:p>
          </table:table-cell>
          <table:table-cell table:formula="of:=SUM([.Z4:.Z1048576])" office:value-type="float" office:value="55" calcext:value-type="float">
            <text:p>55</text:p>
          </table:table-cell>
          <table:table-cell table:formula="of:=SUM([.AA4:.AA1048576])" office:value-type="float" office:value="55" calcext:value-type="float">
            <text:p>55</text:p>
          </table:table-cell>
          <table:table-cell table:formula="of:=SUM([.AB4:.AB1048576])" office:value-type="float" office:value="55" calcext:value-type="float">
            <text:p>55</text:p>
          </table:table-cell>
          <table:table-cell table:formula="of:=SUM([.AC4:.AC1048576])" office:value-type="float" office:value="55" calcext:value-type="float">
            <text:p>55</text:p>
          </table:table-cell>
          <table:table-cell table:formula="of:=SUM([.AD4:.AD1048576])" office:value-type="float" office:value="55" calcext:value-type="float">
            <text:p>55</text:p>
          </table:table-cell>
          <table:table-cell table:formula="of:=SUM([.AE4:.AE1048576])" office:value-type="float" office:value="55" calcext:value-type="float">
            <text:p>55</text:p>
          </table:table-cell>
          <table:table-cell table:formula="of:=SUM([.AF4:.AF1048576])" office:value-type="float" office:value="55" calcext:value-type="float">
            <text:p>55</text:p>
          </table:table-cell>
          <table:table-cell table:formula="of:=SUM([.AG4:.AG1048576])" office:value-type="float" office:value="55" calcext:value-type="float">
            <text:p>55</text:p>
          </table:table-cell>
          <table:table-cell table:formula="of:=SUM([.AH4:.AH1048576])" office:value-type="float" office:value="55" calcext:value-type="float">
            <text:p>55</text:p>
          </table:table-cell>
          <table:table-cell table:formula="of:=SUM([.AI4:.AI1048576])" office:value-type="float" office:value="55" calcext:value-type="float">
            <text:p>55</text:p>
          </table:table-cell>
          <table:table-cell table:formula="of:=SUM([.AJ4:.AJ1048576])" office:value-type="float" office:value="55" calcext:value-type="float">
            <text:p>55</text:p>
          </table:table-cell>
          <table:table-cell table:formula="of:=SUM([.AK4:.AK1048576])" office:value-type="float" office:value="55" calcext:value-type="float">
            <text:p>55</text:p>
          </table:table-cell>
          <table:table-cell table:formula="of:=SUM([.AL4:.AL1048576])" office:value-type="float" office:value="55" calcext:value-type="float">
            <text:p>55</text:p>
          </table:table-cell>
          <table:table-cell table:formula="of:=SUM([.AM4:.AM1048576])" office:value-type="float" office:value="55" calcext:value-type="float">
            <text:p>55</text:p>
          </table:table-cell>
          <table:table-cell table:formula="of:=SUM([.AN4:.AN1048576])" office:value-type="float" office:value="55" calcext:value-type="float">
            <text:p>55</text:p>
          </table:table-cell>
          <table:table-cell table:formula="of:=SUM([.AO4:.AO1048576])" office:value-type="float" office:value="55" calcext:value-type="float">
            <text:p>55</text:p>
          </table:table-cell>
          <table:table-cell table:formula="of:=SUM([.AP4:.AP1048576])" office:value-type="float" office:value="55" calcext:value-type="float">
            <text:p>55</text:p>
          </table:table-cell>
          <table:table-cell table:formula="of:=SUM([.AQ4:.AQ1048576])" office:value-type="float" office:value="55" calcext:value-type="float">
            <text:p>55</text:p>
          </table:table-cell>
          <table:table-cell table:formula="of:=SUM([.AR4:.AR1048576])" office:value-type="float" office:value="55" calcext:value-type="float">
            <text:p>55</text:p>
          </table:table-cell>
          <table:table-cell table:formula="of:=SUM([.AS4:.AS1048576])" office:value-type="float" office:value="55" calcext:value-type="float">
            <text:p>55</text:p>
          </table:table-cell>
          <table:table-cell table:formula="of:=SUM([.AT4:.AT1048576])" office:value-type="float" office:value="55" calcext:value-type="float">
            <text:p>55</text:p>
          </table:table-cell>
          <table:table-cell table:formula="of:=SUM([.AU4:.AU1048576])" office:value-type="float" office:value="55" calcext:value-type="float">
            <text:p>55</text:p>
          </table:table-cell>
          <table:table-cell table:formula="of:=SUM([.AV4:.AV1048576])" office:value-type="float" office:value="55" calcext:value-type="float">
            <text:p>55</text:p>
          </table:table-cell>
          <table:table-cell table:formula="of:=SUM([.AW4:.AW1048576])" office:value-type="float" office:value="55" calcext:value-type="float">
            <text:p>55</text:p>
          </table:table-cell>
          <table:table-cell table:formula="of:=SUM([.AX4:.AX1048576])" office:value-type="float" office:value="55" calcext:value-type="float">
            <text:p>55</text:p>
          </table:table-cell>
          <table:table-cell table:formula="of:=SUM([.AY4:.AY1048576])" office:value-type="float" office:value="55" calcext:value-type="float">
            <text:p>55</text:p>
          </table:table-cell>
          <table:table-cell table:formula="of:=SUM([.AZ4:.AZ1048576])" office:value-type="float" office:value="55" calcext:value-type="float">
            <text:p>55</text:p>
          </table:table-cell>
          <table:table-cell table:formula="of:=SUM([.BA4:.BA1048576])" office:value-type="float" office:value="55" calcext:value-type="float">
            <text:p>55</text:p>
          </table:table-cell>
          <table:table-cell table:formula="of:=SUM([.BB4:.BB1048576])" office:value-type="float" office:value="55" calcext:value-type="float">
            <text:p>55</text:p>
          </table:table-cell>
          <table:table-cell table:formula="of:=SUM([.BC4:.BC1048576])" office:value-type="float" office:value="55" calcext:value-type="float">
            <text:p>55</text:p>
          </table:table-cell>
          <table:table-cell table:formula="of:=SUM([.BD4:.BD1048576])" office:value-type="float" office:value="55" calcext:value-type="float">
            <text:p>55</text:p>
          </table:table-cell>
          <table:table-cell table:formula="of:=SUM([.BE4:.BE1048576])" office:value-type="float" office:value="55" calcext:value-type="float">
            <text:p>55</text:p>
          </table:table-cell>
          <table:table-cell table:formula="of:=SUM([.BF4:.BF1048576])" office:value-type="float" office:value="55" calcext:value-type="float">
            <text:p>55</text:p>
          </table:table-cell>
          <table:table-cell table:formula="of:=SUM([.BG4:.BG1048576])" office:value-type="float" office:value="55" calcext:value-type="float">
            <text:p>55</text:p>
          </table:table-cell>
          <table:table-cell table:formula="of:=SUM([.BH4:.BH1048576])" office:value-type="float" office:value="55" calcext:value-type="float">
            <text:p>55</text:p>
          </table:table-cell>
          <table:table-cell table:formula="of:=SUM([.BI4:.BI1048576])" office:value-type="float" office:value="55" calcext:value-type="float">
            <text:p>55</text:p>
          </table:table-cell>
          <table:table-cell table:formula="of:=SUM([.BJ4:.BJ1048576])" office:value-type="float" office:value="55" calcext:value-type="float">
            <text:p>55</text:p>
          </table:table-cell>
          <table:table-cell table:formula="of:=SUM([.BK4:.BK1048576])" office:value-type="float" office:value="55" calcext:value-type="float">
            <text:p>55</text:p>
          </table:table-cell>
          <table:table-cell table:formula="of:=SUM([.BL4:.BL1048576])" office:value-type="float" office:value="55" calcext:value-type="float">
            <text:p>55</text:p>
          </table:table-cell>
          <table:table-cell table:formula="of:=SUM([.BM4:.BM1048576])" office:value-type="float" office:value="55" calcext:value-type="float">
            <text:p>55</text:p>
          </table:table-cell>
          <table:table-cell table:formula="of:=SUM([.BN4:.BN1048576])" office:value-type="float" office:value="55" calcext:value-type="float">
            <text:p>55</text:p>
          </table:table-cell>
          <table:table-cell table:formula="of:=SUM([.BO4:.BO1048576])" office:value-type="float" office:value="55" calcext:value-type="float">
            <text:p>55</text:p>
          </table:table-cell>
          <table:table-cell table:formula="of:=SUM([.BP4:.BP1048576])" office:value-type="float" office:value="55" calcext:value-type="float">
            <text:p>55</text:p>
          </table:table-cell>
          <table:table-cell table:formula="of:=SUM([.BQ4:.BQ1048576])" office:value-type="float" office:value="55" calcext:value-type="float">
            <text:p>55</text:p>
          </table:table-cell>
          <table:table-cell table:formula="of:=SUM([.BR4:.BR1048576])" office:value-type="float" office:value="55" calcext:value-type="float">
            <text:p>55</text:p>
          </table:table-cell>
          <table:table-cell table:formula="of:=SUM([.BS4:.BS1048576])" office:value-type="float" office:value="55" calcext:value-type="float">
            <text:p>55</text:p>
          </table:table-cell>
          <table:table-cell table:formula="of:=SUM([.BT4:.BT1048576])" office:value-type="float" office:value="55" calcext:value-type="float">
            <text:p>55</text:p>
          </table:table-cell>
          <table:table-cell table:formula="of:=SUM([.BU4:.BU1048576])" office:value-type="float" office:value="55" calcext:value-type="float">
            <text:p>55</text:p>
          </table:table-cell>
          <table:table-cell table:formula="of:=SUM([.BV4:.BV1048576])" office:value-type="float" office:value="55" calcext:value-type="float">
            <text:p>55</text:p>
          </table:table-cell>
          <table:table-cell table:formula="of:=SUM([.BW4:.BW1048576])" office:value-type="float" office:value="55" calcext:value-type="float">
            <text:p>55</text:p>
          </table:table-cell>
          <table:table-cell table:formula="of:=SUM([.BX4:.BX1048576])" office:value-type="float" office:value="55" calcext:value-type="float">
            <text:p>55</text:p>
          </table:table-cell>
          <table:table-cell table:formula="of:=SUM([.BY4:.BY1048576])" office:value-type="float" office:value="55" calcext:value-type="float">
            <text:p>55</text:p>
          </table:table-cell>
          <table:table-cell table:formula="of:=SUM([.BZ4:.BZ1048576])" office:value-type="float" office:value="55" calcext:value-type="float">
            <text:p>55</text:p>
          </table:table-cell>
          <table:table-cell table:formula="of:=SUM([.CA4:.CA1048576])" office:value-type="float" office:value="52" calcext:value-type="float">
            <text:p>52</text:p>
          </table:table-cell>
          <table:table-cell table:formula="of:=SUM([.CB4:.CB1048576])" office:value-type="float" office:value="55" calcext:value-type="float">
            <text:p>55</text:p>
          </table:table-cell>
          <table:table-cell table:formula="of:=SUM([.CC4:.CC1048576])" office:value-type="float" office:value="55" calcext:value-type="float">
            <text:p>55</text:p>
          </table:table-cell>
          <table:table-cell table:formula="of:=SUM([.CD4:.CD1048576])" office:value-type="float" office:value="55" calcext:value-type="float">
            <text:p>55</text:p>
          </table:table-cell>
          <table:table-cell table:formula="of:=SUM([.CE4:.CE1048576])" office:value-type="float" office:value="55" calcext:value-type="float">
            <text:p>55</text:p>
          </table:table-cell>
          <table:table-cell table:formula="of:=SUM([.CF4:.CF1048576])" office:value-type="float" office:value="55" calcext:value-type="float">
            <text:p>55</text:p>
          </table:table-cell>
          <table:table-cell table:formula="of:=SUM([.CG4:.CG1048576])" office:value-type="float" office:value="55" calcext:value-type="float">
            <text:p>55</text:p>
          </table:table-cell>
          <table:table-cell table:formula="of:=SUM([.CH4:.CH1048576])" office:value-type="float" office:value="55" calcext:value-type="float">
            <text:p>55</text:p>
          </table:table-cell>
          <table:table-cell table:formula="of:=SUM([.CI4:.CI1048576])" office:value-type="float" office:value="55" calcext:value-type="float">
            <text:p>55</text:p>
          </table:table-cell>
          <table:table-cell table:formula="of:=SUM([.CJ4:.CJ1048576])" office:value-type="float" office:value="55" calcext:value-type="float">
            <text:p>55</text:p>
          </table:table-cell>
          <table:table-cell table:formula="of:=SUM([.CK4:.CK1048576])" office:value-type="float" office:value="55" calcext:value-type="float">
            <text:p>55</text:p>
          </table:table-cell>
          <table:table-cell table:formula="of:=SUM([.CL4:.CL1048576])" office:value-type="float" office:value="55" calcext:value-type="float">
            <text:p>55</text:p>
          </table:table-cell>
          <table:table-cell table:formula="of:=SUM([.CM4:.CM1048576])" office:value-type="float" office:value="55" calcext:value-type="float">
            <text:p>55</text:p>
          </table:table-cell>
          <table:table-cell table:formula="of:=SUM([.CN4:.CN1048576])" office:value-type="float" office:value="55" calcext:value-type="float">
            <text:p>55</text:p>
          </table:table-cell>
          <table:table-cell table:formula="of:=SUM([.CO4:.CO1048576])" office:value-type="float" office:value="55" calcext:value-type="float">
            <text:p>55</text:p>
          </table:table-cell>
          <table:table-cell table:formula="of:=SUM([.CP4:.CP1048576])" office:value-type="float" office:value="55" calcext:value-type="float">
            <text:p>55</text:p>
          </table:table-cell>
          <table:table-cell table:formula="of:=SUM([.CQ4:.CQ1048576])" office:value-type="float" office:value="0" calcext:value-type="float">
            <text:p>0</text:p>
          </table:table-cell>
          <table:table-cell table:formula="of:=SUM([.CR4:.CR1048576])" office:value-type="float" office:value="0" calcext:value-type="float">
            <text:p>0</text:p>
          </table:table-cell>
          <table:table-cell table:formula="of:=SUM([.CS4:.CS1048576])" office:value-type="float" office:value="0" calcext:value-type="float">
            <text:p>0</text:p>
          </table:table-cell>
          <table:table-cell table:formula="of:=SUM([.CT4:.CT1048576])" office:value-type="float" office:value="0" calcext:value-type="float">
            <text:p>0</text:p>
          </table:table-cell>
          <table:table-cell table:formula="of:=SUM([.CU4:.CU1048576])" office:value-type="float" office:value="0" calcext:value-type="float">
            <text:p>0</text:p>
          </table:table-cell>
          <table:table-cell table:formula="of:=SUM([.CV4:.CV1048576])" office:value-type="float" office:value="0" calcext:value-type="float">
            <text:p>0</text:p>
          </table:table-cell>
          <table:table-cell table:formula="of:=SUM([.CW4:.CW1048576])" office:value-type="float" office:value="0" calcext:value-type="float">
            <text:p>0</text:p>
          </table:table-cell>
          <table:table-cell table:formula="of:=SUM([.CX4:.CX1048576])" office:value-type="float" office:value="0" calcext:value-type="float">
            <text:p>0</text:p>
          </table:table-cell>
          <table:table-cell table:formula="of:=SUM([.CY4:.CY1048576])" office:value-type="float" office:value="0" calcext:value-type="float">
            <text:p>0</text:p>
          </table:table-cell>
          <table:table-cell table:formula="of:=SUM([.CZ4:.CZ1048576])" office:value-type="float" office:value="0" calcext:value-type="float">
            <text:p>0</text:p>
          </table:table-cell>
          <table:table-cell table:formula="of:=SUM([.DA4:.DA1048576])" office:value-type="float" office:value="0" calcext:value-type="float">
            <text:p>0</text:p>
          </table:table-cell>
          <table:table-cell table:formula="of:=SUM([.DB4:.DB1048576])" office:value-type="float" office:value="0" calcext:value-type="float">
            <text:p>0</text:p>
          </table:table-cell>
          <table:table-cell table:formula="of:=SUM([.DC4:.DC1048576])" office:value-type="float" office:value="0" calcext:value-type="float">
            <text:p>0</text:p>
          </table:table-cell>
          <table:table-cell table:formula="of:=SUM([.DD4:.DD1048576])" office:value-type="float" office:value="0" calcext:value-type="float">
            <text:p>0</text:p>
          </table:table-cell>
          <table:table-cell table:formula="of:=SUM([.DE4:.DE1048576])" office:value-type="float" office:value="0" calcext:value-type="float">
            <text:p>0</text:p>
          </table:table-cell>
          <table:table-cell table:formula="of:=SUM([.DF4:.DF1048576])" office:value-type="float" office:value="0" calcext:value-type="float">
            <text:p>0</text:p>
          </table:table-cell>
          <table:table-cell table:formula="of:=SUM([.DG4:.DG1048576])" office:value-type="float" office:value="0" calcext:value-type="float">
            <text:p>0</text:p>
          </table:table-cell>
          <table:table-cell table:formula="of:=SUM([.DH4:.DH1048576])" office:value-type="float" office:value="0" calcext:value-type="float">
            <text:p>0</text:p>
          </table:table-cell>
          <table:table-cell table:formula="of:=SUM([.DI4:.DI1048576])" office:value-type="float" office:value="0" calcext:value-type="float">
            <text:p>0</text:p>
          </table:table-cell>
          <table:table-cell table:formula="of:=SUM([.DJ4:.DJ1048576])" office:value-type="float" office:value="0" calcext:value-type="float">
            <text:p>0</text:p>
          </table:table-cell>
          <table:table-cell table:formula="of:=SUM([.DK4:.DK1048576])" office:value-type="float" office:value="0" calcext:value-type="float">
            <text:p>0</text:p>
          </table:table-cell>
          <table:table-cell table:formula="of:=SUM([.DL4:.DL1048576])" office:value-type="float" office:value="0" calcext:value-type="float">
            <text:p>0</text:p>
          </table:table-cell>
          <table:table-cell table:formula="of:=SUM([.DM4:.DM1048576])" office:value-type="float" office:value="0" calcext:value-type="float">
            <text:p>0</text:p>
          </table:table-cell>
          <table:table-cell table:formula="of:=SUM([.DN4:.DN1048576])" office:value-type="float" office:value="0" calcext:value-type="float">
            <text:p>0</text:p>
          </table:table-cell>
          <table:table-cell table:formula="of:=SUM([.DO4:.DO1048576])" office:value-type="float" office:value="0" calcext:value-type="float">
            <text:p>0</text:p>
          </table:table-cell>
          <table:table-cell table:formula="of:=SUM([.DP4:.DP1048576])" office:value-type="float" office:value="0" calcext:value-type="float">
            <text:p>0</text:p>
          </table:table-cell>
          <table:table-cell table:formula="of:=SUM([.DQ4:.DQ1048576])" office:value-type="float" office:value="0" calcext:value-type="float">
            <text:p>0</text:p>
          </table:table-cell>
          <table:table-cell table:formula="of:=SUM([.DR4:.DR1048576])" office:value-type="float" office:value="0" calcext:value-type="float">
            <text:p>0</text:p>
          </table:table-cell>
          <table:table-cell table:formula="of:=SUM([.DS4:.DS1048576])" office:value-type="float" office:value="0" calcext:value-type="float">
            <text:p>0</text:p>
          </table:table-cell>
          <table:table-cell table:formula="of:=SUM([.DT4:.DT1048576])" office:value-type="float" office:value="0" calcext:value-type="float">
            <text:p>0</text:p>
          </table:table-cell>
          <table:table-cell table:formula="of:=SUM([.DU4:.DU1048576])" office:value-type="float" office:value="0" calcext:value-type="float">
            <text:p>0</text:p>
          </table:table-cell>
          <table:table-cell table:formula="of:=SUM([.DV4:.DV1048576])" office:value-type="float" office:value="0" calcext:value-type="float">
            <text:p>0</text:p>
          </table:table-cell>
          <table:table-cell table:formula="of:=SUM([.DW4:.DW1048576])" office:value-type="float" office:value="0" calcext:value-type="float">
            <text:p>0</text:p>
          </table:table-cell>
          <table:table-cell table:formula="of:=SUM([.DX4:.DX1048576])" office:value-type="float" office:value="0" calcext:value-type="float">
            <text:p>0</text:p>
          </table:table-cell>
          <table:table-cell table:formula="of:=SUM([.DY4:.DY1048576])" office:value-type="float" office:value="0" calcext:value-type="float">
            <text:p>0</text:p>
          </table:table-cell>
          <table:table-cell table:formula="of:=SUM([.DZ4:.DZ1048576])" office:value-type="float" office:value="0" calcext:value-type="float">
            <text:p>0</text:p>
          </table:table-cell>
          <table:table-cell table:number-columns-repeated="894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4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2" office:value-type="string" calcext:value-type="string">
            <text:p>42PercentHealth</text:p>
          </table:table-cell>
          <table:table-cell table:style-name="ce13" office:value-type="string" calcext:value-type="string">
            <text:p>Nine Inch Heels</text:p>
          </table:table-cell>
          <table:table-cell table:style-name="ce14" office:value-type="string" calcext:value-type="string">
            <text:p>Not Jabba</text:p>
          </table:table-cell>
          <table:table-cell table:style-name="ce15" office:value-type="string" calcext:value-type="string">
            <text:p>Cynical</text:p>
          </table:table-cell>
          <table:table-cell table:style-name="ce16" office:value-type="string" calcext:value-type="string">
            <text:p>Sky</text:p>
          </table:table-cell>
          <table:table-cell table:style-name="ce17" office:value-type="string" calcext:value-type="string">
            <text:p>Jaws In Space</text:p>
          </table:table-cell>
          <table:table-cell table:style-name="ce18" office:value-type="string" calcext:value-type="string">
            <text:p>bzzrak</text:p>
          </table:table-cell>
          <table:table-cell table:style-name="ce15" office:value-type="string" calcext:value-type="string">
            <text:p>Archvile Hunter</text:p>
          </table:table-cell>
          <table:table-cell table:style-name="ce15" office:value-type="string" calcext:value-type="string">
            <text:p>Doomkid</text:p>
          </table:table-cell>
          <table:table-cell table:style-name="ce19" office:value-type="string" calcext:value-type="string">
            <text:p>Mr. Freeze</text:p>
          </table:table-cell>
          <table:table-cell table:style-name="ce20" office:value-type="string" calcext:value-type="string">
            <text:p>ShoDemo</text:p>
          </table:table-cell>
          <table:table-cell table:style-name="ce21" office:value-type="string" calcext:value-type="string">
            <text:p>Chamelenoel</text:p>
          </table:table-cell>
          <table:table-cell table:style-name="ce22" office:value-type="string" calcext:value-type="string">
            <text:p>NuMetalManiak</text:p>
          </table:table-cell>
          <table:table-cell table:style-name="ce23" office:value-type="string" calcext:value-type="string">
            <text:p>Spectre01</text:p>
          </table:table-cell>
          <table:table-cell table:style-name="ce24" office:value-type="string" calcext:value-type="string">
            <text:p>Vorpal</text:p>
          </table:table-cell>
          <table:table-cell table:style-name="ce25" office:value-type="string" calcext:value-type="string">
            <text:p>Ralphis</text:p>
          </table:table-cell>
          <table:table-cell table:style-name="ce26" office:value-type="string" calcext:value-type="string">
            <text:p>HyperLuke</text:p>
          </table:table-cell>
          <table:table-cell table:style-name="ce27" office:value-type="string" calcext:value-type="string">
            <text:p>Spectra</text:p>
          </table:table-cell>
          <table:table-cell table:style-name="ce28" office:value-type="string" calcext:value-type="string">
            <text:p>Malrionn</text:p>
          </table:table-cell>
          <table:table-cell table:style-name="ce29" office:value-type="string" calcext:value-type="string">
            <text:p>MFG38</text:p>
          </table:table-cell>
          <table:table-cell table:style-name="ce15" office:value-type="string" calcext:value-type="string">
            <text:p>Ed</text:p>
          </table:table-cell>
          <table:table-cell table:style-name="ce15" office:value-type="string" calcext:value-type="string">
            <text:p>Graf Zahl</text:p>
          </table:table-cell>
          <table:table-cell table:style-name="ce30" office:value-type="string" calcext:value-type="string">
            <text:p>Voltcom9</text:p>
          </table:table-cell>
          <table:table-cell table:style-name="ce31" office:value-type="string" calcext:value-type="string">
            <text:p>antares031</text:p>
          </table:table-cell>
          <table:table-cell table:style-name="ce15" office:value-type="string" calcext:value-type="string">
            <text:p>AnonimVio</text:p>
          </table:table-cell>
          <table:table-cell table:style-name="ce32" office:value-type="string" calcext:value-type="string">
            <text:p>everennui</text:p>
          </table:table-cell>
          <table:table-cell table:style-name="ce15" office:value-type="string" calcext:value-type="string">
            <text:p>Grazza</text:p>
          </table:table-cell>
          <table:table-cell table:style-name="ce33" office:value-type="string" calcext:value-type="string">
            <text:p>ella guro</text:p>
          </table:table-cell>
          <table:table-cell table:style-name="ce15" office:value-type="string" calcext:value-type="string">
            <text:p>yakfak</text:p>
          </table:table-cell>
          <table:table-cell table:style-name="ce34" office:value-type="string" calcext:value-type="string">
            <text:p>Forli</text:p>
          </table:table-cell>
          <table:table-cell table:style-name="ce15" office:value-type="string" calcext:value-type="string">
            <text:p>roadworx</text:p>
          </table:table-cell>
          <table:table-cell table:style-name="ce35" office:value-type="string" calcext:value-type="string">
            <text:p>WH-Wilou84</text:p>
          </table:table-cell>
          <table:table-cell table:style-name="ce15" office:value-type="string" calcext:value-type="string">
            <text:p>7hm</text:p>
          </table:table-cell>
          <table:table-cell table:style-name="ce15" office:value-type="string" calcext:value-type="string">
            <text:p>Dime</text:p>
          </table:table-cell>
          <table:table-cell table:style-name="ce36" office:value-type="string" calcext:value-type="string">
            <text:p>Nate River</text:p>
          </table:table-cell>
          <table:table-cell table:style-name="ce37" office:value-type="string" calcext:value-type="string">
            <text:p>fveitsi</text:p>
          </table:table-cell>
          <table:table-cell table:style-name="ce38" office:value-type="string" calcext:value-type="string">
            <text:p>justsomemusicguy</text:p>
          </table:table-cell>
          <table:table-cell table:style-name="ce15" office:value-type="string" calcext:value-type="string">
            <text:p>JudgeDeadd</text:p>
          </table:table-cell>
          <table:table-cell table:style-name="ce39" office:value-type="string" calcext:value-type="string">
            <text:p>T-Rex</text:p>
          </table:table-cell>
          <table:table-cell table:style-name="ce15" office:value-type="string" calcext:value-type="string">
            <text:p>Phobus</text:p>
          </table:table-cell>
          <table:table-cell table:style-name="ce40" office:value-type="string" calcext:value-type="string">
            <text:p>darkreaver</text:p>
          </table:table-cell>
          <table:table-cell table:style-name="ce41" office:value-type="string" calcext:value-type="string">
            <text:p>Roofi</text:p>
          </table:table-cell>
          <table:table-cell table:style-name="ce42" office:value-type="string" calcext:value-type="string">
            <text:p>Talvi</text:p>
          </table:table-cell>
          <table:table-cell table:style-name="ce43" office:value-type="string" calcext:value-type="string">
            <text:p>bonnie</text:p>
          </table:table-cell>
          <table:table-cell table:style-name="ce15" office:value-type="string" calcext:value-type="string">
            <text:p>Outrageous Videos</text:p>
          </table:table-cell>
          <table:table-cell table:style-name="ce15" office:value-type="string" calcext:value-type="string">
            <text:p>Paul977</text:p>
          </table:table-cell>
          <table:table-cell table:style-name="ce15" office:value-type="string" calcext:value-type="string">
            <text:p>Dragonfly</text:p>
          </table:table-cell>
          <table:table-cell table:style-name="ce15" office:value-type="string" calcext:value-type="string">
            <text:p>StoneMason</text:p>
          </table:table-cell>
          <table:table-cell table:style-name="ce44" office:value-type="string" calcext:value-type="string">
            <text:p>bLOCKbOYgAMES</text:p>
          </table:table-cell>
          <table:table-cell table:style-name="ce45" office:value-type="string" calcext:value-type="string">
            <text:p>Woolie Wool</text:p>
          </table:table-cell>
          <table:table-cell table:style-name="ce15" office:value-type="string" calcext:value-type="string">
            <text:p>GarrettChan</text:p>
          </table:table-cell>
          <table:table-cell table:style-name="ce15" office:value-type="string" calcext:value-type="string">
            <text:p>Soundblock</text:p>
          </table:table-cell>
          <table:table-cell table:style-name="ce15" office:value-type="string" calcext:value-type="string">
            <text:p>HUNdebLeonidasX</text:p>
          </table:table-cell>
          <table:table-cell table:style-name="ce15" office:value-type="string" calcext:value-type="string">
            <text:p>Greyenko</text:p>
          </table:table-cell>
          <table:table-cell table:style-name="ce15" office:value-type="string" calcext:value-type="string">
            <text:p>TechnoDoomed1</text:p>
          </table:table-cell>
          <table:table-cell table:style-name="ce46" office:value-type="string" calcext:value-type="string">
            <text:p>valkiriforce</text:p>
          </table:table-cell>
          <table:table-cell table:style-name="ce47" office:value-type="string" calcext:value-type="string">
            <text:p>soner du</text:p>
          </table:table-cell>
          <table:table-cell table:style-name="ce15" office:value-type="string" calcext:value-type="string">
            <text:p>Philnemba</text:p>
          </table:table-cell>
          <table:table-cell table:style-name="ce15" office:value-type="string" calcext:value-type="string">
            <text:p>Altima</text:p>
          </table:table-cell>
          <table:table-cell table:style-name="ce15" office:value-type="string" calcext:value-type="string">
            <text:p>Lazorinc</text:p>
          </table:table-cell>
          <table:table-cell table:style-name="ce15" office:value-type="string" calcext:value-type="string">
            <text:p>SGS Man</text:p>
          </table:table-cell>
          <table:table-cell table:style-name="ce15" office:value-type="string" calcext:value-type="string">
            <text:p>Grain of Salt</text:p>
          </table:table-cell>
          <table:table-cell table:style-name="ce15" office:value-type="string" calcext:value-type="string">
            <text:p>Bryan T</text:p>
          </table:table-cell>
          <table:table-cell table:style-name="ce15" office:value-type="string" calcext:value-type="string">
            <text:p>NaZa</text:p>
          </table:table-cell>
          <table:table-cell table:style-name="ce15" office:value-type="string" calcext:value-type="string">
            <text:p>Poncho</text:p>
          </table:table-cell>
          <table:table-cell table:style-name="ce48" office:value-type="string" calcext:value-type="string">
            <text:p>bemused</text:p>
          </table:table-cell>
          <table:table-cell table:style-name="ce15" office:value-type="string" calcext:value-type="string">
            <text:p>Squadallah</text:p>
          </table:table-cell>
          <table:table-cell table:style-name="ce49" office:value-type="string" calcext:value-type="string">
            <text:p>dylux</text:p>
          </table:table-cell>
          <table:table-cell table:style-name="ce15" office:value-type="string" calcext:value-type="string">
            <text:p>Nirvana</text:p>
          </table:table-cell>
          <table:table-cell table:style-name="ce50" office:value-type="string" calcext:value-type="string">
            <text:p>tchkb</text:p>
          </table:table-cell>
          <table:table-cell table:style-name="ce51" office:value-type="string" calcext:value-type="string">
            <text:p>NoisyVelvet</text:p>
          </table:table-cell>
          <table:table-cell table:style-name="ce52" office:value-type="string" calcext:value-type="string">
            <text:p>Apaul27</text:p>
          </table:table-cell>
          <table:table-cell table:style-name="ce53" office:value-type="string" calcext:value-type="string">
            <text:p>tmorrow</text:p>
          </table:table-cell>
          <table:table-cell table:style-name="ce54" office:value-type="string" calcext:value-type="string">
            <text:p>Odal</text:p>
          </table:table-cell>
          <table:table-cell table:style-name="ce55" office:value-type="string" calcext:value-type="string">
            <text:p>m8f</text:p>
          </table:table-cell>
          <table:table-cell table:style-name="ce56" office:value-type="string" calcext:value-type="string">
            <text:p>Budoka</text:p>
          </table:table-cell>
          <table:table-cell table:style-name="ce57" office:value-type="string" calcext:value-type="string">
            <text:p>TheNerdTurtle2</text:p>
          </table:table-cell>
          <table:table-cell table:style-name="ce58" office:value-type="string" calcext:value-type="string">
            <text:p>TheMightyHeracross</text:p>
          </table:table-cell>
          <table:table-cell table:style-name="ce58" office:value-type="string" calcext:value-type="string">
            <text:p>Lorenz0</text:p>
          </table:table-cell>
          <table:table-cell table:style-name="ce59" office:value-type="string" calcext:value-type="string">
            <text:p>guitardz</text:p>
          </table:table-cell>
          <table:table-cell table:style-name="ce59" office:value-type="string" calcext:value-type="string">
            <text:p>Nancsi</text:p>
          </table:table-cell>
          <table:table-cell table:style-name="ce61" office:value-type="string" calcext:value-type="string">
            <text:p>Archie550</text:p>
          </table:table-cell>
          <table:table-cell table:style-name="ce61" office:value-type="string" calcext:value-type="string">
            <text:p>ReaperAA</text:p>
          </table:table-cell>
          <table:table-cell table:style-name="ce61" office:value-type="string" calcext:value-type="string">
            <text:p>Ziad EL Zein</text:p>
          </table:table-cell>
          <table:table-cell table:style-name="ce61" office:value-type="string" calcext:value-type="string">
            <text:p>Diabolución</text:p>
          </table:table-cell>
          <table:table-cell table:style-name="ce61" office:value-type="string" calcext:value-type="string">
            <text:p>pcorf</text:p>
          </table:table-cell>
          <table:table-cell table:style-name="ce61" office:value-type="string" calcext:value-type="string">
            <text:p>Octillion</text:p>
          </table:table-cell>
          <table:table-cell table:style-name="ce59" table:number-columns-repeated="9"/>
          <table:table-cell table:style-name="ce62" table:number-columns-repeated="921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218" calcext:value-type="float">
            <text:p>218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6, tchkb: 9, tmorrow: 4, Budoka: 6, TheMightyHeracross: 10, Archie550: 9, Ziad EL Zein: 5, pcorf: 6" calcext:value-type="string">
            <text:p>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6, tchkb: 9, tmorrow: 4, Budoka: 6, TheMightyHeracross: 10, Archie550: 9, Ziad EL Zein: 5, pcorf: 6</text:p>
          </table:table-cell>
          <table:table-cell table:style-name="ce11" table:formula="of:=SUMPRODUCT(NOT(ISBLANK([.H4:.AMJ4])))"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3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216" calcext:value-type="float">
            <text:p>216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42PercentHealth: 5, Cynical: 7, Doomkid: 3, Mr. Freeze: 9, NuMetalManiak: 6, Spectra: 3, Malrionn: 2, antares031: 8, Forli: 1, roadworx: 5, WH-Wilou84: 5, fveitsi: 5, justsomemusicguy: 9, JudgeDeadd: 4, T-Rex: 10, darkreaver: 9, Talvi: 1, Paul977: 8, StoneMason: 5, bLOCKbOYgAMES: 10, valkiriforce: 8, soner du: 7, Philnemba: 6, Altima: 10, SGS Man: 5, NaZa: 5, Poncho: 10, Squadallah: 10, dylux: 4, NoisyVelvet: 1, tmorrow: 4, Odal: 10, TheMightyHeracross: 10, Ziad EL Zein: 5, pcorf: 6" calcext:value-type="string">
            <text:p>42PercentHealth: 5, Cynical: 7, Doomkid: 3, Mr. Freeze: 9, NuMetalManiak: 6, Spectra: 3, Malrionn: 2, antares031: 8, Forli: 1, roadworx: 5, WH-Wilou84: 5, fveitsi: 5, justsomemusicguy: 9, JudgeDeadd: 4, T-Rex: 10, darkreaver: 9, Talvi: 1, Paul977: 8, StoneMason: 5, bLOCKbOYgAMES: 10, valkiriforce: 8, soner du: 7, Philnemba: 6, Altima: 10, SGS Man: 5, NaZa: 5, Poncho: 10, Squadallah: 10, dylux: 4, NoisyVelvet: 1, tmorrow: 4, Odal: 10, TheMightyHeracross: 10, Ziad EL Zein: 5, pcorf: 6</text:p>
          </table:table-cell>
          <table:table-cell table:style-name="ce11" table:formula="of:=SUMPRODUCT(NOT(ISBLANK([.H5:.AMJ5])))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31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186" calcext:value-type="float">
            <text:p>186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" calcext:value-type="string">
            <text:p>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</text:p>
          </table:table-cell>
          <table:table-cell table:style-name="ce11" table:formula="of:=SUMPRODUCT(NOT(ISBLANK([.H6:.AMJ6])))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8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34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3" calcext:value-type="float">
            <text:p>3</text:p>
          </table:table-cell>
          <table:table-cell table:formula="of:=SUM([.H7:.AMJ7])" office:value-type="float" office:value="186" calcext:value-type="float">
            <text:p>186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Nine Inch Heels: 7, Not Jabba: 5, Archvile Hunter: 5, Spectre01: 10, Spectra: 10, MFG38: 8, Ed: 5, Forli: 10, 7hm: 4, Dime: 7, JudgeDeadd: 4, Talvi: 5, GarrettChan: 9, HUNdebLeonidasX: 10, Lazorinc: 9, SGS Man: 10, Bryan T: 10, Poncho: 3, tchkb: 10, Odal: 1, Budoka: 6, TheNerdTurtle2: 6, Lorenz0: 10, Nancsi: 3, ReaperAA: 9, pcorf: 6, Octillion: 4" calcext:value-type="string">
            <text:p>Nine Inch Heels: 7, Not Jabba: 5, Archvile Hunter: 5, Spectre01: 10, Spectra: 10, MFG38: 8, Ed: 5, Forli: 10, 7hm: 4, Dime: 7, JudgeDeadd: 4, Talvi: 5, GarrettChan: 9, HUNdebLeonidasX: 10, Lazorinc: 9, SGS Man: 10, Bryan T: 10, Poncho: 3, tchkb: 10, Odal: 1, Budoka: 6, TheNerdTurtle2: 6, Lorenz0: 10, Nancsi: 3, ReaperAA: 9, pcorf: 6, Octillion: 4</text:p>
          </table:table-cell>
          <table:table-cell table:style-name="ce11" table:formula="of:=SUMPRODUCT(NOT(ISBLANK([.H7:.AMJ7])))" office:value-type="float" office:value="27" calcext:value-type="float">
            <text:p>2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30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182" calcext:value-type="float">
            <text:p>182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" calcext:value-type="string">
            <text:p>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</text:p>
          </table:table-cell>
          <table:table-cell table:style-name="ce11" table:formula="of:=SUMPRODUCT(NOT(ISBLANK([.H8:.AMJ8])))"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166" calcext:value-type="float">
            <text:p>166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Nine Inch Heels: 10, Cynical: 3, Archvile Hunter: 5, ShoDemo: 4, Spectre01: 9, yakfak: 6, Forli: 8, WH-Wilou84: 2, 7hm: 4, Dime: 4, Nate River: 7, fveitsi: 5, Talvi: 5, GarrettChan: 6, Greyenko: 7, Lazorinc: 10, SGS Man: 9, Grain of Salt: 7, Bryan T: 7, Poncho: 2, bemused: 9, Nirvana: 5, tchkb: 8, tmorrow: 2, Odal: 3, TheNerdTurtle2: 5, TheMightyHeracross: 3, Lorenz0: 3, Octillion: 8" calcext:value-type="string">
            <text:p>Nine Inch Heels: 10, Cynical: 3, Archvile Hunter: 5, ShoDemo: 4, Spectre01: 9, yakfak: 6, Forli: 8, WH-Wilou84: 2, 7hm: 4, Dime: 4, Nate River: 7, fveitsi: 5, Talvi: 5, GarrettChan: 6, Greyenko: 7, Lazorinc: 10, SGS Man: 9, Grain of Salt: 7, Bryan T: 7, Poncho: 2, bemused: 9, Nirvana: 5, tchkb: 8, tmorrow: 2, Odal: 3, TheNerdTurtle2: 5, TheMightyHeracross: 3, Lorenz0: 3, Octillion: 8</text:p>
          </table:table-cell>
          <table:table-cell table:style-name="ce11" table:formula="of:=SUMPRODUCT(NOT(ISBLANK([.H9:.AMJ9])))" office:value-type="float" office:value="29" calcext:value-type="float">
            <text:p>2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30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158" calcext:value-type="float">
            <text:p>158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Sky: 3, Archvile Hunter: 5, ShoDemo: 10, Malrionn: 8, MFG38: 10, Ed: 5, everennui: 5, yakfak: 1, Forli: 6, WH-Wilou84: 2, 7hm: 4, Dime: 1, JudgeDeadd: 3, Talvi: 3, StoneMason: 5, Woolie Wool: 2, GarrettChan: 4, Soundblock: 1, TechnoDoomed1: 8, Lazorinc: 3, SGS Man: 4, Grain of Salt: 6, NaZa: 3, Poncho: 6, dylux: 9, tchkb: 5, NoisyVelvet: 1, Apaul27: 10, m8f: 10, TheMightyHeracross: 5, guitardz: 10" calcext:value-type="string">
            <text:p>Sky: 3, Archvile Hunter: 5, ShoDemo: 10, Malrionn: 8, MFG38: 10, Ed: 5, everennui: 5, yakfak: 1, Forli: 6, WH-Wilou84: 2, 7hm: 4, Dime: 1, JudgeDeadd: 3, Talvi: 3, StoneMason: 5, Woolie Wool: 2, GarrettChan: 4, Soundblock: 1, TechnoDoomed1: 8, Lazorinc: 3, SGS Man: 4, Grain of Salt: 6, NaZa: 3, Poncho: 6, dylux: 9, tchkb: 5, NoisyVelvet: 1, Apaul27: 10, m8f: 10, TheMightyHeracross: 5, guitardz: 10</text:p>
          </table:table-cell>
          <table:table-cell table:style-name="ce11" table:formula="of:=SUMPRODUCT(NOT(ISBLANK([.H10:.AMJ10])))" office:value-type="float" office:value="31" calcext:value-type="float">
            <text:p>3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37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108" calcext:value-type="float">
            <text:p>108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" calcext:value-type="string">
            <text:p>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</text:p>
          </table:table-cell>
          <table:table-cell table:style-name="ce11" table:formula="of:=SUMPRODUCT(NOT(ISBLANK([.H11:.AMJ11])))" office:value-type="float" office:value="22" calcext:value-type="float">
            <text:p>22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95" calcext:value-type="float">
            <text:p>95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Nine Inch Heels: 9, HyperLuke: 3, Ed: 5, yakfak: 2, Forli: 2, WH-Wilou84: 3, Nate River: 6, Talvi: 4, Outrageous Videos: 10, GarrettChan: 8, Soundblock: 10, Lazorinc: 4, SGS Man: 1, bemused: 10, Nirvana: 8, Archie550: 10" calcext:value-type="string">
            <text:p>Nine Inch Heels: 9, HyperLuke: 3, Ed: 5, yakfak: 2, Forli: 2, WH-Wilou84: 3, Nate River: 6, Talvi: 4, Outrageous Videos: 10, GarrettChan: 8, Soundblock: 10, Lazorinc: 4, SGS Man: 1, bemused: 10, Nirvana: 8, Archie550: 10</text:p>
          </table:table-cell>
          <table:table-cell table:style-name="ce11" table:formula="of:=SUMPRODUCT(NOT(ISBLANK([.H12:.AMJ12])))" office:value-type="float" office:value="16" calcext:value-type="float">
            <text:p>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935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87" calcext:value-type="float">
            <text:p>87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42PercentHealth: 4, Doomkid: 10, Chamelenoel: 9, Vorpal: 5, roadworx: 10, justsomemusicguy: 1, JudgeDeadd: 2, T-Rex: 2, StoneMason: 5, Soundblock: 4, valkiriforce: 10, Altima: 1, NaZa: 10, Poncho: 4, tmorrow: 2, Odal: 8" calcext:value-type="string">
            <text:p>42PercentHealth: 4, Doomkid: 10, Chamelenoel: 9, Vorpal: 5, roadworx: 10, justsomemusicguy: 1, JudgeDeadd: 2, T-Rex: 2, StoneMason: 5, Soundblock: 4, valkiriforce: 10, Altima: 1, NaZa: 10, Poncho: 4, tmorrow: 2, Odal: 8</text:p>
          </table:table-cell>
          <table:table-cell table:style-name="ce11" table:formula="of:=SUMPRODUCT(NOT(ISBLANK([.H13:.AMJ13]))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43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86" calcext:value-type="float">
            <text:p>86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Cynical: 9, Mr. Freeze: 10, antares031: 1, Grazza: 10, roadworx: 7, WH-Wilou84: 4, fveitsi: 5, T-Rex: 9, bonnie: 1, Altima: 10, NaZa: 8, Squadallah: 3, tmorrow: 4, Budoka: 2, TheMightyHeracross: 3" calcext:value-type="string">
            <text:p>Cynical: 9, Mr. Freeze: 10, antares031: 1, Grazza: 10, roadworx: 7, WH-Wilou84: 4, fveitsi: 5, T-Rex: 9, bonnie: 1, Altima: 10, NaZa: 8, Squadallah: 3, tmorrow: 4, Budoka: 2, TheMightyHeracross: 3</text:p>
          </table:table-cell>
          <table:table-cell table:style-name="ce11" table:formula="of:=SUMPRODUCT(NOT(ISBLANK([.H14:.AMJ14])))" office:value-type="float" office:value="15" calcext:value-type="float">
            <text:p>1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78" calcext:value-type="float">
            <text:p>78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Archvile Hunter: 5, NuMetalManiak: 7, Ed: 5, antares031: 5, everennui: 4, roadworx: 1, 7hm: 4, fveitsi: 5, JudgeDeadd: 4, Talvi: 1, Dragonfly: 9, HUNdebLeonidasX: 8, SGS Man: 3, Bryan T: 8, NoisyVelvet: 1, tmorrow: 3, Odal: 5" calcext:value-type="string">
            <text:p>Archvile Hunter: 5, NuMetalManiak: 7, Ed: 5, antares031: 5, everennui: 4, roadworx: 1, 7hm: 4, fveitsi: 5, JudgeDeadd: 4, Talvi: 1, Dragonfly: 9, HUNdebLeonidasX: 8, SGS Man: 3, Bryan T: 8, NoisyVelvet: 1, tmorrow: 3, Odal: 5</text:p>
          </table:table-cell>
          <table:table-cell table:style-name="ce11" table:formula="of:=SUMPRODUCT(NOT(ISBLANK([.H15:.AMJ15])))" office:value-type="float" office:value="17" calcext:value-type="float">
            <text:p>1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43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68" calcext:value-type="float">
            <text:p>68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</text:p>
          </table:table-cell>
          <table:table-cell table:style-name="ce11" table:formula="of:=SUMPRODUCT(NOT(ISBLANK([.H16:.AMJ16]))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47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66" calcext:value-type="float">
            <text:p>66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42PercentHealth: 9, Not Jabba: 6, Cynical: 4, Archvile Hunter: 5, Spectre01: 1, fveitsi: 5, darkreaver: 2, Talvi: 2, StoneMason: 5, GarrettChan: 3, Bryan T: 4, NoisyVelvet: 10, tmorrow: 2, Budoka: 8" calcext:value-type="string">
            <text:p>42PercentHealth: 9, Not Jabba: 6, Cynical: 4, Archvile Hunter: 5, Spectre01: 1, fveitsi: 5, darkreaver: 2, Talvi: 2, StoneMason: 5, GarrettChan: 3, Bryan T: 4, NoisyVelvet: 10, tmorrow: 2, Budoka: 8</text:p>
          </table:table-cell>
          <table:table-cell table:style-name="ce11" table:formula="of:=SUMPRODUCT(NOT(ISBLANK([.H17:.AMJ17]))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4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62" calcext:value-type="float">
            <text:p>62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Cynical: 10, NuMetalManiak: 10, justsomemusicguy: 7, JudgeDeadd: 3, Talvi: 4, Greyenko: 8, Philnemba: 9, bemused: 1, NoisyVelvet: 3, Archie550: 7" calcext:value-type="string">
            <text:p>Cynical: 10, NuMetalManiak: 10, justsomemusicguy: 7, JudgeDeadd: 3, Talvi: 4, Greyenko: 8, Philnemba: 9, bemused: 1, NoisyVelvet: 3, Archie550: 7</text:p>
          </table:table-cell>
          <table:table-cell table:style-name="ce11" table:formula="of:=SUMPRODUCT(NOT(ISBLANK([.H18:.AMJ18])))"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935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60" calcext:value-type="float">
            <text:p>60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Not Jabba: 2, Spectre01: 8, Malrionn: 7, bLOCKbOYgAMES: 9, HUNdebLeonidasX: 7, Bryan T: 9, Odal: 6, Archie550: 2, Octillion: 10" calcext:value-type="string">
            <text:p>Not Jabba: 2, Spectre01: 8, Malrionn: 7, bLOCKbOYgAMES: 9, HUNdebLeonidasX: 7, Bryan T: 9, Odal: 6, Archie550: 2, Octillion: 10</text:p>
          </table:table-cell>
          <table:table-cell table:style-name="ce11" table:formula="of:=SUMPRODUCT(NOT(ISBLANK([.H19:.AMJ19])))" office:value-type="float" office:value="9" calcext:value-type="float">
            <text:p>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30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6" calcext:value-type="float">
            <text:p>16</text:p>
          </table:table-cell>
          <table:table-cell table:formula="of:=SUM([.H20:.AMJ20])" office:value-type="float" office:value="60" calcext:value-type="float">
            <text:p>60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Not Jabba: 2, Archvile Hunter: 5, WH-Wilou84: 5, darkreaver: 8, Outrageous Videos: 6, StoneMason: 5, Grain of Salt: 4, bemused: 5, Squadallah: 6, tmorrow: 3, Budoka: 6, Ziad EL Zein: 5" calcext:value-type="string">
            <text:p>Not Jabba: 2, Archvile Hunter: 5, WH-Wilou84: 5, darkreaver: 8, Outrageous Videos: 6, StoneMason: 5, Grain of Salt: 4, bemused: 5, Squadallah: 6, tmorrow: 3, Budoka: 6, Ziad EL Zein: 5</text:p>
          </table:table-cell>
          <table:table-cell table:style-name="ce11" table:formula="of:=SUMPRODUCT(NOT(ISBLANK([.H20:.AMJ20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52" calcext:value-type="float">
            <text:p>52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Malrionn: 6, yakfak: 8, JudgeDeadd: 4, Talvi: 4, StoneMason: 10, dylux: 10, m8f: 10" calcext:value-type="string">
            <text:p>Malrionn: 6, yakfak: 8, JudgeDeadd: 4, Talvi: 4, StoneMason: 10, dylux: 10, m8f: 10</text:p>
          </table:table-cell>
          <table:table-cell table:style-name="ce11" table:formula="of:=SUMPRODUCT(NOT(ISBLANK([.H21:.AMJ21])))" office:value-type="float" office:value="7" calcext:value-type="float">
            <text:p>7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19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4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H22:.AMJ22])" office:value-type="float" office:value="52" calcext:value-type="float">
            <text:p>52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ShoDemo: 6, NuMetalManiak: 9, Spectre01: 7, yakfak: 9, Talvi: 2, HUNdebLeonidasX: 9, TheMightyHeracross: 5, Archie550: 5" calcext:value-type="string">
            <text:p>ShoDemo: 6, NuMetalManiak: 9, Spectre01: 7, yakfak: 9, Talvi: 2, HUNdebLeonidasX: 9, TheMightyHeracross: 5, Archie550: 5</text:p>
          </table:table-cell>
          <table:table-cell table:style-name="ce11" table:formula="of:=SUMPRODUCT(NOT(ISBLANK([.H22:.AMJ22])))" office:value-type="float" office:value="8" calcext:value-type="float">
            <text:p>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9" calcext:value-type="float">
            <text:p>9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50" calcext:value-type="float">
            <text:p>50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ella guro: 1, roadworx: 2, WH-Wilou84: 4, justsomemusicguy: 8, T-Rex: 9, Woolie Wool: 7, valkiriforce: 6, NaZa: 6, tmorrow: 2, pcorf: 5" calcext:value-type="string">
            <text:p>ella guro: 1, roadworx: 2, WH-Wilou84: 4, justsomemusicguy: 8, T-Rex: 9, Woolie Wool: 7, valkiriforce: 6, NaZa: 6, tmorrow: 2, pcorf: 5</text:p>
          </table:table-cell>
          <table:table-cell table:style-name="ce11" table:formula="of:=SUMPRODUCT(NOT(ISBLANK([.H23:.AMJ23])))" office:value-type="float" office:value="10" calcext:value-type="float">
            <text:p>10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42" calcext:value-type="float">
            <text:p>42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www.doomworld.com/idgames/levels/doom2/megawads/ksutra" xlink:type="simple">https://www.doomworld.com/idgames/levels/doom2/megawads/ksutra</text:a>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Grazza: 7, fveitsi: 5, T-Rex: 5, Roofi: 4, StoneMason: 5, Philnemba: 7, Grain of Salt: 6, tmorrow: 3" calcext:value-type="string">
            <text:p>Grazza: 7, fveitsi: 5, T-Rex: 5, Roofi: 4, StoneMason: 5, Philnemba: 7, Grain of Salt: 6, tmorrow: 3</text:p>
          </table:table-cell>
          <table:table-cell table:style-name="ce11" table:formula="of:=SUMPRODUCT(NOT(ISBLANK([.H24:.AMJ24])))" office:value-type="float" office:value="8" calcext:value-type="float">
            <text:p>8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H25:.AMJ25])" office:value-type="float" office:value="42" calcext:value-type="float">
            <text:p>42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ella guro: 3, Dime: 2, justsomemusicguy: 4, T-Rex: 2, bLOCKbOYgAMES: 6, valkiriforce: 10, Altima: 1, Squadallah: 5, Budoka: 3, pcorf: 5, Octillion: 1" calcext:value-type="string">
            <text:p>ella guro: 3, Dime: 2, justsomemusicguy: 4, T-Rex: 2, bLOCKbOYgAMES: 6, valkiriforce: 10, Altima: 1, Squadallah: 5, Budoka: 3, pcorf: 5, Octillion: 1</text:p>
          </table:table-cell>
          <table:table-cell table:style-name="ce11" table:formula="of:=SUMPRODUCT(NOT(ISBLANK([.H25:.AMJ25])))" office:value-type="float" office:value="11" calcext:value-type="float">
            <text:p>11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30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41" calcext:value-type="float">
            <text:p>41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Cynical: 5, Spectre01: 3, 7hm: 4, JudgeDeadd: 3, GarrettChan: 5, Poncho: 9, Nirvana: 4, Budoka: 2, Lorenz0: 1, guitardz: 5" calcext:value-type="string">
            <text:p>Cynical: 5, Spectre01: 3, 7hm: 4, JudgeDeadd: 3, GarrettChan: 5, Poncho: 9, Nirvana: 4, Budoka: 2, Lorenz0: 1, guitardz: 5</text:p>
          </table:table-cell>
          <table:table-cell table:style-name="ce11" table:formula="of:=SUMPRODUCT(NOT(ISBLANK([.H26:.AMJ26])))"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37" calcext:value-type="float">
            <text:p>37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Mr. Freeze: 4, Malrionn: 2, MFG38: 4, WH-Wilou84: 1, Woolie Wool: 5, Greyenko: 9, Altima: 6, ReaperAA: 1, Ziad EL Zein: 5" calcext:value-type="string">
            <text:p>Mr. Freeze: 4, Malrionn: 2, MFG38: 4, WH-Wilou84: 1, Woolie Wool: 5, Greyenko: 9, Altima: 6, ReaperAA: 1, Ziad EL Zein: 5</text:p>
          </table:table-cell>
          <table:table-cell table:style-name="ce11" table:formula="of:=SUMPRODUCT(NOT(ISBLANK([.H27:.AMJ27])))" office:value-type="float" office:value="9" calcext:value-type="float">
            <text:p>9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37" calcext:value-type="float">
            <text:p>37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Sky: 2, WH-Wilou84: 3, bLOCKbOYgAMES: 8, Woolie Wool: 10, soner du: 9, m8f: 5" calcext:value-type="string">
            <text:p>Sky: 2, WH-Wilou84: 3, bLOCKbOYgAMES: 8, Woolie Wool: 10, soner du: 9, m8f: 5</text:p>
          </table:table-cell>
          <table:table-cell table:style-name="ce11" table:formula="of:=SUMPRODUCT(NOT(ISBLANK([.H28:.AMJ28])))"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42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36" calcext:value-type="float">
            <text:p>36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Jaws In Space: 10, Dime: 5, Phobus: 6, Dragonfly: 7, Soundblock: 2, Archie550: 6" calcext:value-type="string">
            <text:p>Jaws In Space: 10, Dime: 5, Phobus: 6, Dragonfly: 7, Soundblock: 2, Archie550: 6</text:p>
          </table:table-cell>
          <table:table-cell table:style-name="ce11" table:formula="of:=SUMPRODUCT(NOT(ISBLANK([.H29:.AMJ29])))" office:value-type="float" office:value="6" calcext:value-type="float">
            <text:p>6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table:number-columns-repeated="935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34" calcext:value-type="float">
            <text:p>34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www.doomworld.com/idgames/themes/TeamTNT/eternal/eternal" xlink:type="simple">https://www.doomworld.com/idgames/themes/TeamTNT/eternal/eternal</text:a>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Vorpal: 5, 7hm: 5, T-Rex: 5, Woolie Wool: 6, Greyenko: 1, valkiriforce: 6, Octillion: 6" calcext:value-type="string">
            <text:p>Vorpal: 5, 7hm: 5, T-Rex: 5, Woolie Wool: 6, Greyenko: 1, valkiriforce: 6, Octillion: 6</text:p>
          </table:table-cell>
          <table:table-cell table:style-name="ce11" table:formula="of:=SUMPRODUCT(NOT(ISBLANK([.H30:.AMJ30])))" office:value-type="float" office:value="7" calcext:value-type="float">
            <text:p>7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30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H31:.AMJ31])" office:value-type="float" office:value="34" calcext:value-type="float">
            <text:p>34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Sky: 9, ShoDemo: 5, Ed: 5, Woolie Wool: 8, Squadallah: 7" calcext:value-type="string">
            <text:p>Sky: 9, ShoDemo: 5, Ed: 5, Woolie Wool: 8, Squadallah: 7</text:p>
          </table:table-cell>
          <table:table-cell table:style-name="ce11" table:formula="of:=SUMPRODUCT(NOT(ISBLANK([.H31:.AMJ31])))" office:value-type="float" office:value="5" calcext:value-type="float">
            <text:p>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950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33" calcext:value-type="float">
            <text:p>33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www.doomworld.com/idgames/themes/TeamTNT/icarus/icarus" xlink:type="simple">https://www.doomworld.com/idgames/themes/TeamTNT/icarus/icarus</text:a>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Ralphis: 6, Grazza: 8, roadworx: 3, T-Rex: 3, StoneMason: 5, valkiriforce: 8" calcext:value-type="string">
            <text:p>Ralphis: 6, Grazza: 8, roadworx: 3, T-Rex: 3, StoneMason: 5, valkiriforce: 8</text:p>
          </table:table-cell>
          <table:table-cell table:style-name="ce11" table:formula="of:=SUMPRODUCT(NOT(ISBLANK([.H32:.AMJ32])))" office:value-type="float" office:value="6" calcext:value-type="float">
            <text:p>6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61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H33:.AMJ33])" office:value-type="float" office:value="33" calcext:value-type="float">
            <text:p>33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Vorpal: 5, Woolie Wool: 3, Nancsi: 9, ReaperAA: 6, Diabolución: 10" calcext:value-type="string">
            <text:p>Vorpal: 5, Woolie Wool: 3, Nancsi: 9, ReaperAA: 6, Diabolución: 10</text:p>
          </table:table-cell>
          <table:table-cell table:style-name="ce11" table:formula="of:=SUMPRODUCT(NOT(ISBLANK([.H33:.AMJ33])))" office:value-type="float" office:value="5" calcext:value-type="float">
            <text:p>5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32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9" calcext:value-type="float">
            <text:p>29</text:p>
          </table:table-cell>
          <table:table-cell table:formula="of:=SUM([.H34:.AMJ34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11" table:formula="of:=SUMPRODUCT(NOT(ISBLANK([.H34:.AMJ34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H35:.AMJ35])" office:value-type="float" office:value="32" calcext:value-type="float">
            <text:p>32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Mr. Freeze: 5, HyperLuke: 7, Voltcom9: 5, bonnie: 4, Dragonfly: 6, Philnemba: 5" calcext:value-type="string">
            <text:p>Mr. Freeze: 5, HyperLuke: 7, Voltcom9: 5, bonnie: 4, Dragonfly: 6, Philnemba: 5</text:p>
          </table:table-cell>
          <table:table-cell table:style-name="ce11" table:formula="of:=SUMPRODUCT(NOT(ISBLANK([.H35:.AMJ35])))"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959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31" calcext:value-type="float">
            <text:p>31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Nine Inch Heels: 3, Paul977: 10, bLOCKbOYgAMES: 3, Altima: 5, NoisyVelvet: 3, Odal: 7" calcext:value-type="string">
            <text:p>Nine Inch Heels: 3, Paul977: 10, bLOCKbOYgAMES: 3, Altima: 5, NoisyVelvet: 3, Odal: 7</text:p>
          </table:table-cell>
          <table:table-cell table:style-name="ce11" table:formula="of:=SUMPRODUCT(NOT(ISBLANK([.H36:.AMJ36]))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43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30" calcext:value-type="float">
            <text:p>30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HyperLuke: 8, Talvi: 4, Greyenko: 4, TechnoDoomed1: 2, TheMightyHeracross: 3, ReaperAA: 4, Ziad EL Zein: 5" calcext:value-type="string">
            <text:p>HyperLuke: 8, Talvi: 4, Greyenko: 4, TechnoDoomed1: 2, TheMightyHeracross: 3, ReaperAA: 4, Ziad EL Zein: 5</text:p>
          </table:table-cell>
          <table:table-cell table:style-name="ce11" table:formula="of:=SUMPRODUCT(NOT(ISBLANK([.H37:.AMJ37])))" office:value-type="float" office:value="7" calcext:value-type="float">
            <text:p>7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29" calcext:value-type="float">
            <text:p>29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Not Jabba: 7, Spectre01: 2, ella guro: 10, yakfak: 10" calcext:value-type="string">
            <text:p>Not Jabba: 7, Spectre01: 2, ella guro: 10, yakfak: 10</text:p>
          </table:table-cell>
          <table:table-cell table:style-name="ce11" table:formula="of:=SUMPRODUCT(NOT(ISBLANK([.H38:.AMJ38])))"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988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5" calcext:value-type="float">
            <text:p>35</text:p>
          </table:table-cell>
          <table:table-cell table:formula="of:=SUM([.H39:.AMJ39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11" table:formula="of:=SUMPRODUCT(NOT(ISBLANK([.H39:.AMJ39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71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28" calcext:value-type="float">
            <text:p>28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www.doomworld.com/idgames/levels/doom2/megawads/cydreams" xlink:type="simple">https://www.doomworld.com/idgames/levels/doom2/megawads/cydreams</text:a>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42PercentHealth: 3, ShoDemo: 1, 7hm: 7, justsomemusicguy: 3, bonnie: 7, NoisyVelvet: 4, TheNerdTurtle2: 3" calcext:value-type="string">
            <text:p>42PercentHealth: 3, ShoDemo: 1, 7hm: 7, justsomemusicguy: 3, bonnie: 7, NoisyVelvet: 4, TheNerdTurtle2: 3</text:p>
          </table:table-cell>
          <table:table-cell table:style-name="ce11" table:formula="of:=SUMPRODUCT(NOT(ISBLANK([.H40:.AMJ40]))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40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7" calcext:value-type="float">
            <text:p>37</text:p>
          </table:table-cell>
          <table:table-cell table:formula="of:=SUM([.H41:.AMJ41])" office:value-type="float" office:value="28" calcext:value-type="float">
            <text:p>28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Dime: 8, dylux: 8, NoisyVelvet: 5, ReaperAA: 2, pcorf: 5" calcext:value-type="string">
            <text:p>Dime: 8, dylux: 8, NoisyVelvet: 5, ReaperAA: 2, pcorf: 5</text:p>
          </table:table-cell>
          <table:table-cell table:style-name="ce11" table:formula="of:=SUMPRODUCT(NOT(ISBLANK([.H41:.AMJ41])))" office:value-type="float" office:value="5" calcext:value-type="float">
            <text:p>5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7" calcext:value-type="float">
            <text:p>37</text:p>
          </table:table-cell>
          <table:table-cell table:formula="of:=SUM([.H42:.AMJ42])" office:value-type="float" office:value="28" calcext:value-type="float">
            <text:p>28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Cynical: 8, Chamelenoel: 7, antares031: 5, WH-Wilou84: 2, darkreaver: 1, Budoka: 5" calcext:value-type="string">
            <text:p>Cynical: 8, Chamelenoel: 7, antares031: 5, WH-Wilou84: 2, darkreaver: 1, Budoka: 5</text:p>
          </table:table-cell>
          <table:table-cell table:style-name="ce11" table:formula="of:=SUMPRODUCT(NOT(ISBLANK([.H42:.AMJ42])))"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41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H43:.AMJ43])" office:value-type="float" office:value="27" calcext:value-type="float">
            <text:p>27</text:p>
          </table:table-cell>
          <table:table-cell office:value-type="string" calcext:value-type="string">
            <text:p>Japanese Community Project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Not Jabba: 6, Archvile Hunter: 5, antares031: 5, ella guro: 7, JudgeDeadd: 3, Soundblock: 1" calcext:value-type="string">
            <text:p>Not Jabba: 6, Archvile Hunter: 5, antares031: 5, ella guro: 7, JudgeDeadd: 3, Soundblock: 1</text:p>
          </table:table-cell>
          <table:table-cell table:style-name="ce11" table:formula="of:=SUMPRODUCT(NOT(ISBLANK([.H43:.AMJ43])))"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0" calcext:value-type="float">
            <text:p>40</text:p>
          </table:table-cell>
          <table:table-cell table:formula="of:=SUM([.H44:.AMJ44])" office:value-type="float" office:value="27" calcext:value-type="float">
            <text:p>27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www.doomworld.com/idgames/levels/doom2/megawads/strain10" xlink:type="simple">https://www.doomworld.com/idgames/levels/doom2/megawads/strain10</text:a>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Grazza: 6, ella guro: 4, roadworx: 6, JudgeDeadd: 1, T-Rex: 1, Squadallah: 9" calcext:value-type="string">
            <text:p>Grazza: 6, ella guro: 4, roadworx: 6, JudgeDeadd: 1, T-Rex: 1, Squadallah: 9</text:p>
          </table:table-cell>
          <table:table-cell table:style-name="ce11" table:formula="of:=SUMPRODUCT(NOT(ISBLANK([.H44:.AMJ44])))" office:value-type="float" office:value="6" calcext:value-type="float">
            <text:p>6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950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H45:.AMJ45])" office:value-type="float" office:value="26" calcext:value-type="float">
            <text:p>26</text:p>
          </table:table-cell>
          <table:table-cell table:style-name="ce8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MFG38: 6, WH-Wilou84: 3, Talvi: 1, GarrettChan: 7, bemused: 3, Nirvana: 6" calcext:value-type="string">
            <text:p>MFG38: 6, WH-Wilou84: 3, Talvi: 1, GarrettChan: 7, bemused: 3, Nirvana: 6</text:p>
          </table:table-cell>
          <table:table-cell table:style-name="ce11" table:formula="of:=SUMPRODUCT(NOT(ISBLANK([.H45:.AMJ45])))" office:value-type="float" office:value="6" calcext:value-type="float">
            <text:p>6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48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H46:.AMJ46])" office:value-type="float" office:value="25" calcext:value-type="float">
            <text:p>25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Malrionn: 10, JudgeDeadd: 3, Phobus: 3, HUNdebLeonidasX: 4, Ziad EL Zein: 5" calcext:value-type="string">
            <text:p>Malrionn: 10, JudgeDeadd: 3, Phobus: 3, HUNdebLeonidasX: 4, Ziad EL Zein: 5</text:p>
          </table:table-cell>
          <table:table-cell table:style-name="ce11" table:formula="of:=SUMPRODUCT(NOT(ISBLANK([.H46:.AMJ46])))" office:value-type="float" office:value="5" calcext:value-type="float">
            <text:p>5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3" calcext:value-type="float">
            <text:p>43</text:p>
          </table:table-cell>
          <table:table-cell table:formula="of:=SUM([.H47:.AMJ47])" office:value-type="float" office:value="25" calcext:value-type="float">
            <text:p>25</text:p>
          </table:table-cell>
          <table:table-cell office:value-type="string" calcext:value-type="string">
            <text:p>DWANGO 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Doomkid: 10, Ralphis: 7, antares031: 8" calcext:value-type="string">
            <text:p>Doomkid: 10, Ralphis: 7, antares031: 8</text:p>
          </table:table-cell>
          <table:table-cell table:style-name="ce11" table:formula="of:=SUMPRODUCT(NOT(ISBLANK([.H47:.AMJ47])))"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93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3" calcext:value-type="float">
            <text:p>43</text:p>
          </table:table-cell>
          <table:table-cell table:formula="of:=SUM([.H48:.AMJ48])" office:value-type="float" office:value="25" calcext:value-type="float">
            <text:p>25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Cynical: 6, Dime: 9, Nate River: 4, Poncho: 5, Budoka: 1" calcext:value-type="string">
            <text:p>Cynical: 6, Dime: 9, Nate River: 4, Poncho: 5, Budoka: 1</text:p>
          </table:table-cell>
          <table:table-cell table:style-name="ce11" table:formula="of:=SUMPRODUCT(NOT(ISBLANK([.H48:.AMJ48])))"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41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3" calcext:value-type="float">
            <text:p>43</text:p>
          </table:table-cell>
          <table:table-cell table:formula="of:=SUM([.H49:.AMJ49])" office:value-type="float" office:value="25" calcext:value-type="float">
            <text:p>25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Chamelenoel: 10, everennui: 4, Nate River: 2, Lorenz0: 9" calcext:value-type="string">
            <text:p>Chamelenoel: 10, everennui: 4, Nate River: 2, Lorenz0: 9</text:p>
          </table:table-cell>
          <table:table-cell table:style-name="ce11" table:formula="of:=SUMPRODUCT(NOT(ISBLANK([.H49:.AMJ49])))" office:value-type="float" office:value="4" calcext:value-type="float">
            <text:p>4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9" calcext:value-type="float">
            <text:p>9</text:p>
          </table:table-cell>
          <table:table-cell table:number-columns-repeated="938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3" calcext:value-type="float">
            <text:p>43</text:p>
          </table:table-cell>
          <table:table-cell table:formula="of:=SUM([.H50:.AMJ50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Graf Zahl: 10, Phobus: 9, TechnoDoomed1: 6" calcext:value-type="string">
            <text:p>Graf Zahl: 10, Phobus: 9, TechnoDoomed1: 6</text:p>
          </table:table-cell>
          <table:table-cell table:style-name="ce11" table:formula="of:=SUMPRODUCT(NOT(ISBLANK([.H50:.AMJ50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2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H51:.AMJ51])" office:value-type="float" office:value="24" calcext:value-type="float">
            <text:p>24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Jaws In Space: 9, Vorpal: 5, soner du: 5, guitardz: 1, Nancsi: 4" calcext:value-type="string">
            <text:p>Jaws In Space: 9, Vorpal: 5, soner du: 5, guitardz: 1, Nancsi: 4</text:p>
          </table:table-cell>
          <table:table-cell table:style-name="ce11" table:formula="of:=SUMPRODUCT(NOT(ISBLANK([.H51:.AMJ51])))"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6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8" calcext:value-type="float">
            <text:p>48</text:p>
          </table:table-cell>
          <table:table-cell table:formula="of:=SUM([.H52:.AMJ52])" office:value-type="float" office:value="24" calcext:value-type="float">
            <text:p>24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://www.moddb.com/mods/brutal-doom/downloads/brutal-doom-hell-on-earth-starter-pack" xlink:type="simple">http://www.moddb.com/mods/brutal-doom/downloads/brutal-doom-hell-on-earth-starter-pack</text:a>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TechnoDoomed1: 9, Squadallah: 8, ReaperAA: 7" calcext:value-type="string">
            <text:p>TechnoDoomed1: 9, Squadallah: 8, ReaperAA: 7</text:p>
          </table:table-cell>
          <table:table-cell table:style-name="ce11" table:formula="of:=SUMPRODUCT(NOT(ISBLANK([.H52:.AMJ52])))" office:value-type="float" office:value="3" calcext:value-type="float">
            <text:p>3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934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8" calcext:value-type="float">
            <text:p>48</text:p>
          </table:table-cell>
          <table:table-cell table:formula="of:=SUM([.H53:.AMJ53])" office:value-type="float" office:value="24" calcext:value-type="float">
            <text:p>24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Jaws In Space: 5, JudgeDeadd: 1, guitardz: 5, Nancsi: 8, Diabolución: 5" calcext:value-type="string">
            <text:p>Jaws In Space: 5, JudgeDeadd: 1, guitardz: 5, Nancsi: 8, Diabolución: 5</text:p>
          </table:table-cell>
          <table:table-cell table:style-name="ce11" table:formula="of:=SUMPRODUCT(NOT(ISBLANK([.H53:.AMJ53])))"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H54:.AMJ54])" office:value-type="float" office:value="23" calcext:value-type="float">
            <text:p>23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Not Jabba: 5, Vorpal: 5, ella guro: 6, yakfak: 5, Woolie Wool: 1, NoisyVelvet: 1" calcext:value-type="string">
            <text:p>Not Jabba: 5, Vorpal: 5, ella guro: 6, yakfak: 5, Woolie Wool: 1, NoisyVelvet: 1</text:p>
          </table:table-cell>
          <table:table-cell table:style-name="ce11" table:formula="of:=SUMPRODUCT(NOT(ISBLANK([.H54:.AMJ54])))"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H55:.AMJ55])" office:value-type="float" office:value="22" calcext:value-type="float">
            <text:p>22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Roofi: 10, Outrageous Videos: 8, Grain of Salt: 4" calcext:value-type="string">
            <text:p>Roofi: 10, Outrageous Videos: 8, Grain of Salt: 4</text:p>
          </table:table-cell>
          <table:table-cell table:style-name="ce11" table:formula="of:=SUMPRODUCT(NOT(ISBLANK([.H55:.AMJ55])))" office:value-type="float" office:value="3" calcext:value-type="float">
            <text:p>3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55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2" calcext:value-type="float">
            <text:p>52</text:p>
          </table:table-cell>
          <table:table-cell table:formula="of:=SUM([.H56:.AMJ56])" office:value-type="float" office:value="22" calcext:value-type="float">
            <text:p>22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Graf Zahl: 6, Voltcom9: 7, tchkb: 2, Apaul27: 7" calcext:value-type="string">
            <text:p>Graf Zahl: 6, Voltcom9: 7, tchkb: 2, Apaul27: 7</text:p>
          </table:table-cell>
          <table:table-cell table:style-name="ce11" table:formula="of:=SUMPRODUCT(NOT(ISBLANK([.H56:.AMJ56])))" office:value-type="float" office:value="4" calcext:value-type="float">
            <text:p>4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945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2" calcext:value-type="float">
            <text:p>52</text:p>
          </table:table-cell>
          <table:table-cell table:formula="of:=SUM([.H57:.AMJ57])" office:value-type="float" office:value="22" calcext:value-type="float">
            <text:p>22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MFG38: 1, everennui: 8, bonnie: 10, TechnoDoomed1: 3" calcext:value-type="string">
            <text:p>MFG38: 1, everennui: 8, bonnie: 10, TechnoDoomed1: 3</text:p>
          </table:table-cell>
          <table:table-cell table:style-name="ce11" table:formula="of:=SUMPRODUCT(NOT(ISBLANK([.H57:.AMJ57])))" office:value-type="float" office:value="4" calcext:value-type="float">
            <text:p>4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2" calcext:value-type="float">
            <text:p>52</text:p>
          </table:table-cell>
          <table:table-cell table:formula="of:=SUM([.H58:.AMJ58])" office:value-type="float" office:value="22" calcext:value-type="float">
            <text:p>22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www.doomworld.com/forum/topic/62496-winters-fury/" xlink:type="simple">https://www.doomworld.com/forum/topic/62496-winters-fury/</text:a>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Dragonfly: 5, TechnoDoomed1: 10, Octillion: 7" calcext:value-type="string">
            <text:p>Dragonfly: 5, TechnoDoomed1: 10, Octillion: 7</text:p>
          </table:table-cell>
          <table:table-cell table:style-name="ce11" table:formula="of:=SUMPRODUCT(NOT(ISBLANK([.H58:.AMJ58])))" office:value-type="float" office:value="3" calcext:value-type="float">
            <text:p>3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31"/>
          <table:table-cell office:value-type="float" office:value="7" calcext:value-type="float">
            <text:p>7</text:p>
          </table:table-cell>
          <table:table-cell table:number-columns-repeated="930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2" calcext:value-type="float">
            <text:p>52</text:p>
          </table:table-cell>
          <table:table-cell table:formula="of:=SUM([.H59:.AMJ59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MFG38: 5, Voltcom9: 3, TechnoDoomed1: 4, Ziad EL Zein: 5, Octillion: 5" calcext:value-type="string">
            <text:p>MFG38: 5, Voltcom9: 3, TechnoDoomed1: 4, Ziad EL Zein: 5, Octillion: 5</text:p>
          </table:table-cell>
          <table:table-cell table:style-name="ce11" table:formula="of:=SUMPRODUCT(NOT(ISBLANK([.H59:.AMJ59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30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H60:.AMJ60])" office:value-type="float" office:value="20" calcext:value-type="float">
            <text:p>20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Jaws In Space: 7, Dime: 10, guitardz: 2, Nancsi: 1" calcext:value-type="string">
            <text:p>Jaws In Space: 7, Dime: 10, guitardz: 2, Nancsi: 1</text:p>
          </table:table-cell>
          <table:table-cell table:style-name="ce11" table:formula="of:=SUMPRODUCT(NOT(ISBLANK([.H60:.AMJ60])))" office:value-type="float" office:value="4" calcext:value-type="float">
            <text:p>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7" calcext:value-type="float">
            <text:p>57</text:p>
          </table:table-cell>
          <table:table-cell table:formula="of:=SUM([.H61:.AMJ61])" office:value-type="float" office:value="20" calcext:value-type="float">
            <text:p>20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Not Jabba: 2, JudgeDeadd: 3, Altima: 7, NaZa: 2, Poncho: 1, Ziad EL Zein: 5" calcext:value-type="string">
            <text:p>Not Jabba: 2, JudgeDeadd: 3, Altima: 7, NaZa: 2, Poncho: 1, Ziad EL Zein: 5</text:p>
          </table:table-cell>
          <table:table-cell table:style-name="ce11" table:formula="of:=SUMPRODUCT(NOT(ISBLANK([.H61:.AMJ61])))"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9" calcext:value-type="float">
            <text:p>59</text:p>
          </table:table-cell>
          <table:table-cell table:formula="of:=SUM([.H62:.AMJ62])" office:value-type="float" office:value="19" calcext:value-type="float">
            <text:p>19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Sky: 5, Grazza: 9, ella guro: 5" calcext:value-type="string">
            <text:p>Sky: 5, Grazza: 9, ella guro: 5</text:p>
          </table:table-cell>
          <table:table-cell table:style-name="ce11" table:formula="of:=SUMPRODUCT(NOT(ISBLANK([.H62:.AMJ62])))"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9" calcext:value-type="float">
            <text:p>59</text:p>
          </table:table-cell>
          <table:table-cell table:formula="of:=SUM([.H63:.AMJ63])" office:value-type="float" office:value="19" calcext:value-type="float">
            <text:p>19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Nine Inch Heels: 8, ShoDemo: 2, Outrageous Videos: 9" calcext:value-type="string">
            <text:p>Nine Inch Heels: 8, ShoDemo: 2, Outrageous Videos: 9</text:p>
          </table:table-cell>
          <table:table-cell table:style-name="ce11" table:formula="of:=SUMPRODUCT(NOT(ISBLANK([.H63:.AMJ63])))"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972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9" calcext:value-type="float">
            <text:p>59</text:p>
          </table:table-cell>
          <table:table-cell table:formula="of:=SUM([.H64:.AMJ64])" office:value-type="float" office:value="19" calcext:value-type="float">
            <text:p>19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Chamelenoel: 6, AnonimVio: 9, roadworx: 4" calcext:value-type="string">
            <text:p>Chamelenoel: 6, AnonimVio: 9, roadworx: 4</text:p>
          </table:table-cell>
          <table:table-cell table:style-name="ce11" table:formula="of:=SUMPRODUCT(NOT(ISBLANK([.H64:.AMJ64])))" office:value-type="float" office:value="3" calcext:value-type="float">
            <text:p>3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86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9" calcext:value-type="float">
            <text:p>59</text:p>
          </table:table-cell>
          <table:table-cell table:formula="of:=SUM([.H65:.AMJ65])" office:value-type="float" office:value="19" calcext:value-type="float">
            <text:p>19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Spectra: 9, bLOCKbOYgAMES: 2, GarrettChan: 1, dylux: 5, tmorrow: 2" calcext:value-type="string">
            <text:p>Spectra: 9, bLOCKbOYgAMES: 2, GarrettChan: 1, dylux: 5, tmorrow: 2</text:p>
          </table:table-cell>
          <table:table-cell table:style-name="ce11" table:formula="of:=SUMPRODUCT(NOT(ISBLANK([.H65:.AMJ65])))" office:value-type="float" office:value="5" calcext:value-type="float">
            <text:p>5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3" calcext:value-type="float">
            <text:p>63</text:p>
          </table:table-cell>
          <table:table-cell table:formula="of:=SUM([.H66:.AMJ66])" office:value-type="float" office:value="18" calcext:value-type="float">
            <text:p>18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www.doomworld.com/idgames/levels/doom/Ports/megawads/2002ado" xlink:type="simple">https://www.doomworld.com/idgames/levels/doom/Ports/megawads/2002ado</text:a>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soner du: 8, Philnemba: 8, tmorrow: 2" calcext:value-type="string">
            <text:p>soner du: 8, Philnemba: 8, tmorrow: 2</text:p>
          </table:table-cell>
          <table:table-cell table:style-name="ce11" table:formula="of:=SUMPRODUCT(NOT(ISBLANK([.H66:.AMJ66])))" office:value-type="float" office:value="3" calcext:value-type="float">
            <text:p>3</text:p>
          </table:table-cell>
          <table:table-cell table:number-columns-repeated="56"/>
          <table:table-cell table:number-columns-repeated="2"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3" calcext:value-type="float">
            <text:p>63</text:p>
          </table:table-cell>
          <table:table-cell table:formula="of:=SUM([.H67:.AMJ67])" office:value-type="float" office:value="18" calcext:value-type="float">
            <text:p>18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ella guro: 9, 7hm: 5, Grain of Salt: 3, NoisyVelvet: 1" calcext:value-type="string">
            <text:p>ella guro: 9, 7hm: 5, Grain of Salt: 3, NoisyVelvet: 1</text:p>
          </table:table-cell>
          <table:table-cell table:style-name="ce11" table:formula="of:=SUMPRODUCT(NOT(ISBLANK([.H67:.AMJ67])))" office:value-type="float" office:value="4" calcext:value-type="float">
            <text:p>4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3" calcext:value-type="float">
            <text:p>63</text:p>
          </table:table-cell>
          <table:table-cell table:formula="of:=SUM([.H68:.AMJ68])" office:value-type="float" office:value="18" calcext:value-type="float">
            <text:p>18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roadworx: 8, soner du: 6, Philnemba: 3, NaZa: 1" calcext:value-type="string">
            <text:p>roadworx: 8, soner du: 6, Philnemba: 3, NaZa: 1</text:p>
          </table:table-cell>
          <table:table-cell table:style-name="ce11" table:formula="of:=SUMPRODUCT(NOT(ISBLANK([.H68:.AMJ68])))" office:value-type="float" office:value="4" calcext:value-type="float">
            <text:p>4</text:p>
          </table:table-cell>
          <table:table-cell table:number-columns-repeated="30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6" calcext:value-type="float">
            <text:p>66</text:p>
          </table:table-cell>
          <table:table-cell table:formula="of:=SUM([.H69:.AMJ69])" office:value-type="float" office:value="17" calcext:value-type="float">
            <text:p>17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://www.theultimatedoom.com/download/chillax-v9.7.3_fixes_by_HiM_v1.1.zip" xlink:type="simple">http://www.theultimatedoom.com/download/chillax-v9.7.3_fixes_by_HiM_v1.1.zip</text:a>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Nine Inch Heels: 4, AnonimVio: 5, fveitsi: 5, Outrageous Videos: 3" calcext:value-type="string">
            <text:p>Nine Inch Heels: 4, AnonimVio: 5, fveitsi: 5, Outrageous Videos: 3</text:p>
          </table:table-cell>
          <table:table-cell table:style-name="ce11" table:formula="of:=SUMPRODUCT(NOT(ISBLANK([.H69:.AMJ69]))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7" calcext:value-type="float">
            <text:p>67</text:p>
          </table:table-cell>
          <table:table-cell table:formula="of:=SUM([.H70:.AMJ70])" office:value-type="float" office:value="16" calcext:value-type="float">
            <text:p>16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ReaperAA: 10, pcorf: 6" calcext:value-type="string">
            <text:p>ReaperAA: 10, pcorf: 6</text:p>
          </table:table-cell>
          <table:table-cell table:style-name="ce11" table:formula="of:=SUMPRODUCT(NOT(ISBLANK([.H70:.AMJ70])))" office:value-type="float" office:value="2" calcext:value-type="float">
            <text:p>2</text:p>
          </table:table-cell>
          <table:table-cell table:number-columns-repeated="8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31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7" calcext:value-type="float">
            <text:p>67</text:p>
          </table:table-cell>
          <table:table-cell table:formula="of:=SUM([.H71:.AMJ71])" office:value-type="float" office:value="16" calcext:value-type="float">
            <text:p>16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Jaws In Space: 6, Doomkid: 3, everennui: 2, NoisyVelvet: 1, m8f: 4" calcext:value-type="string">
            <text:p>Jaws In Space: 6, Doomkid: 3, everennui: 2, NoisyVelvet: 1, m8f: 4</text:p>
          </table:table-cell>
          <table:table-cell table:style-name="ce11" table:formula="of:=SUMPRODUCT(NOT(ISBLANK([.H71:.AMJ71])))"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7" calcext:value-type="float">
            <text:p>67</text:p>
          </table:table-cell>
          <table:table-cell table:formula="of:=SUM([.H72:.AMJ72])" office:value-type="float" office:value="16" calcext:value-type="float">
            <text:p>16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Vorpal: 5, Nate River: 1, bonnie: 10" calcext:value-type="string">
            <text:p>Vorpal: 5, Nate River: 1, bonnie: 10</text:p>
          </table:table-cell>
          <table:table-cell table:style-name="ce11" table:formula="of:=SUMPRODUCT(NOT(ISBLANK([.H72:.AMJ72])))"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973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7" calcext:value-type="float">
            <text:p>67</text:p>
          </table:table-cell>
          <table:table-cell table:formula="of:=SUM([.H73:.AMJ73])" office:value-type="float" office:value="16" calcext:value-type="float">
            <text:p>16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Dime: 6, Bryan T: 1, dylux: 7, tmorrow: 2" calcext:value-type="string">
            <text:p>Dime: 6, Bryan T: 1, dylux: 7, tmorrow: 2</text:p>
          </table:table-cell>
          <table:table-cell table:style-name="ce11" table:formula="of:=SUMPRODUCT(NOT(ISBLANK([.H73:.AMJ73])))" office:value-type="float" office:value="4" calcext:value-type="float">
            <text:p>4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1" calcext:value-type="float">
            <text:p>71</text:p>
          </table:table-cell>
          <table:table-cell table:formula="of:=SUM([.H74:.AMJ74])" office:value-type="float" office:value="15" calcext:value-type="float">
            <text:p>15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HyperLuke: 1, Outrageous Videos: 1, bemused: 2, Apaul27: 8, tmorrow: 3" calcext:value-type="string">
            <text:p>HyperLuke: 1, Outrageous Videos: 1, bemused: 2, Apaul27: 8, tmorrow: 3</text:p>
          </table:table-cell>
          <table:table-cell table:style-name="ce11" table:formula="of:=SUMPRODUCT(NOT(ISBLANK([.H74:.AMJ74])))" office:value-type="float" office:value="5" calcext:value-type="float">
            <text:p>5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1" calcext:value-type="float">
            <text:p>71</text:p>
          </table:table-cell>
          <table:table-cell table:formula="of:=SUM([.H75:.AMJ75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Chamelenoel: 1, JudgeDeadd: 4, Phobus: 10" calcext:value-type="string">
            <text:p>Chamelenoel: 1, JudgeDeadd: 4, Phobus: 10</text:p>
          </table:table-cell>
          <table:table-cell table:style-name="ce11" table:formula="of:=SUMPRODUCT(NOT(ISBLANK([.H75:.AMJ75])))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77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3" calcext:value-type="float">
            <text:p>73</text:p>
          </table:table-cell>
          <table:table-cell table:formula="of:=SUM([.H76:.AMJ76])" office:value-type="float" office:value="14" calcext:value-type="float">
            <text:p>14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NuMetalManiak: 5, everennui: 5, Forli: 4" calcext:value-type="string">
            <text:p>NuMetalManiak: 5, everennui: 5, Forli: 4</text:p>
          </table:table-cell>
          <table:table-cell table:style-name="ce11" table:formula="of:=SUMPRODUCT(NOT(ISBLANK([.H76:.AMJ76])))" office:value-type="float" office:value="3" calcext:value-type="float">
            <text:p>3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87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3" calcext:value-type="float">
            <text:p>73</text:p>
          </table:table-cell>
          <table:table-cell table:formula="of:=SUM([.H77:.AMJ77])" office:value-type="float" office:value="14" calcext:value-type="float">
            <text:p>14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Malrionn: 7, MFG38: 7" calcext:value-type="string">
            <text:p>Malrionn: 7, MFG38: 7</text:p>
          </table:table-cell>
          <table:table-cell table:style-name="ce11" table:formula="of:=SUMPRODUCT(NOT(ISBLANK([.H77:.AMJ77])))" office:value-type="float" office:value="2" calcext:value-type="float">
            <text:p>2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997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3" calcext:value-type="float">
            <text:p>73</text:p>
          </table:table-cell>
          <table:table-cell table:formula="of:=SUM([.H78:.AMJ78])" office:value-type="float" office:value="14" calcext:value-type="float">
            <text:p>14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Malrionn: 10, Budoka: 4" calcext:value-type="string">
            <text:p>Malrionn: 10, Budoka: 4</text:p>
          </table:table-cell>
          <table:table-cell table:style-name="ce11" table:formula="of:=SUMPRODUCT(NOT(ISBLANK([.H78:.AMJ78])))" office:value-type="float" office:value="2" calcext:value-type="float">
            <text:p>2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6" calcext:value-type="float">
            <text:p>76</text:p>
          </table:table-cell>
          <table:table-cell table:formula="of:=SUM([.H79:.AMJ79])" office:value-type="float" office:value="13" calcext:value-type="float">
            <text:p>13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JudgeDeadd: 3, soner du: 10" calcext:value-type="string">
            <text:p>JudgeDeadd: 3, soner du: 10</text:p>
          </table:table-cell>
          <table:table-cell table:style-name="ce11" table:formula="of:=SUMPRODUCT(NOT(ISBLANK([.H79:.AMJ79])))" office:value-type="float" office:value="2" calcext:value-type="float">
            <text:p>2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60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6" calcext:value-type="float">
            <text:p>76</text:p>
          </table:table-cell>
          <table:table-cell table:formula="of:=SUM([.H80:.AMJ80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Sky: 8, darkreaver: 5" calcext:value-type="string">
            <text:p>Sky: 8, darkreaver: 5</text:p>
          </table:table-cell>
          <table:table-cell table:style-name="ce11" table:formula="of:=SUMPRODUCT(NOT(ISBLANK([.H80:.AMJ80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6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6" calcext:value-type="float">
            <text:p>76</text:p>
          </table:table-cell>
          <table:table-cell table:formula="of:=SUM([.H81:.AMJ81])" office:value-type="float" office:value="13" calcext:value-type="float">
            <text:p>13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WH-Wilou84: 1, Soundblock: 2, Nirvana: 9, NoisyVelvet: 1" calcext:value-type="string">
            <text:p>WH-Wilou84: 1, Soundblock: 2, Nirvana: 9, NoisyVelvet: 1</text:p>
          </table:table-cell>
          <table:table-cell table:style-name="ce11" table:formula="of:=SUMPRODUCT(NOT(ISBLANK([.H81:.AMJ81])))" office:value-type="float" office:value="4" calcext:value-type="float">
            <text:p>4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6" calcext:value-type="float">
            <text:p>76</text:p>
          </table:table-cell>
          <table:table-cell table:formula="of:=SUM([.H82:.AMJ82])" office:value-type="float" office:value="13" calcext:value-type="float">
            <text:p>13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Graf Zahl: 4, Woolie Wool: 9" calcext:value-type="string">
            <text:p>Graf Zahl: 4, Woolie Wool: 9</text:p>
          </table:table-cell>
          <table:table-cell table:style-name="ce11" table:formula="of:=SUMPRODUCT(NOT(ISBLANK([.H82:.AMJ82])))" office:value-type="float" office:value="2" calcext:value-type="float">
            <text:p>2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967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6" calcext:value-type="float">
            <text:p>76</text:p>
          </table:table-cell>
          <table:table-cell table:formula="of:=SUM([.H83:.AMJ83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Phobus: 8, Ziad EL Zein: 5" calcext:value-type="string">
            <text:p>Phobus: 8, Ziad EL Zein: 5</text:p>
          </table:table-cell>
          <table:table-cell table:style-name="ce11" table:formula="of:=SUMPRODUCT(NOT(ISBLANK([.H83:.AMJ83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6" calcext:value-type="float">
            <text:p>76</text:p>
          </table:table-cell>
          <table:table-cell table:formula="of:=SUM([.H84:.AMJ84])" office:value-type="float" office:value="13" calcext:value-type="float">
            <text:p>13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Voltcom9: 8, Soundblock: 3, Bryan T: 2" calcext:value-type="string">
            <text:p>Voltcom9: 8, Soundblock: 3, Bryan T: 2</text:p>
          </table:table-cell>
          <table:table-cell table:style-name="ce11" table:formula="of:=SUMPRODUCT(NOT(ISBLANK([.H84:.AMJ84])))" office:value-type="float" office:value="3" calcext:value-type="float">
            <text:p>3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54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2" calcext:value-type="float">
            <text:p>82</text:p>
          </table:table-cell>
          <table:table-cell table:formula="of:=SUM([.H85:.AMJ85])" office:value-type="float" office:value="12" calcext:value-type="float">
            <text:p>12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Mr. Freeze: 7, WH-Wilou84: 5" calcext:value-type="string">
            <text:p>Mr. Freeze: 7, WH-Wilou84: 5</text:p>
          </table:table-cell>
          <table:table-cell table:style-name="ce11" table:formula="of:=SUMPRODUCT(NOT(ISBLANK([.H85:.AMJ85])))" office:value-type="float" office:value="2" calcext:value-type="float">
            <text:p>2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2" calcext:value-type="float">
            <text:p>82</text:p>
          </table:table-cell>
          <table:table-cell table:formula="of:=SUM([.H86:.AMJ86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Nine Inch Heels: 5, everennui: 5, Nancsi: 2" calcext:value-type="string">
            <text:p>Nine Inch Heels: 5, everennui: 5, Nancsi: 2</text:p>
          </table:table-cell>
          <table:table-cell table:style-name="ce11" table:formula="of:=SUMPRODUCT(NOT(ISBLANK([.H86:.AMJ86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2" calcext:value-type="float">
            <text:p>82</text:p>
          </table:table-cell>
          <table:table-cell table:formula="of:=SUM([.H87:.AMJ87])" office:value-type="float" office:value="12" calcext:value-type="float">
            <text:p>12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Apaul27: 9, TheMightyHeracross: 3" calcext:value-type="string">
            <text:p>Apaul27: 9, TheMightyHeracross: 3</text:p>
          </table:table-cell>
          <table:table-cell table:style-name="ce11" table:formula="of:=SUMPRODUCT(NOT(ISBLANK([.H87:.AMJ87])))" office:value-type="float" office:value="2" calcext:value-type="float">
            <text:p>2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2" calcext:value-type="float">
            <text:p>82</text:p>
          </table:table-cell>
          <table:table-cell table:formula="of:=SUM([.H88:.AMJ88])" office:value-type="float" office:value="12" calcext:value-type="float">
            <text:p>12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Grain of Salt: 8, bemused: 4" calcext:value-type="string">
            <text:p>Grain of Salt: 8, bemused: 4</text:p>
          </table:table-cell>
          <table:table-cell table:style-name="ce11" table:formula="of:=SUMPRODUCT(NOT(ISBLANK([.H88:.AMJ88])))" office:value-type="float" office:value="2" calcext:value-type="float">
            <text:p>2</text:p>
          </table:table-cell>
          <table:table-cell table:number-columns-repeated="61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51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2" calcext:value-type="float">
            <text:p>82</text:p>
          </table:table-cell>
          <table:table-cell table:formula="of:=SUM([.H89:.AMJ89])" office:value-type="float" office:value="12" calcext:value-type="float">
            <text:p>12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Nine Inch Heels: 1, fveitsi: 5, StoneMason: 5, NoisyVelvet: 1" calcext:value-type="string">
            <text:p>Nine Inch Heels: 1, fveitsi: 5, StoneMason: 5, NoisyVelvet: 1</text:p>
          </table:table-cell>
          <table:table-cell table:style-name="ce11" table:formula="of:=SUMPRODUCT(NOT(ISBLANK([.H89:.AMJ89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7" calcext:value-type="float">
            <text:p>87</text:p>
          </table:table-cell>
          <table:table-cell table:formula="of:=SUM([.H90:.AMJ90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yakfak: 7, m8f: 4" calcext:value-type="string">
            <text:p>yakfak: 7, m8f: 4</text:p>
          </table:table-cell>
          <table:table-cell table:style-name="ce11" table:formula="of:=SUMPRODUCT(NOT(ISBLANK([.H90:.AMJ90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7" calcext:value-type="float">
            <text:p>87</text:p>
          </table:table-cell>
          <table:table-cell table:formula="of:=SUM([.H91:.AMJ91])" office:value-type="float" office:value="11" calcext:value-type="float">
            <text:p>1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Sky: 10, tchkb: 1" calcext:value-type="string">
            <text:p>Sky: 10, tchkb: 1</text:p>
          </table:table-cell>
          <table:table-cell table:style-name="ce11" table:formula="of:=SUMPRODUCT(NOT(ISBLANK([.H91:.AMJ91])))"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7" calcext:value-type="float">
            <text:p>87</text:p>
          </table:table-cell>
          <table:table-cell table:formula="of:=SUM([.H92:.AMJ92])" office:value-type="float" office:value="11" calcext:value-type="float">
            <text:p>11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everennui: 2, Nate River: 8, Nirvana: 1" calcext:value-type="string">
            <text:p>everennui: 2, Nate River: 8, Nirvana: 1</text:p>
          </table:table-cell>
          <table:table-cell table:style-name="ce11" table:formula="of:=SUMPRODUCT(NOT(ISBLANK([.H92:.AMJ92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7" calcext:value-type="float">
            <text:p>87</text:p>
          </table:table-cell>
          <table:table-cell table:formula="of:=SUM([.H93:.AMJ93])" office:value-type="float" office:value="11" calcext:value-type="float">
            <text:p>11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rabotik.nl/harmony.htm" xlink:type="simple">http://rabotik.nl/harmony.htm</text:a>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Not Jabba: 5, Sky: 6" calcext:value-type="string">
            <text:p>Not Jabba: 5, Sky: 6</text:p>
          </table:table-cell>
          <table:table-cell table:style-name="ce11" table:formula="of:=SUMPRODUCT(NOT(ISBLANK([.H93:.AMJ93])))"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7" calcext:value-type="float">
            <text:p>87</text:p>
          </table:table-cell>
          <table:table-cell table:formula="of:=SUM([.H94:.AMJ94])" office:value-type="float" office:value="11" calcext:value-type="float">
            <text:p>11</text:p>
          </table:table-cell>
          <table:table-cell table:style-name="Default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Nancsi: 6, Diabolución: 5" calcext:value-type="string">
            <text:p>Nancsi: 6, Diabolución: 5</text:p>
          </table:table-cell>
          <table:table-cell table:style-name="ce11" table:formula="of:=SUMPRODUCT(NOT(ISBLANK([.H94:.AMJ94])))" office:value-type="float" office:value="2" calcext:value-type="float">
            <text:p>2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7" calcext:value-type="float">
            <text:p>87</text:p>
          </table:table-cell>
          <table:table-cell table:formula="of:=SUM([.H95:.AMJ95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Ralphis: 6, Phobus: 5" calcext:value-type="string">
            <text:p>Ralphis: 6, Phobus: 5</text:p>
          </table:table-cell>
          <table:table-cell table:style-name="ce11" table:formula="of:=SUMPRODUCT(NOT(ISBLANK([.H95:.AMJ95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7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7" calcext:value-type="float">
            <text:p>87</text:p>
          </table:table-cell>
          <table:table-cell table:formula="of:=SUM([.H96:.AMJ96])" office:value-type="float" office:value="11" calcext:value-type="float">
            <text:p>11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WH-Wilou84: 2, TheNerdTurtle2: 9" calcext:value-type="string">
            <text:p>WH-Wilou84: 2, TheNerdTurtle2: 9</text:p>
          </table:table-cell>
          <table:table-cell table:style-name="ce11" table:formula="of:=SUMPRODUCT(NOT(ISBLANK([.H96:.AMJ96])))" office:value-type="float" office:value="2" calcext:value-type="float">
            <text:p>2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940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7" calcext:value-type="float">
            <text:p>87</text:p>
          </table:table-cell>
          <table:table-cell table:formula="of:=SUM([.H97:.AMJ97])" office:value-type="float" office:value="11" calcext:value-type="float">
            <text:p>11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www.doomworld.com/idgames/levels/doom/v-z/wow" xlink:type="simple">https://www.doomworld.com/idgames/levels/doom/v-z/wow</text:a>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AnonimVio: 10, Apaul27: 1" calcext:value-type="string">
            <text:p>AnonimVio: 10, Apaul27: 1</text:p>
          </table:table-cell>
          <table:table-cell table:style-name="ce11" table:formula="of:=SUMPRODUCT(NOT(ISBLANK([.H97:.AMJ97])))" office:value-type="float" office:value="2" calcext:value-type="float">
            <text:p>2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5" calcext:value-type="float">
            <text:p>95</text:p>
          </table:table-cell>
          <table:table-cell table:formula="of:=SUM([.H98:.AMJ98])" office:value-type="float" office:value="10" calcext:value-type="float">
            <text:p>10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bzzrak: 10" calcext:value-type="string">
            <text:p>bzzrak: 10</text:p>
          </table:table-cell>
          <table:table-cell table:style-name="ce11" table:formula="of:=SUMPRODUCT(NOT(ISBLANK([.H98:.AMJ98])))"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5" calcext:value-type="float">
            <text:p>95</text:p>
          </table:table-cell>
          <table:table-cell table:formula="of:=SUM([.H99:.AMJ99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WH-Wilou84: 2, darkreaver: 4, Paul977: 4" calcext:value-type="string">
            <text:p>WH-Wilou84: 2, darkreaver: 4, Paul977: 4</text:p>
          </table:table-cell>
          <table:table-cell table:style-name="ce11" table:formula="of:=SUMPRODUCT(NOT(ISBLANK([.H99:.AMJ99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5" calcext:value-type="float">
            <text:p>95</text:p>
          </table:table-cell>
          <table:table-cell table:formula="of:=SUM([.H100:.AMJ100])" office:value-type="float" office:value="10" calcext:value-type="float">
            <text:p>10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bonnie: 10" calcext:value-type="string">
            <text:p>bonnie: 10</text:p>
          </table:table-cell>
          <table:table-cell table:style-name="ce11" table:formula="of:=SUMPRODUCT(NOT(ISBLANK([.H100:.AMJ100])))" office:value-type="float" office:value="1" calcext:value-type="float">
            <text:p>1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973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5" calcext:value-type="float">
            <text:p>95</text:p>
          </table:table-cell>
          <table:table-cell table:formula="of:=SUM([.H101:.AMJ101])" office:value-type="float" office:value="10" calcext:value-type="float">
            <text:p>10</text:p>
          </table:table-cell>
          <table:table-cell table:style-name="Default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Nancsi: 10" calcext:value-type="string">
            <text:p>Nancsi: 10</text:p>
          </table:table-cell>
          <table:table-cell table:style-name="ce11" table:formula="of:=SUMPRODUCT(NOT(ISBLANK([.H101:.AMJ101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6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5" calcext:value-type="float">
            <text:p>95</text:p>
          </table:table-cell>
          <table:table-cell table:formula="of:=SUM([.H102:.AMJ102])" office:value-type="float" office:value="10" calcext:value-type="float">
            <text:p>10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Diabolución: 10" calcext:value-type="string">
            <text:p>Diabolución: 10</text:p>
          </table:table-cell>
          <table:table-cell table:style-name="ce11" table:formula="of:=SUMPRODUCT(NOT(ISBLANK([.H102:.AMJ102])))" office:value-type="float" office:value="1" calcext:value-type="float">
            <text:p>1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932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5" calcext:value-type="float">
            <text:p>95</text:p>
          </table:table-cell>
          <table:table-cell table:formula="of:=SUM([.H103:.AMJ103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guitardz: 10" calcext:value-type="string">
            <text:p>guitardz: 10</text:p>
          </table:table-cell>
          <table:table-cell table:style-name="ce11" table:formula="of:=SUMPRODUCT(NOT(ISBLANK([.H103:.AMJ103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7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101" calcext:value-type="float">
            <text:p>101</text:p>
          </table:table-cell>
          <table:table-cell table:formula="of:=SUM([.H104:.AMJ104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Talvi: 3, HUNdebLeonidasX: 6" calcext:value-type="string">
            <text:p>Talvi: 3, HUNdebLeonidasX: 6</text:p>
          </table:table-cell>
          <table:table-cell table:style-name="ce11" table:formula="of:=SUMPRODUCT(NOT(ISBLANK([.H104:.AMJ104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4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1" calcext:value-type="float">
            <text:p>101</text:p>
          </table:table-cell>
          <table:table-cell table:formula="of:=SUM([.H105:.AMJ105])" office:value-type="float" office:value="9" calcext:value-type="float">
            <text:p>9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Bryan T: 6, Octillion: 3" calcext:value-type="string">
            <text:p>Bryan T: 6, Octillion: 3</text:p>
          </table:table-cell>
          <table:table-cell table:style-name="ce11" table:formula="of:=SUMPRODUCT(NOT(ISBLANK([.H105:.AMJ105])))" office:value-type="float" office:value="2" calcext:value-type="float">
            <text:p>2</text:p>
          </table:table-cell>
          <table:table-cell table:number-columns-repeated="62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1" calcext:value-type="float">
            <text:p>101</text:p>
          </table:table-cell>
          <table:table-cell table:formula="of:=SUM([.H106:.AMJ106])" office:value-type="float" office:value="9" calcext:value-type="float">
            <text:p>9</text:p>
          </table:table-cell>
          <table:table-cell office:value-type="string" calcext:value-type="string">
            <text:p>Dead 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HyperLuke: 2, Lorenz0: 7" calcext:value-type="string">
            <text:p>HyperLuke: 2, Lorenz0: 7</text:p>
          </table:table-cell>
          <table:table-cell table:style-name="ce11" table:formula="of:=SUMPRODUCT(NOT(ISBLANK([.H106:.AMJ106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38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1" calcext:value-type="float">
            <text:p>101</text:p>
          </table:table-cell>
          <table:table-cell table:formula="of:=SUM([.H107:.AMJ107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www.doomworld.com/idgames/levels/doom/Ports/megawads/ddamn0.9" xlink:type="simple">https://www.doomworld.com/idgames/levels/doom/Ports/megawads/ddamn0.9</text:a>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bzzrak: 9" calcext:value-type="string">
            <text:p>bzzrak: 9</text:p>
          </table:table-cell>
          <table:table-cell table:style-name="ce11" table:formula="of:=SUMPRODUCT(NOT(ISBLANK([.H107:.AMJ107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1" calcext:value-type="float">
            <text:p>101</text:p>
          </table:table-cell>
          <table:table-cell table:formula="of:=SUM([.H108:.AMJ108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Voltcom9: 9" calcext:value-type="string">
            <text:p>Voltcom9: 9</text:p>
          </table:table-cell>
          <table:table-cell table:style-name="ce11" table:formula="of:=SUMPRODUCT(NOT(ISBLANK([.H108:.AMJ108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1" calcext:value-type="float">
            <text:p>101</text:p>
          </table:table-cell>
          <table:table-cell table:formula="of:=SUM([.H109:.AMJ109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HyperLuke: 9" calcext:value-type="string">
            <text:p>HyperLuke: 9</text:p>
          </table:table-cell>
          <table:table-cell table:style-name="ce11" table:formula="of:=SUMPRODUCT(NOT(ISBLANK([.H109:.AMJ109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1000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1" calcext:value-type="float">
            <text:p>101</text:p>
          </table:table-cell>
          <table:table-cell table:formula="of:=SUM([.H110:.AMJ110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Roofi: 9" calcext:value-type="string">
            <text:p>Roofi: 9</text:p>
          </table:table-cell>
          <table:table-cell table:style-name="ce11" table:formula="of:=SUMPRODUCT(NOT(ISBLANK([.H110:.AMJ110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5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1" calcext:value-type="float">
            <text:p>101</text:p>
          </table:table-cell>
          <table:table-cell table:formula="of:=SUM([.H111:.AMJ111])" office:value-type="float" office:value="9" calcext:value-type="float">
            <text:p>9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Budoka: 2, Nancsi: 7" calcext:value-type="string">
            <text:p>Budoka: 2, Nancsi: 7</text:p>
          </table:table-cell>
          <table:table-cell table:style-name="ce11" table:formula="of:=SUMPRODUCT(NOT(ISBLANK([.H111:.AMJ111])))" office:value-type="float" office:value="2" calcext:value-type="float">
            <text:p>2</text:p>
          </table:table-cell>
          <table:table-cell table:number-columns-repeated="75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936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1" calcext:value-type="float">
            <text:p>101</text:p>
          </table:table-cell>
          <table:table-cell table:formula="of:=SUM([.H112:.AMJ112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Graf Zahl: 9" calcext:value-type="string">
            <text:p>Graf Zahl: 9</text:p>
          </table:table-cell>
          <table:table-cell table:style-name="ce11" table:formula="of:=SUMPRODUCT(NOT(ISBLANK([.H112:.AMJ112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1" calcext:value-type="float">
            <text:p>101</text:p>
          </table:table-cell>
          <table:table-cell table:formula="of:=SUM([.H113:.AMJ113])" office:value-type="float" office:value="9" calcext:value-type="float">
            <text:p>9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Octillion: 9" calcext:value-type="string">
            <text:p>Octillion: 9</text:p>
          </table:table-cell>
          <table:table-cell table:number-columns-repeated="87"/>
          <table:table-cell office:value-type="float" office:value="9" calcext:value-type="float">
            <text:p>9</text:p>
          </table:table-cell>
          <table:table-cell table:number-columns-repeated="930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1" calcext:value-type="float">
            <text:p>101</text:p>
          </table:table-cell>
          <table:table-cell table:formula="of:=SUM([.H114:.AMJ114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Apaul27: 9" calcext:value-type="string">
            <text:p>Apaul27: 9</text:p>
          </table:table-cell>
          <table:table-cell table:style-name="ce11" table:formula="of:=SUMPRODUCT(NOT(ISBLANK([.H114:.AMJ114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5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1" calcext:value-type="float">
            <text:p>101</text:p>
          </table:table-cell>
          <table:table-cell table:formula="of:=SUM([.H115:.AMJ115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MFG38: 9" calcext:value-type="string">
            <text:p>MFG38: 9</text:p>
          </table:table-cell>
          <table:table-cell table:style-name="ce11" table:formula="of:=SUMPRODUCT(NOT(ISBLANK([.H115:.AMJ115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13" calcext:value-type="float">
            <text:p>113</text:p>
          </table:table-cell>
          <table:table-cell table:formula="of:=SUM([.H116:.AMJ116])" office:value-type="float" office:value="8" calcext:value-type="float">
            <text:p>8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Lorenz0: 8" calcext:value-type="string">
            <text:p>Lorenz0: 8</text:p>
          </table:table-cell>
          <table:table-cell table:style-name="ce11" table:formula="of:=SUMPRODUCT(NOT(ISBLANK([.H116:.AMJ116])))" office:value-type="float" office:value="1" calcext:value-type="float">
            <text:p>1</text:p>
          </table:table-cell>
          <table:table-cell table:number-columns-repeated="78"/>
          <table:table-cell office:value-type="float" office:value="8" calcext:value-type="float">
            <text:p>8</text:p>
          </table:table-cell>
          <table:table-cell table:number-columns-repeated="938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3" calcext:value-type="float">
            <text:p>113</text:p>
          </table:table-cell>
          <table:table-cell table:formula="of:=SUM([.H117:.AMJ117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everennui: 1, TheNerdTurtle2: 7" calcext:value-type="string">
            <text:p>everennui: 1, TheNerdTurtle2: 7</text:p>
          </table:table-cell>
          <table:table-cell table:style-name="ce11" table:formula="of:=SUMPRODUCT(NOT(ISBLANK([.H117:.AMJ117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40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3" calcext:value-type="float">
            <text:p>113</text:p>
          </table:table-cell>
          <table:table-cell table:formula="of:=SUM([.H118:.AMJ118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AnonimVio: 8" calcext:value-type="string">
            <text:p>AnonimVio: 8</text:p>
          </table:table-cell>
          <table:table-cell table:style-name="ce11" table:formula="of:=SUMPRODUCT(NOT(ISBLANK([.H118:.AMJ118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3" calcext:value-type="float">
            <text:p>113</text:p>
          </table:table-cell>
          <table:table-cell table:formula="of:=SUM([.H119:.AMJ119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Outrageous Videos: 2, bemused: 6" calcext:value-type="string">
            <text:p>Outrageous Videos: 2, bemused: 6</text:p>
          </table:table-cell>
          <table:table-cell table:style-name="ce11" table:formula="of:=SUMPRODUCT(NOT(ISBLANK([.H119:.AMJ119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51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3" calcext:value-type="float">
            <text:p>113</text:p>
          </table:table-cell>
          <table:table-cell table:formula="of:=SUM([.H120:.AMJ120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bemused: 8" calcext:value-type="string">
            <text:p>bemused: 8</text:p>
          </table:table-cell>
          <table:table-cell table:style-name="ce11" table:formula="of:=SUMPRODUCT(NOT(ISBLANK([.H120:.AMJ120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51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3" calcext:value-type="float">
            <text:p>113</text:p>
          </table:table-cell>
          <table:table-cell table:formula="of:=SUM([.H121:.AMJ121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bzzrak: 8" calcext:value-type="string">
            <text:p>bzzrak: 8</text:p>
          </table:table-cell>
          <table:table-cell table:style-name="ce11" table:formula="of:=SUMPRODUCT(NOT(ISBLANK([.H121:.AMJ121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3" calcext:value-type="float">
            <text:p>113</text:p>
          </table:table-cell>
          <table:table-cell table:formula="of:=SUM([.H122:.AMJ122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Jaws In Space: 4, m8f: 4" calcext:value-type="string">
            <text:p>Jaws In Space: 4, m8f: 4</text:p>
          </table:table-cell>
          <table:table-cell table:style-name="ce11" table:formula="of:=SUMPRODUCT(NOT(ISBLANK([.H122:.AMJ122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3" calcext:value-type="float">
            <text:p>113</text:p>
          </table:table-cell>
          <table:table-cell table:formula="of:=SUM([.H123:.AMJ123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Jaws In Space: 4, m8f: 4" calcext:value-type="string">
            <text:p>Jaws In Space: 4, m8f: 4</text:p>
          </table:table-cell>
          <table:table-cell table:style-name="ce11" table:formula="of:=SUMPRODUCT(NOT(ISBLANK([.H123:.AMJ123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3" calcext:value-type="float">
            <text:p>113</text:p>
          </table:table-cell>
          <table:table-cell table:formula="of:=SUM([.H124:.AMJ124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Graf Zahl: 8" calcext:value-type="string">
            <text:p>Graf Zahl: 8</text:p>
          </table:table-cell>
          <table:table-cell table:style-name="ce11" table:formula="of:=SUMPRODUCT(NOT(ISBLANK([.H124:.AMJ124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3" calcext:value-type="float">
            <text:p>113</text:p>
          </table:table-cell>
          <table:table-cell table:formula="of:=SUM([.H125:.AMJ125])" office:value-type="float" office:value="8" calcext:value-type="float">
            <text:p>8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Not Jabba: 1, Grazza: 3, Altima: 4" calcext:value-type="string">
            <text:p>Not Jabba: 1, Grazza: 3, Altima: 4</text:p>
          </table:table-cell>
          <table:table-cell table:style-name="ce11" table:formula="of:=SUMPRODUCT(NOT(ISBLANK([.H125:.AMJ125]))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958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3" calcext:value-type="float">
            <text:p>113</text:p>
          </table:table-cell>
          <table:table-cell table:formula="of:=SUM([.H126:.AMJ126])" office:value-type="float" office:value="8" calcext:value-type="float">
            <text:p>8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ella guro: 8" calcext:value-type="string">
            <text:p>ella guro: 8</text:p>
          </table:table-cell>
          <table:table-cell table:style-name="ce11" table:formula="of:=SUMPRODUCT(NOT(ISBLANK([.H126:.AMJ126])))" office:value-type="float" office:value="1" calcext:value-type="float">
            <text:p>1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table:number-columns-repeated="989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3" calcext:value-type="float">
            <text:p>113</text:p>
          </table:table-cell>
          <table:table-cell table:formula="of:=SUM([.H127:.AMJ127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1" table:formula="of:=SUMPRODUCT(NOT(ISBLANK([.H127:.AMJ127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13" calcext:value-type="float">
            <text:p>113</text:p>
          </table:table-cell>
          <table:table-cell table:formula="of:=SUM([.H128:.AMJ128])" office:value-type="float" office:value="8" calcext:value-type="float">
            <text:p>8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www.doomworld.com/idgames/levels/doom2/Ports/megawads/skuldash" xlink:type="simple">https://www.doomworld.com/idgames/levels/doom2/Ports/megawads/skuldash</text:a>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everennui: 2, Lorenz0: 6" calcext:value-type="string">
            <text:p>everennui: 2, Lorenz0: 6</text:p>
          </table:table-cell>
          <table:table-cell table:style-name="ce11" table:formula="of:=SUMPRODUCT(NOT(ISBLANK([.H128:.AMJ128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6" calcext:value-type="float">
            <text:p>6</text:p>
          </table:table-cell>
          <table:table-cell table:number-columns-repeated="938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13" calcext:value-type="float">
            <text:p>113</text:p>
          </table:table-cell>
          <table:table-cell table:formula="of:=SUM([.H129:.AMJ129])" office:value-type="float" office:value="8" calcext:value-type="float">
            <text:p>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Outrageous Videos: 5, tmorrow: 3" calcext:value-type="string">
            <text:p>Outrageous Videos: 5, tmorrow: 3</text:p>
          </table:table-cell>
          <table:table-cell table:style-name="ce11" table:formula="of:=SUMPRODUCT(NOT(ISBLANK([.H129:.AMJ129])))" office:value-type="float" office:value="2" calcext:value-type="float">
            <text:p>2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13" calcext:value-type="float">
            <text:p>113</text:p>
          </table:table-cell>
          <table:table-cell table:formula="of:=SUM([.H130:.AMJ130])" office:value-type="float" office:value="8" calcext:value-type="float">
            <text:p>8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Spectra: 8" calcext:value-type="string">
            <text:p>Spectra: 8</text:p>
          </table:table-cell>
          <table:table-cell table:style-name="ce11" table:formula="of:=SUMPRODUCT(NOT(ISBLANK([.H130:.AMJ130])))" office:value-type="float" office:value="1" calcext:value-type="float">
            <text:p>1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13" calcext:value-type="float">
            <text:p>113</text:p>
          </table:table-cell>
          <table:table-cell table:formula="of:=SUM([.H131:.AMJ131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Roofi: 8" calcext:value-type="string">
            <text:p>Roofi: 8</text:p>
          </table:table-cell>
          <table:table-cell table:style-name="ce11" table:formula="of:=SUMPRODUCT(NOT(ISBLANK([.H131:.AMJ131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5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13" calcext:value-type="float">
            <text:p>113</text:p>
          </table:table-cell>
          <table:table-cell table:formula="of:=SUM([.H132:.AMJ132])" office:value-type="float" office:value="8" calcext:value-type="float">
            <text:p>8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Dragonfly: 8" calcext:value-type="string">
            <text:p>Dragonfly: 8</text:p>
          </table:table-cell>
          <table:table-cell table:style-name="ce11" table:formula="of:=SUMPRODUCT(NOT(ISBLANK([.H132:.AMJ132])))" office:value-type="float" office:value="1" calcext:value-type="float">
            <text:p>1</text:p>
          </table:table-cell>
          <table:table-cell table:number-columns-repeated="46"/>
          <table:table-cell office:value-type="float" office:value="8" calcext:value-type="float">
            <text:p>8</text:p>
          </table:table-cell>
          <table:table-cell table:number-columns-repeated="970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30" calcext:value-type="float">
            <text:p>130</text:p>
          </table:table-cell>
          <table:table-cell table:formula="of:=SUM([.H133:.AMJ133])" office:value-type="float" office:value="7" calcext:value-type="float">
            <text:p>7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Nine Inch Heels: 2, Voltcom9: 2, NoisyVelvet: 3" calcext:value-type="string">
            <text:p>Nine Inch Heels: 2, Voltcom9: 2, NoisyVelvet: 3</text:p>
          </table:table-cell>
          <table:table-cell table:style-name="ce11" table:formula="of:=SUMPRODUCT(NOT(ISBLANK([.H133:.AMJ133]))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30" calcext:value-type="float">
            <text:p>130</text:p>
          </table:table-cell>
          <table:table-cell table:formula="of:=SUM([.H134:.AMJ134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7hm: 7" calcext:value-type="string">
            <text:p>7hm: 7</text:p>
          </table:table-cell>
          <table:table-cell table:style-name="ce11" table:formula="of:=SUMPRODUCT(NOT(ISBLANK([.H134:.AMJ134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30" calcext:value-type="float">
            <text:p>130</text:p>
          </table:table-cell>
          <table:table-cell table:formula="of:=SUM([.H135:.AMJ135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bzzrak: 7" calcext:value-type="string">
            <text:p>bzzrak: 7</text:p>
          </table:table-cell>
          <table:table-cell table:style-name="ce11" table:formula="of:=SUMPRODUCT(NOT(ISBLANK([.H135:.AMJ135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30" calcext:value-type="float">
            <text:p>130</text:p>
          </table:table-cell>
          <table:table-cell table:formula="of:=SUM([.H136:.AMJ136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Graf Zahl: 7" calcext:value-type="string">
            <text:p>Graf Zahl: 7</text:p>
          </table:table-cell>
          <table:table-cell table:style-name="ce11" table:formula="of:=SUMPRODUCT(NOT(ISBLANK([.H136:.AMJ136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30" calcext:value-type="float">
            <text:p>130</text:p>
          </table:table-cell>
          <table:table-cell table:formula="of:=SUM([.H137:.AMJ137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NuMetalManiak: 3, Voltcom9: 4" calcext:value-type="string">
            <text:p>NuMetalManiak: 3, Voltcom9: 4</text:p>
          </table:table-cell>
          <table:table-cell table:style-name="ce11" table:formula="of:=SUMPRODUCT(NOT(ISBLANK([.H137:.AMJ137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0" calcext:value-type="float">
            <text:p>130</text:p>
          </table:table-cell>
          <table:table-cell table:formula="of:=SUM([.H138:.AMJ138])" office:value-type="float" office:value="7" calcext:value-type="float">
            <text:p>7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TheMightyHeracross: 2, ReaperAA: 5" calcext:value-type="string">
            <text:p>TheMightyHeracross: 2, ReaperAA: 5</text:p>
          </table:table-cell>
          <table:table-cell table:style-name="ce11" table:formula="of:=SUMPRODUCT(NOT(ISBLANK([.H138:.AMJ138])))" office:value-type="float" office:value="2" calcext:value-type="float">
            <text:p>2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34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0" calcext:value-type="float">
            <text:p>130</text:p>
          </table:table-cell>
          <table:table-cell table:formula="of:=SUM([.H139:.AMJ139])" office:value-type="float" office:value="7" calcext:value-type="float">
            <text:p>7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Jaws In Space: 4, Doomkid: 3" calcext:value-type="string">
            <text:p>Jaws In Space: 4, Doomkid: 3</text:p>
          </table:table-cell>
          <table:table-cell table:style-name="ce11" table:formula="of:=SUMPRODUCT(NOT(ISBLANK([.H139:.AMJ139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0" calcext:value-type="float">
            <text:p>130</text:p>
          </table:table-cell>
          <table:table-cell table:formula="of:=SUM([.H140:.AMJ140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HyperLuke: 4, Greyenko: 3" calcext:value-type="string">
            <text:p>HyperLuke: 4, Greyenko: 3</text:p>
          </table:table-cell>
          <table:table-cell table:style-name="ce11" table:formula="of:=SUMPRODUCT(NOT(ISBLANK([.H140:.AMJ140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0" calcext:value-type="float">
            <text:p>130</text:p>
          </table:table-cell>
          <table:table-cell table:formula="of:=SUM([.H141:.AMJ141])" office:value-type="float" office:value="7" calcext:value-type="float">
            <text:p>7</text:p>
          </table:table-cell>
          <table:table-cell office:value-type="string" calcext:value-type="string">
            <text:p>Doomsday of UAC</text:p>
          </table:table-cell>
          <table:table-cell office:value-type="string" calcext:value-type="string">
            <text:p><text:a xlink:href="https://www.doomworld.com/idgames/levels/doom/s-u/uac_dead" xlink:type="simple">https://www.doomworld.com/idgames/levels/doom/s-u/uac_dead</text:a>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Jaws In Space: 2, Ed: 5" calcext:value-type="string">
            <text:p>Jaws In Space: 2, Ed: 5</text:p>
          </table:table-cell>
          <table:table-cell table:style-name="ce11" table:formula="of:=SUMPRODUCT(NOT(ISBLANK([.H141:.AMJ141])))"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0" calcext:value-type="float">
            <text:p>130</text:p>
          </table:table-cell>
          <table:table-cell table:formula="of:=SUM([.H142:.AMJ142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Nirvana: 7" calcext:value-type="string">
            <text:p>Nirvana: 7</text:p>
          </table:table-cell>
          <table:table-cell table:style-name="ce11" table:formula="of:=SUMPRODUCT(NOT(ISBLANK([.H142:.AMJ142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8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0" calcext:value-type="float">
            <text:p>130</text:p>
          </table:table-cell>
          <table:table-cell table:formula="of:=SUM([.H143:.AMJ143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TechnoDoomed1: 7" calcext:value-type="string">
            <text:p>TechnoDoomed1: 7</text:p>
          </table:table-cell>
          <table:table-cell table:style-name="ce11" table:formula="of:=SUMPRODUCT(NOT(ISBLANK([.H143:.AMJ143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2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0" calcext:value-type="float">
            <text:p>130</text:p>
          </table:table-cell>
          <table:table-cell table:formula="of:=SUM([.H144:.AMJ144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AnonimVio: 7" calcext:value-type="string">
            <text:p>AnonimVio: 7</text:p>
          </table:table-cell>
          <table:table-cell table:style-name="ce11" table:formula="of:=SUMPRODUCT(NOT(ISBLANK([.H144:.AMJ144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2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0" calcext:value-type="float">
            <text:p>130</text:p>
          </table:table-cell>
          <table:table-cell table:formula="of:=SUM([.H145:.AMJ145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Roofi: 7" calcext:value-type="string">
            <text:p>Roofi: 7</text:p>
          </table:table-cell>
          <table:table-cell table:style-name="ce11" table:formula="of:=SUMPRODUCT(NOT(ISBLANK([.H145:.AMJ145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5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0" calcext:value-type="float">
            <text:p>130</text:p>
          </table:table-cell>
          <table:table-cell table:formula="of:=SUM([.H146:.AMJ146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7hm: 7" calcext:value-type="string">
            <text:p>7hm: 7</text:p>
          </table:table-cell>
          <table:table-cell table:style-name="ce11" table:formula="of:=SUMPRODUCT(NOT(ISBLANK([.H146:.AMJ146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0" calcext:value-type="float">
            <text:p>130</text:p>
          </table:table-cell>
          <table:table-cell table:formula="of:=SUM([.H147:.AMJ147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Spectra: 7" calcext:value-type="string">
            <text:p>Spectra: 7</text:p>
          </table:table-cell>
          <table:table-cell table:style-name="ce11" table:formula="of:=SUMPRODUCT(NOT(ISBLANK([.H147:.AMJ147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0" calcext:value-type="float">
            <text:p>130</text:p>
          </table:table-cell>
          <table:table-cell table:formula="of:=SUM([.H148:.AMJ148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Grain of Salt: 7" calcext:value-type="string">
            <text:p>Grain of Salt: 7</text:p>
          </table:table-cell>
          <table:table-cell table:style-name="ce11" table:formula="of:=SUMPRODUCT(NOT(ISBLANK([.H148:.AMJ148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5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0" calcext:value-type="float">
            <text:p>130</text:p>
          </table:table-cell>
          <table:table-cell table:formula="of:=SUM([.H149:.AMJ149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Phobus: 7" calcext:value-type="string">
            <text:p>Phobus: 7</text:p>
          </table:table-cell>
          <table:table-cell table:style-name="ce11" table:formula="of:=SUMPRODUCT(NOT(ISBLANK([.H149:.AMJ149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7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47" calcext:value-type="float">
            <text:p>147</text:p>
          </table:table-cell>
          <table:table-cell table:formula="of:=SUM([.H150:.AMJ150])" office:value-type="float" office:value="6" calcext:value-type="float">
            <text:p>6</text:p>
          </table:table-cell>
          <table:table-cell office:value-type="string" calcext:value-type="string">
            <text:p><text:s/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Budoka: 6" calcext:value-type="string">
            <text:p>Budoka: 6</text:p>
          </table:table-cell>
          <table:table-cell table:style-name="ce11" table:formula="of:=SUMPRODUCT(NOT(ISBLANK([.H150:.AMJ150])))" office:value-type="float" office:value="1" calcext:value-type="float">
            <text:p>1</text:p>
          </table:table-cell>
          <table:table-cell table:number-columns-repeated="75"/>
          <table:table-cell office:value-type="float" office:value="6" calcext:value-type="float">
            <text:p>6</text:p>
          </table:table-cell>
          <table:table-cell table:number-columns-repeated="941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47" calcext:value-type="float">
            <text:p>147</text:p>
          </table:table-cell>
          <table:table-cell table:formula="of:=SUM([.H151:.AMJ151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www.doomworld.com/forum/topic/92542-20-monsters-community-project-released/" xlink:type="simple">https://www.doomworld.com/forum/topic/92542-20-monsters-community-project-released/</text:a>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Voltcom9: 6" calcext:value-type="string">
            <text:p>Voltcom9: 6</text:p>
          </table:table-cell>
          <table:table-cell table:style-name="ce11" table:formula="of:=SUMPRODUCT(NOT(ISBLANK([.H151:.AMJ151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4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47" calcext:value-type="float">
            <text:p>147</text:p>
          </table:table-cell>
          <table:table-cell table:formula="of:=SUM([.H152:.AMJ152])" office:value-type="float" office:value="6" calcext:value-type="float">
            <text:p>6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yakfak: 4, soner du: 2" calcext:value-type="string">
            <text:p>yakfak: 4, soner du: 2</text:p>
          </table:table-cell>
          <table:table-cell table:style-name="ce11" table:formula="of:=SUMPRODUCT(NOT(ISBLANK([.H152:.AMJ152])))" office:value-type="float" office:value="2" calcext:value-type="float">
            <text:p>2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60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47" calcext:value-type="float">
            <text:p>147</text:p>
          </table:table-cell>
          <table:table-cell table:formula="of:=SUM([.H153:.AMJ153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Ralphis: 6" calcext:value-type="string">
            <text:p>Ralphis: 6</text:p>
          </table:table-cell>
          <table:table-cell table:style-name="ce11" table:formula="of:=SUMPRODUCT(NOT(ISBLANK([.H153:.AMJ153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47" calcext:value-type="float">
            <text:p>147</text:p>
          </table:table-cell>
          <table:table-cell table:formula="of:=SUM([.H154:.AMJ154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bzzrak: 6" calcext:value-type="string">
            <text:p>bzzrak: 6</text:p>
          </table:table-cell>
          <table:table-cell table:style-name="ce11" table:formula="of:=SUMPRODUCT(NOT(ISBLANK([.H154:.AMJ154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47" calcext:value-type="float">
            <text:p>147</text:p>
          </table:table-cell>
          <table:table-cell table:formula="of:=SUM([.H155:.AMJ155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Soundblock: 1, Lazorinc: 1, tchkb: 4" calcext:value-type="string">
            <text:p>Soundblock: 1, Lazorinc: 1, tchkb: 4</text:p>
          </table:table-cell>
          <table:table-cell table:style-name="ce11" table:formula="of:=SUMPRODUCT(NOT(ISBLANK([.H155:.AMJ155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7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47" calcext:value-type="float">
            <text:p>147</text:p>
          </table:table-cell>
          <table:table-cell table:formula="of:=SUM([.H156:.AMJ156])" office:value-type="float" office:value="6" calcext:value-type="float">
            <text:p>6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Ralphis: 6" calcext:value-type="string">
            <text:p>Ralphis: 6</text:p>
          </table:table-cell>
          <table:table-cell table:style-name="ce11" table:formula="of:=SUMPRODUCT(NOT(ISBLANK([.H156:.AMJ156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47" calcext:value-type="float">
            <text:p>147</text:p>
          </table:table-cell>
          <table:table-cell table:formula="of:=SUM([.H157:.AMJ157])" office:value-type="float" office:value="6" calcext:value-type="float">
            <text:p>6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Sky: 1, bzzrak: 5" calcext:value-type="string">
            <text:p>Sky: 1, bzzrak: 5</text:p>
          </table:table-cell>
          <table:table-cell table:style-name="ce11" table:formula="of:=SUMPRODUCT(NOT(ISBLANK([.H157:.AMJ157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47" calcext:value-type="float">
            <text:p>147</text:p>
          </table:table-cell>
          <table:table-cell table:formula="of:=SUM([.H158:.AMJ158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Ralphis: 6" calcext:value-type="string">
            <text:p>Ralphis: 6</text:p>
          </table:table-cell>
          <table:table-cell table:style-name="ce11" table:formula="of:=SUMPRODUCT(NOT(ISBLANK([.H158:.AMJ158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47" calcext:value-type="float">
            <text:p>147</text:p>
          </table:table-cell>
          <table:table-cell table:formula="of:=SUM([.H159:.AMJ159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pcorf: 6" calcext:value-type="string">
            <text:p>pcorf: 6</text:p>
          </table:table-cell>
          <table:table-cell table:number-columns-repeated="86"/>
          <table:table-cell office:value-type="float" office:value="6" calcext:value-type="float">
            <text:p>6</text:p>
          </table:table-cell>
          <table:table-cell table:number-columns-repeated="931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47" calcext:value-type="float">
            <text:p>147</text:p>
          </table:table-cell>
          <table:table-cell table:formula="of:=SUM([.H160:.AMJ160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Philnemba: 2, NaZa: 4" calcext:value-type="string">
            <text:p>Philnemba: 2, NaZa: 4</text:p>
          </table:table-cell>
          <table:table-cell table:style-name="ce11" table:formula="of:=SUMPRODUCT(NOT(ISBLANK([.H160:.AMJ160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3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47" calcext:value-type="float">
            <text:p>147</text:p>
          </table:table-cell>
          <table:table-cell table:formula="of:=SUM([.H161:.AMJ161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HyperLuke: 6" calcext:value-type="string">
            <text:p>HyperLuke: 6</text:p>
          </table:table-cell>
          <table:table-cell table:style-name="ce11" table:formula="of:=SUMPRODUCT(NOT(ISBLANK([.H161:.AMJ161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47" calcext:value-type="float">
            <text:p>147</text:p>
          </table:table-cell>
          <table:table-cell table:formula="of:=SUM([.H162:.AMJ162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antares031: 6" calcext:value-type="string">
            <text:p>antares031: 6</text:p>
          </table:table-cell>
          <table:table-cell table:style-name="ce11" table:formula="of:=SUMPRODUCT(NOT(ISBLANK([.H162:.AMJ162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47" calcext:value-type="float">
            <text:p>147</text:p>
          </table:table-cell>
          <table:table-cell table:formula="of:=SUM([.H163:.AMJ163])" office:value-type="float" office:value="6" calcext:value-type="float">
            <text:p>6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everennui: 2, Outrageous Videos: 4" calcext:value-type="string">
            <text:p>everennui: 2, Outrageous Videos: 4</text:p>
          </table:table-cell>
          <table:table-cell table:style-name="ce11" table:formula="of:=SUMPRODUCT(NOT(ISBLANK([.H163:.AMJ163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972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47" calcext:value-type="float">
            <text:p>147</text:p>
          </table:table-cell>
          <table:table-cell table:formula="of:=SUM([.H164:.AMJ164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Soundblock: 6" calcext:value-type="string">
            <text:p>Soundblock: 6</text:p>
          </table:table-cell>
          <table:table-cell table:style-name="ce11" table:formula="of:=SUMPRODUCT(NOT(ISBLANK([.H164:.AMJ164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5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47" calcext:value-type="float">
            <text:p>147</text:p>
          </table:table-cell>
          <table:table-cell table:formula="of:=SUM([.H165:.AMJ165])" office:value-type="float" office:value="6" calcext:value-type="float">
            <text:p>6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Ed: 5, Graf Zahl: 1" calcext:value-type="string">
            <text:p>Ed: 5, Graf Zahl: 1</text:p>
          </table:table-cell>
          <table:table-cell table:style-name="ce11" table:formula="of:=SUMPRODUCT(NOT(ISBLANK([.H165:.AMJ165])))" office:value-type="float" office:value="2" calcext:value-type="float">
            <text:p>2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47" calcext:value-type="float">
            <text:p>147</text:p>
          </table:table-cell>
          <table:table-cell table:formula="of:=SUM([.H166:.AMJ166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://www.wad-archive.com/wad/e5d863c72e1f5de577a3ae57745c107e" xlink:type="simple">http://www.wad-archive.com/wad/e5d863c72e1f5de577a3ae57745c107e</text:a>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antares031: 6" calcext:value-type="string">
            <text:p>antares031: 6</text:p>
          </table:table-cell>
          <table:table-cell table:style-name="ce11" table:formula="of:=SUMPRODUCT(NOT(ISBLANK([.H166:.AMJ166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47" calcext:value-type="float">
            <text:p>147</text:p>
          </table:table-cell>
          <table:table-cell table:formula="of:=SUM([.H167:.AMJ167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Ralphis: 6" calcext:value-type="string">
            <text:p>Ralphis: 6</text:p>
          </table:table-cell>
          <table:table-cell table:style-name="ce11" table:formula="of:=SUMPRODUCT(NOT(ISBLANK([.H167:.AMJ167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47" calcext:value-type="float">
            <text:p>147</text:p>
          </table:table-cell>
          <table:table-cell table:formula="of:=SUM([.H168:.AMJ168])" office:value-type="float" office:value="6" calcext:value-type="float">
            <text:p>6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Spectra: 6" calcext:value-type="string">
            <text:p>Spectra: 6</text:p>
          </table:table-cell>
          <table:table-cell table:style-name="ce11" table:formula="of:=SUMPRODUCT(NOT(ISBLANK([.H168:.AMJ168])))" office:value-type="float" office:value="1" calcext:value-type="float">
            <text:p>1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47" calcext:value-type="float">
            <text:p>147</text:p>
          </table:table-cell>
          <table:table-cell table:formula="of:=SUM([.H169:.AMJ169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AnonimVio: 6" calcext:value-type="string">
            <text:p>AnonimVio: 6</text:p>
          </table:table-cell>
          <table:table-cell table:style-name="ce11" table:formula="of:=SUMPRODUCT(NOT(ISBLANK([.H169:.AMJ169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47" calcext:value-type="float">
            <text:p>147</text:p>
          </table:table-cell>
          <table:table-cell table:formula="of:=SUM([.H170:.AMJ170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Ralphis: 6" calcext:value-type="string">
            <text:p>Ralphis: 6</text:p>
          </table:table-cell>
          <table:table-cell table:style-name="ce11" table:formula="of:=SUMPRODUCT(NOT(ISBLANK([.H170:.AMJ170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47" calcext:value-type="float">
            <text:p>147</text:p>
          </table:table-cell>
          <table:table-cell table:formula="of:=SUM([.H171:.AMJ171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Spectre01: 6" calcext:value-type="string">
            <text:p>Spectre01: 6</text:p>
          </table:table-cell>
          <table:table-cell table:style-name="ce11" table:formula="of:=SUMPRODUCT(NOT(ISBLANK([.H171:.AMJ171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47" calcext:value-type="float">
            <text:p>147</text:p>
          </table:table-cell>
          <table:table-cell table:formula="of:=SUM([.H172:.AMJ172])" office:value-type="float" office:value="6" calcext:value-type="float">
            <text:p>6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Woolie Wool: 4, tmorrow: 2" calcext:value-type="string">
            <text:p>Woolie Wool: 4, tmorrow: 2</text:p>
          </table:table-cell>
          <table:table-cell table:style-name="ce11" table:formula="of:=SUMPRODUCT(NOT(ISBLANK([.H172:.AMJ172])))" office:value-type="float" office:value="2" calcext:value-type="float">
            <text:p>2</text:p>
          </table:table-cell>
          <table:table-cell table:number-columns-repeated="49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70" calcext:value-type="float">
            <text:p>170</text:p>
          </table:table-cell>
          <table:table-cell table:formula="of:=SUM([.H173:.AMJ173])" office:value-type="float" office:value="5" calcext:value-type="float">
            <text:p>5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Vorpal: 5" calcext:value-type="string">
            <text:p>Vorpal: 5</text:p>
          </table:table-cell>
          <table:table-cell table:style-name="ce11" table:formula="of:=SUMPRODUCT(NOT(ISBLANK([.H173:.AMJ173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70" calcext:value-type="float">
            <text:p>170</text:p>
          </table:table-cell>
          <table:table-cell table:formula="of:=SUM([.H174:.AMJ174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Diabolución: 5" calcext:value-type="string">
            <text:p>Diabolución: 5</text:p>
          </table:table-cell>
          <table:table-cell table:style-name="ce11" table:formula="of:=SUMPRODUCT(NOT(ISBLANK([.H174:.AMJ174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70" calcext:value-type="float">
            <text:p>170</text:p>
          </table:table-cell>
          <table:table-cell table:formula="of:=SUM([.H175:.AMJ175])" office:value-type="float" office:value="5" calcext:value-type="float">
            <text:p>5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JudgeDeadd: 2, Paul977: 3" calcext:value-type="string">
            <text:p>JudgeDeadd: 2, Paul977: 3</text:p>
          </table:table-cell>
          <table:table-cell table:style-name="ce11" table:formula="of:=SUMPRODUCT(NOT(ISBLANK([.H175:.AMJ175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70" calcext:value-type="float">
            <text:p>170</text:p>
          </table:table-cell>
          <table:table-cell table:formula="of:=SUM([.H176:.AMJ176])" office:value-type="float" office:value="5" calcext:value-type="float">
            <text:p>5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TechnoDoomed1: 5" calcext:value-type="string">
            <text:p>TechnoDoomed1: 5</text:p>
          </table:table-cell>
          <table:table-cell table:style-name="ce11" table:formula="of:=SUMPRODUCT(NOT(ISBLANK([.H176:.AMJ176])))" office:value-type="float" office:value="1" calcext:value-type="float">
            <text:p>1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962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70" calcext:value-type="float">
            <text:p>170</text:p>
          </table:table-cell>
          <table:table-cell table:formula="of:=SUM([.H177:.AMJ177])" office:value-type="float" office:value="5" calcext:value-type="float">
            <text:p>5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m8f: 5" calcext:value-type="string">
            <text:p>m8f: 5</text:p>
          </table:table-cell>
          <table:table-cell table:style-name="ce11" table:formula="of:=SUMPRODUCT(NOT(ISBLANK([.H177:.AMJ177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2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70" calcext:value-type="float">
            <text:p>170</text:p>
          </table:table-cell>
          <table:table-cell table:formula="of:=SUM([.H178:.AMJ178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Soundblock: 5" calcext:value-type="string">
            <text:p>Soundblock: 5</text:p>
          </table:table-cell>
          <table:table-cell table:style-name="ce11" table:formula="of:=SUMPRODUCT(NOT(ISBLANK([.H178:.AMJ178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5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70" calcext:value-type="float">
            <text:p>170</text:p>
          </table:table-cell>
          <table:table-cell table:formula="of:=SUM([.H179:.AMJ179])" office:value-type="float" office:value="5" calcext:value-type="float">
            <text:p>5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guitardz: 5" calcext:value-type="string">
            <text:p>guitardz: 5</text:p>
          </table:table-cell>
          <table:table-cell table:style-name="ce11" table:formula="of:=SUMPRODUCT(NOT(ISBLANK([.H179:.AMJ179])))" office:value-type="float" office:value="1" calcext:value-type="float">
            <text:p>1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70" calcext:value-type="float">
            <text:p>170</text:p>
          </table:table-cell>
          <table:table-cell table:formula="of:=SUM([.H180:.AMJ180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HUNdebLeonidasX: 3, TheMightyHeracross: 2" calcext:value-type="string">
            <text:p>HUNdebLeonidasX: 3, TheMightyHeracross: 2</text:p>
          </table:table-cell>
          <table:table-cell table:style-name="ce11" table:formula="of:=SUMPRODUCT(NOT(ISBLANK([.H180:.AMJ180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70" calcext:value-type="float">
            <text:p>170</text:p>
          </table:table-cell>
          <table:table-cell table:formula="of:=SUM([.H181:.AMJ181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HUNdebLeonidasX: 5" calcext:value-type="string">
            <text:p>HUNdebLeonidasX: 5</text:p>
          </table:table-cell>
          <table:table-cell table:style-name="ce11" table:formula="of:=SUMPRODUCT(NOT(ISBLANK([.H181:.AMJ181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70" calcext:value-type="float">
            <text:p>170</text:p>
          </table:table-cell>
          <table:table-cell table:formula="of:=SUM([.H182:.AMJ182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Vorpal: 5" calcext:value-type="string">
            <text:p>Vorpal: 5</text:p>
          </table:table-cell>
          <table:table-cell table:style-name="ce11" table:formula="of:=SUMPRODUCT(NOT(ISBLANK([.H182:.AMJ182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70" calcext:value-type="float">
            <text:p>170</text:p>
          </table:table-cell>
          <table:table-cell table:formula="of:=SUM([.H183:.AMJ183])" office:value-type="float" office:value="5" calcext:value-type="float">
            <text:p>5</text:p>
          </table:table-cell>
          <table:table-cell office:value-type="string" calcext:value-type="string">
            <text:p>e1contest﻿.wad﻿</text:p>
          </table:table-cell>
          <table:table-cell office:value-type="string" calcext:value-type="string">
            <text:p><text:a xlink:href="http://www.doom2.net/mykdoom/misc/113434_e1contest.zip" xlink:type="simple">http://www.doom2.net/mykdoom/misc/113434_e1contest.zip</text:a>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Diabolución: 5" calcext:value-type="string">
            <text:p>Diabolución: 5</text:p>
          </table:table-cell>
          <table:table-cell table:style-name="ce11" table:formula="of:=SUMPRODUCT(NOT(ISBLANK([.H183:.AMJ183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70" calcext:value-type="float">
            <text:p>170</text:p>
          </table:table-cell>
          <table:table-cell table:formula="of:=SUM([.H184:.AMJ184])" office:value-type="float" office:value="5" calcext:value-type="float">
            <text:p>5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m8f: 5" calcext:value-type="string">
            <text:p>m8f: 5</text:p>
          </table:table-cell>
          <table:table-cell table:style-name="ce11" table:formula="of:=SUMPRODUCT(NOT(ISBLANK([.H184:.AMJ184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2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70" calcext:value-type="float">
            <text:p>170</text:p>
          </table:table-cell>
          <table:table-cell table:formula="of:=SUM([.H185:.AMJ185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Doomkid: 5" calcext:value-type="string">
            <text:p>Doomkid: 5</text:p>
          </table:table-cell>
          <table:table-cell table:style-name="ce11" table:formula="of:=SUMPRODUCT(NOT(ISBLANK([.H185:.AMJ185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70" calcext:value-type="float">
            <text:p>170</text:p>
          </table:table-cell>
          <table:table-cell table:formula="of:=SUM([.H186:.AMJ186])" office:value-type="float" office:value="5" calcext:value-type="float">
            <text:p>5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Spectra: 1, Voltcom9: 1, TheMightyHeracross: 3" calcext:value-type="string">
            <text:p>Spectra: 1, Voltcom9: 1, TheMightyHeracross: 3</text:p>
          </table:table-cell>
          <table:table-cell table:style-name="ce11" table:formula="of:=SUMPRODUCT(NOT(ISBLANK([.H186:.AMJ186])))"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70" calcext:value-type="float">
            <text:p>170</text:p>
          </table:table-cell>
          <table:table-cell table:formula="of:=SUM([.H187:.AMJ187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Graf Zahl: 5" calcext:value-type="string">
            <text:p>Graf Zahl: 5</text:p>
          </table:table-cell>
          <table:table-cell table:style-name="ce11" table:formula="of:=SUMPRODUCT(NOT(ISBLANK([.H187:.AMJ187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70" calcext:value-type="float">
            <text:p>170</text:p>
          </table:table-cell>
          <table:table-cell table:formula="of:=SUM([.H188:.AMJ188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Bryan T: 5" calcext:value-type="string">
            <text:p>Bryan T: 5</text:p>
          </table:table-cell>
          <table:table-cell table:style-name="ce11" table:formula="of:=SUMPRODUCT(NOT(ISBLANK([.H188:.AMJ188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4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70" calcext:value-type="float">
            <text:p>170</text:p>
          </table:table-cell>
          <table:table-cell table:formula="of:=SUM([.H189:.AMJ189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Ed: 5" calcext:value-type="string">
            <text:p>Ed: 5</text:p>
          </table:table-cell>
          <table:table-cell table:style-name="ce11" table:formula="of:=SUMPRODUCT(NOT(ISBLANK([.H189:.AMJ189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70" calcext:value-type="float">
            <text:p>170</text:p>
          </table:table-cell>
          <table:table-cell table:formula="of:=SUM([.H190:.AMJ190])" office:value-type="float" office:value="5" calcext:value-type="float">
            <text:p>5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Grazza: 5" calcext:value-type="string">
            <text:p>Grazza: 5</text:p>
          </table:table-cell>
          <table:table-cell table:style-name="ce11" table:formula="of:=SUMPRODUCT(NOT(ISBLANK([.H190:.AMJ190])))" office:value-type="float" office:value="1" calcext:value-type="float">
            <text:p>1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70" calcext:value-type="float">
            <text:p>170</text:p>
          </table:table-cell>
          <table:table-cell table:formula="of:=SUM([.H191:.AMJ191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Spectra: 5" calcext:value-type="string">
            <text:p>Spectra: 5</text:p>
          </table:table-cell>
          <table:table-cell table:style-name="ce11" table:formula="of:=SUMPRODUCT(NOT(ISBLANK([.H191:.AMJ191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70" calcext:value-type="float">
            <text:p>170</text:p>
          </table:table-cell>
          <table:table-cell table:formula="of:=SUM([.H192:.AMJ192])" office:value-type="float" office:value="5" calcext:value-type="float">
            <text:p>5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Roofi: 5" calcext:value-type="string">
            <text:p>Roofi: 5</text:p>
          </table:table-cell>
          <table:table-cell table:style-name="ce11" table:formula="of:=SUMPRODUCT(NOT(ISBLANK([.H192:.AMJ192])))" office:value-type="float" office:value="1" calcext:value-type="float">
            <text:p>1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70" calcext:value-type="float">
            <text:p>170</text:p>
          </table:table-cell>
          <table:table-cell table:formula="of:=SUM([.H193:.AMJ193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Vorpal: 5" calcext:value-type="string">
            <text:p>Vorpal: 5</text:p>
          </table:table-cell>
          <table:table-cell table:style-name="ce11" table:formula="of:=SUMPRODUCT(NOT(ISBLANK([.H193:.AMJ193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70" calcext:value-type="float">
            <text:p>170</text:p>
          </table:table-cell>
          <table:table-cell table:formula="of:=SUM([.H194:.AMJ194])" office:value-type="float" office:value="5" calcext:value-type="float">
            <text:p>5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Not Jabba: 3, dylux: 2" calcext:value-type="string">
            <text:p>Not Jabba: 3, dylux: 2</text:p>
          </table:table-cell>
          <table:table-cell table:style-name="ce11" table:formula="of:=SUMPRODUCT(NOT(ISBLANK([.H194:.AMJ194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49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70" calcext:value-type="float">
            <text:p>170</text:p>
          </table:table-cell>
          <table:table-cell table:formula="of:=SUM([.H195:.AMJ195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Apaul27: 5" calcext:value-type="string">
            <text:p>Apaul27: 5</text:p>
          </table:table-cell>
          <table:table-cell table:style-name="ce11" table:formula="of:=SUMPRODUCT(NOT(ISBLANK([.H195:.AMJ195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5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70" calcext:value-type="float">
            <text:p>170</text:p>
          </table:table-cell>
          <table:table-cell table:formula="of:=SUM([.H196:.AMJ196])" office:value-type="float" office:value="5" calcext:value-type="float">
            <text:p>5</text:p>
          </table:table-cell>
          <table:table-cell office:value-type="string" calcext:value-type="string">
            <text:p>Osiris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Vorpal: 5" calcext:value-type="string">
            <text:p>Vorpal: 5</text:p>
          </table:table-cell>
          <table:table-cell table:style-name="ce11" table:formula="of:=SUMPRODUCT(NOT(ISBLANK([.H196:.AMJ196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70" calcext:value-type="float">
            <text:p>170</text:p>
          </table:table-cell>
          <table:table-cell table:formula="of:=SUM([.H197:.AMJ197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Diabolución: 5" calcext:value-type="string">
            <text:p>Diabolución: 5</text:p>
          </table:table-cell>
          <table:table-cell table:style-name="ce11" table:formula="of:=SUMPRODUCT(NOT(ISBLANK([.H197:.AMJ197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70" calcext:value-type="float">
            <text:p>170</text:p>
          </table:table-cell>
          <table:table-cell table:formula="of:=SUM([.H198:.AMJ198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Diabolución: 5" calcext:value-type="string">
            <text:p>Diabolución: 5</text:p>
          </table:table-cell>
          <table:table-cell table:style-name="ce11" table:formula="of:=SUMPRODUCT(NOT(ISBLANK([.H198:.AMJ198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70" calcext:value-type="float">
            <text:p>170</text:p>
          </table:table-cell>
          <table:table-cell table:formula="of:=SUM([.H199:.AMJ199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Ed: 5" calcext:value-type="string">
            <text:p>Ed: 5</text:p>
          </table:table-cell>
          <table:table-cell table:style-name="ce11" table:formula="of:=SUMPRODUCT(NOT(ISBLANK([.H199:.AMJ199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70" calcext:value-type="float">
            <text:p>170</text:p>
          </table:table-cell>
          <table:table-cell table:formula="of:=SUM([.H200:.AMJ200])" office:value-type="float" office:value="5" calcext:value-type="float">
            <text:p>5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pcorf: 5" calcext:value-type="string">
            <text:p>pcorf: 5</text:p>
          </table:table-cell>
          <table:table-cell table:number-columns-repeated="86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70" calcext:value-type="float">
            <text:p>170</text:p>
          </table:table-cell>
          <table:table-cell table:formula="of:=SUM([.H201:.AMJ201])" office:value-type="float" office:value="5" calcext:value-type="float">
            <text:p>5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guitardz: 5" calcext:value-type="string">
            <text:p>guitardz: 5</text:p>
          </table:table-cell>
          <table:table-cell table:style-name="ce11" table:formula="of:=SUMPRODUCT(NOT(ISBLANK([.H201:.AMJ201])))" office:value-type="float" office:value="1" calcext:value-type="float">
            <text:p>1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70" calcext:value-type="float">
            <text:p>170</text:p>
          </table:table-cell>
          <table:table-cell table:formula="of:=SUM([.H202:.AMJ202])" office:value-type="float" office:value="5" calcext:value-type="float">
            <text:p>5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Vorpal: 5" calcext:value-type="string">
            <text:p>Vorpal: 5</text:p>
          </table:table-cell>
          <table:table-cell table:style-name="ce11" table:formula="of:=SUMPRODUCT(NOT(ISBLANK([.H202:.AMJ202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70" calcext:value-type="float">
            <text:p>170</text:p>
          </table:table-cell>
          <table:table-cell table:formula="of:=SUM([.H203:.AMJ203])" office:value-type="float" office:value="5" calcext:value-type="float">
            <text:p>5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yakfak: 3, Soundblock: 2" calcext:value-type="string">
            <text:p>yakfak: 3, Soundblock: 2</text:p>
          </table:table-cell>
          <table:table-cell table:style-name="ce11" table:formula="of:=SUMPRODUCT(NOT(ISBLANK([.H203:.AMJ203])))" office:value-type="float" office:value="2" calcext:value-type="float">
            <text:p>2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70" calcext:value-type="float">
            <text:p>170</text:p>
          </table:table-cell>
          <table:table-cell table:formula="of:=SUM([.H204:.AMJ204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HyperLuke: 5" calcext:value-type="string">
            <text:p>HyperLuke: 5</text:p>
          </table:table-cell>
          <table:table-cell table:style-name="ce11" table:formula="of:=SUMPRODUCT(NOT(ISBLANK([.H204:.AMJ204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70" calcext:value-type="float">
            <text:p>170</text:p>
          </table:table-cell>
          <table:table-cell table:formula="of:=SUM([.H205:.AMJ205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Nancsi: 5" calcext:value-type="string">
            <text:p>Nancsi: 5</text:p>
          </table:table-cell>
          <table:table-cell table:style-name="ce11" table:formula="of:=SUMPRODUCT(NOT(ISBLANK([.H205:.AMJ205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6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70" calcext:value-type="float">
            <text:p>170</text:p>
          </table:table-cell>
          <table:table-cell table:formula="of:=SUM([.H206:.AMJ206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Phobus: 4, TechnoDoomed1: 1" calcext:value-type="string">
            <text:p>Phobus: 4, TechnoDoomed1: 1</text:p>
          </table:table-cell>
          <table:table-cell table:style-name="ce11" table:formula="of:=SUMPRODUCT(NOT(ISBLANK([.H206:.AMJ206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204" calcext:value-type="float">
            <text:p>204</text:p>
          </table:table-cell>
          <table:table-cell table:formula="of:=SUM([.H207:.AMJ207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Paul977: 4" calcext:value-type="string">
            <text:p>Paul977: 4</text:p>
          </table:table-cell>
          <table:table-cell table:style-name="ce11" table:formula="of:=SUMPRODUCT(NOT(ISBLANK([.H207:.AMJ207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204" calcext:value-type="float">
            <text:p>204</text:p>
          </table:table-cell>
          <table:table-cell table:formula="of:=SUM([.H208:.AMJ208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Cynical: 1, Nate River: 3" calcext:value-type="string">
            <text:p>Cynical: 1, Nate River: 3</text:p>
          </table:table-cell>
          <table:table-cell table:style-name="ce11" table:formula="of:=SUMPRODUCT(NOT(ISBLANK([.H208:.AMJ208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204" calcext:value-type="float">
            <text:p>204</text:p>
          </table:table-cell>
          <table:table-cell table:formula="of:=SUM([.H209:.AMJ209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Paul977: 4" calcext:value-type="string">
            <text:p>Paul977: 4</text:p>
          </table:table-cell>
          <table:table-cell table:style-name="ce11" table:formula="of:=SUMPRODUCT(NOT(ISBLANK([.H209:.AMJ209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204" calcext:value-type="float">
            <text:p>204</text:p>
          </table:table-cell>
          <table:table-cell table:formula="of:=SUM([.H210:.AMJ210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Soundblock: 4" calcext:value-type="string">
            <text:p>Soundblock: 4</text:p>
          </table:table-cell>
          <table:table-cell table:style-name="ce11" table:formula="of:=SUMPRODUCT(NOT(ISBLANK([.H210:.AMJ210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5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204" calcext:value-type="float">
            <text:p>204</text:p>
          </table:table-cell>
          <table:table-cell table:formula="of:=SUM([.H211:.AMJ211])" office:value-type="float" office:value="4" calcext:value-type="float">
            <text:p>4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Odal: 4" calcext:value-type="string">
            <text:p>Odal: 4</text:p>
          </table:table-cell>
          <table:table-cell table:style-name="ce11" table:formula="of:=SUMPRODUCT(NOT(ISBLANK([.H211:.AMJ211])))" office:value-type="float" office:value="1" calcext:value-type="float">
            <text:p>1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943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204" calcext:value-type="float">
            <text:p>204</text:p>
          </table:table-cell>
          <table:table-cell table:formula="of:=SUM([.H212:.AMJ212])" office:value-type="float" office:value="4" calcext:value-type="float">
            <text:p>4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Soundblock: 3, valkiriforce: 1" calcext:value-type="string">
            <text:p>Soundblock: 3, valkiriforce: 1</text:p>
          </table:table-cell>
          <table:table-cell table:style-name="ce11" table:formula="of:=SUMPRODUCT(NOT(ISBLANK([.H212:.AMJ212])))" office:value-type="float" office:value="2" calcext:value-type="float">
            <text:p>2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204" calcext:value-type="float">
            <text:p>204</text:p>
          </table:table-cell>
          <table:table-cell table:formula="of:=SUM([.H213:.AMJ213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ShoDemo: 3, TheNerdTurtle2: 1" calcext:value-type="string">
            <text:p>ShoDemo: 3, TheNerdTurtle2: 1</text:p>
          </table:table-cell>
          <table:table-cell table:style-name="ce11" table:formula="of:=SUMPRODUCT(NOT(ISBLANK([.H213:.AMJ213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40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204" calcext:value-type="float">
            <text:p>204</text:p>
          </table:table-cell>
          <table:table-cell table:formula="of:=SUM([.H214:.AMJ214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AnonimVio: 4" calcext:value-type="string">
            <text:p>AnonimVio: 4</text:p>
          </table:table-cell>
          <table:table-cell table:style-name="ce11" table:formula="of:=SUMPRODUCT(NOT(ISBLANK([.H214:.AMJ214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04" calcext:value-type="float">
            <text:p>204</text:p>
          </table:table-cell>
          <table:table-cell table:formula="of:=SUM([.H215:.AMJ215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TheNerdTurtle2: 4" calcext:value-type="string">
            <text:p>TheNerdTurtle2: 4</text:p>
          </table:table-cell>
          <table:table-cell table:style-name="ce11" table:formula="of:=SUMPRODUCT(NOT(ISBLANK([.H215:.AMJ215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04" calcext:value-type="float">
            <text:p>204</text:p>
          </table:table-cell>
          <table:table-cell table:formula="of:=SUM([.H216:.AMJ216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NuMetalManiak: 4" calcext:value-type="string">
            <text:p>NuMetalManiak: 4</text:p>
          </table:table-cell>
          <table:table-cell table:style-name="ce11" table:formula="of:=SUMPRODUCT(NOT(ISBLANK([.H216:.AMJ216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04" calcext:value-type="float">
            <text:p>204</text:p>
          </table:table-cell>
          <table:table-cell table:formula="of:=SUM([.H217:.AMJ217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m8f: 4" calcext:value-type="string">
            <text:p>m8f: 4</text:p>
          </table:table-cell>
          <table:table-cell table:style-name="ce11" table:formula="of:=SUMPRODUCT(NOT(ISBLANK([.H217:.AMJ217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04" calcext:value-type="float">
            <text:p>204</text:p>
          </table:table-cell>
          <table:table-cell table:formula="of:=SUM([.H218:.AMJ218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bLOCKbOYgAMES: 4" calcext:value-type="string">
            <text:p>bLOCKbOYgAMES: 4</text:p>
          </table:table-cell>
          <table:table-cell table:style-name="ce11" table:formula="of:=SUMPRODUCT(NOT(ISBLANK([.H218:.AMJ218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8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04" calcext:value-type="float">
            <text:p>204</text:p>
          </table:table-cell>
          <table:table-cell table:formula="of:=SUM([.H219:.AMJ219])" office:value-type="float" office:value="4" calcext:value-type="float">
            <text:p>4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MFG38: 2, Dragonfly: 2" calcext:value-type="string">
            <text:p>MFG38: 2, Dragonfly: 2</text:p>
          </table:table-cell>
          <table:table-cell table:style-name="ce11" table:formula="of:=SUMPRODUCT(NOT(ISBLANK([.H219:.AMJ219]))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04" calcext:value-type="float">
            <text:p>204</text:p>
          </table:table-cell>
          <table:table-cell table:formula="of:=SUM([.H220:.AMJ220])" office:value-type="float" office:value="4" calcext:value-type="float">
            <text:p>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T-Rex: 3, valkiriforce: 1" calcext:value-type="string">
            <text:p>T-Rex: 3, valkiriforce: 1</text:p>
          </table:table-cell>
          <table:table-cell table:style-name="ce11" table:formula="of:=SUMPRODUCT(NOT(ISBLANK([.H220:.AMJ220])))" office:value-type="float" office:value="2" calcext:value-type="float">
            <text:p>2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04" calcext:value-type="float">
            <text:p>204</text:p>
          </table:table-cell>
          <table:table-cell table:formula="of:=SUM([.H221:.AMJ221])" office:value-type="float" office:value="4" calcext:value-type="float">
            <text:p>4</text:p>
          </table:table-cell>
          <table:table-cell office:value-type="string" calcext:value-type="string">
            <text:p>Tribute</text:p>
          </table:table-cell>
          <table:table-cell office:value-type="string" calcext:value-type="string">
            <text:p><text:a xlink:href="https://www.doomworld.com/idgames/levels/doom2/Ports/s-u/tribute" xlink:type="simple">https://www.doomworld.com/idgames/levels/doom2/Ports/s-u/tribute</text:a>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Lorenz0: 4" calcext:value-type="string">
            <text:p>Lorenz0: 4</text:p>
          </table:table-cell>
          <table:table-cell table:style-name="ce11" table:formula="of:=SUMPRODUCT(NOT(ISBLANK([.H221:.AMJ221])))" office:value-type="float" office:value="1" calcext:value-type="float">
            <text:p>1</text:p>
          </table:table-cell>
          <table:table-cell table:number-columns-repeated="78"/>
          <table:table-cell office:value-type="float" office:value="4" calcext:value-type="float">
            <text:p>4</text:p>
          </table:table-cell>
          <table:table-cell table:number-columns-repeated="938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04" calcext:value-type="float">
            <text:p>204</text:p>
          </table:table-cell>
          <table:table-cell table:formula="of:=SUM([.H222:.AMJ222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Sky: 4" calcext:value-type="string">
            <text:p>Sky: 4</text:p>
          </table:table-cell>
          <table:table-cell table:style-name="ce11" table:formula="of:=SUMPRODUCT(NOT(ISBLANK([.H222:.AMJ222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04" calcext:value-type="float">
            <text:p>204</text:p>
          </table:table-cell>
          <table:table-cell table:formula="of:=SUM([.H223:.AMJ223])" office:value-type="float" office:value="4" calcext:value-type="float">
            <text:p>4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Grazza: 4" calcext:value-type="string">
            <text:p>Grazza: 4</text:p>
          </table:table-cell>
          <table:table-cell table:style-name="ce11" table:formula="of:=SUMPRODUCT(NOT(ISBLANK([.H223:.AMJ223])))" office:value-type="float" office:value="1" calcext:value-type="float">
            <text:p>1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04" calcext:value-type="float">
            <text:p>204</text:p>
          </table:table-cell>
          <table:table-cell table:formula="of:=SUM([.H224:.AMJ224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bzzrak: 4" calcext:value-type="string">
            <text:p>bzzrak: 4</text:p>
          </table:table-cell>
          <table:table-cell table:style-name="ce11" table:formula="of:=SUMPRODUCT(NOT(ISBLANK([.H224:.AMJ224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04" calcext:value-type="float">
            <text:p>204</text:p>
          </table:table-cell>
          <table:table-cell table:formula="of:=SUM([.H225:.AMJ225])" office:value-type="float" office:value="4" calcext:value-type="float">
            <text:p>4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Spectra: 4" calcext:value-type="string">
            <text:p>Spectra: 4</text:p>
          </table:table-cell>
          <table:table-cell table:style-name="ce11" table:formula="of:=SUMPRODUCT(NOT(ISBLANK([.H225:.AMJ225])))"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23" calcext:value-type="float">
            <text:p>223</text:p>
          </table:table-cell>
          <table:table-cell table:formula="of:=SUM([.H226:.AMJ226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Apaul27: 3" calcext:value-type="string">
            <text:p>Apaul27: 3</text:p>
          </table:table-cell>
          <table:table-cell table:style-name="ce11" table:formula="of:=SUMPRODUCT(NOT(ISBLANK([.H226:.AMJ226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23" calcext:value-type="float">
            <text:p>223</text:p>
          </table:table-cell>
          <table:table-cell table:formula="of:=SUM([.H227:.AMJ227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topic/93734-doomworld-community-top-wads-of-all-time/?page=4" xlink:type="simple">https://www.doomworld.com/forum/topic/93734-doomworld-community-top-wads-of-all-time/?page=4</text:a>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Soundblock: 3" calcext:value-type="string">
            <text:p>Soundblock: 3</text:p>
          </table:table-cell>
          <table:table-cell table:style-name="ce11" table:formula="of:=SUMPRODUCT(NOT(ISBLANK([.H227:.AMJ227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23" calcext:value-type="float">
            <text:p>223</text:p>
          </table:table-cell>
          <table:table-cell table:formula="of:=SUM([.H228:.AMJ228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Dragonfly: 3" calcext:value-type="string">
            <text:p>Dragonfly: 3</text:p>
          </table:table-cell>
          <table:table-cell table:style-name="ce11" table:formula="of:=SUMPRODUCT(NOT(ISBLANK([.H228:.AMJ228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23" calcext:value-type="float">
            <text:p>223</text:p>
          </table:table-cell>
          <table:table-cell table:formula="of:=SUM([.H229:.AMJ229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NoisyVelvet: 3" calcext:value-type="string">
            <text:p>NoisyVelvet: 3</text:p>
          </table:table-cell>
          <table:table-cell table:style-name="ce11" table:formula="of:=SUMPRODUCT(NOT(ISBLANK([.H229:.AMJ229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23" calcext:value-type="float">
            <text:p>223</text:p>
          </table:table-cell>
          <table:table-cell table:formula="of:=SUM([.H230:.AMJ230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Graf Zahl: 3" calcext:value-type="string">
            <text:p>Graf Zahl: 3</text:p>
          </table:table-cell>
          <table:table-cell table:style-name="ce11" table:formula="of:=SUMPRODUCT(NOT(ISBLANK([.H230:.AMJ230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23" calcext:value-type="float">
            <text:p>223</text:p>
          </table:table-cell>
          <table:table-cell table:formula="of:=SUM([.H231:.AMJ231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Paul977: 3" calcext:value-type="string">
            <text:p>Paul977: 3</text:p>
          </table:table-cell>
          <table:table-cell table:style-name="ce11" table:formula="of:=SUMPRODUCT(NOT(ISBLANK([.H231:.AMJ231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23" calcext:value-type="float">
            <text:p>223</text:p>
          </table:table-cell>
          <table:table-cell table:formula="of:=SUM([.H232:.AMJ232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Paul977: 3" calcext:value-type="string">
            <text:p>Paul977: 3</text:p>
          </table:table-cell>
          <table:table-cell table:style-name="ce11" table:formula="of:=SUMPRODUCT(NOT(ISBLANK([.H232:.AMJ232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23" calcext:value-type="float">
            <text:p>223</text:p>
          </table:table-cell>
          <table:table-cell table:formula="of:=SUM([.H233:.AMJ233])" office:value-type="float" office:value="3" calcext:value-type="float">
            <text:p>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Mr. Freeze: 3" calcext:value-type="string">
            <text:p>Mr. Freeze: 3</text:p>
          </table:table-cell>
          <table:table-cell table:style-name="ce11" table:formula="of:=SUMPRODUCT(NOT(ISBLANK([.H233:.AMJ233])))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23" calcext:value-type="float">
            <text:p>223</text:p>
          </table:table-cell>
          <table:table-cell table:formula="of:=SUM([.H234:.AMJ234])" office:value-type="float" office:value="3" calcext:value-type="float">
            <text:p>3</text:p>
          </table:table-cell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Archie550: 3" calcext:value-type="string">
            <text:p>Archie550: 3</text:p>
          </table:table-cell>
          <table:table-cell table:style-name="ce11" table:formula="of:=SUMPRODUCT(NOT(ISBLANK([.H234:.AMJ234])))" office:value-type="float" office:value="1" calcext:value-type="float">
            <text:p>1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35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23" calcext:value-type="float">
            <text:p>223</text:p>
          </table:table-cell>
          <table:table-cell table:formula="of:=SUM([.H235:.AMJ235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NuMetalManiak: 2, bonnie: 1" calcext:value-type="string">
            <text:p>NuMetalManiak: 2, bonnie: 1</text:p>
          </table:table-cell>
          <table:table-cell table:style-name="ce11" table:formula="of:=SUMPRODUCT(NOT(ISBLANK([.H235:.AMJ235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23" calcext:value-type="float">
            <text:p>223</text:p>
          </table:table-cell>
          <table:table-cell table:formula="of:=SUM([.H236:.AMJ236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Nirvana: 3" calcext:value-type="string">
            <text:p>Nirvana: 3</text:p>
          </table:table-cell>
          <table:table-cell table:style-name="ce11" table:formula="of:=SUMPRODUCT(NOT(ISBLANK([.H236:.AMJ236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23" calcext:value-type="float">
            <text:p>223</text:p>
          </table:table-cell>
          <table:table-cell table:formula="of:=SUM([.H237:.AMJ237])" office:value-type="float" office:value="3" calcext:value-type="float">
            <text:p>3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Chamelenoel: 3" calcext:value-type="string">
            <text:p>Chamelenoel: 3</text:p>
          </table:table-cell>
          <table:table-cell table:style-name="ce11" table:formula="of:=SUMPRODUCT(NOT(ISBLANK([.H237:.AMJ237])))"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23" calcext:value-type="float">
            <text:p>223</text:p>
          </table:table-cell>
          <table:table-cell table:formula="of:=SUM([.H238:.AMJ238])" office:value-type="float" office:value="3" calcext:value-type="float">
            <text:p>3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Doomkid: 3" calcext:value-type="string">
            <text:p>Doomkid: 3</text:p>
          </table:table-cell>
          <table:table-cell table:style-name="ce11" table:formula="of:=SUMPRODUCT(NOT(ISBLANK([.H238:.AMJ238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23" calcext:value-type="float">
            <text:p>223</text:p>
          </table:table-cell>
          <table:table-cell table:formula="of:=SUM([.H239:.AMJ239])" office:value-type="float" office:value="3" calcext:value-type="float">
            <text:p>3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dylux: 3" calcext:value-type="string">
            <text:p>dylux: 3</text:p>
          </table:table-cell>
          <table:table-cell table:style-name="ce11" table:formula="of:=SUMPRODUCT(NOT(ISBLANK([.H239:.AMJ239])))" office:value-type="float" office:value="1" calcext:value-type="float">
            <text:p>1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23" calcext:value-type="float">
            <text:p>223</text:p>
          </table:table-cell>
          <table:table-cell table:formula="of:=SUM([.H240:.AMJ240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MFG38: 3" calcext:value-type="string">
            <text:p>MFG38: 3</text:p>
          </table:table-cell>
          <table:table-cell table:style-name="ce11" table:formula="of:=SUMPRODUCT(NOT(ISBLANK([.H240:.AMJ240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23" calcext:value-type="float">
            <text:p>223</text:p>
          </table:table-cell>
          <table:table-cell table:formula="of:=SUM([.H241:.AMJ241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Jaws In Space: 3" calcext:value-type="string">
            <text:p>Jaws In Space: 3</text:p>
          </table:table-cell>
          <table:table-cell table:style-name="ce11" table:formula="of:=SUMPRODUCT(NOT(ISBLANK([.H241:.AMJ241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23" calcext:value-type="float">
            <text:p>223</text:p>
          </table:table-cell>
          <table:table-cell table:formula="of:=SUM([.H242:.AMJ242])" office:value-type="float" office:value="3" calcext:value-type="float">
            <text:p>3</text:p>
          </table:table-cell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Bryan T: 3" calcext:value-type="string">
            <text:p>Bryan T: 3</text:p>
          </table:table-cell>
          <table:table-cell table:style-name="ce11" table:formula="of:=SUMPRODUCT(NOT(ISBLANK([.H242:.AMJ242])))" office:value-type="float" office:value="1" calcext:value-type="float">
            <text:p>1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23" calcext:value-type="float">
            <text:p>223</text:p>
          </table:table-cell>
          <table:table-cell table:formula="of:=SUM([.H243:.AMJ243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TheMightyHeracross: 3" calcext:value-type="string">
            <text:p>TheMightyHeracross: 3</text:p>
          </table:table-cell>
          <table:table-cell table:style-name="ce11" table:formula="of:=SUMPRODUCT(NOT(ISBLANK([.H243:.AMJ243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23" calcext:value-type="float">
            <text:p>223</text:p>
          </table:table-cell>
          <table:table-cell table:formula="of:=SUM([.H244:.AMJ244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bzzrak: 3" calcext:value-type="string">
            <text:p>bzzrak: 3</text:p>
          </table:table-cell>
          <table:table-cell table:style-name="ce11" table:formula="of:=SUMPRODUCT(NOT(ISBLANK([.H244:.AMJ244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23" calcext:value-type="float">
            <text:p>223</text:p>
          </table:table-cell>
          <table:table-cell table:formula="of:=SUM([.H245:.AMJ245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Diabolución: 3" calcext:value-type="string">
            <text:p>Diabolución: 3</text:p>
          </table:table-cell>
          <table:table-cell table:style-name="ce11" table:formula="of:=SUMPRODUCT(NOT(ISBLANK([.H245:.AMJ245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23" calcext:value-type="float">
            <text:p>223</text:p>
          </table:table-cell>
          <table:table-cell table:formula="of:=SUM([.H246:.AMJ246])" office:value-type="float" office:value="3" calcext:value-type="float">
            <text:p>3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AnonimVio: 3" calcext:value-type="string">
            <text:p>AnonimVio: 3</text:p>
          </table:table-cell>
          <table:table-cell table:style-name="ce11" table:formula="of:=SUMPRODUCT(NOT(ISBLANK([.H246:.AMJ246])))" office:value-type="float" office:value="1" calcext:value-type="float">
            <text:p>1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23" calcext:value-type="float">
            <text:p>223</text:p>
          </table:table-cell>
          <table:table-cell table:formula="of:=SUM([.H247:.AMJ247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 office:value-type="string" office:string-value="Doomkid: 3" calcext:value-type="string">
            <text:p>Doomkid: 3</text:p>
          </table:table-cell>
          <table:table-cell table:style-name="ce11" table:formula="of:=SUMPRODUCT(NOT(ISBLANK([.H247:.AMJ247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45" calcext:value-type="float">
            <text:p>245</text:p>
          </table:table-cell>
          <table:table-cell table:formula="of:=SUM([.H248:.AMJ248])" office:value-type="float" office:value="2" calcext:value-type="float">
            <text:p>2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TheNerdTurtle2: 2" calcext:value-type="string">
            <text:p>TheNerdTurtle2: 2</text:p>
          </table:table-cell>
          <table:table-cell table:style-name="ce11" table:formula="of:=SUMPRODUCT(NOT(ISBLANK([.H248:.AMJ248])))" office:value-type="float" office:value="1" calcext:value-type="float">
            <text:p>1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940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45" calcext:value-type="float">
            <text:p>245</text:p>
          </table:table-cell>
          <table:table-cell table:formula="of:=SUM([.H249:.AMJ249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 office:value-type="string" office:string-value="Roofi: 2" calcext:value-type="string">
            <text:p>Roofi: 2</text:p>
          </table:table-cell>
          <table:table-cell table:style-name="ce11" table:formula="of:=SUMPRODUCT(NOT(ISBLANK([.H249:.AMJ249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5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45" calcext:value-type="float">
            <text:p>245</text:p>
          </table:table-cell>
          <table:table-cell table:formula="of:=SUM([.H250:.AMJ250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AnonimVio: 2" calcext:value-type="string">
            <text:p>AnonimVio: 2</text:p>
          </table:table-cell>
          <table:table-cell table:style-name="ce11" table:formula="of:=SUMPRODUCT(NOT(ISBLANK([.H250:.AMJ250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45" calcext:value-type="float">
            <text:p>245</text:p>
          </table:table-cell>
          <table:table-cell table:formula="of:=SUM([.H251:.AMJ251])" office:value-type="float" office:value="2" calcext:value-type="float">
            <text:p>2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 office:value-type="string" office:string-value="tmorrow: 2" calcext:value-type="string">
            <text:p>tmorrow: 2</text:p>
          </table:table-cell>
          <table:table-cell table:style-name="ce11" table:formula="of:=SUMPRODUCT(NOT(ISBLANK([.H251:.AMJ251])))" office:value-type="float" office:value="1" calcext:value-type="float">
            <text:p>1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45" calcext:value-type="float">
            <text:p>245</text:p>
          </table:table-cell>
          <table:table-cell table:formula="of:=SUM([.H252:.AMJ252])" office:value-type="float" office:value="2" calcext:value-type="float">
            <text:p>2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 office:value-type="string" office:string-value="42PercentHealth: 1, Budoka: 1" calcext:value-type="string">
            <text:p>42PercentHealth: 1, Budoka: 1</text:p>
          </table:table-cell>
          <table:table-cell table:style-name="ce11" table:formula="of:=SUMPRODUCT(NOT(ISBLANK([.H252:.AMJ252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1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45" calcext:value-type="float">
            <text:p>245</text:p>
          </table:table-cell>
          <table:table-cell table:formula="of:=SUM([.H253:.AMJ253])" office:value-type="float" office:value="2" calcext:value-type="float">
            <text:p>2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 office:value-type="string" office:string-value="Doomkid: 2" calcext:value-type="string">
            <text:p>Doomkid: 2</text:p>
          </table:table-cell>
          <table:table-cell table:style-name="ce11" table:formula="of:=SUMPRODUCT(NOT(ISBLANK([.H253:.AMJ253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45" calcext:value-type="float">
            <text:p>245</text:p>
          </table:table-cell>
          <table:table-cell table:formula="of:=SUM([.H254:.AMJ254])" office:value-type="float" office:value="2" calcext:value-type="float">
            <text:p>2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 office:value-type="string" office:string-value="WH-Wilou84: 2" calcext:value-type="string">
            <text:p>WH-Wilou84: 2</text:p>
          </table:table-cell>
          <table:table-cell table:style-name="ce11" table:formula="of:=SUMPRODUCT(NOT(ISBLANK([.H254:.AMJ254])))" office:value-type="float" office:value="1" calcext:value-type="float">
            <text:p>1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985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45" calcext:value-type="float">
            <text:p>245</text:p>
          </table:table-cell>
          <table:table-cell table:formula="of:=SUM([.H255:.AMJ255])" office:value-type="float" office:value="2" calcext:value-type="float">
            <text:p>2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 office:value-type="string" office:string-value="ella guro: 2" calcext:value-type="string">
            <text:p>ella guro: 2</text:p>
          </table:table-cell>
          <table:table-cell table:style-name="ce11" table:formula="of:=SUMPRODUCT(NOT(ISBLANK([.H255:.AMJ255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45" calcext:value-type="float">
            <text:p>245</text:p>
          </table:table-cell>
          <table:table-cell table:formula="of:=SUM([.H256:.AMJ256])" office:value-type="float" office:value="2" calcext:value-type="float">
            <text:p>2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 office:value-type="string" office:string-value="guitardz: 2" calcext:value-type="string">
            <text:p>guitardz: 2</text:p>
          </table:table-cell>
          <table:table-cell table:style-name="ce11" table:formula="of:=SUMPRODUCT(NOT(ISBLANK([.H256:.AMJ256])))" office:value-type="float" office:value="1" calcext:value-type="float">
            <text:p>1</text:p>
          </table:table-cell>
          <table:table-cell table:number-columns-repeated="79"/>
          <table:table-cell office:value-type="float" office:value="2" calcext:value-type="float">
            <text:p>2</text:p>
          </table:table-cell>
          <table:table-cell table:number-columns-repeated="93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45" calcext:value-type="float">
            <text:p>245</text:p>
          </table:table-cell>
          <table:table-cell table:formula="of:=SUM([.H257:.AMJ257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 office:value-type="string" office:string-value="HUNdebLeonidasX: 2" calcext:value-type="string">
            <text:p>HUNdebLeonidasX: 2</text:p>
          </table:table-cell>
          <table:table-cell table:style-name="ce11" table:formula="of:=SUMPRODUCT(NOT(ISBLANK([.H257:.AMJ257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45" calcext:value-type="float">
            <text:p>245</text:p>
          </table:table-cell>
          <table:table-cell table:formula="of:=SUM([.H258:.AMJ258])" office:value-type="float" office:value="2" calcext:value-type="float">
            <text:p>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 office:value-type="string" office:string-value="valkiriforce: 2" calcext:value-type="string">
            <text:p>valkiriforce: 2</text:p>
          </table:table-cell>
          <table:table-cell table:style-name="ce11" table:formula="of:=SUMPRODUCT(NOT(ISBLANK([.H258:.AMJ258])))" office:value-type="float" office:value="1" calcext:value-type="float">
            <text:p>1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961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45" calcext:value-type="float">
            <text:p>245</text:p>
          </table:table-cell>
          <table:table-cell table:formula="of:=SUM([.H259:.AMJ259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 office:value-type="string" office:string-value="Odal: 2" calcext:value-type="string">
            <text:p>Odal: 2</text:p>
          </table:table-cell>
          <table:table-cell table:style-name="ce11" table:formula="of:=SUMPRODUCT(NOT(ISBLANK([.H259:.AMJ259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45" calcext:value-type="float">
            <text:p>245</text:p>
          </table:table-cell>
          <table:table-cell table:formula="of:=SUM([.H260:.AMJ260])" office:value-type="float" office:value="2" calcext:value-type="float">
            <text:p>2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 office:value-type="string" office:string-value="GarrettChan: 2" calcext:value-type="string">
            <text:p>GarrettChan: 2</text:p>
          </table:table-cell>
          <table:table-cell table:style-name="ce11" table:formula="of:=SUMPRODUCT(NOT(ISBLANK([.H260:.AMJ260])))" office:value-type="float" office:value="1" calcext:value-type="float">
            <text:p>1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966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45" calcext:value-type="float">
            <text:p>245</text:p>
          </table:table-cell>
          <table:table-cell table:formula="of:=SUM([.H261:.AMJ261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://www.mediafire.com/file/lgqjfqjy381ybic/Ice_Rage.zip" xlink:type="simple">http://www.mediafire.com/file/lgqjfqjy381ybic/Ice_Rage.zip</text:a></text:p>
          </table:table-cell>
          <table:table-cell table:style-name="ce10" table:number-matrix-columns-spanned="1" table:number-matrix-rows-spanned="1" table:formula="of:=COM.MICROSOFT.TEXTJOIN(&quot;, &quot;; 1; IF(ISBLANK([.H261:.AMJ261]); &quot;&quot;; [.H$2:.AMJ$2] &amp; &quot;: &quot; &amp; [.H261:.AMJ261]))" office:value-type="string" office:string-value="Chamelenoel: 2" calcext:value-type="string">
            <text:p>Chamelenoel: 2</text:p>
          </table:table-cell>
          <table:table-cell table:style-name="ce11" table:formula="of:=SUMPRODUCT(NOT(ISBLANK([.H261:.AMJ261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45" calcext:value-type="float">
            <text:p>245</text:p>
          </table:table-cell>
          <table:table-cell table:formula="of:=SUM([.H262:.AMJ262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table:style-name="ce10" table:number-matrix-columns-spanned="1" table:number-matrix-rows-spanned="1" table:formula="of:=COM.MICROSOFT.TEXTJOIN(&quot;, &quot;; 1; IF(ISBLANK([.H262:.AMJ262]); &quot;&quot;; [.H$2:.AMJ$2] &amp; &quot;: &quot; &amp; [.H262:.AMJ262]))" office:value-type="string" office:string-value="Soundblock: 2" calcext:value-type="string">
            <text:p>Soundblock: 2</text:p>
          </table:table-cell>
          <table:table-cell table:style-name="ce11" table:formula="of:=SUMPRODUCT(NOT(ISBLANK([.H262:.AMJ262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45" calcext:value-type="float">
            <text:p>245</text:p>
          </table:table-cell>
          <table:table-cell table:formula="of:=SUM([.H263:.AMJ263])" office:value-type="float" office:value="2" calcext:value-type="float">
            <text:p>2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table:style-name="ce10" table:number-matrix-columns-spanned="1" table:number-matrix-rows-spanned="1" table:formula="of:=COM.MICROSOFT.TEXTJOIN(&quot;, &quot;; 1; IF(ISBLANK([.H263:.AMJ263]); &quot;&quot;; [.H$2:.AMJ$2] &amp; &quot;: &quot; &amp; [.H263:.AMJ263]))" office:value-type="string" office:string-value="Phobus: 2" calcext:value-type="string">
            <text:p>Phobus: 2</text:p>
          </table:table-cell>
          <table:table-cell table:style-name="ce11" table:formula="of:=SUMPRODUCT(NOT(ISBLANK([.H263:.AMJ263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45" calcext:value-type="float">
            <text:p>245</text:p>
          </table:table-cell>
          <table:table-cell table:formula="of:=SUM([.H264:.AMJ264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table:style-name="ce10" table:number-matrix-columns-spanned="1" table:number-matrix-rows-spanned="1" table:formula="of:=COM.MICROSOFT.TEXTJOIN(&quot;, &quot;; 1; IF(ISBLANK([.H264:.AMJ264]); &quot;&quot;; [.H$2:.AMJ$2] &amp; &quot;: &quot; &amp; [.H264:.AMJ264]))" office:value-type="string" office:string-value="WH-Wilou84: 1, T-Rex: 1" calcext:value-type="string">
            <text:p>WH-Wilou84: 1, T-Rex: 1</text:p>
          </table:table-cell>
          <table:table-cell table:style-name="ce11" table:formula="of:=SUMPRODUCT(NOT(ISBLANK([.H264:.AMJ264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45" calcext:value-type="float">
            <text:p>245</text:p>
          </table:table-cell>
          <table:table-cell table:formula="of:=SUM([.H265:.AMJ265])" office:value-type="float" office:value="2" calcext:value-type="float">
            <text:p>2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idgames/levels/doom2/Ports/p-r/rf_1024" xlink:type="simple">https://www.doomworld.com/idgames/levels/doom2/Ports/p-r/rf_1024</text:a></text:p>
          </table:table-cell>
          <table:table-cell table:style-name="ce10" table:number-matrix-columns-spanned="1" table:number-matrix-rows-spanned="1" table:formula="of:=COM.MICROSOFT.TEXTJOIN(&quot;, &quot;; 1; IF(ISBLANK([.H265:.AMJ265]); &quot;&quot;; [.H$2:.AMJ$2] &amp; &quot;: &quot; &amp; [.H265:.AMJ265]))" office:value-type="string" office:string-value="JudgeDeadd: 2" calcext:value-type="string">
            <text:p>JudgeDeadd: 2</text:p>
          </table:table-cell>
          <table:table-cell table:style-name="ce11" table:formula="of:=SUMPRODUCT(NOT(ISBLANK([.H265:.AMJ265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45" calcext:value-type="float">
            <text:p>245</text:p>
          </table:table-cell>
          <table:table-cell table:formula="of:=SUM([.H266:.AMJ266])" office:value-type="float" office:value="2" calcext:value-type="float">
            <text:p>2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table:style-name="ce10" table:number-matrix-columns-spanned="1" table:number-matrix-rows-spanned="1" table:formula="of:=COM.MICROSOFT.TEXTJOIN(&quot;, &quot;; 1; IF(ISBLANK([.H266:.AMJ266]); &quot;&quot;; [.H$2:.AMJ$2] &amp; &quot;: &quot; &amp; [.H266:.AMJ266]))" office:value-type="string" office:string-value="Nirvana: 2" calcext:value-type="string">
            <text:p>Nirvana: 2</text:p>
          </table:table-cell>
          <table:table-cell table:style-name="ce11" table:formula="of:=SUMPRODUCT(NOT(ISBLANK([.H266:.AMJ266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45" calcext:value-type="float">
            <text:p>245</text:p>
          </table:table-cell>
          <table:table-cell table:formula="of:=SUM([.H267:.AMJ267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table:style-name="ce10" table:number-matrix-columns-spanned="1" table:number-matrix-rows-spanned="1" table:formula="of:=COM.MICROSOFT.TEXTJOIN(&quot;, &quot;; 1; IF(ISBLANK([.H267:.AMJ267]); &quot;&quot;; [.H$2:.AMJ$2] &amp; &quot;: &quot; &amp; [.H267:.AMJ267]))" office:value-type="string" office:string-value="bzzrak: 2" calcext:value-type="string">
            <text:p>bzzrak: 2</text:p>
          </table:table-cell>
          <table:table-cell table:style-name="ce11" table:formula="of:=SUMPRODUCT(NOT(ISBLANK([.H267:.AMJ267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45" calcext:value-type="float">
            <text:p>245</text:p>
          </table:table-cell>
          <table:table-cell table:formula="of:=SUM([.H268:.AMJ268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table:style-name="ce10" table:number-matrix-columns-spanned="1" table:number-matrix-rows-spanned="1" table:formula="of:=COM.MICROSOFT.TEXTJOIN(&quot;, &quot;; 1; IF(ISBLANK([.H268:.AMJ268]); &quot;&quot;; [.H$2:.AMJ$2] &amp; &quot;: &quot; &amp; [.H268:.AMJ268]))" office:value-type="string" office:string-value="Octillion: 2" calcext:value-type="string">
            <text:p>Octillion: 2</text:p>
          </table:table-cell>
          <table:table-cell table:number-columns-repeated="87"/>
          <table:table-cell office:value-type="float" office:value="2" calcext:value-type="float">
            <text:p>2</text:p>
          </table:table-cell>
          <table:table-cell table:number-columns-repeated="930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45" calcext:value-type="float">
            <text:p>245</text:p>
          </table:table-cell>
          <table:table-cell table:formula="of:=SUM([.H269:.AMJ269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table:style-name="ce10" table:number-matrix-columns-spanned="1" table:number-matrix-rows-spanned="1" table:formula="of:=COM.MICROSOFT.TEXTJOIN(&quot;, &quot;; 1; IF(ISBLANK([.H269:.AMJ269]); &quot;&quot;; [.H$2:.AMJ$2] &amp; &quot;: &quot; &amp; [.H269:.AMJ269]))" office:value-type="string" office:string-value="Grazza: 2" calcext:value-type="string">
            <text:p>Grazza: 2</text:p>
          </table:table-cell>
          <table:table-cell table:style-name="ce11" table:formula="of:=SUMPRODUCT(NOT(ISBLANK([.H269:.AMJ269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45" calcext:value-type="float">
            <text:p>245</text:p>
          </table:table-cell>
          <table:table-cell table:formula="of:=SUM([.H270:.AMJ270])" office:value-type="float" office:value="2" calcext:value-type="float">
            <text:p>2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table:style-name="ce10" table:number-matrix-columns-spanned="1" table:number-matrix-rows-spanned="1" table:formula="of:=COM.MICROSOFT.TEXTJOIN(&quot;, &quot;; 1; IF(ISBLANK([.H270:.AMJ270]); &quot;&quot;; [.H$2:.AMJ$2] &amp; &quot;: &quot; &amp; [.H270:.AMJ270]))" office:value-type="string" office:string-value="Doomkid: 2" calcext:value-type="string">
            <text:p>Doomkid: 2</text:p>
          </table:table-cell>
          <table:table-cell table:style-name="ce11" table:formula="of:=SUMPRODUCT(NOT(ISBLANK([.H270:.AMJ270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68" calcext:value-type="float">
            <text:p>268</text:p>
          </table:table-cell>
          <table:table-cell table:formula="of:=SUM([.H271:.AMJ271])" office:value-type="float" office:value="1" calcext:value-type="float">
            <text:p>1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table:style-name="ce10" table:number-matrix-columns-spanned="1" table:number-matrix-rows-spanned="1" table:formula="of:=COM.MICROSOFT.TEXTJOIN(&quot;, &quot;; 1; IF(ISBLANK([.H271:.AMJ271]); &quot;&quot;; [.H$2:.AMJ$2] &amp; &quot;: &quot; &amp; [.H271:.AMJ271]))" office:value-type="string" office:string-value="Dragonfly: 1" calcext:value-type="string">
            <text:p>Dragonfly: 1</text:p>
          </table:table-cell>
          <table:table-cell table:style-name="ce11" table:formula="of:=SUMPRODUCT(NOT(ISBLANK([.H271:.AMJ271])))"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68" calcext:value-type="float">
            <text:p>268</text:p>
          </table:table-cell>
          <table:table-cell table:formula="of:=SUM([.H272:.AMJ272])" office:value-type="float" office:value="1" calcext:value-type="float">
            <text:p>1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table:style-name="ce10" table:number-matrix-columns-spanned="1" table:number-matrix-rows-spanned="1" table:formula="of:=COM.MICROSOFT.TEXTJOIN(&quot;, &quot;; 1; IF(ISBLANK([.H272:.AMJ272]); &quot;&quot;; [.H$2:.AMJ$2] &amp; &quot;: &quot; &amp; [.H272:.AMJ272]))" office:value-type="string" office:string-value="Doomkid: 1" calcext:value-type="string">
            <text:p>Doomkid: 1</text:p>
          </table:table-cell>
          <table:table-cell table:style-name="ce11" table:formula="of:=SUMPRODUCT(NOT(ISBLANK([.H272:.AMJ272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68" calcext:value-type="float">
            <text:p>268</text:p>
          </table:table-cell>
          <table:table-cell table:formula="of:=SUM([.H273:.AMJ273])" office:value-type="float" office:value="1" calcext:value-type="float">
            <text:p>1</text:p>
          </table:table-cell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table:style-name="ce10" table:number-matrix-columns-spanned="1" table:number-matrix-rows-spanned="1" table:formula="of:=COM.MICROSOFT.TEXTJOIN(&quot;, &quot;; 1; IF(ISBLANK([.H273:.AMJ273]); &quot;&quot;; [.H$2:.AMJ$2] &amp; &quot;: &quot; &amp; [.H273:.AMJ273]))" office:value-type="string" office:string-value="Archie550: 1" calcext:value-type="string">
            <text:p>Archie550: 1</text:p>
          </table:table-cell>
          <table:table-cell table:style-name="ce11" table:formula="of:=SUMPRODUCT(NOT(ISBLANK([.H273:.AMJ273])))" office:value-type="float" office:value="1" calcext:value-type="float">
            <text:p>1</text:p>
          </table:table-cell>
          <table:table-cell table:number-columns-repeated="81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68" calcext:value-type="float">
            <text:p>268</text:p>
          </table:table-cell>
          <table:table-cell table:formula="of:=SUM([.H274:.AMJ274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table:style-name="ce10" table:number-matrix-columns-spanned="1" table:number-matrix-rows-spanned="1" table:formula="of:=COM.MICROSOFT.TEXTJOIN(&quot;, &quot;; 1; IF(ISBLANK([.H274:.AMJ274]); &quot;&quot;; [.H$2:.AMJ$2] &amp; &quot;: &quot; &amp; [.H274:.AMJ274]))" office:value-type="string" office:string-value="Jaws In Space: 1" calcext:value-type="string">
            <text:p>Jaws In Space: 1</text:p>
          </table:table-cell>
          <table:table-cell table:style-name="ce11" table:formula="of:=SUMPRODUCT(NOT(ISBLANK([.H274:.AMJ27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68" calcext:value-type="float">
            <text:p>268</text:p>
          </table:table-cell>
          <table:table-cell table:formula="of:=SUM([.H275:.AMJ275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table:style-name="ce10" table:number-matrix-columns-spanned="1" table:number-matrix-rows-spanned="1" table:formula="of:=COM.MICROSOFT.TEXTJOIN(&quot;, &quot;; 1; IF(ISBLANK([.H275:.AMJ275]); &quot;&quot;; [.H$2:.AMJ$2] &amp; &quot;: &quot; &amp; [.H275:.AMJ275]))" office:value-type="string" office:string-value="Soundblock: 1" calcext:value-type="string">
            <text:p>Soundblock: 1</text:p>
          </table:table-cell>
          <table:table-cell table:style-name="ce11" table:formula="of:=SUMPRODUCT(NOT(ISBLANK([.H275:.AMJ275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68" calcext:value-type="float">
            <text:p>268</text:p>
          </table:table-cell>
          <table:table-cell table:formula="of:=SUM([.H276:.AMJ276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table:style-name="ce10" table:number-matrix-columns-spanned="1" table:number-matrix-rows-spanned="1" table:formula="of:=COM.MICROSOFT.TEXTJOIN(&quot;, &quot;; 1; IF(ISBLANK([.H276:.AMJ276]); &quot;&quot;; [.H$2:.AMJ$2] &amp; &quot;: &quot; &amp; [.H276:.AMJ276]))" office:value-type="string" office:string-value="WH-Wilou84: 1" calcext:value-type="string">
            <text:p>WH-Wilou84: 1</text:p>
          </table:table-cell>
          <table:table-cell table:style-name="ce11" table:formula="of:=SUMPRODUCT(NOT(ISBLANK([.H276:.AMJ276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68" calcext:value-type="float">
            <text:p>268</text:p>
          </table:table-cell>
          <table:table-cell table:formula="of:=SUM([.H277:.AMJ277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table:style-name="ce10" table:number-matrix-columns-spanned="1" table:number-matrix-rows-spanned="1" table:formula="of:=COM.MICROSOFT.TEXTJOIN(&quot;, &quot;; 1; IF(ISBLANK([.H277:.AMJ277]); &quot;&quot;; [.H$2:.AMJ$2] &amp; &quot;: &quot; &amp; [.H277:.AMJ277]))" office:value-type="string" office:string-value="Philnemba: 1" calcext:value-type="string">
            <text:p>Philnemba: 1</text:p>
          </table:table-cell>
          <table:table-cell table:style-name="ce11" table:formula="of:=SUMPRODUCT(NOT(ISBLANK([.H277:.AMJ27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68" calcext:value-type="float">
            <text:p>268</text:p>
          </table:table-cell>
          <table:table-cell table:formula="of:=SUM([.H278:.AMJ278])" office:value-type="float" office:value="1" calcext:value-type="float">
            <text:p>1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table:style-name="ce10" table:number-matrix-columns-spanned="1" table:number-matrix-rows-spanned="1" table:formula="of:=COM.MICROSOFT.TEXTJOIN(&quot;, &quot;; 1; IF(ISBLANK([.H278:.AMJ278]); &quot;&quot;; [.H$2:.AMJ$2] &amp; &quot;: &quot; &amp; [.H278:.AMJ278]))" office:value-type="string" office:string-value="Roofi: 1" calcext:value-type="string">
            <text:p>Roofi: 1</text:p>
          </table:table-cell>
          <table:table-cell table:style-name="ce11" table:formula="of:=SUMPRODUCT(NOT(ISBLANK([.H278:.AMJ278])))"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68" calcext:value-type="float">
            <text:p>268</text:p>
          </table:table-cell>
          <table:table-cell table:formula="of:=SUM([.H279:.AMJ279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s3-eu-west-1.amazonaws.com/dtwid/dtwidmus.zip" xlink:type="simple">https://s3-eu-west-1.amazonaws.com/dtwid/dtwidmus.zip</text:a></text:p>
          </table:table-cell>
          <table:table-cell table:style-name="ce10" table:number-matrix-columns-spanned="1" table:number-matrix-rows-spanned="1" table:formula="of:=COM.MICROSOFT.TEXTJOIN(&quot;, &quot;; 1; IF(ISBLANK([.H279:.AMJ279]); &quot;&quot;; [.H$2:.AMJ$2] &amp; &quot;: &quot; &amp; [.H279:.AMJ279]))" office:value-type="string" office:string-value="Diabolución: 1" calcext:value-type="string">
            <text:p>Diabolución: 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2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68" calcext:value-type="float">
            <text:p>268</text:p>
          </table:table-cell>
          <table:table-cell table:formula="of:=SUM([.H280:.AMJ280])" office:value-type="float" office:value="1" calcext:value-type="float">
            <text:p>1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table:style-name="ce10" table:number-matrix-columns-spanned="1" table:number-matrix-rows-spanned="1" table:formula="of:=COM.MICROSOFT.TEXTJOIN(&quot;, &quot;; 1; IF(ISBLANK([.H280:.AMJ280]); &quot;&quot;; [.H$2:.AMJ$2] &amp; &quot;: &quot; &amp; [.H280:.AMJ280]))" office:value-type="string" office:string-value="soner du: 1" calcext:value-type="string">
            <text:p>soner du: 1</text:p>
          </table:table-cell>
          <table:table-cell table:style-name="ce11" table:formula="of:=SUMPRODUCT(NOT(ISBLANK([.H280:.AMJ280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68" calcext:value-type="float">
            <text:p>268</text:p>
          </table:table-cell>
          <table:table-cell table:formula="of:=SUM([.H281:.AMJ281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table:style-name="ce10" table:number-matrix-columns-spanned="1" table:number-matrix-rows-spanned="1" table:formula="of:=COM.MICROSOFT.TEXTJOIN(&quot;, &quot;; 1; IF(ISBLANK([.H281:.AMJ281]); &quot;&quot;; [.H$2:.AMJ$2] &amp; &quot;: &quot; &amp; [.H281:.AMJ281]))" office:value-type="string" office:string-value="bonnie: 1" calcext:value-type="string">
            <text:p>bonnie: 1</text:p>
          </table:table-cell>
          <table:table-cell table:style-name="ce11" table:formula="of:=SUMPRODUCT(NOT(ISBLANK([.H281:.AMJ281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68" calcext:value-type="float">
            <text:p>268</text:p>
          </table:table-cell>
          <table:table-cell table:formula="of:=SUM([.H282:.AMJ282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table:style-name="ce10" table:number-matrix-columns-spanned="1" table:number-matrix-rows-spanned="1" table:formula="of:=COM.MICROSOFT.TEXTJOIN(&quot;, &quot;; 1; IF(ISBLANK([.H282:.AMJ282]); &quot;&quot;; [.H$2:.AMJ$2] &amp; &quot;: &quot; &amp; [.H282:.AMJ282]))" office:value-type="string" office:string-value="Grazza: 1" calcext:value-type="string">
            <text:p>Grazza: 1</text:p>
          </table:table-cell>
          <table:table-cell table:style-name="ce11" table:formula="of:=SUMPRODUCT(NOT(ISBLANK([.H282:.AMJ282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68" calcext:value-type="float">
            <text:p>268</text:p>
          </table:table-cell>
          <table:table-cell table:formula="of:=SUM([.H283:.AMJ283])" office:value-type="float" office:value="1" calcext:value-type="float">
            <text:p>1</text:p>
          </table:table-cell>
          <table:table-cell office:value-type="string" calcext:value-type="string">
            <text:p>Galaxia</text:p>
          </table:table-cell>
          <table:table-cell office:value-type="string" calcext:value-type="string">
            <text:p><text:a xlink:href="https://www.doomworld.com/idgames/levels/doom/g-i/galaxia" xlink:type="simple">https://www.doomworld.com/idgames/levels/doom/g-i/galaxia</text:a></text:p>
          </table:table-cell>
          <table:table-cell table:style-name="ce10" table:number-matrix-columns-spanned="1" table:number-matrix-rows-spanned="1" table:formula="of:=COM.MICROSOFT.TEXTJOIN(&quot;, &quot;; 1; IF(ISBLANK([.H283:.AMJ283]); &quot;&quot;; [.H$2:.AMJ$2] &amp; &quot;: &quot; &amp; [.H283:.AMJ283]))" office:value-type="string" office:string-value="JudgeDeadd: 1" calcext:value-type="string">
            <text:p>JudgeDeadd: 1</text:p>
          </table:table-cell>
          <table:table-cell table:style-name="ce11" table:formula="of:=SUMPRODUCT(NOT(ISBLANK([.H283:.AMJ283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68" calcext:value-type="float">
            <text:p>268</text:p>
          </table:table-cell>
          <table:table-cell table:formula="of:=SUM([.H284:.AMJ284])" office:value-type="float" office:value="1" calcext:value-type="float">
            <text:p>1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table:style-name="ce10" table:number-matrix-columns-spanned="1" table:number-matrix-rows-spanned="1" table:formula="of:=COM.MICROSOFT.TEXTJOIN(&quot;, &quot;; 1; IF(ISBLANK([.H284:.AMJ284]); &quot;&quot;; [.H$2:.AMJ$2] &amp; &quot;: &quot; &amp; [.H284:.AMJ284]))" office:value-type="string" office:string-value="Soundblock: 1" calcext:value-type="string">
            <text:p>Soundblock: 1</text:p>
          </table:table-cell>
          <table:table-cell table:style-name="ce11" table:formula="of:=SUMPRODUCT(NOT(ISBLANK([.H284:.AMJ284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68" calcext:value-type="float">
            <text:p>268</text:p>
          </table:table-cell>
          <table:table-cell table:formula="of:=SUM([.H285:.AMJ285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table:style-name="ce10" table:number-matrix-columns-spanned="1" table:number-matrix-rows-spanned="1" table:formula="of:=COM.MICROSOFT.TEXTJOIN(&quot;, &quot;; 1; IF(ISBLANK([.H285:.AMJ285]); &quot;&quot;; [.H$2:.AMJ$2] &amp; &quot;: &quot; &amp; [.H285:.AMJ285]))" office:value-type="string" office:string-value="AnonimVio: 1" calcext:value-type="string">
            <text:p>AnonimVio: 1</text:p>
          </table:table-cell>
          <table:table-cell table:style-name="ce11" table:formula="of:=SUMPRODUCT(NOT(ISBLANK([.H285:.AMJ285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68" calcext:value-type="float">
            <text:p>268</text:p>
          </table:table-cell>
          <table:table-cell table:formula="of:=SUM([.H286:.AMJ286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table:style-name="ce10" table:number-matrix-columns-spanned="1" table:number-matrix-rows-spanned="1" table:formula="of:=COM.MICROSOFT.TEXTJOIN(&quot;, &quot;; 1; IF(ISBLANK([.H286:.AMJ286]); &quot;&quot;; [.H$2:.AMJ$2] &amp; &quot;: &quot; &amp; [.H286:.AMJ286]))" office:value-type="string" office:string-value="bzzrak: 1" calcext:value-type="string">
            <text:p>bzzrak: 1</text:p>
          </table:table-cell>
          <table:table-cell table:style-name="ce11" table:formula="of:=SUMPRODUCT(NOT(ISBLANK([.H286:.AMJ286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68" calcext:value-type="float">
            <text:p>268</text:p>
          </table:table-cell>
          <table:table-cell table:formula="of:=SUM([.H287:.AMJ287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table:style-name="ce10" table:number-matrix-columns-spanned="1" table:number-matrix-rows-spanned="1" table:formula="of:=COM.MICROSOFT.TEXTJOIN(&quot;, &quot;; 1; IF(ISBLANK([.H287:.AMJ287]); &quot;&quot;; [.H$2:.AMJ$2] &amp; &quot;: &quot; &amp; [.H287:.AMJ287]))" office:value-type="string" office:string-value="Phobus: 1" calcext:value-type="string">
            <text:p>Phobus: 1</text:p>
          </table:table-cell>
          <table:table-cell table:style-name="ce11" table:formula="of:=SUMPRODUCT(NOT(ISBLANK([.H287:.AMJ287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68" calcext:value-type="float">
            <text:p>268</text:p>
          </table:table-cell>
          <table:table-cell table:formula="of:=SUM([.H288:.AMJ288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table:style-name="ce10" table:number-matrix-columns-spanned="1" table:number-matrix-rows-spanned="1" table:formula="of:=COM.MICROSOFT.TEXTJOIN(&quot;, &quot;; 1; IF(ISBLANK([.H288:.AMJ288]); &quot;&quot;; [.H$2:.AMJ$2] &amp; &quot;: &quot; &amp; [.H288:.AMJ288]))" office:value-type="string" office:string-value="NoisyVelvet: 1" calcext:value-type="string">
            <text:p>NoisyVelvet: 1</text:p>
          </table:table-cell>
          <table:table-cell table:style-name="ce11" table:formula="of:=SUMPRODUCT(NOT(ISBLANK([.H288:.AMJ288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68" calcext:value-type="float">
            <text:p>268</text:p>
          </table:table-cell>
          <table:table-cell table:formula="of:=SUM([.H289:.AMJ289])" office:value-type="float" office:value="1" calcext:value-type="float">
            <text:p>1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table:style-name="ce10" table:number-matrix-columns-spanned="1" table:number-matrix-rows-spanned="1" table:formula="of:=COM.MICROSOFT.TEXTJOIN(&quot;, &quot;; 1; IF(ISBLANK([.H289:.AMJ289]); &quot;&quot;; [.H$2:.AMJ$2] &amp; &quot;: &quot; &amp; [.H289:.AMJ289]))" office:value-type="string" office:string-value="T-Rex: 1" calcext:value-type="string">
            <text:p>T-Rex: 1</text:p>
          </table:table-cell>
          <table:table-cell table:style-name="ce11" table:formula="of:=SUMPRODUCT(NOT(ISBLANK([.H289:.AMJ289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68" calcext:value-type="float">
            <text:p>268</text:p>
          </table:table-cell>
          <table:table-cell table:formula="of:=SUM([.H290:.AMJ290])" office:value-type="float" office:value="1" calcext:value-type="float">
            <text:p>1</text:p>
          </table:table-cell>
          <table:table-cell office:value-type="string" calcext:value-type="string">
            <text:p>Plutonia 1024: The Plutinya Exeriment</text:p>
          </table:table-cell>
          <table:table-cell office:value-type="string" calcext:value-type="string">
            <text:p><text:a xlink:href="https://www.doomworld.com/idgames/levels/doom2/Ports/megawads/pl1024" xlink:type="simple">https://www.doomworld.com/idgames/levels/doom2/Ports/megawads/pl1024</text:a></text:p>
          </table:table-cell>
          <table:table-cell table:style-name="ce10" table:number-matrix-columns-spanned="1" table:number-matrix-rows-spanned="1" table:formula="of:=COM.MICROSOFT.TEXTJOIN(&quot;, &quot;; 1; IF(ISBLANK([.H290:.AMJ290]); &quot;&quot;; [.H$2:.AMJ$2] &amp; &quot;: &quot; &amp; [.H290:.AMJ290]))" office:value-type="string" office:string-value="JudgeDeadd: 1" calcext:value-type="string">
            <text:p>JudgeDeadd: 1</text:p>
          </table:table-cell>
          <table:table-cell table:style-name="ce11" table:formula="of:=SUMPRODUCT(NOT(ISBLANK([.H290:.AMJ290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68" calcext:value-type="float">
            <text:p>268</text:p>
          </table:table-cell>
          <table:table-cell table:formula="of:=SUM([.H291:.AMJ291])" office:value-type="float" office:value="1" calcext:value-type="float">
            <text:p>1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table:style-name="ce10" table:number-matrix-columns-spanned="1" table:number-matrix-rows-spanned="1" table:formula="of:=COM.MICROSOFT.TEXTJOIN(&quot;, &quot;; 1; IF(ISBLANK([.H291:.AMJ291]); &quot;&quot;; [.H$2:.AMJ$2] &amp; &quot;: &quot; &amp; [.H291:.AMJ291]))" office:value-type="string" office:string-value="Diabolución: 1" calcext:value-type="string">
            <text:p>Diabolución: 1</text:p>
          </table:table-cell>
          <table:table-cell table:style-name="ce11" table:formula="of:=SUMPRODUCT(NOT(ISBLANK([.H291:.AMJ291])))" office:value-type="float" office:value="1" calcext:value-type="float">
            <text:p>1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32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68" calcext:value-type="float">
            <text:p>268</text:p>
          </table:table-cell>
          <table:table-cell table:formula="of:=SUM([.H292:.AMJ292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table:style-name="ce10" table:number-matrix-columns-spanned="1" table:number-matrix-rows-spanned="1" table:formula="of:=COM.MICROSOFT.TEXTJOIN(&quot;, &quot;; 1; IF(ISBLANK([.H292:.AMJ292]); &quot;&quot;; [.H$2:.AMJ$2] &amp; &quot;: &quot; &amp; [.H292:.AMJ292]))" office:value-type="string" office:string-value="HUNdebLeonidasX: 1" calcext:value-type="string">
            <text:p>HUNdebLeonidasX: 1</text:p>
          </table:table-cell>
          <table:table-cell table:style-name="ce11" table:formula="of:=SUMPRODUCT(NOT(ISBLANK([.H292:.AMJ292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68" calcext:value-type="float">
            <text:p>268</text:p>
          </table:table-cell>
          <table:table-cell table:formula="of:=SUM([.H293:.AMJ293])" office:value-type="float" office:value="1" calcext:value-type="float">
            <text:p>1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www.doomworld.com/forum/topic/94330-rise-of-the-wool-ball-3-v12-now-gzdoom-compatible/" xlink:type="simple">https://www.doomworld.com/forum/topic/94330-rise-of-the-wool-ball-3-v12-now-gzdoom-compatible/</text:a></text:p>
          </table:table-cell>
          <table:table-cell table:style-name="ce10" table:number-matrix-columns-spanned="1" table:number-matrix-rows-spanned="1" table:formula="of:=COM.MICROSOFT.TEXTJOIN(&quot;, &quot;; 1; IF(ISBLANK([.H293:.AMJ293]); &quot;&quot;; [.H$2:.AMJ$2] &amp; &quot;: &quot; &amp; [.H293:.AMJ293]))" office:value-type="string" office:string-value="Squadallah: 1" calcext:value-type="string">
            <text:p>Squadallah: 1</text:p>
          </table:table-cell>
          <table:table-cell table:style-name="ce11" table:formula="of:=SUMPRODUCT(NOT(ISBLANK([.H293:.AMJ293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68" calcext:value-type="float">
            <text:p>268</text:p>
          </table:table-cell>
          <table:table-cell table:formula="of:=SUM([.H294:.AMJ294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table:style-name="ce10" table:number-matrix-columns-spanned="1" table:number-matrix-rows-spanned="1" table:formula="of:=COM.MICROSOFT.TEXTJOIN(&quot;, &quot;; 1; IF(ISBLANK([.H294:.AMJ294]); &quot;&quot;; [.H$2:.AMJ$2] &amp; &quot;: &quot; &amp; [.H294:.AMJ294]))" office:value-type="string" office:string-value="everennui: 1" calcext:value-type="string">
            <text:p>everennui: 1</text:p>
          </table:table-cell>
          <table:table-cell table:style-name="ce11" table:formula="of:=SUMPRODUCT(NOT(ISBLANK([.H294:.AMJ294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68" calcext:value-type="float">
            <text:p>268</text:p>
          </table:table-cell>
          <table:table-cell table:formula="of:=SUM([.H295:.AMJ295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table:style-name="ce10" table:number-matrix-columns-spanned="1" table:number-matrix-rows-spanned="1" table:formula="of:=COM.MICROSOFT.TEXTJOIN(&quot;, &quot;; 1; IF(ISBLANK([.H295:.AMJ295]); &quot;&quot;; [.H$2:.AMJ$2] &amp; &quot;: &quot; &amp; [.H295:.AMJ295]))" office:value-type="string" office:string-value="everennui: 1" calcext:value-type="string">
            <text:p>everennui: 1</text:p>
          </table:table-cell>
          <table:table-cell table:style-name="ce11" table:formula="of:=SUMPRODUCT(NOT(ISBLANK([.H295:.AMJ295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68" calcext:value-type="float">
            <text:p>268</text:p>
          </table:table-cell>
          <table:table-cell table:formula="of:=SUM([.H296:.AMJ296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table:style-name="ce10" table:number-matrix-columns-spanned="1" table:number-matrix-rows-spanned="1" table:formula="of:=COM.MICROSOFT.TEXTJOIN(&quot;, &quot;; 1; IF(ISBLANK([.H296:.AMJ296]); &quot;&quot;; [.H$2:.AMJ$2] &amp; &quot;: &quot; &amp; [.H296:.AMJ296]))" office:value-type="string" office:string-value="Malrionn: 1" calcext:value-type="string">
            <text:p>Malrionn: 1</text:p>
          </table:table-cell>
          <table:table-cell table:style-name="ce11" table:formula="of:=SUMPRODUCT(NOT(ISBLANK([.H296:.AMJ296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68" calcext:value-type="float">
            <text:p>268</text:p>
          </table:table-cell>
          <table:table-cell table:formula="of:=SUM([.H297:.AMJ297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table:style-name="ce10" table:number-matrix-columns-spanned="1" table:number-matrix-rows-spanned="1" table:formula="of:=COM.MICROSOFT.TEXTJOIN(&quot;, &quot;; 1; IF(ISBLANK([.H297:.AMJ297]); &quot;&quot;; [.H$2:.AMJ$2] &amp; &quot;: &quot; &amp; [.H297:.AMJ297]))" office:value-type="string" office:string-value="T-Rex: 1" calcext:value-type="string">
            <text:p>T-Rex: 1</text:p>
          </table:table-cell>
          <table:table-cell table:style-name="ce11" table:formula="of:=SUMPRODUCT(NOT(ISBLANK([.H297:.AMJ297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68" calcext:value-type="float">
            <text:p>268</text:p>
          </table:table-cell>
          <table:table-cell table:formula="of:=SUM([.H298:.AMJ298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table:style-name="ce10" table:number-matrix-columns-spanned="1" table:number-matrix-rows-spanned="1" table:formula="of:=COM.MICROSOFT.TEXTJOIN(&quot;, &quot;; 1; IF(ISBLANK([.H298:.AMJ298]); &quot;&quot;; [.H$2:.AMJ$2] &amp; &quot;: &quot; &amp; [.H298:.AMJ298]))" office:value-type="string" office:string-value="T-Rex: 1" calcext:value-type="string">
            <text:p>T-Rex: 1</text:p>
          </table:table-cell>
          <table:table-cell table:style-name="ce11" table:formula="of:=SUMPRODUCT(NOT(ISBLANK([.H298:.AMJ298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68" calcext:value-type="float">
            <text:p>268</text:p>
          </table:table-cell>
          <table:table-cell table:formula="of:=SUM([.H299:.AMJ299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table:style-name="ce10" table:number-matrix-columns-spanned="1" table:number-matrix-rows-spanned="1" table:formula="of:=COM.MICROSOFT.TEXTJOIN(&quot;, &quot;; 1; IF(ISBLANK([.H299:.AMJ299]); &quot;&quot;; [.H$2:.AMJ$2] &amp; &quot;: &quot; &amp; [.H299:.AMJ299]))" office:value-type="string" office:string-value="Soundblock: 1" calcext:value-type="string">
            <text:p>Soundblock: 1</text:p>
          </table:table-cell>
          <table:table-cell table:style-name="ce11" table:formula="of:=SUMPRODUCT(NOT(ISBLANK([.H299:.AMJ299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68" calcext:value-type="float">
            <text:p>268</text:p>
          </table:table-cell>
          <table:table-cell table:formula="of:=SUM([.H300:.AMJ300])" office:value-type="float" office:value="1" calcext:value-type="float">
            <text:p>1</text:p>
          </table:table-cell>
          <table:table-cell office:value-type="string" calcext:value-type="string">
            <text:p>The Vilecore</text:p>
          </table:table-cell>
          <table:table-cell office:value-type="string" calcext:value-type="string">
            <text:p><text:a xlink:href="https://www.doomworld.com/idgames/levels/doom2/Ports/megawads/vilcore" xlink:type="simple">https://www.doomworld.com/idgames/levels/doom2/Ports/megawads/vilcore</text:a></text:p>
          </table:table-cell>
          <table:table-cell table:style-name="ce10" table:number-matrix-columns-spanned="1" table:number-matrix-rows-spanned="1" table:formula="of:=COM.MICROSOFT.TEXTJOIN(&quot;, &quot;; 1; IF(ISBLANK([.H300:.AMJ300]); &quot;&quot;; [.H$2:.AMJ$2] &amp; &quot;: &quot; &amp; [.H300:.AMJ300]))" office:value-type="string" office:string-value="dylux: 1" calcext:value-type="string">
            <text:p>dylux: 1</text:p>
          </table:table-cell>
          <table:table-cell table:style-name="ce11" table:formula="of:=SUMPRODUCT(NOT(ISBLANK([.H300:.AMJ300])))" office:value-type="float" office:value="1" calcext:value-type="float">
            <text:p>1</text:p>
          </table:table-cell>
          <table:table-cell table:number-columns-repeated="67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68" calcext:value-type="float">
            <text:p>268</text:p>
          </table:table-cell>
          <table:table-cell table:formula="of:=SUM([.H301:.AMJ301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table:style-name="ce10" table:number-matrix-columns-spanned="1" table:number-matrix-rows-spanned="1" table:formula="of:=COM.MICROSOFT.TEXTJOIN(&quot;, &quot;; 1; IF(ISBLANK([.H301:.AMJ301]); &quot;&quot;; [.H$2:.AMJ$2] &amp; &quot;: &quot; &amp; [.H301:.AMJ301]))" office:value-type="string" office:string-value="NoisyVelvet: 1" calcext:value-type="string">
            <text:p>NoisyVelvet: 1</text:p>
          </table:table-cell>
          <table:table-cell table:style-name="ce11" table:formula="of:=SUMPRODUCT(NOT(ISBLANK([.H301:.AMJ301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99" calcext:value-type="float">
            <text:p>299</text:p>
          </table:table-cell>
          <table:table-cell table:formula="of:=SUM([.H302:.AMJ30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2:.AMJ302]); &quot;&quot;; [.H$2:.AMJ$2] &amp; &quot;: &quot; &amp; [.H302:.AMJ302]))">
            <text:p/>
          </table:table-cell>
          <table:table-cell table:number-columns-repeated="1018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99" calcext:value-type="float">
            <text:p>299</text:p>
          </table:table-cell>
          <table:table-cell table:formula="of:=SUM([.H303:.AMJ30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3:.AMJ303]); &quot;&quot;; [.H$2:.AMJ$2] &amp; &quot;: &quot; &amp; [.H303:.AMJ303]))">
            <text:p/>
          </table:table-cell>
          <table:table-cell table:number-columns-repeated="1018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99" calcext:value-type="float">
            <text:p>299</text:p>
          </table:table-cell>
          <table:table-cell table:formula="of:=SUM([.H304:.AMJ30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4:.AMJ304]); &quot;&quot;; [.H$2:.AMJ$2] &amp; &quot;: &quot; &amp; [.H304:.AMJ304]))">
            <text:p/>
          </table:table-cell>
          <table:table-cell table:number-columns-repeated="1018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99" calcext:value-type="float">
            <text:p>299</text:p>
          </table:table-cell>
          <table:table-cell table:formula="of:=SUM([.H305:.AMJ30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5:.AMJ305]); &quot;&quot;; [.H$2:.AMJ$2] &amp; &quot;: &quot; &amp; [.H305:.AMJ305]))">
            <text:p/>
          </table:table-cell>
          <table:table-cell table:number-columns-repeated="1018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99" calcext:value-type="float">
            <text:p>299</text:p>
          </table:table-cell>
          <table:table-cell table:formula="of:=SUM([.H306:.AMJ30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6:.AMJ306]); &quot;&quot;; [.H$2:.AMJ$2] &amp; &quot;: &quot; &amp; [.H306:.AMJ306]))">
            <text:p/>
          </table:table-cell>
          <table:table-cell table:number-columns-repeated="1018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99" calcext:value-type="float">
            <text:p>299</text:p>
          </table:table-cell>
          <table:table-cell table:formula="of:=SUM([.H307:.AMJ30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7:.AMJ307]); &quot;&quot;; [.H$2:.AMJ$2] &amp; &quot;: &quot; &amp; [.H307:.AMJ307]))">
            <text:p/>
          </table:table-cell>
          <table:table-cell table:number-columns-repeated="1018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99" calcext:value-type="float">
            <text:p>299</text:p>
          </table:table-cell>
          <table:table-cell table:formula="of:=SUM([.H308:.AMJ30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8:.AMJ308]); &quot;&quot;; [.H$2:.AMJ$2] &amp; &quot;: &quot; &amp; [.H308:.AMJ308]))">
            <text:p/>
          </table:table-cell>
          <table:table-cell table:number-columns-repeated="1018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99" calcext:value-type="float">
            <text:p>299</text:p>
          </table:table-cell>
          <table:table-cell table:formula="of:=SUM([.H309:.AMJ30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9:.AMJ309]); &quot;&quot;; [.H$2:.AMJ$2] &amp; &quot;: &quot; &amp; [.H309:.AMJ309]))">
            <text:p/>
          </table:table-cell>
          <table:table-cell table:number-columns-repeated="1018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99" calcext:value-type="float">
            <text:p>299</text:p>
          </table:table-cell>
          <table:table-cell table:formula="of:=SUM([.H310:.AMJ31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10:.AMJ310]); &quot;&quot;; [.H$2:.AMJ$2] &amp; &quot;: &quot; &amp; [.H310:.AMJ310]))">
            <text:p/>
          </table:table-cell>
          <table:table-cell table:number-columns-repeated="1018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299" calcext:value-type="float">
            <text:p>299</text:p>
          </table:table-cell>
          <table:table-cell table:formula="of:=SUM([.H311:.AMJ31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11:.AMJ311]); &quot;&quot;; [.H$2:.AMJ$2] &amp; &quot;: &quot; &amp; [.H311:.AMJ311]))">
            <text:p/>
          </table:table-cell>
          <table:table-cell table:number-columns-repeated="1018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299" calcext:value-type="float">
            <text:p>299</text:p>
          </table:table-cell>
          <table:table-cell table:formula="of:=SUM([.H312:.AMJ31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12:.AMJ312]); &quot;&quot;; [.H$2:.AMJ$2] &amp; &quot;: &quot; &amp; [.H312:.AMJ312]))">
            <text:p/>
          </table:table-cell>
          <table:table-cell table:number-columns-repeated="1018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299" calcext:value-type="float">
            <text:p>299</text:p>
          </table:table-cell>
          <table:table-cell table:formula="of:=SUM([.H313:.AMJ31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13:.AMJ313]); &quot;&quot;; [.H$2:.AMJ$2] &amp; &quot;: &quot; &amp; [.H313:.AMJ313]))">
            <text:p/>
          </table:table-cell>
          <table:table-cell table:number-columns-repeated="1018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299" calcext:value-type="float">
            <text:p>299</text:p>
          </table:table-cell>
          <table:table-cell table:formula="of:=SUM([.H314:.AMJ31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14:.AMJ314]); &quot;&quot;; [.H$2:.AMJ$2] &amp; &quot;: &quot; &amp; [.H314:.AMJ314]))">
            <text:p/>
          </table:table-cell>
          <table:table-cell table:number-columns-repeated="1018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299" calcext:value-type="float">
            <text:p>299</text:p>
          </table:table-cell>
          <table:table-cell table:formula="of:=SUM([.H315:.AMJ31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15:.AMJ315]); &quot;&quot;; [.H$2:.AMJ$2] &amp; &quot;: &quot; &amp; [.H315:.AMJ315]))">
            <text:p/>
          </table:table-cell>
          <table:table-cell table:number-columns-repeated="1018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299" calcext:value-type="float">
            <text:p>299</text:p>
          </table:table-cell>
          <table:table-cell table:formula="of:=SUM([.H316:.AMJ31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16:.AMJ316]); &quot;&quot;; [.H$2:.AMJ$2] &amp; &quot;: &quot; &amp; [.H316:.AMJ316]))">
            <text:p/>
          </table:table-cell>
          <table:table-cell table:number-columns-repeated="1018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299" calcext:value-type="float">
            <text:p>299</text:p>
          </table:table-cell>
          <table:table-cell table:formula="of:=SUM([.H317:.AMJ31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17:.AMJ317]); &quot;&quot;; [.H$2:.AMJ$2] &amp; &quot;: &quot; &amp; [.H317:.AMJ317]))">
            <text:p/>
          </table:table-cell>
          <table:table-cell table:number-columns-repeated="1018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299" calcext:value-type="float">
            <text:p>299</text:p>
          </table:table-cell>
          <table:table-cell table:formula="of:=SUM([.H318:.AMJ31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18:.AMJ318]); &quot;&quot;; [.H$2:.AMJ$2] &amp; &quot;: &quot; &amp; [.H318:.AMJ318]))">
            <text:p/>
          </table:table-cell>
          <table:table-cell table:number-columns-repeated="1018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299" calcext:value-type="float">
            <text:p>299</text:p>
          </table:table-cell>
          <table:table-cell table:formula="of:=SUM([.H319:.AMJ31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19:.AMJ319]); &quot;&quot;; [.H$2:.AMJ$2] &amp; &quot;: &quot; &amp; [.H319:.AMJ319]))">
            <text:p/>
          </table:table-cell>
          <table:table-cell table:number-columns-repeated="1018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299" calcext:value-type="float">
            <text:p>299</text:p>
          </table:table-cell>
          <table:table-cell table:formula="of:=SUM([.H320:.AMJ32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0:.AMJ320]); &quot;&quot;; [.H$2:.AMJ$2] &amp; &quot;: &quot; &amp; [.H320:.AMJ320]))">
            <text:p/>
          </table:table-cell>
          <table:table-cell table:number-columns-repeated="1018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299" calcext:value-type="float">
            <text:p>299</text:p>
          </table:table-cell>
          <table:table-cell table:formula="of:=SUM([.H321:.AMJ32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1:.AMJ321]); &quot;&quot;; [.H$2:.AMJ$2] &amp; &quot;: &quot; &amp; [.H321:.AMJ321]))">
            <text:p/>
          </table:table-cell>
          <table:table-cell table:number-columns-repeated="1018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299" calcext:value-type="float">
            <text:p>299</text:p>
          </table:table-cell>
          <table:table-cell table:formula="of:=SUM([.H322:.AMJ32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2:.AMJ322]); &quot;&quot;; [.H$2:.AMJ$2] &amp; &quot;: &quot; &amp; [.H322:.AMJ322]))">
            <text:p/>
          </table:table-cell>
          <table:table-cell table:number-columns-repeated="1018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299" calcext:value-type="float">
            <text:p>299</text:p>
          </table:table-cell>
          <table:table-cell table:formula="of:=SUM([.H323:.AMJ32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3:.AMJ323]); &quot;&quot;; [.H$2:.AMJ$2] &amp; &quot;: &quot; &amp; [.H323:.AMJ323]))">
            <text:p/>
          </table:table-cell>
          <table:table-cell table:number-columns-repeated="1018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299" calcext:value-type="float">
            <text:p>299</text:p>
          </table:table-cell>
          <table:table-cell table:formula="of:=SUM([.H324:.AMJ32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4:.AMJ324]); &quot;&quot;; [.H$2:.AMJ$2] &amp; &quot;: &quot; &amp; [.H324:.AMJ324]))">
            <text:p/>
          </table:table-cell>
          <table:table-cell table:number-columns-repeated="1018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299" calcext:value-type="float">
            <text:p>299</text:p>
          </table:table-cell>
          <table:table-cell table:formula="of:=SUM([.H325:.AMJ32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5:.AMJ325]); &quot;&quot;; [.H$2:.AMJ$2] &amp; &quot;: &quot; &amp; [.H325:.AMJ325]))">
            <text:p/>
          </table:table-cell>
          <table:table-cell table:number-columns-repeated="1018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299" calcext:value-type="float">
            <text:p>299</text:p>
          </table:table-cell>
          <table:table-cell table:formula="of:=SUM([.H326:.AMJ32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6:.AMJ326]); &quot;&quot;; [.H$2:.AMJ$2] &amp; &quot;: &quot; &amp; [.H326:.AMJ326]))">
            <text:p/>
          </table:table-cell>
          <table:table-cell table:number-columns-repeated="1018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299" calcext:value-type="float">
            <text:p>299</text:p>
          </table:table-cell>
          <table:table-cell table:formula="of:=SUM([.H327:.AMJ32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7:.AMJ327]); &quot;&quot;; [.H$2:.AMJ$2] &amp; &quot;: &quot; &amp; [.H327:.AMJ327]))">
            <text:p/>
          </table:table-cell>
          <table:table-cell table:number-columns-repeated="1018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299" calcext:value-type="float">
            <text:p>299</text:p>
          </table:table-cell>
          <table:table-cell table:formula="of:=SUM([.H328:.AMJ32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8:.AMJ328]); &quot;&quot;; [.H$2:.AMJ$2] &amp; &quot;: &quot; &amp; [.H328:.AMJ328]))">
            <text:p/>
          </table:table-cell>
          <table:table-cell table:number-columns-repeated="1018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299" calcext:value-type="float">
            <text:p>299</text:p>
          </table:table-cell>
          <table:table-cell table:formula="of:=SUM([.H329:.AMJ32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9:.AMJ329]); &quot;&quot;; [.H$2:.AMJ$2] &amp; &quot;: &quot; &amp; [.H329:.AMJ329]))">
            <text:p/>
          </table:table-cell>
          <table:table-cell table:number-columns-repeated="1018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299" calcext:value-type="float">
            <text:p>299</text:p>
          </table:table-cell>
          <table:table-cell table:formula="of:=SUM([.H330:.AMJ33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0:.AMJ330]); &quot;&quot;; [.H$2:.AMJ$2] &amp; &quot;: &quot; &amp; [.H330:.AMJ330]))">
            <text:p/>
          </table:table-cell>
          <table:table-cell table:number-columns-repeated="1018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299" calcext:value-type="float">
            <text:p>299</text:p>
          </table:table-cell>
          <table:table-cell table:formula="of:=SUM([.H331:.AMJ33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1:.AMJ331]); &quot;&quot;; [.H$2:.AMJ$2] &amp; &quot;: &quot; &amp; [.H331:.AMJ331]))">
            <text:p/>
          </table:table-cell>
          <table:table-cell table:number-columns-repeated="1018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299" calcext:value-type="float">
            <text:p>299</text:p>
          </table:table-cell>
          <table:table-cell table:formula="of:=SUM([.H332:.AMJ33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2:.AMJ332]); &quot;&quot;; [.H$2:.AMJ$2] &amp; &quot;: &quot; &amp; [.H332:.AMJ332]))">
            <text:p/>
          </table:table-cell>
          <table:table-cell table:number-columns-repeated="1018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299" calcext:value-type="float">
            <text:p>299</text:p>
          </table:table-cell>
          <table:table-cell table:formula="of:=SUM([.H333:.AMJ33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3:.AMJ333]); &quot;&quot;; [.H$2:.AMJ$2] &amp; &quot;: &quot; &amp; [.H333:.AMJ333]))">
            <text:p/>
          </table:table-cell>
          <table:table-cell table:number-columns-repeated="1018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299" calcext:value-type="float">
            <text:p>299</text:p>
          </table:table-cell>
          <table:table-cell table:formula="of:=SUM([.H334:.AMJ33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4:.AMJ334]); &quot;&quot;; [.H$2:.AMJ$2] &amp; &quot;: &quot; &amp; [.H334:.AMJ334]))">
            <text:p/>
          </table:table-cell>
          <table:table-cell table:number-columns-repeated="1018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299" calcext:value-type="float">
            <text:p>299</text:p>
          </table:table-cell>
          <table:table-cell table:formula="of:=SUM([.H335:.AMJ33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5:.AMJ335]); &quot;&quot;; [.H$2:.AMJ$2] &amp; &quot;: &quot; &amp; [.H335:.AMJ335]))">
            <text:p/>
          </table:table-cell>
          <table:table-cell table:number-columns-repeated="1018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299" calcext:value-type="float">
            <text:p>299</text:p>
          </table:table-cell>
          <table:table-cell table:formula="of:=SUM([.H336:.AMJ336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299" calcext:value-type="float">
            <text:p>299</text:p>
          </table:table-cell>
          <table:table-cell table:formula="of:=SUM([.H337:.AMJ337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299" calcext:value-type="float">
            <text:p>299</text:p>
          </table:table-cell>
          <table:table-cell table:formula="of:=SUM([.H338:.AMJ338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299" calcext:value-type="float">
            <text:p>299</text:p>
          </table:table-cell>
          <table:table-cell table:formula="of:=SUM([.H339:.AMJ339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299" calcext:value-type="float">
            <text:p>299</text:p>
          </table:table-cell>
          <table:table-cell table:formula="of:=SUM([.H340:.AMJ340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299" calcext:value-type="float">
            <text:p>299</text:p>
          </table:table-cell>
          <table:table-cell table:formula="of:=SUM([.H341:.AMJ341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299" calcext:value-type="float">
            <text:p>299</text:p>
          </table:table-cell>
          <table:table-cell table:formula="of:=SUM([.H342:.AMJ34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299" calcext:value-type="float">
            <text:p>299</text:p>
          </table:table-cell>
          <table:table-cell table:formula="of:=SUM([.H343:.AMJ343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299" calcext:value-type="float">
            <text:p>299</text:p>
          </table:table-cell>
          <table:table-cell table:formula="of:=SUM([.H344:.AMJ344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299" calcext:value-type="float">
            <text:p>299</text:p>
          </table:table-cell>
          <table:table-cell table:formula="of:=SUM([.H345:.AMJ345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299" calcext:value-type="float">
            <text:p>299</text:p>
          </table:table-cell>
          <table:table-cell table:formula="of:=SUM([.H346:.AMJ346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299" calcext:value-type="float">
            <text:p>299</text:p>
          </table:table-cell>
          <table:table-cell table:formula="of:=SUM([.H347:.AMJ347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299" calcext:value-type="float">
            <text:p>299</text:p>
          </table:table-cell>
          <table:table-cell table:formula="of:=SUM([.H348:.AMJ348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299" calcext:value-type="float">
            <text:p>299</text:p>
          </table:table-cell>
          <table:table-cell table:formula="of:=SUM([.H349:.AMJ349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299" calcext:value-type="float">
            <text:p>299</text:p>
          </table:table-cell>
          <table:table-cell table:formula="of:=SUM([.H350:.AMJ350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299" calcext:value-type="float">
            <text:p>299</text:p>
          </table:table-cell>
          <table:table-cell table:formula="of:=SUM([.H351:.AMJ351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299" calcext:value-type="float">
            <text:p>299</text:p>
          </table:table-cell>
          <table:table-cell table:formula="of:=SUM([.H352:.AMJ35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299" calcext:value-type="float">
            <text:p>299</text:p>
          </table:table-cell>
          <table:table-cell table:formula="of:=SUM([.H353:.AMJ353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299" calcext:value-type="float">
            <text:p>299</text:p>
          </table:table-cell>
          <table:table-cell table:formula="of:=SUM([.H354:.AMJ354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299" calcext:value-type="float">
            <text:p>299</text:p>
          </table:table-cell>
          <table:table-cell table:formula="of:=SUM([.H355:.AMJ355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299" calcext:value-type="float">
            <text:p>299</text:p>
          </table:table-cell>
          <table:table-cell table:formula="of:=SUM([.H356:.AMJ356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299" calcext:value-type="float">
            <text:p>299</text:p>
          </table:table-cell>
          <table:table-cell table:formula="of:=SUM([.H357:.AMJ357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299" calcext:value-type="float">
            <text:p>299</text:p>
          </table:table-cell>
          <table:table-cell table:formula="of:=SUM([.H358:.AMJ358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299" calcext:value-type="float">
            <text:p>299</text:p>
          </table:table-cell>
          <table:table-cell table:formula="of:=SUM([.H359:.AMJ359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299" calcext:value-type="float">
            <text:p>299</text:p>
          </table:table-cell>
          <table:table-cell table:formula="of:=SUM([.H360:.AMJ360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299" calcext:value-type="float">
            <text:p>299</text:p>
          </table:table-cell>
          <table:table-cell table:formula="of:=SUM([.H361:.AMJ361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299" calcext:value-type="float">
            <text:p>299</text:p>
          </table:table-cell>
          <table:table-cell table:formula="of:=SUM([.H362:.AMJ36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299" calcext:value-type="float">
            <text:p>299</text:p>
          </table:table-cell>
          <table:table-cell table:formula="of:=SUM([.H363:.AMJ363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299" calcext:value-type="float">
            <text:p>299</text:p>
          </table:table-cell>
          <table:table-cell table:formula="of:=SUM([.H364:.AMJ364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299" calcext:value-type="float">
            <text:p>299</text:p>
          </table:table-cell>
          <table:table-cell table:formula="of:=SUM([.H365:.AMJ365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299" calcext:value-type="float">
            <text:p>299</text:p>
          </table:table-cell>
          <table:table-cell table:formula="of:=SUM([.H366:.AMJ366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299" calcext:value-type="float">
            <text:p>299</text:p>
          </table:table-cell>
          <table:table-cell table:formula="of:=SUM([.H367:.AMJ367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299" calcext:value-type="float">
            <text:p>299</text:p>
          </table:table-cell>
          <table:table-cell table:formula="of:=SUM([.H368:.AMJ368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299" calcext:value-type="float">
            <text:p>299</text:p>
          </table:table-cell>
          <table:table-cell table:formula="of:=SUM([.H369:.AMJ369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299" calcext:value-type="float">
            <text:p>299</text:p>
          </table:table-cell>
          <table:table-cell table:formula="of:=SUM([.H370:.AMJ370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299" calcext:value-type="float">
            <text:p>299</text:p>
          </table:table-cell>
          <table:table-cell table:formula="of:=SUM([.H371:.AMJ371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299" calcext:value-type="float">
            <text:p>299</text:p>
          </table:table-cell>
          <table:table-cell table:formula="of:=SUM([.H372:.AMJ37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299" calcext:value-type="float">
            <text:p>299</text:p>
          </table:table-cell>
          <table:table-cell table:formula="of:=SUM([.H373:.AMJ373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299" calcext:value-type="float">
            <text:p>299</text:p>
          </table:table-cell>
          <table:table-cell table:formula="of:=SUM([.H374:.AMJ374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299" calcext:value-type="float">
            <text:p>299</text:p>
          </table:table-cell>
          <table:table-cell table:formula="of:=SUM([.H375:.AMJ375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299" calcext:value-type="float">
            <text:p>299</text:p>
          </table:table-cell>
          <table:table-cell table:formula="of:=SUM([.H376:.AMJ376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299" calcext:value-type="float">
            <text:p>299</text:p>
          </table:table-cell>
          <table:table-cell table:formula="of:=SUM([.H377:.AMJ377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299" calcext:value-type="float">
            <text:p>299</text:p>
          </table:table-cell>
          <table:table-cell table:formula="of:=SUM([.H378:.AMJ378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299" calcext:value-type="float">
            <text:p>299</text:p>
          </table:table-cell>
          <table:table-cell table:formula="of:=SUM([.H379:.AMJ379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299" calcext:value-type="float">
            <text:p>299</text:p>
          </table:table-cell>
          <table:table-cell table:formula="of:=SUM([.H380:.AMJ380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299" calcext:value-type="float">
            <text:p>299</text:p>
          </table:table-cell>
          <table:table-cell table:formula="of:=SUM([.H381:.AMJ381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299" calcext:value-type="float">
            <text:p>299</text:p>
          </table:table-cell>
          <table:table-cell table:formula="of:=SUM([.H382:.AMJ38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299" calcext:value-type="float">
            <text:p>299</text:p>
          </table:table-cell>
          <table:table-cell table:formula="of:=SUM([.H383:.AMJ383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299" calcext:value-type="float">
            <text:p>299</text:p>
          </table:table-cell>
          <table:table-cell table:formula="of:=SUM([.H384:.AMJ384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299" calcext:value-type="float">
            <text:p>299</text:p>
          </table:table-cell>
          <table:table-cell table:formula="of:=SUM([.H385:.AMJ385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299" calcext:value-type="float">
            <text:p>299</text:p>
          </table:table-cell>
          <table:table-cell table:formula="of:=SUM([.H386:.AMJ386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299" calcext:value-type="float">
            <text:p>299</text:p>
          </table:table-cell>
          <table:table-cell table:formula="of:=SUM([.H387:.AMJ387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299" calcext:value-type="float">
            <text:p>299</text:p>
          </table:table-cell>
          <table:table-cell table:formula="of:=SUM([.H388:.AMJ388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299" calcext:value-type="float">
            <text:p>299</text:p>
          </table:table-cell>
          <table:table-cell table:formula="of:=SUM([.H389:.AMJ389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299" calcext:value-type="float">
            <text:p>299</text:p>
          </table:table-cell>
          <table:table-cell table:formula="of:=SUM([.H390:.AMJ390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299" calcext:value-type="float">
            <text:p>299</text:p>
          </table:table-cell>
          <table:table-cell table:formula="of:=SUM([.H391:.AMJ391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299" calcext:value-type="float">
            <text:p>299</text:p>
          </table:table-cell>
          <table:table-cell table:formula="of:=SUM([.H392:.AMJ39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299" calcext:value-type="float">
            <text:p>299</text:p>
          </table:table-cell>
          <table:table-cell table:formula="of:=SUM([.H393:.AMJ393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299" calcext:value-type="float">
            <text:p>299</text:p>
          </table:table-cell>
          <table:table-cell table:formula="of:=SUM([.H394:.AMJ394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299" calcext:value-type="float">
            <text:p>299</text:p>
          </table:table-cell>
          <table:table-cell table:formula="of:=SUM([.H395:.AMJ395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299" calcext:value-type="float">
            <text:p>299</text:p>
          </table:table-cell>
          <table:table-cell table:formula="of:=SUM([.H396:.AMJ396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299" calcext:value-type="float">
            <text:p>299</text:p>
          </table:table-cell>
          <table:table-cell table:formula="of:=SUM([.H397:.AMJ397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299" calcext:value-type="float">
            <text:p>299</text:p>
          </table:table-cell>
          <table:table-cell table:formula="of:=SUM([.H398:.AMJ398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299" calcext:value-type="float">
            <text:p>299</text:p>
          </table:table-cell>
          <table:table-cell table:formula="of:=SUM([.H399:.AMJ399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299" calcext:value-type="float">
            <text:p>299</text:p>
          </table:table-cell>
          <table:table-cell table:formula="of:=SUM([.H400:.AMJ400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299" calcext:value-type="float">
            <text:p>299</text:p>
          </table:table-cell>
          <table:table-cell table:formula="of:=SUM([.H401:.AMJ401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299" calcext:value-type="float">
            <text:p>299</text:p>
          </table:table-cell>
          <table:table-cell table:formula="of:=SUM([.H402:.AMJ40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299" calcext:value-type="float">
            <text:p>299</text:p>
          </table:table-cell>
          <table:table-cell table:formula="of:=SUM([.H403:.AMJ403])" office:value-type="float" office:value="0" calcext:value-type="float">
            <text:p>0</text:p>
          </table:table-cell>
          <table:table-cell table:number-columns-repeated="1021"/>
        </table:table-row>
        <table:table-row table:style-name="ro3" table:number-rows-repeated="10481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Z2:Numbers.AMJ2 Numbers.B2:Numbers.G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I2:Numbers.I2">
            <calcext:condition calcext:apply-style-name="Result" calcext:value="duplicate" calcext:base-cell-address="Numbers.I2"/>
            <calcext:condition calcext:apply-style-name="Default" calcext:value="unique" calcext:base-cell-address="Numbers.I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L2:Numbers.L2">
            <calcext:condition calcext:apply-style-name="Result" calcext:value="duplicate" calcext:base-cell-address="Numbers.L2"/>
            <calcext:condition calcext:apply-style-name="Default" calcext:value="unique" calcext:base-cell-address="Numbers.L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Q2:Numbers.Q2">
            <calcext:condition calcext:apply-style-name="Result" calcext:value="duplicate" calcext:base-cell-address="Numbers.Q2"/>
            <calcext:condition calcext:apply-style-name="Default" calcext:value="unique" calcext:base-cell-address="Numbers.Q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D2:Numbers.AD2">
            <calcext:condition calcext:apply-style-name="Result" calcext:value="duplicate" calcext:base-cell-address="Numbers.AD2"/>
            <calcext:condition calcext:apply-style-name="Default" calcext:value="unique" calcext:base-cell-address="Numbers.AD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G2:Numbers.AG2">
            <calcext:condition calcext:apply-style-name="Result" calcext:value="duplicate" calcext:base-cell-address="Numbers.AG2"/>
            <calcext:condition calcext:apply-style-name="Default" calcext:value="unique" calcext:base-cell-address="Numbers.AG2"/>
          </calcext:conditional-format>
          <calcext:conditional-format calcext:target-range-address="Numbers.AP2:Numbers.AP2">
            <calcext:condition calcext:apply-style-name="Result" calcext:value="duplicate" calcext:base-cell-address="Numbers.AP2"/>
            <calcext:condition calcext:apply-style-name="Default" calcext:value="unique" calcext:base-cell-address="Numbers.AP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K2:Numbers.BK2">
            <calcext:condition calcext:apply-style-name="Result" calcext:value="duplicate" calcext:base-cell-address="Numbers.BK2"/>
            <calcext:condition calcext:apply-style-name="Default" calcext:value="unique" calcext:base-cell-address="Numbers.BK2"/>
          </calcext:conditional-format>
          <calcext:conditional-format calcext:target-range-address="Numbers.BK2:Numbers.BK2">
            <calcext:condition calcext:apply-style-name="Result" calcext:value="duplicate" calcext:base-cell-address="Numbers.BK2"/>
            <calcext:condition calcext:apply-style-name="Default" calcext:value="unique" calcext:base-cell-address="Numbers.BK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CG2:Numbers.CH2 Numbers.BZ2:Numbers.CA2 Numbers.CD2:Numbers.CE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G2:Numbers.CH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A2:Numbers.CA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</calcext:conditional-formats>
      </table:table>
      <table:table table:name="List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&quot; &amp; [Numbers.F4] &amp; &quot;]&quot;; &quot;&quot;)" office:value-type="string" office:string-value="[b]1. [url=https://www.doomworld.com/idgames/levels/doom2/Ports/megawads/scythe2]Scythe 2[/url][/b] [[b]218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6, tchkb: 9, tmorrow: 4, Budoka: 6, TheMightyHeracross: 10, Archie550: 9, Ziad EL Zein: 5, pcorf: 6]" calcext:value-type="string">
            <text:p>[b]1. [url=https://www.doomworld.com/idgames/levels/doom2/Ports/megawads/scythe2]Scythe 2[/url][/b] [[b]218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6, tchkb: 9, tmorrow: 4, Budoka: 6, TheMightyHeracross: 10, Archie550: 9, Ziad EL Zein: 5, pcorf: 6]</text:p>
          </table:table-cell>
          <table:table-cell table:number-columns-repeated="3"/>
          <table:table-cell table:style-name="ce63"/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&quot; &amp; [Numbers.F5] &amp; &quot;]&quot;; &quot;&quot;)" office:value-type="string" office:string-value="[b]2. [url=https://www.doomworld.com/idgames/levels/doom2/megawads/av]Alien Vendetta[/url][/b] [[b]216[/b]: 42PercentHealth: 5, Cynical: 7, Doomkid: 3, Mr. Freeze: 9, NuMetalManiak: 6, Spectra: 3, Malrionn: 2, antares031: 8, Forli: 1, roadworx: 5, WH-Wilou84: 5, fveitsi: 5, justsomemusicguy: 9, JudgeDeadd: 4, T-Rex: 10, darkreaver: 9, Talvi: 1, Paul977: 8, StoneMason: 5, bLOCKbOYgAMES: 10, valkiriforce: 8, soner du: 7, Philnemba: 6, Altima: 10, SGS Man: 5, NaZa: 5, Poncho: 10, Squadallah: 10, dylux: 4, NoisyVelvet: 1, tmorrow: 4, Odal: 10, TheMightyHeracross: 10, Ziad EL Zein: 5, pcorf: 6]" calcext:value-type="string">
            <text:p>[b]2. [url=https://www.doomworld.com/idgames/levels/doom2/megawads/av]Alien Vendetta[/url][/b] [[b]216[/b]: 42PercentHealth: 5, Cynical: 7, Doomkid: 3, Mr. Freeze: 9, NuMetalManiak: 6, Spectra: 3, Malrionn: 2, antares031: 8, Forli: 1, roadworx: 5, WH-Wilou84: 5, fveitsi: 5, justsomemusicguy: 9, JudgeDeadd: 4, T-Rex: 10, darkreaver: 9, Talvi: 1, Paul977: 8, StoneMason: 5, bLOCKbOYgAMES: 10, valkiriforce: 8, soner du: 7, Philnemba: 6, Altima: 10, SGS Man: 5, NaZa: 5, Poncho: 10, Squadallah: 10, dylux: 4, NoisyVelvet: 1, tmorrow: 4, Odal: 10, TheMightyHeracross: 10, Ziad EL Zein: 5, pcorf: 6]</text:p>
          </table:table-cell>
          <table:table-cell table:number-columns-repeated="4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&quot; &amp; [Numbers.F6] &amp; &quot;]&quot;; &quot;&quot;)" office:value-type="string" office:string-value="[b]3. [url=https://www.doomworld.com/idgames/levels/doom2/Ports/megawads/aaliens]Ancient Aliens[/url][/b] [[b]186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]" calcext:value-type="string">
            <text:p>[b]3. [url=https://www.doomworld.com/idgames/levels/doom2/Ports/megawads/aaliens]Ancient Aliens[/url][/b] [[b]186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]</text:p>
          </table:table-cell>
          <table:table-cell table:number-columns-repeated="4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&quot; &amp; [Numbers.F7] &amp; &quot;]&quot;; &quot;&quot;)" office:value-type="string" office:string-value="[b]3. [url=https://www.doomworld.com/idgames/levels/doom2/Ports/megawads/valiant]Valiant[/url][/b] [[b]186[/b]: Nine Inch Heels: 7, Not Jabba: 5, Archvile Hunter: 5, Spectre01: 10, Spectra: 10, MFG38: 8, Ed: 5, Forli: 10, 7hm: 4, Dime: 7, JudgeDeadd: 4, Talvi: 5, GarrettChan: 9, HUNdebLeonidasX: 10, Lazorinc: 9, SGS Man: 10, Bryan T: 10, Poncho: 3, tchkb: 10, Odal: 1, Budoka: 6, TheNerdTurtle2: 6, Lorenz0: 10, Nancsi: 3, ReaperAA: 9, pcorf: 6, Octillion: 4]" calcext:value-type="string">
            <text:p>[b]3. [url=https://www.doomworld.com/idgames/levels/doom2/Ports/megawads/valiant]Valiant[/url][/b] [[b]186[/b]: Nine Inch Heels: 7, Not Jabba: 5, Archvile Hunter: 5, Spectre01: 10, Spectra: 10, MFG38: 8, Ed: 5, Forli: 10, 7hm: 4, Dime: 7, JudgeDeadd: 4, Talvi: 5, GarrettChan: 9, HUNdebLeonidasX: 10, Lazorinc: 9, SGS Man: 10, Bryan T: 10, Poncho: 3, tchkb: 10, Odal: 1, Budoka: 6, TheNerdTurtle2: 6, Lorenz0: 10, Nancsi: 3, ReaperAA: 9, pcorf: 6, Octillion: 4]</text:p>
          </table:table-cell>
          <table:table-cell table:number-columns-repeated="4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&quot; &amp; [Numbers.F8] &amp; &quot;]&quot;; &quot;&quot;)" office:value-type="string" office:string-value="[b]5. [url=https://www.doomworld.com/idgames/levels/doom2/megawads/scythe]Scythe[/url][/b] [[b]182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]" calcext:value-type="string">
            <text:p>[b]5. [url=https://www.doomworld.com/idgames/levels/doom2/megawads/scythe]Scythe[/url][/b] [[b]182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]</text:p>
          </table:table-cell>
          <table:table-cell table:number-columns-repeated="4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&quot; &amp; [Numbers.F9] &amp; &quot;]&quot;; &quot;&quot;)" office:value-type="string" office:string-value="[b]6. [url=https://www.doomworld.com/idgames/levels/doom2/Ports/megawads/sunlust]Sunlust[/url][/b] [[b]166[/b]: Nine Inch Heels: 10, Cynical: 3, Archvile Hunter: 5, ShoDemo: 4, Spectre01: 9, yakfak: 6, Forli: 8, WH-Wilou84: 2, 7hm: 4, Dime: 4, Nate River: 7, fveitsi: 5, Talvi: 5, GarrettChan: 6, Greyenko: 7, Lazorinc: 10, SGS Man: 9, Grain of Salt: 7, Bryan T: 7, Poncho: 2, bemused: 9, Nirvana: 5, tchkb: 8, tmorrow: 2, Odal: 3, TheNerdTurtle2: 5, TheMightyHeracross: 3, Lorenz0: 3, Octillion: 8]" calcext:value-type="string">
            <text:p>[b]6. [url=https://www.doomworld.com/idgames/levels/doom2/Ports/megawads/sunlust]Sunlust[/url][/b] [[b]166[/b]: Nine Inch Heels: 10, Cynical: 3, Archvile Hunter: 5, ShoDemo: 4, Spectre01: 9, yakfak: 6, Forli: 8, WH-Wilou84: 2, 7hm: 4, Dime: 4, Nate River: 7, fveitsi: 5, Talvi: 5, GarrettChan: 6, Greyenko: 7, Lazorinc: 10, SGS Man: 9, Grain of Salt: 7, Bryan T: 7, Poncho: 2, bemused: 9, Nirvana: 5, tchkb: 8, tmorrow: 2, Odal: 3, TheNerdTurtle2: 5, TheMightyHeracross: 3, Lorenz0: 3, Octillion: 8]</text:p>
          </table:table-cell>
          <table:table-cell table:number-columns-repeated="4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&quot; &amp; [Numbers.F10] &amp; &quot;]&quot;; &quot;&quot;)" office:value-type="string" office:string-value="[b]7. [url=https://www.doomworld.com/idgames/levels/doom2/megawads/btsx_e1]Back to Saturn X E1: Get Out of My Stations[/url][/b] [[b]158[/b]: Sky: 3, Archvile Hunter: 5, ShoDemo: 10, Malrionn: 8, MFG38: 10, Ed: 5, everennui: 5, yakfak: 1, Forli: 6, WH-Wilou84: 2, 7hm: 4, Dime: 1, JudgeDeadd: 3, Talvi: 3, StoneMason: 5, Woolie Wool: 2, GarrettChan: 4, Soundblock: 1, TechnoDoomed1: 8, Lazorinc: 3, SGS Man: 4, Grain of Salt: 6, NaZa: 3, Poncho: 6, dylux: 9, tchkb: 5, NoisyVelvet: 1, Apaul27: 10, m8f: 10, TheMightyHeracross: 5, guitardz: 10]" calcext:value-type="string">
            <text:p>[b]7. [url=https://www.doomworld.com/idgames/levels/doom2/megawads/btsx_e1]Back to Saturn X E1: Get Out of My Stations[/url][/b] [[b]158[/b]: Sky: 3, Archvile Hunter: 5, ShoDemo: 10, Malrionn: 8, MFG38: 10, Ed: 5, everennui: 5, yakfak: 1, Forli: 6, WH-Wilou84: 2, 7hm: 4, Dime: 1, JudgeDeadd: 3, Talvi: 3, StoneMason: 5, Woolie Wool: 2, GarrettChan: 4, Soundblock: 1, TechnoDoomed1: 8, Lazorinc: 3, SGS Man: 4, Grain of Salt: 6, NaZa: 3, Poncho: 6, dylux: 9, tchkb: 5, NoisyVelvet: 1, Apaul27: 10, m8f: 10, TheMightyHeracross: 5, guitardz: 10]</text:p>
          </table:table-cell>
          <table:table-cell table:number-columns-repeated="4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&quot; &amp; [Numbers.F11] &amp; &quot;]&quot;; &quot;&quot;)" office:value-type="string" office:string-value="[b]8. [url=https://www.doomworld.com/idgames/levels/doom2/megawads/pl2]Plutonia 2[/url][/b] [[b]108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]" calcext:value-type="string">
            <text:p>[b]8. [url=https://www.doomworld.com/idgames/levels/doom2/megawads/pl2]Plutonia 2[/url][/b] [[b]108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]</text:p>
          </table:table-cell>
          <table:table-cell table:number-columns-repeated="4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&quot; &amp; [Numbers.F12] &amp; &quot;]&quot;; &quot;&quot;)" office:value-type="string" office:string-value="[b]9. [url=https://www.doomworld.com/forum/topic/46002-sunder-updated-with-new-maps-huzzah/]Sunder[/url][/b] [[b]95[/b]: Nine Inch Heels: 9, HyperLuke: 3, Ed: 5, yakfak: 2, Forli: 2, WH-Wilou84: 3, Nate River: 6, Talvi: 4, Outrageous Videos: 10, GarrettChan: 8, Soundblock: 10, Lazorinc: 4, SGS Man: 1, bemused: 10, Nirvana: 8, Archie550: 10]" calcext:value-type="string">
            <text:p>[b]9. [url=https://www.doomworld.com/forum/topic/46002-sunder-updated-with-new-maps-huzzah/]Sunder[/url][/b] [[b]95[/b]: Nine Inch Heels: 9, HyperLuke: 3, Ed: 5, yakfak: 2, Forli: 2, WH-Wilou84: 3, Nate River: 6, Talvi: 4, Outrageous Videos: 10, GarrettChan: 8, Soundblock: 10, Lazorinc: 4, SGS Man: 1, bemused: 10, Nirvana: 8, Archie550: 10]</text:p>
          </table:table-cell>
          <table:table-cell table:number-columns-repeated="4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&quot; &amp; [Numbers.F13] &amp; &quot;]&quot;; &quot;&quot;)" office:value-type="string" office:string-value="[b]10. [url=https://www.doomworld.com/idgames/themes/mm/mm_allup]Memento Mori[/url][/b] [[b]87[/b]: 42PercentHealth: 4, Doomkid: 10, Chamelenoel: 9, Vorpal: 5, roadworx: 10, justsomemusicguy: 1, JudgeDeadd: 2, T-Rex: 2, StoneMason: 5, Soundblock: 4, valkiriforce: 10, Altima: 1, NaZa: 10, Poncho: 4, tmorrow: 2, Odal: 8]" calcext:value-type="string">
            <text:p>[b]10. [url=https://www.doomworld.com/idgames/themes/mm/mm_allup]Memento Mori[/url][/b] [[b]87[/b]: 42PercentHealth: 4, Doomkid: 10, Chamelenoel: 9, Vorpal: 5, roadworx: 10, justsomemusicguy: 1, JudgeDeadd: 2, T-Rex: 2, StoneMason: 5, Soundblock: 4, valkiriforce: 10, Altima: 1, NaZa: 10, Poncho: 4, tmorrow: 2, Odal: 8]</text:p>
          </table:table-cell>
          <table:table-cell table:number-columns-repeated="4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&quot; &amp; [Numbers.F14] &amp; &quot;]&quot;; &quot;&quot;)" office:value-type="string" office:string-value="[b]11. [url=https://www.doomworld.com/idgames/themes/hr/hr]Hell Revealed[/url][/b] [[b]86[/b]: Cynical: 9, Mr. Freeze: 10, antares031: 1, Grazza: 10, roadworx: 7, WH-Wilou84: 4, fveitsi: 5, T-Rex: 9, bonnie: 1, Altima: 10, NaZa: 8, Squadallah: 3, tmorrow: 4, Budoka: 2, TheMightyHeracross: 3]" calcext:value-type="string">
            <text:p>[b]11. [url=https://www.doomworld.com/idgames/themes/hr/hr]Hell Revealed[/url][/b] [[b]86[/b]: Cynical: 9, Mr. Freeze: 10, antares031: 1, Grazza: 10, roadworx: 7, WH-Wilou84: 4, fveitsi: 5, T-Rex: 9, bonnie: 1, Altima: 10, NaZa: 8, Squadallah: 3, tmorrow: 4, Budoka: 2, TheMightyHeracross: 3]</text:p>
          </table:table-cell>
          <table:table-cell table:number-columns-repeated="4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&quot; &amp; [Numbers.F15] &amp; &quot;]&quot;; &quot;&quot;)" office:value-type="string" office:string-value="[b]12. [url=https://www.doomworld.com/idgames/levels/doom2/Ports/megawads/gd]Going Down[/url][/b] [[b]78[/b]: Archvile Hunter: 5, NuMetalManiak: 7, Ed: 5, antares031: 5, everennui: 4, roadworx: 1, 7hm: 4, fveitsi: 5, JudgeDeadd: 4, Talvi: 1, Dragonfly: 9, HUNdebLeonidasX: 8, SGS Man: 3, Bryan T: 8, NoisyVelvet: 1, tmorrow: 3, Odal: 5]" calcext:value-type="string">
            <text:p>[b]12. [url=https://www.doomworld.com/idgames/levels/doom2/Ports/megawads/gd]Going Down[/url][/b] [[b]78[/b]: Archvile Hunter: 5, NuMetalManiak: 7, Ed: 5, antares031: 5, everennui: 4, roadworx: 1, 7hm: 4, fveitsi: 5, JudgeDeadd: 4, Talvi: 1, Dragonfly: 9, HUNdebLeonidasX: 8, SGS Man: 3, Bryan T: 8, NoisyVelvet: 1, tmorrow: 3, Odal: 5]</text:p>
          </table:table-cell>
          <table:table-cell table:number-columns-repeated="4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&quot; &amp; [Numbers.F16] &amp; &quot;]&quot;; &quot;&quot;)" office:value-type="string" office:string-value="[b]13. [url=https://www.doomworld.com/idgames/themes/hr/hr2final]Hell Revealed II[/url][/b] [[b]68[/b]: 42PercentHealth: 7, Mr. Freeze: 1, NuMetalManiak: 1, WH-Wilou84: 5, fveitsi: 5, justsomemusicguy: 2, darkreaver: 6, Roofi: 3, Outrageous Videos: 7, bLOCKbOYgAMES: 7, Greyenko: 6, Philnemba: 4, Altima: 3, Lazorinc: 2, Squadallah: 2, tchkb: 7]" calcext:value-type="string">
            <text:p>[b]13. [url=https://www.doomworld.com/idgames/themes/hr/hr2final]Hell Revealed II[/url][/b] [[b]68[/b]: 42PercentHealth: 7, Mr. Freeze: 1, NuMetalManiak: 1, WH-Wilou84: 5, fveitsi: 5, justsomemusicguy: 2, darkreaver: 6, Roofi: 3, Outrageous Videos: 7, bLOCKbOYgAMES: 7, Greyenko: 6, Philnemba: 4, Altima: 3, Lazorinc: 2, Squadallah: 2, tchkb: 7]</text:p>
          </table:table-cell>
          <table:table-cell table:number-columns-repeated="4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&quot; &amp; [Numbers.F17] &amp; &quot;]&quot;; &quot;&quot;)" office:value-type="string" office:string-value="[b]14. [url=https://www.doomworld.com/idgames/levels/doom2/Ports/megawads/resurge]Resurgence[/url][/b] [[b]66[/b]: 42PercentHealth: 9, Not Jabba: 6, Cynical: 4, Archvile Hunter: 5, Spectre01: 1, fveitsi: 5, darkreaver: 2, Talvi: 2, StoneMason: 5, GarrettChan: 3, Bryan T: 4, NoisyVelvet: 10, tmorrow: 2, Budoka: 8]" calcext:value-type="string">
            <text:p>[b]14. [url=https://www.doomworld.com/idgames/levels/doom2/Ports/megawads/resurge]Resurgence[/url][/b] [[b]66[/b]: 42PercentHealth: 9, Not Jabba: 6, Cynical: 4, Archvile Hunter: 5, Spectre01: 1, fveitsi: 5, darkreaver: 2, Talvi: 2, StoneMason: 5, GarrettChan: 3, Bryan T: 4, NoisyVelvet: 10, tmorrow: 2, Budoka: 8]</text:p>
          </table:table-cell>
          <table:table-cell table:number-columns-repeated="4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&quot; &amp; [Numbers.F18] &amp; &quot;]&quot;; &quot;&quot;)" office:value-type="string" office:string-value="[b]15. [url=https://www.doomworld.com/idgames/levels/doom2/Ports/d-f/dvii-1i]Deus Vult II[/url][/b] [[b]62[/b]: Cynical: 10, NuMetalManiak: 10, justsomemusicguy: 7, JudgeDeadd: 3, Talvi: 4, Greyenko: 8, Philnemba: 9, bemused: 1, NoisyVelvet: 3, Archie550: 7]" calcext:value-type="string">
            <text:p>[b]15. [url=https://www.doomworld.com/idgames/levels/doom2/Ports/d-f/dvii-1i]Deus Vult II[/url][/b] [[b]62[/b]: Cynical: 10, NuMetalManiak: 10, justsomemusicguy: 7, JudgeDeadd: 3, Talvi: 4, Greyenko: 8, Philnemba: 9, bemused: 1, NoisyVelvet: 3, Archie550: 7]</text:p>
          </table:table-cell>
          <table:table-cell table:number-columns-repeated="4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&quot; &amp; [Numbers.F19] &amp; &quot;]&quot;; &quot;&quot;)" office:value-type="string" office:string-value="[b]16. [url=https://www.doomworld.com/idgames/levels/doom2/Ports/megawads/hellbnd]Hellbound[/url][/b] [[b]60[/b]: Not Jabba: 2, Spectre01: 8, Malrionn: 7, bLOCKbOYgAMES: 9, HUNdebLeonidasX: 7, Bryan T: 9, Odal: 6, Archie550: 2, Octillion: 10]" calcext:value-type="string">
            <text:p>[b]16. [url=https://www.doomworld.com/idgames/levels/doom2/Ports/megawads/hellbnd]Hellbound[/url][/b] [[b]60[/b]: Not Jabba: 2, Spectre01: 8, Malrionn: 7, bLOCKbOYgAMES: 9, HUNdebLeonidasX: 7, Bryan T: 9, Odal: 6, Archie550: 2, Octillion: 10]</text:p>
          </table:table-cell>
          <table:table-cell table:number-columns-repeated="4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&quot; &amp; [Numbers.F20] &amp; &quot;]&quot;; &quot;&quot;)" office:value-type="string" office:string-value="[b]16. [url=https://www.doomworld.com/idgames/levels/doom2/Ports/megawads/sodfinal]Speed of Doom[/url][/b] [[b]60[/b]: Not Jabba: 2, Archvile Hunter: 5, WH-Wilou84: 5, darkreaver: 8, Outrageous Videos: 6, StoneMason: 5, Grain of Salt: 4, bemused: 5, Squadallah: 6, tmorrow: 3, Budoka: 6, Ziad EL Zein: 5]" calcext:value-type="string">
            <text:p>[b]16. [url=https://www.doomworld.com/idgames/levels/doom2/Ports/megawads/sodfinal]Speed of Doom[/url][/b] [[b]60[/b]: Not Jabba: 2, Archvile Hunter: 5, WH-Wilou84: 5, darkreaver: 8, Outrageous Videos: 6, StoneMason: 5, Grain of Salt: 4, bemused: 5, Squadallah: 6, tmorrow: 3, Budoka: 6, Ziad EL Zein: 5]</text:p>
          </table:table-cell>
          <table:table-cell table:number-columns-repeated="4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&quot; &amp; [Numbers.F21] &amp; &quot;]&quot;; &quot;&quot;)" office:value-type="string" office:string-value="[b]18. [url=https://www.doomworld.com/forum/topic/69960-back-to-saturn-x-episode-2-public-beta-2-critical-map15-fixes-included/]Back to Saturn X E2: Tower in the Fountain of Sparks[/url][/b] [[b]52[/b]: Malrionn: 6, yakfak: 8, JudgeDeadd: 4, Talvi: 4, StoneMason: 10, dylux: 10, m8f: 10]" calcext:value-type="string">
            <text:p>[b]18. [url=https://www.doomworld.com/forum/topic/69960-back-to-saturn-x-episode-2-public-beta-2-critical-map15-fixes-included/]Back to Saturn X E2: Tower in the Fountain of Sparks[/url][/b] [[b]52[/b]: Malrionn: 6, yakfak: 8, JudgeDeadd: 4, Talvi: 4, StoneMason: 10, dylux: 10, m8f: 10]</text:p>
          </table:table-cell>
          <table:table-cell table:number-columns-repeated="4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&quot; &amp; [Numbers.F22] &amp; &quot;]&quot;; &quot;&quot;)" office:value-type="string" office:string-value="[b]18. [url=https://www.doomworld.com/idgames/levels/doom2/megawads/epic2]Epic 2[/url][/b] [[b]52[/b]: ShoDemo: 6, NuMetalManiak: 9, Spectre01: 7, yakfak: 9, Talvi: 2, HUNdebLeonidasX: 9, TheMightyHeracross: 5, Archie550: 5]" calcext:value-type="string">
            <text:p>[b]18. [url=https://www.doomworld.com/idgames/levels/doom2/megawads/epic2]Epic 2[/url][/b] [[b]52[/b]: ShoDemo: 6, NuMetalManiak: 9, Spectre01: 7, yakfak: 9, Talvi: 2, HUNdebLeonidasX: 9, TheMightyHeracross: 5, Archie550: 5]</text:p>
          </table:table-cell>
          <table:table-cell table:number-columns-repeated="4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&quot; &amp; [Numbers.F23] &amp; &quot;]&quot;; &quot;&quot;)" office:value-type="string" office:string-value="[b]20. [url=https://www.doomworld.com/idgames/levels/doom2/megawads/requiem]Requiem[/url][/b] [[b]50[/b]: ella guro: 1, roadworx: 2, WH-Wilou84: 4, justsomemusicguy: 8, T-Rex: 9, Woolie Wool: 7, valkiriforce: 6, NaZa: 6, tmorrow: 2, pcorf: 5]" calcext:value-type="string">
            <text:p>[b]20. [url=https://www.doomworld.com/idgames/levels/doom2/megawads/requiem]Requiem[/url][/b] [[b]50[/b]: ella guro: 1, roadworx: 2, WH-Wilou84: 4, justsomemusicguy: 8, T-Rex: 9, Woolie Wool: 7, valkiriforce: 6, NaZa: 6, tmorrow: 2, pcorf: 5]</text:p>
          </table:table-cell>
          <table:table-cell table:number-columns-repeated="4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&quot; &amp; [Numbers.F24] &amp; &quot;]&quot;; &quot;&quot;)" office:value-type="string" office:string-value="[b]21. [url=https://www.doomworld.com/idgames/levels/doom2/megawads/ksutra]Kama Sutra[/url][/b] [[b]42[/b]: Grazza: 7, fveitsi: 5, T-Rex: 5, Roofi: 4, StoneMason: 5, Philnemba: 7, Grain of Salt: 6, tmorrow: 3]" calcext:value-type="string">
            <text:p>[b]21. [url=https://www.doomworld.com/idgames/levels/doom2/megawads/ksutra]Kama Sutra[/url][/b] [[b]42[/b]: Grazza: 7, fveitsi: 5, T-Rex: 5, Roofi: 4, StoneMason: 5, Philnemba: 7, Grain of Salt: 6, tmorrow: 3]</text:p>
          </table:table-cell>
          <table:table-cell table:number-columns-repeated="4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&quot; &amp; [Numbers.F25] &amp; &quot;]&quot;; &quot;&quot;)" office:value-type="string" office:string-value="[b]21. [url=https://www.doomworld.com/idgames/themes/mm/mm2]Memento Mori 2[/url][/b] [[b]42[/b]: ella guro: 3, Dime: 2, justsomemusicguy: 4, T-Rex: 2, bLOCKbOYgAMES: 6, valkiriforce: 10, Altima: 1, Squadallah: 5, Budoka: 3, pcorf: 5, Octillion: 1]" calcext:value-type="string">
            <text:p>[b]21. [url=https://www.doomworld.com/idgames/themes/mm/mm2]Memento Mori 2[/url][/b] [[b]42[/b]: ella guro: 3, Dime: 2, justsomemusicguy: 4, T-Rex: 2, bLOCKbOYgAMES: 6, valkiriforce: 10, Altima: 1, Squadallah: 5, Budoka: 3, pcorf: 5, Octillion: 1]</text:p>
          </table:table-cell>
          <table:table-cell table:number-columns-repeated="4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&quot; &amp; [Numbers.F26] &amp; &quot;]&quot;; &quot;&quot;)" office:value-type="string" office:string-value="[b]23. [url=https://www.doomworld.com/idgames/levels/doom2/Ports/v-z/vanguard]Vanguard[/url][/b] [[b]41[/b]: Cynical: 5, Spectre01: 3, 7hm: 4, JudgeDeadd: 3, GarrettChan: 5, Poncho: 9, Nirvana: 4, Budoka: 2, Lorenz0: 1, guitardz: 5]" calcext:value-type="string">
            <text:p>[b]23. [url=https://www.doomworld.com/idgames/levels/doom2/Ports/v-z/vanguard]Vanguard[/url][/b] [[b]41[/b]: Cynical: 5, Spectre01: 3, 7hm: 4, JudgeDeadd: 3, GarrettChan: 5, Poncho: 9, Nirvana: 4, Budoka: 2, Lorenz0: 1, guitardz: 5]</text:p>
          </table:table-cell>
          <table:table-cell table:number-columns-repeated="4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&quot; &amp; [Numbers.F27] &amp; &quot;]&quot;; &quot;&quot;)" office:value-type="string" office:string-value="[b]24. [url=https://www.doomworld.com/idgames/levels/doom/megawads/dtwid]Doom the Way id Did[/url][/b] [[b]37[/b]: Mr. Freeze: 4, Malrionn: 2, MFG38: 4, WH-Wilou84: 1, Woolie Wool: 5, Greyenko: 9, Altima: 6, ReaperAA: 1, Ziad EL Zein: 5]" calcext:value-type="string">
            <text:p>[b]24. [url=https://www.doomworld.com/idgames/levels/doom/megawads/dtwid]Doom the Way id Did[/url][/b] [[b]37[/b]: Mr. Freeze: 4, Malrionn: 2, MFG38: 4, WH-Wilou84: 1, Woolie Wool: 5, Greyenko: 9, Altima: 6, ReaperAA: 1, Ziad EL Zein: 5]</text:p>
          </table:table-cell>
          <table:table-cell table:number-columns-repeated="4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&quot; &amp; [Numbers.F28] &amp; &quot;]&quot;; &quot;&quot;)" office:value-type="string" office:string-value="[b]24. [url=https://www.doomworld.com/idgames/levels/doom2/s-u/sid]Suspended in Dusk[/url][/b] [[b]37[/b]: Sky: 2, WH-Wilou84: 3, bLOCKbOYgAMES: 8, Woolie Wool: 10, soner du: 9, m8f: 5]" calcext:value-type="string">
            <text:p>[b]24. [url=https://www.doomworld.com/idgames/levels/doom2/s-u/sid]Suspended in Dusk[/url][/b] [[b]37[/b]: Sky: 2, WH-Wilou84: 3, bLOCKbOYgAMES: 8, Woolie Wool: 10, soner du: 9, m8f: 5]</text:p>
          </table:table-cell>
          <table:table-cell table:number-columns-repeated="4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&quot; &amp; [Numbers.F29] &amp; &quot;]&quot;; &quot;&quot;)" office:value-type="string" office:string-value="[b]26. [url=https://www.doomworld.com/idgames/levels/doom2/Ports/p-r/pirates]Pirate Doom[/url][/b] [[b]36[/b]: Jaws In Space: 10, Dime: 5, Phobus: 6, Dragonfly: 7, Soundblock: 2, Archie550: 6]" calcext:value-type="string">
            <text:p>[b]26. [url=https://www.doomworld.com/idgames/levels/doom2/Ports/p-r/pirates]Pirate Doom[/url][/b] [[b]36[/b]: Jaws In Space: 10, Dime: 5, Phobus: 6, Dragonfly: 7, Soundblock: 2, Archie550: 6]</text:p>
          </table:table-cell>
          <table:table-cell table:number-columns-repeated="4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&quot; &amp; [Numbers.F30] &amp; &quot;]&quot;; &quot;&quot;)" office:value-type="string" office:string-value="[b]27. [url=https://www.doomworld.com/idgames/themes/TeamTNT/eternal/eternal]Eternal Doom[/url][/b] [[b]34[/b]: Vorpal: 5, 7hm: 5, T-Rex: 5, Woolie Wool: 6, Greyenko: 1, valkiriforce: 6, Octillion: 6]" calcext:value-type="string">
            <text:p>[b]27. [url=https://www.doomworld.com/idgames/themes/TeamTNT/eternal/eternal]Eternal Doom[/url][/b] [[b]34[/b]: Vorpal: 5, 7hm: 5, T-Rex: 5, Woolie Wool: 6, Greyenko: 1, valkiriforce: 6, Octillion: 6]</text:p>
          </table:table-cell>
          <table:table-cell table:number-columns-repeated="4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&quot; &amp; [Numbers.F31] &amp; &quot;]&quot;; &quot;&quot;)" office:value-type="string" office:string-value="[b]27. [url=http://adventuresofsquare.com/downloads.php]The Adventures of Square[/url][/b] [[b]34[/b]: Sky: 9, ShoDemo: 5, Ed: 5, Woolie Wool: 8, Squadallah: 7]" calcext:value-type="string">
            <text:p>[b]27. [url=http://adventuresofsquare.com/downloads.php]The Adventures of Square[/url][/b] [[b]34[/b]: Sky: 9, ShoDemo: 5, Ed: 5, Woolie Wool: 8, Squadallah: 7]</text:p>
          </table:table-cell>
          <table:table-cell table:number-columns-repeated="4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&quot; &amp; [Numbers.F32] &amp; &quot;]&quot;; &quot;&quot;)" office:value-type="string" office:string-value="[b]29. [url=https://www.doomworld.com/idgames/themes/TeamTNT/icarus/icarus]Icarus: Alien Vanguard[/url][/b] [[b]33[/b]: Ralphis: 6, Grazza: 8, roadworx: 3, T-Rex: 3, StoneMason: 5, valkiriforce: 8]" calcext:value-type="string">
            <text:p>[b]29. [url=https://www.doomworld.com/idgames/themes/TeamTNT/icarus/icarus]Icarus: Alien Vanguard[/url][/b] [[b]33[/b]: Ralphis: 6, Grazza: 8, roadworx: 3, T-Rex: 3, StoneMason: 5, valkiriforce: 8]</text:p>
          </table:table-cell>
          <table:table-cell table:number-columns-repeated="4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&quot; &amp; [Numbers.F33] &amp; &quot;]&quot;; &quot;&quot;)" office:value-type="string" office:string-value="[b]29. [url=https://doomwiki.org/wiki/No_Rest_for_the_Living]No Rest for the Living[/url][/b] [[b]33[/b]: Vorpal: 5, Woolie Wool: 3, Nancsi: 9, ReaperAA: 6, Diabolución: 10]" calcext:value-type="string">
            <text:p>[b]29. [url=https://doomwiki.org/wiki/No_Rest_for_the_Living]No Rest for the Living[/url][/b] [[b]33[/b]: Vorpal: 5, Woolie Wool: 3, Nancsi: 9, ReaperAA: 6, Diabolución: 10]</text:p>
          </table:table-cell>
          <table:table-cell table:number-columns-repeated="4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&quot; &amp; [Numbers.F34] &amp; &quot;]&quot;; &quot;&quot;)" office:value-type="string" office:string-value="[b]29. [url=https://www.doomworld.com/idgames/levels/doom2/Ports/s-u/swtw]Swim With the Whales[/url][/b] [[b]33[/b]: WH-Wilou84: 2, Nate River: 9, Soundblock: 3, Lazorinc: 6, Nirvana: 10, NoisyVelvet: 3]" calcext:value-type="string">
            <text:p>[b]29. [url=https://www.doomworld.com/idgames/levels/doom2/Ports/s-u/swtw]Swim With the Whales[/url][/b] [[b]33[/b]: WH-Wilou84: 2, Nate River: 9, Soundblock: 3, Lazorinc: 6, Nirvana: 10, NoisyVelvet: 3]</text:p>
          </table:table-cell>
          <table:table-cell table:number-columns-repeated="4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&quot; &amp; [Numbers.F35] &amp; &quot;]&quot;; &quot;&quot;)" office:value-type="string" office:string-value="[b]32. [url=https://www.doomworld.com/idgames/levels/doom2/Ports/megawads/1024]Congestion 1024[/url][/b] [[b]32[/b]: Mr. Freeze: 5, HyperLuke: 7, Voltcom9: 5, bonnie: 4, Dragonfly: 6, Philnemba: 5]" calcext:value-type="string">
            <text:p>[b]32. [url=https://www.doomworld.com/idgames/levels/doom2/Ports/megawads/1024]Congestion 1024[/url][/b] [[b]32[/b]: Mr. Freeze: 5, HyperLuke: 7, Voltcom9: 5, bonnie: 4, Dragonfly: 6, Philnemba: 5]</text:p>
          </table:table-cell>
          <table:table-cell table:number-columns-repeated="4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&quot; &amp; [Numbers.F36] &amp; &quot;]&quot;; &quot;&quot;)" office:value-type="string" office:string-value="[b]33. [url=https://www.doomworld.com/idgames/levels/doom2/Ports/megawads/prcp]Plutonia: Revisited Community Project[/url][/b] [[b]31[/b]: Nine Inch Heels: 3, Paul977: 10, bLOCKbOYgAMES: 3, Altima: 5, NoisyVelvet: 3, Odal: 7]" calcext:value-type="string">
            <text:p>[b]33. [url=https://www.doomworld.com/idgames/levels/doom2/Ports/megawads/prcp]Plutonia: Revisited Community Project[/url][/b] [[b]31[/b]: Nine Inch Heels: 3, Paul977: 10, bLOCKbOYgAMES: 3, Altima: 5, NoisyVelvet: 3, Odal: 7]</text:p>
          </table:table-cell>
          <table:table-cell table:number-columns-repeated="4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&quot; &amp; [Numbers.F37] &amp; &quot;]&quot;; &quot;&quot;)" office:value-type="string" office:string-value="[b]34. [url=https://www.doomworld.com/idgames/levels/doom2/Ports/s-u/tutnt]The Ultimate Torment &amp; Torture[/url][/b] [[b]30[/b]: HyperLuke: 8, Talvi: 4, Greyenko: 4, TechnoDoomed1: 2, TheMightyHeracross: 3, ReaperAA: 4, Ziad EL Zein: 5]" calcext:value-type="string">
            <text:p>[b]34. [url=https://www.doomworld.com/idgames/levels/doom2/Ports/s-u/tutnt]The Ultimate Torment &amp; Torture[/url][/b] [[b]30[/b]: HyperLuke: 8, Talvi: 4, Greyenko: 4, TechnoDoomed1: 2, TheMightyHeracross: 3, ReaperAA: 4, Ziad EL Zein: 5]</text:p>
          </table:table-cell>
          <table:table-cell table:number-columns-repeated="4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&quot; &amp; [Numbers.F38] &amp; &quot;]&quot;; &quot;&quot;)" office:value-type="string" office:string-value="[b]35. [url=https://www.doomworld.com/idgames/levels/doom2/Ports/megawads/alt]A.L.T.[/url][/b] [[b]29[/b]: Not Jabba: 7, Spectre01: 2, ella guro: 10, yakfak: 10]" calcext:value-type="string">
            <text:p>[b]35. [url=https://www.doomworld.com/idgames/levels/doom2/Ports/megawads/alt]A.L.T.[/url][/b] [[b]29[/b]: Not Jabba: 7, Spectre01: 2, ella guro: 10, yakfak: 10]</text:p>
          </table:table-cell>
          <table:table-cell table:number-columns-repeated="4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&quot; &amp; [Numbers.F39] &amp; &quot;]&quot;; &quot;&quot;)" office:value-type="string" office:string-value="[b]35. [url=https://www.doomworld.com/idgames/levels/doom2/Ports/d-f/distrbia]Disturbia[/url][/b] [[b]29[/b]: Sky: 7, darkreaver: 10, Roofi: 6, Paul977: 6]" calcext:value-type="string">
            <text:p>[b]35. [url=https://www.doomworld.com/idgames/levels/doom2/Ports/d-f/distrbia]Disturbia[/url][/b] [[b]29[/b]: Sky: 7, darkreaver: 10, Roofi: 6, Paul977: 6]</text:p>
          </table:table-cell>
          <table:table-cell table:number-columns-repeated="4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&quot; &amp; [Numbers.F40] &amp; &quot;]&quot;; &quot;&quot;)" office:value-type="string" office:string-value="[b]37. [url=https://www.doomworld.com/idgames/levels/doom2/megawads/cydreams]Cyberdreams[/url][/b] [[b]28[/b]: 42PercentHealth: 3, ShoDemo: 1, 7hm: 7, justsomemusicguy: 3, bonnie: 7, NoisyVelvet: 4, TheNerdTurtle2: 3]" calcext:value-type="string">
            <text:p>[b]37. [url=https://www.doomworld.com/idgames/levels/doom2/megawads/cydreams]Cyberdreams[/url][/b] [[b]28[/b]: 42PercentHealth: 3, ShoDemo: 1, 7hm: 7, justsomemusicguy: 3, bonnie: 7, NoisyVelvet: 4, TheNerdTurtle2: 3]</text:p>
          </table:table-cell>
          <table:table-cell table:number-columns-repeated="4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&quot; &amp; [Numbers.F41] &amp; &quot;]&quot;; &quot;&quot;)" office:value-type="string" office:string-value="[b]37. [url=https://www.doomworld.com/idgames/levels/doom2/megawads/d2twid]Doom II the Way id Did[/url][/b] [[b]28[/b]: Dime: 8, dylux: 8, NoisyVelvet: 5, ReaperAA: 2, pcorf: 5]" calcext:value-type="string">
            <text:p>[b]37. [url=https://www.doomworld.com/idgames/levels/doom2/megawads/d2twid]Doom II the Way id Did[/url][/b] [[b]28[/b]: Dime: 8, dylux: 8, NoisyVelvet: 5, ReaperAA: 2, pcorf: 5]</text:p>
          </table:table-cell>
          <table:table-cell table:number-columns-repeated="4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&quot; &amp; [Numbers.F42] &amp; &quot;]&quot;; &quot;&quot;)" office:value-type="string" office:string-value="[b]37. [url=https://www.doomworld.com/idgames/levels/doom2/Ports/g-i/hg]Hell Ground[/url][/b] [[b]28[/b]: Cynical: 8, Chamelenoel: 7, antares031: 5, WH-Wilou84: 2, darkreaver: 1, Budoka: 5]" calcext:value-type="string">
            <text:p>[b]37. [url=https://www.doomworld.com/idgames/levels/doom2/Ports/g-i/hg]Hell Ground[/url][/b] [[b]28[/b]: Cynical: 8, Chamelenoel: 7, antares031: 5, WH-Wilou84: 2, darkreaver: 1, Budoka: 5]</text:p>
          </table:table-cell>
          <table:table-cell table:number-columns-repeated="4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&quot; &amp; [Numbers.F43] &amp; &quot;]&quot;; &quot;&quot;)" office:value-type="string" office:string-value="[b]40. [url=https://www.doomworld.com/idgames/levels/doom2/Ports/megawads/jpcp]Japanese Community Project[/url][/b] [[b]27[/b]: Not Jabba: 6, Archvile Hunter: 5, antares031: 5, ella guro: 7, JudgeDeadd: 3, Soundblock: 1]" calcext:value-type="string">
            <text:p>[b]40. [url=https://www.doomworld.com/idgames/levels/doom2/Ports/megawads/jpcp]Japanese Community Project[/url][/b] [[b]27[/b]: Not Jabba: 6, Archvile Hunter: 5, antares031: 5, ella guro: 7, JudgeDeadd: 3, Soundblock: 1]</text:p>
          </table:table-cell>
          <table:table-cell table:number-columns-repeated="4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&quot; &amp; [Numbers.F44] &amp; &quot;]&quot;; &quot;&quot;)" office:value-type="string" office:string-value="[b]40. [url=https://www.doomworld.com/idgames/levels/doom2/megawads/strain10]Strain[/url][/b] [[b]27[/b]: Grazza: 6, ella guro: 4, roadworx: 6, JudgeDeadd: 1, T-Rex: 1, Squadallah: 9]" calcext:value-type="string">
            <text:p>[b]40. [url=https://www.doomworld.com/idgames/levels/doom2/megawads/strain10]Strain[/url][/b] [[b]27[/b]: Grazza: 6, ella guro: 4, roadworx: 6, JudgeDeadd: 1, T-Rex: 1, Squadallah: 9]</text:p>
          </table:table-cell>
          <table:table-cell table:number-columns-repeated="4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&quot; &amp; [Numbers.F45] &amp; &quot;]&quot;; &quot;&quot;)" office:value-type="string" office:string-value="[b]42. [url=https://www.doomworld.com/idgames/levels/doom2/Ports/s-u/stardate]Stardate 20X6[/url][/b] [[b]26[/b]: MFG38: 6, WH-Wilou84: 3, Talvi: 1, GarrettChan: 7, bemused: 3, Nirvana: 6]" calcext:value-type="string">
            <text:p>[b]42. [url=https://www.doomworld.com/idgames/levels/doom2/Ports/s-u/stardate]Stardate 20X6[/url][/b] [[b]26[/b]: MFG38: 6, WH-Wilou84: 3, Talvi: 1, GarrettChan: 7, bemused: 3, Nirvana: 6]</text:p>
          </table:table-cell>
          <table:table-cell table:number-columns-repeated="4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&quot; &amp; [Numbers.F46] &amp; &quot;]&quot;; &quot;&quot;)" office:value-type="string" office:string-value="[b]43. [url=https://www.doomworld.com/idgames/levels/doom2/Ports/megawads/cchest4]Community Chest 4[/url][/b] [[b]25[/b]: Malrionn: 10, JudgeDeadd: 3, Phobus: 3, HUNdebLeonidasX: 4, Ziad EL Zein: 5]" calcext:value-type="string">
            <text:p>[b]43. [url=https://www.doomworld.com/idgames/levels/doom2/Ports/megawads/cchest4]Community Chest 4[/url][/b] [[b]25[/b]: Malrionn: 10, JudgeDeadd: 3, Phobus: 3, HUNdebLeonidasX: 4, Ziad EL Zein: 5]</text:p>
          </table:table-cell>
          <table:table-cell table:number-columns-repeated="4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&quot; &amp; [Numbers.F47] &amp; &quot;]&quot;; &quot;&quot;)" office:value-type="string" office:string-value="[b]43. [url=http://www.doom2.net/doom2/wads/DWANGO5.ZIP]DWANGO 5[/url][/b] [[b]25[/b]: Doomkid: 10, Ralphis: 7, antares031: 8]" calcext:value-type="string">
            <text:p>[b]43. [url=http://www.doom2.net/doom2/wads/DWANGO5.ZIP]DWANGO 5[/url][/b] [[b]25[/b]: Doomkid: 10, Ralphis: 7, antares031: 8]</text:p>
          </table:table-cell>
          <table:table-cell table:number-columns-repeated="4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&quot; &amp; [Numbers.F48] &amp; &quot;]&quot;; &quot;&quot;)" office:value-type="string" office:string-value="[b]43. [url=https://www.doomworld.com/idgames/levels/doom2/Ports/j-l/lunatic]Lunatic[/url][/b] [[b]25[/b]: Cynical: 6, Dime: 9, Nate River: 4, Poncho: 5, Budoka: 1]" calcext:value-type="string">
            <text:p>[b]43. [url=https://www.doomworld.com/idgames/levels/doom2/Ports/j-l/lunatic]Lunatic[/url][/b] [[b]25[/b]: Cynical: 6, Dime: 9, Nate River: 4, Poncho: 5, Budoka: 1]</text:p>
          </table:table-cell>
          <table:table-cell table:number-columns-repeated="4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&quot; &amp; [Numbers.F49] &amp; &quot;]&quot;; &quot;&quot;)" office:value-type="string" office:string-value="[b]43. [url=https://www.doomworld.com/idgames/levels/doom2/Ports/v-z/violence]Violence[/url][/b] [[b]25[/b]: Chamelenoel: 10, everennui: 4, Nate River: 2, Lorenz0: 9]" calcext:value-type="string">
            <text:p>[b]43. [url=https://www.doomworld.com/idgames/levels/doom2/Ports/v-z/violence]Violence[/url][/b] [[b]25[/b]: Chamelenoel: 10, everennui: 4, Nate River: 2, Lorenz0: 9]</text:p>
          </table:table-cell>
          <table:table-cell table:number-columns-repeated="4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&quot; &amp; [Numbers.F50] &amp; &quot;]&quot;; &quot;&quot;)" office:value-type="string" office:string-value="[b]43. [url=https://www.doomworld.com/idgames/levels/doom2/Ports/megawads/zdcmp2]ZDoom Community Map Project II[/url][/b] [[b]25[/b]: Graf Zahl: 10, Phobus: 9, TechnoDoomed1: 6]" calcext:value-type="string">
            <text:p>[b]43. [url=https://www.doomworld.com/idgames/levels/doom2/Ports/megawads/zdcmp2]ZDoom Community Map Project II[/url][/b] [[b]25[/b]: Graf Zahl: 10, Phobus: 9, TechnoDoomed1: 6]</text:p>
          </table:table-cell>
          <table:table-cell table:number-columns-repeated="4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&quot; &amp; [Numbers.F51] &amp; &quot;]&quot;; &quot;&quot;)" office:value-type="string" office:string-value="[b]48. [url=https://www.doomworld.com/idgames/levels/doom2/Ports/a-c/arcadia]Arcadia Demade[/url][/b] [[b]24[/b]: Jaws In Space: 9, Vorpal: 5, soner du: 5, guitardz: 1, Nancsi: 4]" calcext:value-type="string">
            <text:p>[b]48. [url=https://www.doomworld.com/idgames/levels/doom2/Ports/a-c/arcadia]Arcadia Demade[/url][/b] [[b]24[/b]: Jaws In Space: 9, Vorpal: 5, soner du: 5, guitardz: 1, Nancsi: 4]</text:p>
          </table:table-cell>
          <table:table-cell table:number-columns-repeated="4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&quot; &amp; [Numbers.F52] &amp; &quot;]&quot;; &quot;&quot;)" office:value-type="string" office:string-value="[b]48. [url=http://www.moddb.com/mods/brutal-doom/downloads/brutal-doom-hell-on-earth-starter-pack]Brutal Doom: Hell on Earth Starter Pack (Extermination Day)[/url][/b] [[b]24[/b]: TechnoDoomed1: 9, Squadallah: 8, ReaperAA: 7]" calcext:value-type="string">
            <text:p>[b]48. [url=http://www.moddb.com/mods/brutal-doom/downloads/brutal-doom-hell-on-earth-starter-pack]Brutal Doom: Hell on Earth Starter Pack (Extermination Day)[/url][/b] [[b]24[/b]: TechnoDoomed1: 9, Squadallah: 8, ReaperAA: 7]</text:p>
          </table:table-cell>
          <table:table-cell table:number-columns-repeated="4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&quot; &amp; [Numbers.F53] &amp; &quot;]&quot;; &quot;&quot;)" office:value-type="string" office:string-value="[b]48. [url=https://www.doomworld.com/idgames/levels/doom/Ports/d-f/e1m8b]Tech Gone Bad[/url][/b] [[b]24[/b]: Jaws In Space: 5, JudgeDeadd: 1, guitardz: 5, Nancsi: 8, Diabolución: 5]" calcext:value-type="string">
            <text:p>[b]48. [url=https://www.doomworld.com/idgames/levels/doom/Ports/d-f/e1m8b]Tech Gone Bad[/url][/b] [[b]24[/b]: Jaws In Space: 5, JudgeDeadd: 1, guitardz: 5, Nancsi: 8, Diabolución: 5]</text:p>
          </table:table-cell>
          <table:table-cell table:number-columns-repeated="4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&quot; &amp; [Numbers.F54] &amp; &quot;]&quot;; &quot;&quot;)" office:value-type="string" office:string-value="[b]51. [url=https://www.doomworld.com/idgames/levels/doom/Ports/megawads/neis]No End in Sight[/url][/b] [[b]23[/b]: Not Jabba: 5, Vorpal: 5, ella guro: 6, yakfak: 5, Woolie Wool: 1, NoisyVelvet: 1]" calcext:value-type="string">
            <text:p>[b]51. [url=https://www.doomworld.com/idgames/levels/doom/Ports/megawads/neis]No End in Sight[/url][/b] [[b]23[/b]: Not Jabba: 5, Vorpal: 5, ella guro: 6, yakfak: 5, Woolie Wool: 1, NoisyVelvet: 1]</text:p>
          </table:table-cell>
          <table:table-cell table:number-columns-repeated="4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&quot; &amp; [Numbers.F55] &amp; &quot;]&quot;; &quot;&quot;)" office:value-type="string" office:string-value="[b]52. [url=http://www.moddb.com/games/doom-ii/addons/eternal-slumber-party-v2]Eternal Slumber Party[/url][/b] [[b]22[/b]: Roofi: 10, Outrageous Videos: 8, Grain of Salt: 4]" calcext:value-type="string">
            <text:p>[b]52. [url=http://www.moddb.com/games/doom-ii/addons/eternal-slumber-party-v2]Eternal Slumber Party[/url][/b] [[b]22[/b]: Roofi: 10, Outrageous Videos: 8, Grain of Salt: 4]</text:p>
          </table:table-cell>
          <table:table-cell table:number-columns-repeated="4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&quot; &amp; [Numbers.F56] &amp; &quot;]&quot;; &quot;&quot;)" office:value-type="string" office:string-value="[b]52. [url=https://www.doomworld.com/idgames/levels/doom/Ports/megawads/kdizd_12]Knee-Deep in ZDoom[/url][/b] [[b]22[/b]: Graf Zahl: 6, Voltcom9: 7, tchkb: 2, Apaul27: 7]" calcext:value-type="string">
            <text:p>[b]52. [url=https://www.doomworld.com/idgames/levels/doom/Ports/megawads/kdizd_12]Knee-Deep in ZDoom[/url][/b] [[b]22[/b]: Graf Zahl: 6, Voltcom9: 7, tchkb: 2, Apaul27: 7]</text:p>
          </table:table-cell>
          <table:table-cell table:number-columns-repeated="4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&quot; &amp; [Numbers.F57] &amp; &quot;]&quot;; &quot;&quot;)" office:value-type="string" office:string-value="[b]52. [url=https://www.doomworld.com/idgames/levels/doom2/Ports/s-u/unloved]Unloved[/url][/b] [[b]22[/b]: MFG38: 1, everennui: 8, bonnie: 10, TechnoDoomed1: 3]" calcext:value-type="string">
            <text:p>[b]52. [url=https://www.doomworld.com/idgames/levels/doom2/Ports/s-u/unloved]Unloved[/url][/b] [[b]22[/b]: MFG38: 1, everennui: 8, bonnie: 10, TechnoDoomed1: 3]</text:p>
          </table:table-cell>
          <table:table-cell table:number-columns-repeated="4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&quot; &amp; [Numbers.F58] &amp; &quot;]&quot;; &quot;&quot;)" office:value-type="string" office:string-value="[b]52. [url=https://www.doomworld.com/forum/topic/62496-winters-fury/]Winter's Fury[/url][/b] [[b]22[/b]: Dragonfly: 5, TechnoDoomed1: 10, Octillion: 7]" calcext:value-type="string">
            <text:p>[b]52. [url=https://www.doomworld.com/forum/topic/62496-winters-fury/]Winter's Fury[/url][/b] [[b]22[/b]: Dragonfly: 5, TechnoDoomed1: 10, Octillion: 7]</text:p>
          </table:table-cell>
          <table:table-cell table:number-columns-repeated="4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&quot; &amp; [Numbers.F59] &amp; &quot;]&quot;; &quot;&quot;)" office:value-type="string" office:string-value="[b]52. [url=https://www.doomworld.com/idgames/levels/doom2/Ports/megawads/zpack]ZPack[/url][/b] [[b]22[/b]: MFG38: 5, Voltcom9: 3, TechnoDoomed1: 4, Ziad EL Zein: 5, Octillion: 5]" calcext:value-type="string">
            <text:p>[b]52. [url=https://www.doomworld.com/idgames/levels/doom2/Ports/megawads/zpack]ZPack[/url][/b] [[b]22[/b]: MFG38: 5, Voltcom9: 3, TechnoDoomed1: 4, Ziad EL Zein: 5, Octillion: 5]</text:p>
          </table:table-cell>
          <table:table-cell table:number-columns-repeated="4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&quot; &amp; [Numbers.F60] &amp; &quot;]&quot;; &quot;&quot;)" office:value-type="string" office:string-value="[b]57. [url=https://www.doomworld.com/idgames/levels/doom2/Ports/a-c/breach]Breach[/url][/b] [[b]20[/b]: Jaws In Space: 7, Dime: 10, guitardz: 2, Nancsi: 1]" calcext:value-type="string">
            <text:p>[b]57. [url=https://www.doomworld.com/idgames/levels/doom2/Ports/a-c/breach]Breach[/url][/b] [[b]20[/b]: Jaws In Space: 7, Dime: 10, guitardz: 2, Nancsi: 1]</text:p>
          </table:table-cell>
          <table:table-cell table:number-columns-repeated="4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&quot; &amp; [Numbers.F61] &amp; &quot;]&quot;; &quot;&quot;)" office:value-type="string" office:string-value="[b]57. [url=https://www.doomworld.com/idgames/levels/doom2/Ports/megawads/jenesis]Jenesis[/url][/b] [[b]20[/b]: Not Jabba: 2, JudgeDeadd: 3, Altima: 7, NaZa: 2, Poncho: 1, Ziad EL Zein: 5]" calcext:value-type="string">
            <text:p>[b]57. [url=https://www.doomworld.com/idgames/levels/doom2/Ports/megawads/jenesis]Jenesis[/url][/b] [[b]20[/b]: Not Jabba: 2, JudgeDeadd: 3, Altima: 7, NaZa: 2, Poncho: 1, Ziad EL Zein: 5]</text:p>
          </table:table-cell>
          <table:table-cell table:number-columns-repeated="4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&quot; &amp; [Numbers.F62] &amp; &quot;]&quot;; &quot;&quot;)" office:value-type="string" office:string-value="[b]59. [url=https://www.doomworld.com/idgames/levels/doom2/Ports/d-f/equinox]Equinox[/url][/b] [[b]19[/b]: Sky: 5, Grazza: 9, ella guro: 5]" calcext:value-type="string">
            <text:p>[b]59. [url=https://www.doomworld.com/idgames/levels/doom2/Ports/d-f/equinox]Equinox[/url][/b] [[b]19[/b]: Sky: 5, Grazza: 9, ella guro: 5]</text:p>
          </table:table-cell>
          <table:table-cell table:number-columns-repeated="4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&quot; &amp; [Numbers.F63] &amp; &quot;]&quot;; &quot;&quot;)" office:value-type="string" office:string-value="[b]59. [url=https://www.doomworld.com/idgames/levels/doom2/Ports/megawads/ngmvmt2]Newgothic Movement 2[/url][/b] [[b]19[/b]: Nine Inch Heels: 8, ShoDemo: 2, Outrageous Videos: 9]" calcext:value-type="string">
            <text:p>[b]59. [url=https://www.doomworld.com/idgames/levels/doom2/Ports/megawads/ngmvmt2]Newgothic Movement 2[/url][/b] [[b]19[/b]: Nine Inch Heels: 8, ShoDemo: 2, Outrageous Videos: 9]</text:p>
          </table:table-cell>
          <table:table-cell table:number-columns-repeated="4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&quot; &amp; [Numbers.F64] &amp; &quot;]&quot;; &quot;&quot;)" office:value-type="string" office:string-value="[b]59. [url=https://www.doomworld.com/idgames/levels/doom2/Ports/m-o/nuts]Nuts[/url][/b] [[b]19[/b]: Chamelenoel: 6, AnonimVio: 9, roadworx: 4]" calcext:value-type="string">
            <text:p>[b]59. [url=https://www.doomworld.com/idgames/levels/doom2/Ports/m-o/nuts]Nuts[/url][/b] [[b]19[/b]: Chamelenoel: 6, AnonimVio: 9, roadworx: 4]</text:p>
          </table:table-cell>
          <table:table-cell table:number-columns-repeated="4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&quot; &amp; [Numbers.F65] &amp; &quot;]&quot;; &quot;&quot;)" office:value-type="string" office:string-value="[b]59. [url=https://www.doomworld.com/forum/topic/85791-tnt-revilution-final-beta-ready-for-testing/]TNT: Revilution[/url][/b] [[b]19[/b]: Spectra: 9, bLOCKbOYgAMES: 2, GarrettChan: 1, dylux: 5, tmorrow: 2]" calcext:value-type="string">
            <text:p>[b]59. [url=https://www.doomworld.com/forum/topic/85791-tnt-revilution-final-beta-ready-for-testing/]TNT: Revilution[/url][/b] [[b]19[/b]: Spectra: 9, bLOCKbOYgAMES: 2, GarrettChan: 1, dylux: 5, tmorrow: 2]</text:p>
          </table:table-cell>
          <table:table-cell table:number-columns-repeated="4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&quot; &amp; [Numbers.F66] &amp; &quot;]&quot;; &quot;&quot;)" office:value-type="string" office:string-value="[b]63. [url=https://www.doomworld.com/idgames/levels/doom/Ports/megawads/2002ado]2002: A Doom Odyssey[/url][/b] [[b]18[/b]: soner du: 8, Philnemba: 8, tmorrow: 2]" calcext:value-type="string">
            <text:p>[b]63. [url=https://www.doomworld.com/idgames/levels/doom/Ports/megawads/2002ado]2002: A Doom Odyssey[/url][/b] [[b]18[/b]: soner du: 8, Philnemba: 8, tmorrow: 2]</text:p>
          </table:table-cell>
          <table:table-cell table:number-columns-repeated="4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&quot; &amp; [Numbers.F67] &amp; &quot;]&quot;; &quot;&quot;)" office:value-type="string" office:string-value="[b]63. [url=https://www.doomworld.com/idgames/levels/doom2/Ports/a-c/bauhaus]Bauhaus[/url][/b] [[b]18[/b]: ella guro: 9, 7hm: 5, Grain of Salt: 3, NoisyVelvet: 1]" calcext:value-type="string">
            <text:p>[b]63. [url=https://www.doomworld.com/idgames/levels/doom2/Ports/a-c/bauhaus]Bauhaus[/url][/b] [[b]18[/b]: ella guro: 9, 7hm: 5, Grain of Salt: 3, NoisyVelvet: 1]</text:p>
          </table:table-cell>
          <table:table-cell table:number-columns-repeated="4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&quot; &amp; [Numbers.F68] &amp; &quot;]&quot;; &quot;&quot;)" office:value-type="string" office:string-value="[b]63. [url=https://www.doomworld.com/idgames/levels/doom2/megawads/dmonfear]Demonfear[/url][/b] [[b]18[/b]: roadworx: 8, soner du: 6, Philnemba: 3, NaZa: 1]" calcext:value-type="string">
            <text:p>[b]63. [url=https://www.doomworld.com/idgames/levels/doom2/megawads/dmonfear]Demonfear[/url][/b] [[b]18[/b]: roadworx: 8, soner du: 6, Philnemba: 3, NaZa: 1]</text:p>
          </table:table-cell>
          <table:table-cell table:number-columns-repeated="4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&quot; &amp; [Numbers.F69] &amp; &quot;]&quot;; &quot;&quot;)" office:value-type="string" office:string-value="[b]66. [url=http://www.theultimatedoom.com/download/chillax-v9.7.3_fixes_by_HiM_v1.1.zip]Chillax[/url][/b] [[b]17[/b]: Nine Inch Heels: 4, AnonimVio: 5, fveitsi: 5, Outrageous Videos: 3]" calcext:value-type="string">
            <text:p>[b]66. [url=http://www.theultimatedoom.com/download/chillax-v9.7.3_fixes_by_HiM_v1.1.zip]Chillax[/url][/b] [[b]17[/b]: Nine Inch Heels: 4, AnonimVio: 5, fveitsi: 5, Outrageous Videos: 3]</text:p>
          </table:table-cell>
          <table:table-cell table:number-columns-repeated="4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&quot; &amp; [Numbers.F70] &amp; &quot;]&quot;; &quot;&quot;)" office:value-type="string" office:string-value="[b]67. [url=https://www.doomworld.com/forum/topic/103425-final-release-eviternity/]Eviternity[/url][/b] [[b]16[/b]: ReaperAA: 10, pcorf: 6]" calcext:value-type="string">
            <text:p>[b]67. [url=https://www.doomworld.com/forum/topic/103425-final-release-eviternity/]Eviternity[/url][/b] [[b]16[/b]: ReaperAA: 10, pcorf: 6]</text:p>
          </table:table-cell>
          <table:table-cell table:number-columns-repeated="4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&quot; &amp; [Numbers.F71] &amp; &quot;]&quot;; &quot;&quot;)" office:value-type="string" office:string-value="[b]67. [url=https://www.doomworld.com/idgames/levels/doom2/Ports/megawads/mutiny]Mutiny[/url][/b] [[b]16[/b]: Jaws In Space: 6, Doomkid: 3, everennui: 2, NoisyVelvet: 1, m8f: 4]" calcext:value-type="string">
            <text:p>[b]67. [url=https://www.doomworld.com/idgames/levels/doom2/Ports/megawads/mutiny]Mutiny[/url][/b] [[b]16[/b]: Jaws In Space: 6, Doomkid: 3, everennui: 2, NoisyVelvet: 1, m8f: 4]</text:p>
          </table:table-cell>
          <table:table-cell table:number-columns-repeated="4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&quot; &amp; [Numbers.F72] &amp; &quot;]&quot;; &quot;&quot;)" office:value-type="string" office:string-value="[b]67. [url=http://www.mustaine.com/about/video-game-work/perditions-gate/]Perdition's Gate[/url][/b] [[b]16[/b]: Vorpal: 5, Nate River: 1, bonnie: 10]" calcext:value-type="string">
            <text:p>[b]67. [url=http://www.mustaine.com/about/video-game-work/perditions-gate/]Perdition's Gate[/url][/b] [[b]16[/b]: Vorpal: 5, Nate River: 1, bonnie: 10]</text:p>
          </table:table-cell>
          <table:table-cell table:number-columns-repeated="4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&quot; &amp; [Numbers.F73] &amp; &quot;]&quot;; &quot;&quot;)" office:value-type="string" office:string-value="[b]67. [url=https://www.doomworld.com/idgames/levels/doom2/megawads/ur]Unholy Realms[/url][/b] [[b]16[/b]: Dime: 6, Bryan T: 1, dylux: 7, tmorrow: 2]" calcext:value-type="string">
            <text:p>[b]67. [url=https://www.doomworld.com/idgames/levels/doom2/megawads/ur]Unholy Realms[/url][/b] [[b]16[/b]: Dime: 6, Bryan T: 1, dylux: 7, tmorrow: 2]</text:p>
          </table:table-cell>
          <table:table-cell table:number-columns-repeated="4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&quot; &amp; [Numbers.F74] &amp; &quot;]&quot;; &quot;&quot;)" office:value-type="string" office:string-value="[b]71. [url=https://www.doomworld.com/idgames/levels/doom2/Ports/megawads/sf2012]Slaughterfest 2012[/url][/b] [[b]15[/b]: HyperLuke: 1, Outrageous Videos: 1, bemused: 2, Apaul27: 8, tmorrow: 3]" calcext:value-type="string">
            <text:p>[b]71. [url=https://www.doomworld.com/idgames/levels/doom2/Ports/megawads/sf2012]Slaughterfest 2012[/url][/b] [[b]15[/b]: HyperLuke: 1, Outrageous Videos: 1, bemused: 2, Apaul27: 8, tmorrow: 3]</text:p>
          </table:table-cell>
          <table:table-cell table:number-columns-repeated="4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&quot; &amp; [Numbers.F75] &amp; &quot;]&quot;; &quot;&quot;)" office:value-type="string" office:string-value="[b]71. [url=https://www.doomworld.com/idgames/levels/doom2/Ports/a-c/action2]Urban Brawl: Action Doom 2[/url][/b] [[b]15[/b]: Chamelenoel: 1, JudgeDeadd: 4, Phobus: 10]" calcext:value-type="string">
            <text:p>[b]71. [url=https://www.doomworld.com/idgames/levels/doom2/Ports/a-c/action2]Urban Brawl: Action Doom 2[/url][/b] [[b]15[/b]: Chamelenoel: 1, JudgeDeadd: 4, Phobus: 10]</text:p>
          </table:table-cell>
          <table:table-cell table:number-columns-repeated="4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&quot; &amp; [Numbers.F76] &amp; &quot;]&quot;; &quot;&quot;)" office:value-type="string" office:string-value="[b]73. [url=https://www.doomworld.com/idgames/levels/doom2/Ports/megawads/bstain]Bloodstain[/url][/b] [[b]14[/b]: NuMetalManiak: 5, everennui: 5, Forli: 4]" calcext:value-type="string">
            <text:p>[b]73. [url=https://www.doomworld.com/idgames/levels/doom2/Ports/megawads/bstain]Bloodstain[/url][/b] [[b]14[/b]: NuMetalManiak: 5, everennui: 5, Forli: 4]</text:p>
          </table:table-cell>
          <table:table-cell table:number-columns-repeated="4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&quot; &amp; [Numbers.F77] &amp; &quot;]&quot;; &quot;&quot;)" office:value-type="string" office:string-value="[b]73. [url=https://www.doomworld.com/idgames/levels/doom2/Ports/s-u/scl_top]Threshold of Pain[/url][/b] [[b]14[/b]: Malrionn: 7, MFG38: 7]" calcext:value-type="string">
            <text:p>[b]73. [url=https://www.doomworld.com/idgames/levels/doom2/Ports/s-u/scl_top]Threshold of Pain[/url][/b] [[b]14[/b]: Malrionn: 7, MFG38: 7]</text:p>
          </table:table-cell>
          <table:table-cell table:number-columns-repeated="4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&quot; &amp; [Numbers.F78] &amp; &quot;]&quot;; &quot;&quot;)" office:value-type="string" office:string-value="[b]73. [url=https://www.doomworld.com/idgames/levels/doom2/Ports/s-u/uacultra]UAC Ultra[/url][/b] [[b]14[/b]: Malrionn: 10, Budoka: 4]" calcext:value-type="string">
            <text:p>[b]73. [url=https://www.doomworld.com/idgames/levels/doom2/Ports/s-u/uacultra]UAC Ultra[/url][/b] [[b]14[/b]: Malrionn: 10, Budoka: 4]</text:p>
          </table:table-cell>
          <table:table-cell table:number-columns-repeated="4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&quot; &amp; [Numbers.F79] &amp; &quot;]&quot;; &quot;&quot;)" office:value-type="string" office:string-value="[b]76. [url=https://www.doomworld.com/idgames/themes/batman/batman]Batman Doom[/url][/b] [[b]13[/b]: JudgeDeadd: 3, soner du: 10]" calcext:value-type="string">
            <text:p>[b]76. [url=https://www.doomworld.com/idgames/themes/batman/batman]Batman Doom[/url][/b] [[b]13[/b]: JudgeDeadd: 3, soner du: 10]</text:p>
          </table:table-cell>
          <table:table-cell table:number-columns-repeated="4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&quot; &amp; [Numbers.F80] &amp; &quot;]&quot;; &quot;&quot;)" office:value-type="string" office:string-value="[b]76. [url=https://www.doomworld.com/idgames/levels/doom2/Ports/d-f/elysion]Elysion[/url][/b] [[b]13[/b]: Sky: 8, darkreaver: 5]" calcext:value-type="string">
            <text:p>[b]76. [url=https://www.doomworld.com/idgames/levels/doom2/Ports/d-f/elysion]Elysion[/url][/b] [[b]13[/b]: Sky: 8, darkreaver: 5]</text:p>
          </table:table-cell>
          <table:table-cell table:number-columns-repeated="4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&quot; &amp; [Numbers.F81] &amp; &quot;]&quot;; &quot;&quot;)" office:value-type="string" office:string-value="[b]76. [url=https://www.doomworld.com/idgames/levels/doom2/Ports/m-o/miasma]Miasma[/url][/b] [[b]13[/b]: WH-Wilou84: 1, Soundblock: 2, Nirvana: 9, NoisyVelvet: 1]" calcext:value-type="string">
            <text:p>[b]76. [url=https://www.doomworld.com/idgames/levels/doom2/Ports/m-o/miasma]Miasma[/url][/b] [[b]13[/b]: WH-Wilou84: 1, Soundblock: 2, Nirvana: 9, NoisyVelvet: 1]</text:p>
          </table:table-cell>
          <table:table-cell table:number-columns-repeated="4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&quot; &amp; [Numbers.F82] &amp; &quot;]&quot;; &quot;&quot;)" office:value-type="string" office:string-value="[b]76. [url=https://www.doomworld.com/idgames/levels/doom2/megawads/darken2]The Darkening Episode 2[/url][/b] [[b]13[/b]: Graf Zahl: 4, Woolie Wool: 9]" calcext:value-type="string">
            <text:p>[b]76. [url=https://www.doomworld.com/idgames/levels/doom2/megawads/darken2]The Darkening Episode 2[/url][/b] [[b]13[/b]: Graf Zahl: 4, Woolie Wool: 9]</text:p>
          </table:table-cell>
          <table:table-cell table:number-columns-repeated="4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&quot; &amp; [Numbers.F83] &amp; &quot;]&quot;; &quot;&quot;)" office:value-type="string" office:string-value="[b]76. [url=https://www.doomworld.com/idgames/levels/doom2/Ports/v-z/zdmcmp1]ZDoom Community Map Project: Take 1[/url][/b] [[b]13[/b]: Phobus: 8, Ziad EL Zein: 5]" calcext:value-type="string">
            <text:p>[b]76. [url=https://www.doomworld.com/idgames/levels/doom2/Ports/v-z/zdmcmp1]ZDoom Community Map Project: Take 1[/url][/b] [[b]13[/b]: Phobus: 8, Ziad EL Zein: 5]</text:p>
          </table:table-cell>
          <table:table-cell table:number-columns-repeated="4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&quot; &amp; [Numbers.F84] &amp; &quot;]&quot;; &quot;&quot;)" office:value-type="string" office:string-value="[b]76. [url=https://www.doomworld.com/idgames/levels/doom2/megawads/zone300]Zone 300[/url][/b] [[b]13[/b]: Voltcom9: 8, Soundblock: 3, Bryan T: 2]" calcext:value-type="string">
            <text:p>[b]76. [url=https://www.doomworld.com/idgames/levels/doom2/megawads/zone300]Zone 300[/url][/b] [[b]13[/b]: Voltcom9: 8, Soundblock: 3, Bryan T: 2]</text:p>
          </table:table-cell>
          <table:table-cell table:number-columns-repeated="4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&quot; &amp; [Numbers.F85] &amp; &quot;]&quot;; &quot;&quot;)" office:value-type="string" office:string-value="[b]82. [url=https://www.doomworld.com/idgames/levels/doom2/Ports/d-f/dv]Deus Vult[/url][/b] [[b]12[/b]: Mr. Freeze: 7, WH-Wilou84: 5]" calcext:value-type="string">
            <text:p>[b]82. [url=https://www.doomworld.com/idgames/levels/doom2/Ports/d-f/dv]Deus Vult[/url][/b] [[b]12[/b]: Mr. Freeze: 7, WH-Wilou84: 5]</text:p>
          </table:table-cell>
          <table:table-cell table:number-columns-repeated="4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&quot; &amp; [Numbers.F86] &amp; &quot;]&quot;; &quot;&quot;)" office:value-type="string" office:string-value="[b]82. [url=https://www.doomworld.com/idgames/levels/doom2/Ports/d-f/exterror]Extreme Terror[/url][/b] [[b]12[/b]: Nine Inch Heels: 5, everennui: 5, Nancsi: 2]" calcext:value-type="string">
            <text:p>[b]82. [url=https://www.doomworld.com/idgames/levels/doom2/Ports/d-f/exterror]Extreme Terror[/url][/b] [[b]12[/b]: Nine Inch Heels: 5, everennui: 5, Nancsi: 2]</text:p>
          </table:table-cell>
          <table:table-cell table:number-columns-repeated="4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&quot; &amp; [Numbers.F87] &amp; &quot;]&quot;; &quot;&quot;)" office:value-type="string" office:string-value="[b]82. [url=https://forum.zdoom.org/viewtopic.php?t=56668#p1000996]Rise of the Wool Ball[/url][/b] [[b]12[/b]: Apaul27: 9, TheMightyHeracross: 3]" calcext:value-type="string">
            <text:p>[b]82. [url=https://forum.zdoom.org/viewtopic.php?t=56668#p1000996]Rise of the Wool Ball[/url][/b] [[b]12[/b]: Apaul27: 9, TheMightyHeracross: 3]</text:p>
          </table:table-cell>
          <table:table-cell table:number-columns-repeated="4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&quot; &amp; [Numbers.F88] &amp; &quot;]&quot;; &quot;&quot;)" office:value-type="string" office:string-value="[b]82. [url=https://www.doomworld.com/idgames/levels/doom2/Ports/s-u/sd20x7]Stardate 20X7[/url][/b] [[b]12[/b]: Grain of Salt: 8, bemused: 4]" calcext:value-type="string">
            <text:p>[b]82. [url=https://www.doomworld.com/idgames/levels/doom2/Ports/s-u/sd20x7]Stardate 20X7[/url][/b] [[b]12[/b]: Grain of Salt: 8, bemused: 4]</text:p>
          </table:table-cell>
          <table:table-cell table:number-columns-repeated="4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&quot; &amp; [Numbers.F89] &amp; &quot;]&quot;; &quot;&quot;)" office:value-type="string" office:string-value="[b]82. [url=https://www.doomworld.com/idgames/levels/doom2/Ports/megawads/swideath]Swift Death[/url][/b] [[b]12[/b]: Nine Inch Heels: 1, fveitsi: 5, StoneMason: 5, NoisyVelvet: 1]" calcext:value-type="string">
            <text:p>[b]82. [url=https://www.doomworld.com/idgames/levels/doom2/Ports/megawads/swideath]Swift Death[/url][/b] [[b]12[/b]: Nine Inch Heels: 1, fveitsi: 5, StoneMason: 5, NoisyVelvet: 1]</text:p>
          </table:table-cell>
          <table:table-cell table:number-columns-repeated="4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&quot; &amp; [Numbers.F90] &amp; &quot;]&quot;; &quot;&quot;)" office:value-type="string" office:string-value="[b]87. [url=https://www.doomworld.com/idgames/levels/doom2/Ports/a-c/comatose]Comatose[/url][/b] [[b]11[/b]: yakfak: 7, m8f: 4]" calcext:value-type="string">
            <text:p>[b]87. [url=https://www.doomworld.com/idgames/levels/doom2/Ports/a-c/comatose]Comatose[/url][/b] [[b]11[/b]: yakfak: 7, m8f: 4]</text:p>
          </table:table-cell>
          <table:table-cell table:number-columns-repeated="4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&quot; &amp; [Numbers.F91] &amp; &quot;]&quot;; &quot;&quot;)" office:value-type="string" office:string-value="[b]87. [url=https://www.doomworld.com/idgames/levels/doom2/Ports/megawads/cchest2]Community Chest 2[/url][/b] [[b]11[/b]: Sky: 10, tchkb: 1]" calcext:value-type="string">
            <text:p>[b]87. [url=https://www.doomworld.com/idgames/levels/doom2/Ports/megawads/cchest2]Community Chest 2[/url][/b] [[b]11[/b]: Sky: 10, tchkb: 1]</text:p>
          </table:table-cell>
          <table:table-cell table:number-columns-repeated="4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&quot; &amp; [Numbers.F92] &amp; &quot;]&quot;; &quot;&quot;)" office:value-type="string" office:string-value="[b]87. [url=https://www.doomworld.com/idgames/levels/doom2/Ports/a-c/crumpets]Crumpets[/url][/b] [[b]11[/b]: everennui: 2, Nate River: 8, Nirvana: 1]" calcext:value-type="string">
            <text:p>[b]87. [url=https://www.doomworld.com/idgames/levels/doom2/Ports/a-c/crumpets]Crumpets[/url][/b] [[b]11[/b]: everennui: 2, Nate River: 8, Nirvana: 1]</text:p>
          </table:table-cell>
          <table:table-cell table:number-columns-repeated="4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&quot; &amp; [Numbers.F93] &amp; &quot;]&quot;; &quot;&quot;)" office:value-type="string" office:string-value="[b]87. [url=http://rabotik.nl/harmony.htm]Harmony[/url][/b] [[b]11[/b]: Not Jabba: 5, Sky: 6]" calcext:value-type="string">
            <text:p>[b]87. [url=http://rabotik.nl/harmony.htm]Harmony[/url][/b] [[b]11[/b]: Not Jabba: 5, Sky: 6]</text:p>
          </table:table-cell>
          <table:table-cell table:number-columns-repeated="4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&quot; &amp; [Numbers.F94] &amp; &quot;]&quot;; &quot;&quot;)" office:value-type="string" office:string-value="[b]87. [url=https://www.doomworld.com/idgames/levels/doom/Ports/d-f/e1m4b]Phobos Mission Control[/url][/b] [[b]11[/b]: Nancsi: 6, Diabolución: 5]" calcext:value-type="string">
            <text:p>[b]87. [url=https://www.doomworld.com/idgames/levels/doom/Ports/d-f/e1m4b]Phobos Mission Control[/url][/b] [[b]11[/b]: Nancsi: 6, Diabolución: 5]</text:p>
          </table:table-cell>
          <table:table-cell table:number-columns-repeated="4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&quot; &amp; [Numbers.F95] &amp; &quot;]&quot;; &quot;&quot;)" office:value-type="string" office:string-value="[b]87. [url=https://www.doomworld.com/idgames/levels/doom2/Ports/a-c/ad2dow]Urban Brawl: Dead of Winter[/url][/b] [[b]11[/b]: Ralphis: 6, Phobus: 5]" calcext:value-type="string">
            <text:p>[b]87. [url=https://www.doomworld.com/idgames/levels/doom2/Ports/a-c/ad2dow]Urban Brawl: Dead of Winter[/url][/b] [[b]11[/b]: Ralphis: 6, Phobus: 5]</text:p>
          </table:table-cell>
          <table:table-cell table:number-columns-repeated="4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&quot; &amp; [Numbers.F96] &amp; &quot;]&quot;; &quot;&quot;)" office:value-type="string" office:string-value="[b]87. [url=https://www.doomworld.com/forum/topic/50158-wip-vela-pax-beta-21-out-now-with-1-more-stuff/]Vela Pax[/url][/b] [[b]11[/b]: WH-Wilou84: 2, TheNerdTurtle2: 9]" calcext:value-type="string">
            <text:p>[b]87. [url=https://www.doomworld.com/forum/topic/50158-wip-vela-pax-beta-21-out-now-with-1-more-stuff/]Vela Pax[/url][/b] [[b]11[/b]: WH-Wilou84: 2, TheNerdTurtle2: 9]</text:p>
          </table:table-cell>
          <table:table-cell table:number-columns-repeated="4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&quot; &amp; [Numbers.F97] &amp; &quot;]&quot;; &quot;&quot;)" office:value-type="string" office:string-value="[b]87. [url=https://www.doomworld.com/idgames/levels/doom/v-z/wow]Wow[/url][/b] [[b]11[/b]: AnonimVio: 10, Apaul27: 1]" calcext:value-type="string">
            <text:p>[b]87. [url=https://www.doomworld.com/idgames/levels/doom/v-z/wow]Wow[/url][/b] [[b]11[/b]: AnonimVio: 10, Apaul27: 1]</text:p>
          </table:table-cell>
          <table:table-cell table:number-columns-repeated="4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&quot; &amp; [Numbers.F98] &amp; &quot;]&quot;; &quot;&quot;)" office:value-type="string" office:string-value="[b]95. [url=https://www.doomworld.com/idgames/levels/doom/a-c/castevil]Castle of Evil[/url][/b] [[b]10[/b]: bzzrak: 10]" calcext:value-type="string">
            <text:p>[b]95. [url=https://www.doomworld.com/idgames/levels/doom/a-c/castevil]Castle of Evil[/url][/b] [[b]10[/b]: bzzrak: 10]</text:p>
          </table:table-cell>
          <table:table-cell table:number-columns-repeated="4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&quot; &amp; [Numbers.F99] &amp; &quot;]&quot;; &quot;&quot;)" office:value-type="string" office:string-value="[b]95. [url=https://www.doomworld.com/idgames/levels/doom2/g-i/grime]Grime[/url][/b] [[b]10[/b]: WH-Wilou84: 2, darkreaver: 4, Paul977: 4]" calcext:value-type="string">
            <text:p>[b]95. [url=https://www.doomworld.com/idgames/levels/doom2/g-i/grime]Grime[/url][/b] [[b]10[/b]: WH-Wilou84: 2, darkreaver: 4, Paul977: 4]</text:p>
          </table:table-cell>
          <table:table-cell table:number-columns-repeated="4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&quot; &amp; [Numbers.F100] &amp; &quot;]&quot;; &quot;&quot;)" office:value-type="string" office:string-value="[b]95. [url=https://doomwiki.org/wiki/Hell_To_Pay]Hell to Pay[/url][/b] [[b]10[/b]: bonnie: 10]" calcext:value-type="string">
            <text:p>[b]95. [url=https://doomwiki.org/wiki/Hell_To_Pay]Hell to Pay[/url][/b] [[b]10[/b]: bonnie: 10]</text:p>
          </table:table-cell>
          <table:table-cell table:number-columns-repeated="4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&quot; &amp; [Numbers.F101] &amp; &quot;]&quot;; &quot;&quot;)" office:value-type="string" office:string-value="[b]95. [url=https://forum.zdoom.org/viewtopic.php?f=42&amp;t=55443#p981947]Redemption Of The Slain[/url][/b] [[b]10[/b]: Nancsi: 10]" calcext:value-type="string">
            <text:p>[b]95. [url=https://forum.zdoom.org/viewtopic.php?f=42&amp;t=55443#p981947]Redemption Of The Slain[/url][/b] [[b]10[/b]: Nancsi: 10]</text:p>
          </table:table-cell>
          <table:table-cell table:number-columns-repeated="4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&quot; &amp; [Numbers.F102] &amp; &quot;]&quot;; &quot;&quot;)" office:value-type="string" office:string-value="[b]95. [url=https://www.romerogames.ie/si6il/]SIGIL[/url][/b] [[b]10[/b]: Diabolución: 10]" calcext:value-type="string">
            <text:p>[b]95. [url=https://www.romerogames.ie/si6il/]SIGIL[/url][/b] [[b]10[/b]: Diabolución: 10]</text:p>
          </table:table-cell>
          <table:table-cell table:number-columns-repeated="4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&quot; &amp; [Numbers.F103] &amp; &quot;]&quot;; &quot;&quot;)" office:value-type="string" office:string-value="[b]95. [url=https://www.doomworld.com/idgames/levels/doom2/Ports/s-u/tn]Tangerine Nightmare[/url][/b] [[b]10[/b]: guitardz: 10]" calcext:value-type="string">
            <text:p>[b]95. [url=https://www.doomworld.com/idgames/levels/doom2/Ports/s-u/tn]Tangerine Nightmare[/url][/b] [[b]10[/b]: guitardz: 10]</text:p>
          </table:table-cell>
          <table:table-cell table:number-columns-repeated="4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&quot; &amp; [Numbers.F104] &amp; &quot;]&quot;; &quot;&quot;)" office:value-type="string" office:string-value="[b]101. [url=https://www.doomworld.com/idgames/levels/doom2/Ports/a-c/brfinal]Beyond Reality[/url][/b] [[b]9[/b]: Talvi: 3, HUNdebLeonidasX: 6]" calcext:value-type="string">
            <text:p>[b]101. [url=https://www.doomworld.com/idgames/levels/doom2/Ports/a-c/brfinal]Beyond Reality[/url][/b] [[b]9[/b]: Talvi: 3, HUNdebLeonidasX: 6]</text:p>
          </table:table-cell>
          <table:table-cell table:number-columns-repeated="4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&quot; &amp; [Numbers.F105] &amp; &quot;]&quot;; &quot;&quot;)" office:value-type="string" office:string-value="[b]101. [url=https://www.doomworld.com/idgames/levels/doom2/Ports/megawads/drkenctr]Dark Encounters[/url][/b] [[b]9[/b]: Bryan T: 6, Octillion: 3]" calcext:value-type="string">
            <text:p>[b]101. [url=https://www.doomworld.com/idgames/levels/doom2/Ports/megawads/drkenctr]Dark Encounters[/url][/b] [[b]9[/b]: Bryan T: 6, Octillion: 3]</text:p>
          </table:table-cell>
          <table:table-cell table:number-columns-repeated="4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&quot; &amp; [Numbers.F106] &amp; &quot;]&quot;; &quot;&quot;)" office:value-type="string" office:string-value="[b]101. [url=https://www.doomworld.com/forum/topic/92135-deadair-v2/]Dead Air[/url][/b] [[b]9[/b]: HyperLuke: 2, Lorenz0: 7]" calcext:value-type="string">
            <text:p>[b]101. [url=https://www.doomworld.com/forum/topic/92135-deadair-v2/]Dead Air[/url][/b] [[b]9[/b]: HyperLuke: 2, Lorenz0: 7]</text:p>
          </table:table-cell>
          <table:table-cell table:number-columns-repeated="4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&quot; &amp; [Numbers.F107] &amp; &quot;]&quot;; &quot;&quot;)" office:value-type="string" office:string-value="[b]101. [url=https://www.doomworld.com/idgames/levels/doom/Ports/megawads/ddamn0.9]Doom: Damnation[/url][/b] [[b]9[/b]: bzzrak: 9]" calcext:value-type="string">
            <text:p>[b]101. [url=https://www.doomworld.com/idgames/levels/doom/Ports/megawads/ddamn0.9]Doom: Damnation[/url][/b] [[b]9[/b]: bzzrak: 9]</text:p>
          </table:table-cell>
          <table:table-cell table:number-columns-repeated="4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&quot; &amp; [Numbers.F108] &amp; &quot;]&quot;; &quot;&quot;)" office:value-type="string" office:string-value="[b]101. [url=https://www.doomworld.com/idgames/levels/doom2/Ports/megawads/dump-1]Dump Episode 1: Fuck Time Limits[/url][/b] [[b]9[/b]: Voltcom9: 9]" calcext:value-type="string">
            <text:p>[b]101. [url=https://www.doomworld.com/idgames/levels/doom2/Ports/megawads/dump-1]Dump Episode 1: Fuck Time Limits[/url][/b] [[b]9[/b]: Voltcom9: 9]</text:p>
          </table:table-cell>
          <table:table-cell table:number-columns-repeated="4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&quot; &amp; [Numbers.F109] &amp; &quot;]&quot;; &quot;&quot;)" office:value-type="string" office:string-value="[b]101. [url=https://www.doomworld.com/forum/topic/88507-dump-episode-3-bfg-edition-maps-released/]Dump Episode 3: BFG Edition[/url][/b] [[b]9[/b]: HyperLuke: 9]" calcext:value-type="string">
            <text:p>[b]101. [url=https://www.doomworld.com/forum/topic/88507-dump-episode-3-bfg-edition-maps-released/]Dump Episode 3: BFG Edition[/url][/b] [[b]9[/b]: HyperLuke: 9]</text:p>
          </table:table-cell>
          <table:table-cell table:number-columns-repeated="4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&quot; &amp; [Numbers.F110] &amp; &quot;]&quot;; &quot;&quot;)" office:value-type="string" office:string-value="[b]101. [url=https://www.doomworld.com/forum/topic/100391-esp2/]Eternal Slumber Party﻿ 2[/url][/b] [[b]9[/b]: Roofi: 9]" calcext:value-type="string">
            <text:p>[b]101. [url=https://www.doomworld.com/forum/topic/100391-esp2/]Eternal Slumber Party﻿ 2[/url][/b] [[b]9[/b]: Roofi: 9]</text:p>
          </table:table-cell>
          <table:table-cell table:number-columns-repeated="4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&quot; &amp; [Numbers.F111] &amp; &quot;]&quot;; &quot;&quot;)" office:value-type="string" office:string-value="[b]101. [url=https://www.doomworld.com/idgames/levels/doom2/Ports/d-f/foursite]Foursite[/url][/b] [[b]9[/b]: Budoka: 2, Nancsi: 7]" calcext:value-type="string">
            <text:p>[b]101. [url=https://www.doomworld.com/idgames/levels/doom2/Ports/d-f/foursite]Foursite[/url][/b] [[b]9[/b]: Budoka: 2, Nancsi: 7]</text:p>
          </table:table-cell>
          <table:table-cell table:number-columns-repeated="4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&quot; &amp; [Numbers.F112] &amp; &quot;]&quot;; &quot;&quot;)" office:value-type="string" office:string-value="[b]101. [url=https://www.doomworld.com/idgames/levels/doom2/Ports/g-i/hth2]Hi-Tech Hell 2: Alien Tech[/url][/b] [[b]9[/b]: Graf Zahl: 9]" calcext:value-type="string">
            <text:p>[b]101. [url=https://www.doomworld.com/idgames/levels/doom2/Ports/g-i/hth2]Hi-Tech Hell 2: Alien Tech[/url][/b] [[b]9[/b]: Graf Zahl: 9]</text:p>
          </table:table-cell>
          <table:table-cell table:number-columns-repeated="4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&quot; &amp; [Numbers.F113] &amp; &quot;]&quot;; &quot;&quot;)" office:value-type="string" office:string-value="[b]101. [url=https://www.doomworld.com/idgames/levels/doom2/megawads/reverie]Reverie[/url][/b] [[b]9[/b]: Octillion: 9]" calcext:value-type="string">
            <text:p>[b]101. [url=https://www.doomworld.com/idgames/levels/doom2/megawads/reverie]Reverie[/url][/b] [[b]9[/b]: Octillion: 9]</text:p>
          </table:table-cell>
          <table:table-cell table:number-columns-repeated="4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&quot; &amp; [Numbers.F114] &amp; &quot;]&quot;; &quot;&quot;)" office:value-type="string" office:string-value="[b]101. [url=https://forum.zdoom.org/viewtopic.php?t=52301#p913612]Shadow Of The Wool Ball[/url][/b] [[b]9[/b]: Apaul27: 9]" calcext:value-type="string">
            <text:p>[b]101. [url=https://forum.zdoom.org/viewtopic.php?t=52301#p913612]Shadow Of The Wool Ball[/url][/b] [[b]9[/b]: Apaul27: 9]</text:p>
          </table:table-cell>
          <table:table-cell table:number-columns-repeated="4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&quot; &amp; [Numbers.F115] &amp; &quot;]&quot;; &quot;&quot;)" office:value-type="string" office:string-value="[b]101. [url=https://www.doomworld.com/idgames/levels/doom2/Ports/s-u/tnte1]Torment and Torture[/url][/b] [[b]9[/b]: MFG38: 9]" calcext:value-type="string">
            <text:p>[b]101. [url=https://www.doomworld.com/idgames/levels/doom2/Ports/s-u/tnte1]Torment and Torture[/url][/b] [[b]9[/b]: MFG38: 9]</text:p>
          </table:table-cell>
          <table:table-cell table:number-columns-repeated="4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&quot; &amp; [Numbers.F116] &amp; &quot;]&quot;; &quot;&quot;)" office:value-type="string" office:string-value="[b]113. [url=https://www.doomworld.com/idgames/levels/doom2/Ports/d-f/disjunct]Disjunction[/url][/b] [[b]8[/b]: Lorenz0: 8]" calcext:value-type="string">
            <text:p>[b]113. [url=https://www.doomworld.com/idgames/levels/doom2/Ports/d-f/disjunct]Disjunction[/url][/b] [[b]8[/b]: Lorenz0: 8]</text:p>
          </table:table-cell>
          <table:table-cell table:number-columns-repeated="4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&quot; &amp; [Numbers.F117] &amp; &quot;]&quot;; &quot;&quot;)" office:value-type="string" office:string-value="[b]113. [url=https://www.doomworld.com/forum/topic/69813-doom-the-golden-souls-mario-64-doom-definitive-edition-released/]Doom: The Golden Souls[/url][/b] [[b]8[/b]: everennui: 1, TheNerdTurtle2: 7]" calcext:value-type="string">
            <text:p>[b]113. [url=https://www.doomworld.com/forum/topic/69813-doom-the-golden-souls-mario-64-doom-definitive-edition-released/]Doom: The Golden Souls[/url][/b] [[b]8[/b]: everennui: 1, TheNerdTurtle2: 7]</text:p>
          </table:table-cell>
          <table:table-cell table:number-columns-repeated="4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&quot; &amp; [Numbers.F118] &amp; &quot;]&quot;; &quot;&quot;)" office:value-type="string" office:string-value="[b]113. [url=https://www.doomworld.com/idgames/levels/doom2/Ports/a-c/cybie]Doomguy's Pimp Ventures[/url][/b] [[b]8[/b]: AnonimVio: 8]" calcext:value-type="string">
            <text:p>[b]113. [url=https://www.doomworld.com/idgames/levels/doom2/Ports/a-c/cybie]Doomguy's Pimp Ventures[/url][/b] [[b]8[/b]: AnonimVio: 8]</text:p>
          </table:table-cell>
          <table:table-cell table:number-columns-repeated="4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&quot; &amp; [Numbers.F119] &amp; &quot;]&quot;; &quot;&quot;)" office:value-type="string" office:string-value="[b]113. [url=https://www.doomworld.com/idgames/levels/doom2/Ports/g-i/holyhell]Holy Hell[/url][/b] [[b]8[/b]: Outrageous Videos: 2, bemused: 6]" calcext:value-type="string">
            <text:p>[b]113. [url=https://www.doomworld.com/idgames/levels/doom2/Ports/g-i/holyhell]Holy Hell[/url][/b] [[b]8[/b]: Outrageous Videos: 2, bemused: 6]</text:p>
          </table:table-cell>
          <table:table-cell table:number-columns-repeated="4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&quot; &amp; [Numbers.F120] &amp; &quot;]&quot;; &quot;&quot;)" office:value-type="string" office:string-value="[b]113. [url=https://www.doomworld.com/idgames/levels/doom2/Ports/megawads/italo]Italo-Doom[/url][/b] [[b]8[/b]: bemused: 8]" calcext:value-type="string">
            <text:p>[b]113. [url=https://www.doomworld.com/idgames/levels/doom2/Ports/megawads/italo]Italo-Doom[/url][/b] [[b]8[/b]: bemused: 8]</text:p>
          </table:table-cell>
          <table:table-cell table:number-columns-repeated="4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&quot; &amp; [Numbers.F121] &amp; &quot;]&quot;; &quot;&quot;)" office:value-type="string" office:string-value="[b]113. [url=https://www.doomworld.com/idgames/levels/doom2/m-o/mangle]Mangle[/url][/b] [[b]8[/b]: bzzrak: 8]" calcext:value-type="string">
            <text:p>[b]113. [url=https://www.doomworld.com/idgames/levels/doom2/m-o/mangle]Mangle[/url][/b] [[b]8[/b]: bzzrak: 8]</text:p>
          </table:table-cell>
          <table:table-cell table:number-columns-repeated="4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&quot; &amp; [Numbers.F122] &amp; &quot;]&quot;; &quot;&quot;)" office:value-type="string" office:string-value="[b]113. [url=https://www.doomworld.com/idgames/levels/doom2/Ports/m-o/mohu1]Monster Hunter Ltd Part I[/url][/b] [[b]8[/b]: Jaws In Space: 4, m8f: 4]" calcext:value-type="string">
            <text:p>[b]113. [url=https://www.doomworld.com/idgames/levels/doom2/Ports/m-o/mohu1]Monster Hunter Ltd Part I[/url][/b] [[b]8[/b]: Jaws In Space: 4, m8f: 4]</text:p>
          </table:table-cell>
          <table:table-cell table:number-columns-repeated="4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&quot; &amp; [Numbers.F123] &amp; &quot;]&quot;; &quot;&quot;)" office:value-type="string" office:string-value="[b]113. [url=https://www.doomworld.com/idgames/levels/doom2/Ports/m-o/mohu2]Monster Hunter Ltd Part II[/url][/b] [[b]8[/b]: Jaws In Space: 4, m8f: 4]" calcext:value-type="string">
            <text:p>[b]113. [url=https://www.doomworld.com/idgames/levels/doom2/Ports/m-o/mohu2]Monster Hunter Ltd Part II[/url][/b] [[b]8[/b]: Jaws In Space: 4, m8f: 4]</text:p>
          </table:table-cell>
          <table:table-cell table:number-columns-repeated="4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&quot; &amp; [Numbers.F124] &amp; &quot;]&quot;; &quot;&quot;)" office:value-type="string" office:string-value="[b]113. [url=https://www.doomworld.com/idgames/levels/doom2/Ports/m-o/nimrod]Nimrod: Ixnay on the Hombre[/url][/b] [[b]8[/b]: Graf Zahl: 8]" calcext:value-type="string">
            <text:p>[b]113. [url=https://www.doomworld.com/idgames/levels/doom2/Ports/m-o/nimrod]Nimrod: Ixnay on the Hombre[/url][/b] [[b]8[/b]: Graf Zahl: 8]</text:p>
          </table:table-cell>
          <table:table-cell table:number-columns-repeated="4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&quot; &amp; [Numbers.F125] &amp; &quot;]&quot;; &quot;&quot;)" office:value-type="string" office:string-value="[b]113. [url=https://www.doomworld.com/idgames/levels/doom2/megawads/tvr]Revolution![/url][/b] [[b]8[/b]: Not Jabba: 1, Grazza: 3, Altima: 4]" calcext:value-type="string">
            <text:p>[b]113. [url=https://www.doomworld.com/idgames/levels/doom2/megawads/tvr]Revolution![/url][/b] [[b]8[/b]: Not Jabba: 1, Grazza: 3, Altima: 4]</text:p>
          </table:table-cell>
          <table:table-cell table:number-columns-repeated="4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&quot; &amp; [Numbers.F126] &amp; &quot;]&quot;; &quot;&quot;)" office:value-type="string" office:string-value="[b]113. [url=https://www.doomworld.com/idgames/levels/doom2/Ports/s-u/sacrment]Sacrament[/url][/b] [[b]8[/b]: ella guro: 8]" calcext:value-type="string">
            <text:p>[b]113. [url=https://www.doomworld.com/idgames/levels/doom2/Ports/s-u/sacrment]Sacrament[/url][/b] [[b]8[/b]: ella guro: 8]</text:p>
          </table:table-cell>
          <table:table-cell table:number-columns-repeated="4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&quot; &amp; [Numbers.F127] &amp; &quot;]&quot;; &quot;&quot;)" office:value-type="string" office:string-value="[b]113. [url=https://www.doomworld.com/idgames/levels/doom2/Ports/s-u/scythex]Scythe X[/url][/b] [[b]8[/b]: 42PercentHealth: 2, Graf Zahl: 2, Talvi: 3, bLOCKbOYgAMES: 1]" calcext:value-type="string">
            <text:p>[b]113. [url=https://www.doomworld.com/idgames/levels/doom2/Ports/s-u/scythex]Scythe X[/url][/b] [[b]8[/b]: 42PercentHealth: 2, Graf Zahl: 2, Talvi: 3, bLOCKbOYgAMES: 1]</text:p>
          </table:table-cell>
          <table:table-cell table:number-columns-repeated="4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&quot; &amp; [Numbers.F128] &amp; &quot;]&quot;; &quot;&quot;)" office:value-type="string" office:string-value="[b]113. [url=https://www.doomworld.com/idgames/levels/doom2/Ports/megawads/skuldash]Skulldash[/url][/b] [[b]8[/b]: everennui: 2, Lorenz0: 6]" calcext:value-type="string">
            <text:p>[b]113. [url=https://www.doomworld.com/idgames/levels/doom2/Ports/megawads/skuldash]Skulldash[/url][/b] [[b]8[/b]: everennui: 2, Lorenz0: 6]</text:p>
          </table:table-cell>
          <table:table-cell table:number-columns-repeated="4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&quot; &amp; [Numbers.F129] &amp; &quot;]&quot;; &quot;&quot;)" office:value-type="string" office:string-value="[b]113. [url=https://www.doomworld.com/idgames/levels/doom2/Ports/megawads/sf2011]Slaughterfest 2011[/url][/b] [[b]8[/b]: Outrageous Videos: 5, tmorrow: 3]" calcext:value-type="string">
            <text:p>[b]113. [url=https://www.doomworld.com/idgames/levels/doom2/Ports/megawads/sf2011]Slaughterfest 2011[/url][/b] [[b]8[/b]: Outrageous Videos: 5, tmorrow: 3]</text:p>
          </table:table-cell>
          <table:table-cell table:number-columns-repeated="4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&quot; &amp; [Numbers.F130] &amp; &quot;]&quot;; &quot;&quot;)" office:value-type="string" office:string-value="[b]113. [url=https://www.doomworld.com/idgames/levels/doom2/Ports/megawads/sihr2fix]Survive in Hell[/url][/b] [[b]8[/b]: Spectra: 8]" calcext:value-type="string">
            <text:p>[b]113. [url=https://www.doomworld.com/idgames/levels/doom2/Ports/megawads/sihr2fix]Survive in Hell[/url][/b] [[b]8[/b]: Spectra: 8]</text:p>
          </table:table-cell>
          <table:table-cell table:number-columns-repeated="4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&quot; &amp; [Numbers.F131] &amp; &quot;]&quot;; &quot;&quot;)" office:value-type="string" office:string-value="[b]113. [url=https://www.doomworld.com/forum/topic/43453-new-map-ready-to-go-the-bee-map/]The Beesong[/url][/b] [[b]8[/b]: Roofi: 8]" calcext:value-type="string">
            <text:p>[b]113. [url=https://www.doomworld.com/forum/topic/43453-new-map-ready-to-go-the-bee-map/]The Beesong[/url][/b] [[b]8[/b]: Roofi: 8]</text:p>
          </table:table-cell>
          <table:table-cell table:number-columns-repeated="4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&quot; &amp; [Numbers.F132] &amp; &quot;]&quot;; &quot;&quot;)" office:value-type="string" office:string-value="[b]113. [url=https://www.doomworld.com/idgames/levels/doom2/Ports/megawads/sp_usimp]Ultimate Simplicity[/url][/b] [[b]8[/b]: Dragonfly: 8]" calcext:value-type="string">
            <text:p>[b]113. [url=https://www.doomworld.com/idgames/levels/doom2/Ports/megawads/sp_usimp]Ultimate Simplicity[/url][/b] [[b]8[/b]: Dragonfly: 8]</text:p>
          </table:table-cell>
          <table:table-cell table:number-columns-repeated="4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&quot; &amp; [Numbers.F133] &amp; &quot;]&quot;; &quot;&quot;)" office:value-type="string" office:string-value="[b]130. [url=https://www.doomworld.com/idgames/levels/doom2/Ports/megawads/50shades]50 Shades of Graytall[/url][/b] [[b]7[/b]: Nine Inch Heels: 2, Voltcom9: 2, NoisyVelvet: 3]" calcext:value-type="string">
            <text:p>[b]130. [url=https://www.doomworld.com/idgames/levels/doom2/Ports/megawads/50shades]50 Shades of Graytall[/url][/b] [[b]7[/b]: Nine Inch Heels: 2, Voltcom9: 2, NoisyVelvet: 3]</text:p>
          </table:table-cell>
          <table:table-cell table:number-columns-repeated="4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&quot; &amp; [Numbers.F134] &amp; &quot;]&quot;; &quot;&quot;)" office:value-type="string" office:string-value="[b]130. [url=http://www.moddb.com/games/doom/addons/castle-heng]Castle Heng[/url][/b] [[b]7[/b]: 7hm: 7]" calcext:value-type="string">
            <text:p>[b]130. [url=http://www.moddb.com/games/doom/addons/castle-heng]Castle Heng[/url][/b] [[b]7[/b]: 7hm: 7]</text:p>
          </table:table-cell>
          <table:table-cell table:number-columns-repeated="4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&quot; &amp; [Numbers.F135] &amp; &quot;]&quot;; &quot;&quot;)" office:value-type="string" office:string-value="[b]130. [url=https://doomwiki.org/wiki/Chex_Quest#Chex_Quest_2]Chex Quest 2[/url][/b] [[b]7[/b]: bzzrak: 7]" calcext:value-type="string">
            <text:p>[b]130. [url=https://doomwiki.org/wiki/Chex_Quest#Chex_Quest_2]Chex Quest 2[/url][/b] [[b]7[/b]: bzzrak: 7]</text:p>
          </table:table-cell>
          <table:table-cell table:number-columns-repeated="4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&quot; &amp; [Numbers.F136] &amp; &quot;]&quot;; &quot;&quot;)" office:value-type="string" office:string-value="[b]130. [url=https://www.doomworld.com/idgames/levels/doom2/Ports/a-c/cah_se]Cold as Hell[/url][/b] [[b]7[/b]: Graf Zahl: 7]" calcext:value-type="string">
            <text:p>[b]130. [url=https://www.doomworld.com/idgames/levels/doom2/Ports/a-c/cah_se]Cold as Hell[/url][/b] [[b]7[/b]: Graf Zahl: 7]</text:p>
          </table:table-cell>
          <table:table-cell table:number-columns-repeated="4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&quot; &amp; [Numbers.F137] &amp; &quot;]&quot;; &quot;&quot;)" office:value-type="string" office:string-value="[b]130. [url=https://www.doomworld.com/idgames/levels/doom2/Ports/megawads/cif3]Community is Falling 3[/url][/b] [[b]7[/b]: NuMetalManiak: 3, Voltcom9: 4]" calcext:value-type="string">
            <text:p>[b]130. [url=https://www.doomworld.com/idgames/levels/doom2/Ports/megawads/cif3]Community is Falling 3[/url][/b] [[b]7[/b]: NuMetalManiak: 3, Voltcom9: 4]</text:p>
          </table:table-cell>
          <table:table-cell table:number-columns-repeated="4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&quot; &amp; [Numbers.F138] &amp; &quot;]&quot;; &quot;&quot;)" office:value-type="string" office:string-value="[b]130. [url=https://www.doomworld.com/forum/topic/103075-deathless-an-ultimate-doom-megawad-rc4/]Deathless[/url][/b] [[b]7[/b]: TheMightyHeracross: 2, ReaperAA: 5]" calcext:value-type="string">
            <text:p>[b]130. [url=https://www.doomworld.com/forum/topic/103075-deathless-an-ultimate-doom-megawad-rc4/]Deathless[/url][/b] [[b]7[/b]: TheMightyHeracross: 2, ReaperAA: 5]</text:p>
          </table:table-cell>
          <table:table-cell table:number-columns-repeated="4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&quot; &amp; [Numbers.F139] &amp; &quot;]&quot;; &quot;&quot;)" office:value-type="string" office:string-value="[b]130. [url=https://www.doomworld.com/idgames/levels/doom2/d-f/doomcity]Doom City[/url][/b] [[b]7[/b]: Jaws In Space: 4, Doomkid: 3]" calcext:value-type="string">
            <text:p>[b]130. [url=https://www.doomworld.com/idgames/levels/doom2/d-f/doomcity]Doom City[/url][/b] [[b]7[/b]: Jaws In Space: 4, Doomkid: 3]</text:p>
          </table:table-cell>
          <table:table-cell table:number-columns-repeated="4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&quot; &amp; [Numbers.F140] &amp; &quot;]&quot;; &quot;&quot;)" office:value-type="string" office:string-value="[b]130. [url=http://www.moddb.com/mods/doomone/downloads/doomone-v04]Doom: One[/url][/b] [[b]7[/b]: HyperLuke: 4, Greyenko: 3]" calcext:value-type="string">
            <text:p>[b]130. [url=http://www.moddb.com/mods/doomone/downloads/doomone-v04]Doom: One[/url][/b] [[b]7[/b]: HyperLuke: 4, Greyenko: 3]</text:p>
          </table:table-cell>
          <table:table-cell table:number-columns-repeated="4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&quot; &amp; [Numbers.F141] &amp; &quot;]&quot;; &quot;&quot;)" office:value-type="string" office:string-value="[b]130. [url=https://www.doomworld.com/idgames/levels/doom/s-u/uac_dead]Doomsday of UAC[/url][/b] [[b]7[/b]: Jaws In Space: 2, Ed: 5]" calcext:value-type="string">
            <text:p>[b]130. [url=https://www.doomworld.com/idgames/levels/doom/s-u/uac_dead]Doomsday of UAC[/url][/b] [[b]7[/b]: Jaws In Space: 2, Ed: 5]</text:p>
          </table:table-cell>
          <table:table-cell table:number-columns-repeated="4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&quot; &amp; [Numbers.F142] &amp; &quot;]&quot;; &quot;&quot;)" office:value-type="string" office:string-value="[b]130. [url=https://www.doomworld.com/forum/topic/90173-eden/]Eden[/url][/b] [[b]7[/b]: Nirvana: 7]" calcext:value-type="string">
            <text:p>[b]130. [url=https://www.doomworld.com/forum/topic/90173-eden/]Eden[/url][/b] [[b]7[/b]: Nirvana: 7]</text:p>
          </table:table-cell>
          <table:table-cell table:number-columns-repeated="4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&quot; &amp; [Numbers.F143] &amp; &quot;]&quot;; &quot;&quot;)" office:value-type="string" office:string-value="[b]130. [url=https://www.doomworld.com/idgames/levels/doom2/Ports/g-i/iedge]Insanity's Edge[/url][/b] [[b]7[/b]: TechnoDoomed1: 7]" calcext:value-type="string">
            <text:p>[b]130. [url=https://www.doomworld.com/idgames/levels/doom2/Ports/g-i/iedge]Insanity's Edge[/url][/b] [[b]7[/b]: TechnoDoomed1: 7]</text:p>
          </table:table-cell>
          <table:table-cell table:number-columns-repeated="4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&quot; &amp; [Numbers.F144] &amp; &quot;]&quot;; &quot;&quot;)" office:value-type="string" office:string-value="[b]130. [url=https://www.doomworld.com/idgames/levels/doom2/Ports/megawads/mock2]Mock 2: The Speed of Stupid[/url][/b] [[b]7[/b]: AnonimVio: 7]" calcext:value-type="string">
            <text:p>[b]130. [url=https://www.doomworld.com/idgames/levels/doom2/Ports/megawads/mock2]Mock 2: The Speed of Stupid[/url][/b] [[b]7[/b]: AnonimVio: 7]</text:p>
          </table:table-cell>
          <table:table-cell table:number-columns-repeated="4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&quot; &amp; [Numbers.F145] &amp; &quot;]&quot;; &quot;&quot;)" office:value-type="string" office:string-value="[b]130. [url=https://www.doomworld.com/idgames/levels/doom2/m-o/nochance]No Chance[/url][/b] [[b]7[/b]: Roofi: 7]" calcext:value-type="string">
            <text:p>[b]130. [url=https://www.doomworld.com/idgames/levels/doom2/m-o/nochance]No Chance[/url][/b] [[b]7[/b]: Roofi: 7]</text:p>
          </table:table-cell>
          <table:table-cell table:number-columns-repeated="4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&quot; &amp; [Numbers.F146] &amp; &quot;]&quot;; &quot;&quot;)" office:value-type="string" office:string-value="[b]130. [url=https://www.doomworld.com/idgames/levels/doom2/m-o/odessa_1]Odessa 1[/url][/b] [[b]7[/b]: 7hm: 7]" calcext:value-type="string">
            <text:p>[b]130. [url=https://www.doomworld.com/idgames/levels/doom2/m-o/odessa_1]Odessa 1[/url][/b] [[b]7[/b]: 7hm: 7]</text:p>
          </table:table-cell>
          <table:table-cell table:number-columns-repeated="4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&quot; &amp; [Numbers.F147] &amp; &quot;]&quot;; &quot;&quot;)" office:value-type="string" office:string-value="[b]130. [url=https://www.doomworld.com/idgames/levels/doom2/Ports/p-r/pwfinal]Plutonium Winds[/url][/b] [[b]7[/b]: Spectra: 7]" calcext:value-type="string">
            <text:p>[b]130. [url=https://www.doomworld.com/idgames/levels/doom2/Ports/p-r/pwfinal]Plutonium Winds[/url][/b] [[b]7[/b]: Spectra: 7]</text:p>
          </table:table-cell>
          <table:table-cell table:number-columns-repeated="4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&quot; &amp; [Numbers.F148] &amp; &quot;]&quot;; &quot;&quot;)" office:value-type="string" office:string-value="[b]130. [url=https://www.doomworld.com/idgames/levels/hexen/j-l/kaiser_28]Shadows of Chronos[/url][/b] [[b]7[/b]: Grain of Salt: 7]" calcext:value-type="string">
            <text:p>[b]130. [url=https://www.doomworld.com/idgames/levels/hexen/j-l/kaiser_28]Shadows of Chronos[/url][/b] [[b]7[/b]: Grain of Salt: 7]</text:p>
          </table:table-cell>
          <table:table-cell table:number-columns-repeated="4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&quot; &amp; [Numbers.F149] &amp; &quot;]&quot;; &quot;&quot;)" office:value-type="string" office:string-value="[b]130. [url=https://forum.zdoom.org/viewtopic.php?f=42&amp;t=55741]Waterlab GZD[/url][/b] [[b]7[/b]: Phobus: 7]" calcext:value-type="string">
            <text:p>[b]130. [url=https://forum.zdoom.org/viewtopic.php?f=42&amp;t=55741]Waterlab GZD[/url][/b] [[b]7[/b]: Phobus: 7]</text:p>
          </table:table-cell>
          <table:table-cell table:number-columns-repeated="4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&quot; &amp; [Numbers.F150] &amp; &quot;]&quot;; &quot;&quot;)" office:value-type="string" office:string-value="[b]147. [url=https://www.doomworld.com/idgames/levels/doom2/Ports/d-f/frozent] Frozen Time[/url][/b] [[b]6[/b]: Budoka: 6]" calcext:value-type="string">
            <text:p>[b]147. [url=https://www.doomworld.com/idgames/levels/doom2/Ports/d-f/frozent] Frozen Time[/url][/b] [[b]6[/b]: Budoka: 6]</text:p>
          </table:table-cell>
          <table:table-cell table:number-columns-repeated="4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&quot; &amp; [Numbers.F151] &amp; &quot;]&quot;; &quot;&quot;)" office:value-type="string" office:string-value="[b]147. [url=https://www.doomworld.com/forum/topic/92542-20-monsters-community-project-released/]20 Monsters Community Project[/url][/b] [[b]6[/b]: Voltcom9: 6]" calcext:value-type="string">
            <text:p>[b]147. [url=https://www.doomworld.com/forum/topic/92542-20-monsters-community-project-released/]20 Monsters Community Project[/url][/b] [[b]6[/b]: Voltcom9: 6]</text:p>
          </table:table-cell>
          <table:table-cell table:number-columns-repeated="4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&quot; &amp; [Numbers.F152] &amp; &quot;]&quot;; &quot;&quot;)" office:value-type="string" office:string-value="[b]147. [url=http://www.doomwadstation.net/main/aliens.html]Aliens TC[/url][/b] [[b]6[/b]: yakfak: 4, soner du: 2]" calcext:value-type="string">
            <text:p>[b]147. [url=http://www.doomwadstation.net/main/aliens.html]Aliens TC[/url][/b] [[b]6[/b]: yakfak: 4, soner du: 2]</text:p>
          </table:table-cell>
          <table:table-cell table:number-columns-repeated="4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&quot; &amp; [Numbers.F153] &amp; &quot;]&quot;; &quot;&quot;)" office:value-type="string" office:string-value="[b]147. [url=https://www.doomworld.com/idgames/levels/doom2/Ports/s-u/teitenga]Assault on Tei Tenga[/url][/b] [[b]6[/b]: Ralphis: 6]" calcext:value-type="string">
            <text:p>[b]147. [url=https://www.doomworld.com/idgames/levels/doom2/Ports/s-u/teitenga]Assault on Tei Tenga[/url][/b] [[b]6[/b]: Ralphis: 6]</text:p>
          </table:table-cell>
          <table:table-cell table:number-columns-repeated="4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&quot; &amp; [Numbers.F154] &amp; &quot;]&quot;; &quot;&quot;)" office:value-type="string" office:string-value="[b]147. [url=https://www.doomworld.com/idgames/levels/doom2/a-c/castleof]Castle of the Damned[/url][/b] [[b]6[/b]: bzzrak: 6]" calcext:value-type="string">
            <text:p>[b]147. [url=https://www.doomworld.com/idgames/levels/doom2/a-c/castleof]Castle of the Damned[/url][/b] [[b]6[/b]: bzzrak: 6]</text:p>
          </table:table-cell>
          <table:table-cell table:number-columns-repeated="4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&quot; &amp; [Numbers.F155] &amp; &quot;]&quot;; &quot;&quot;)" office:value-type="string" office:string-value="[b]147. [url=https://www.doomworld.com/idgames/levels/doom2/Ports/d-f/de-pkg]Demon Eclipse[/url][/b] [[b]6[/b]: Soundblock: 1, Lazorinc: 1, tchkb: 4]" calcext:value-type="string">
            <text:p>[b]147. [url=https://www.doomworld.com/idgames/levels/doom2/Ports/d-f/de-pkg]Demon Eclipse[/url][/b] [[b]6[/b]: Soundblock: 1, Lazorinc: 1, tchkb: 4]</text:p>
          </table:table-cell>
          <table:table-cell table:number-columns-repeated="4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&quot; &amp; [Numbers.F156] &amp; &quot;]&quot;; &quot;&quot;)" office:value-type="string" office:string-value="[b]147. [url=https://www.doomworld.com/idgames/levels/doom/Ports/d-f/dbimpact]Double Impact[/url][/b] [[b]6[/b]: Ralphis: 6]" calcext:value-type="string">
            <text:p>[b]147. [url=https://www.doomworld.com/idgames/levels/doom/Ports/d-f/dbimpact]Double Impact[/url][/b] [[b]6[/b]: Ralphis: 6]</text:p>
          </table:table-cell>
          <table:table-cell table:number-columns-repeated="4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&quot; &amp; [Numbers.F157] &amp; &quot;]&quot;; &quot;&quot;)" office:value-type="string" office:string-value="[b]147. [url=https://www.doomworld.com/idgames/levels/doom2/Ports/megawads/echelon]Echelon[/url][/b] [[b]6[/b]: Sky: 1, bzzrak: 5]" calcext:value-type="string">
            <text:p>[b]147. [url=https://www.doomworld.com/idgames/levels/doom2/Ports/megawads/echelon]Echelon[/url][/b] [[b]6[/b]: Sky: 1, bzzrak: 5]</text:p>
          </table:table-cell>
          <table:table-cell table:number-columns-repeated="4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&quot; &amp; [Numbers.F158] &amp; &quot;]&quot;; &quot;&quot;)" office:value-type="string" office:string-value="[b]147. [url=https://www.doomworld.com/idgames/levels/heretic/Ports/elfgp]Elf Gets Pissed[/url][/b] [[b]6[/b]: Ralphis: 6]" calcext:value-type="string">
            <text:p>[b]147. [url=https://www.doomworld.com/idgames/levels/heretic/Ports/elfgp]Elf Gets Pissed[/url][/b] [[b]6[/b]: Ralphis: 6]</text:p>
          </table:table-cell>
          <table:table-cell table:number-columns-repeated="4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&quot; &amp; [Numbers.F159] &amp; &quot;]&quot;; &quot;&quot;)" office:value-type="string" office:string-value="[b]147. [url=https://www.doomworld.com/idgames/levels/doom2/d-f/endgame]End Game[/url][/b] [[b]6[/b]: pcorf: 6]" calcext:value-type="string">
            <text:p>[b]147. [url=https://www.doomworld.com/idgames/levels/doom2/d-f/endgame]End Game[/url][/b] [[b]6[/b]: pcorf: 6]</text:p>
          </table:table-cell>
          <table:table-cell table:number-columns-repeated="4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&quot; &amp; [Numbers.F160] &amp; &quot;]&quot;; &quot;&quot;)" office:value-type="string" office:string-value="[b]147. [url=https://www.doomworld.com/idgames/levels/doom/0-9/01fava]Fava Beans[/url][/b] [[b]6[/b]: Philnemba: 2, NaZa: 4]" calcext:value-type="string">
            <text:p>[b]147. [url=https://www.doomworld.com/idgames/levels/doom/0-9/01fava]Fava Beans[/url][/b] [[b]6[/b]: Philnemba: 2, NaZa: 4]</text:p>
          </table:table-cell>
          <table:table-cell table:number-columns-repeated="4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&quot; &amp; [Numbers.F161] &amp; &quot;]&quot;; &quot;&quot;)" office:value-type="string" office:string-value="[b]147. [url=https://www.doomworld.com/idgames/levels/doom2/Ports/megawads/5room]Five Rooms of Doom[/url][/b] [[b]6[/b]: HyperLuke: 6]" calcext:value-type="string">
            <text:p>[b]147. [url=https://www.doomworld.com/idgames/levels/doom2/Ports/megawads/5room]Five Rooms of Doom[/url][/b] [[b]6[/b]: HyperLuke: 6]</text:p>
          </table:table-cell>
          <table:table-cell table:number-columns-repeated="4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&quot; &amp; [Numbers.F162] &amp; &quot;]&quot;; &quot;&quot;)" office:value-type="string" office:string-value="[b]147. [url=https://www.doomworld.com/idgames/levels/doom2/deathmatch/j-l/judas23]Judas[/url][/b] [[b]6[/b]: antares031: 6]" calcext:value-type="string">
            <text:p>[b]147. [url=https://www.doomworld.com/idgames/levels/doom2/deathmatch/j-l/judas23]Judas[/url][/b] [[b]6[/b]: antares031: 6]</text:p>
          </table:table-cell>
          <table:table-cell table:number-columns-repeated="4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&quot; &amp; [Numbers.F163] &amp; &quot;]&quot;; &quot;&quot;)" office:value-type="string" office:string-value="[b]147. [url=https://www.doomworld.com/idgames/levels/doom2/Ports/m-o/ngmvmt1]Newgothic Movement 1[/url][/b] [[b]6[/b]: everennui: 2, Outrageous Videos: 4]" calcext:value-type="string">
            <text:p>[b]147. [url=https://www.doomworld.com/idgames/levels/doom2/Ports/m-o/ngmvmt1]Newgothic Movement 1[/url][/b] [[b]6[/b]: everennui: 2, Outrageous Videos: 4]</text:p>
          </table:table-cell>
          <table:table-cell table:number-columns-repeated="4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&quot; &amp; [Numbers.F164] &amp; &quot;]&quot;; &quot;&quot;)" office:value-type="string" office:string-value="[b]147. [url=https://www.doomworld.com/idgames/levels/doom/m-o/nukemine]Nuke Mine (Come Get Some)[/url][/b] [[b]6[/b]: Soundblock: 6]" calcext:value-type="string">
            <text:p>[b]147. [url=https://www.doomworld.com/idgames/levels/doom/m-o/nukemine]Nuke Mine (Come Get Some)[/url][/b] [[b]6[/b]: Soundblock: 6]</text:p>
          </table:table-cell>
          <table:table-cell table:number-columns-repeated="4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&quot; &amp; [Numbers.F165] &amp; &quot;]&quot;; &quot;&quot;)" office:value-type="string" office:string-value="[b]147. [url=https://www.doomworld.com/idgames/levels/doom/Ports/p-r/par-lutz]Phobos: Anomaly Reborn[/url][/b] [[b]6[/b]: Ed: 5, Graf Zahl: 1]" calcext:value-type="string">
            <text:p>[b]147. [url=https://www.doomworld.com/idgames/levels/doom/Ports/p-r/par-lutz]Phobos: Anomaly Reborn[/url][/b] [[b]6[/b]: Ed: 5, Graf Zahl: 1]</text:p>
          </table:table-cell>
          <table:table-cell table:number-columns-repeated="4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&quot; &amp; [Numbers.F166] &amp; &quot;]&quot;; &quot;&quot;)" office:value-type="string" office:string-value="[b]147. [url=http://www.wad-archive.com/wad/e5d863c72e1f5de577a3ae57745c107e]SSL2[/url][/b] [[b]6[/b]: antares031: 6]" calcext:value-type="string">
            <text:p>[b]147. [url=http://www.wad-archive.com/wad/e5d863c72e1f5de577a3ae57745c107e]SSL2[/url][/b] [[b]6[/b]: antares031: 6]</text:p>
          </table:table-cell>
          <table:table-cell table:number-columns-repeated="4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&quot; &amp; [Numbers.F167] &amp; &quot;]&quot;; &quot;&quot;)" office:value-type="string" office:string-value="[b]147. [url=https://www.doomworld.com/idgames/levels/doom2/Ports/m-o/massm]The Adventures of MassMouth[/url][/b] [[b]6[/b]: Ralphis: 6]" calcext:value-type="string">
            <text:p>[b]147. [url=https://www.doomworld.com/idgames/levels/doom2/Ports/m-o/massm]The Adventures of MassMouth[/url][/b] [[b]6[/b]: Ralphis: 6]</text:p>
          </table:table-cell>
          <table:table-cell table:number-columns-repeated="4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&quot; &amp; [Numbers.F168] &amp; &quot;]&quot;; &quot;&quot;)" office:value-type="string" office:string-value="[b]147. [url=https://www.doomworld.com/idgames/levels/doom2/Ports/megawads/tj]The Journey[/url][/b] [[b]6[/b]: Spectra: 6]" calcext:value-type="string">
            <text:p>[b]147. [url=https://www.doomworld.com/idgames/levels/doom2/Ports/megawads/tj]The Journey[/url][/b] [[b]6[/b]: Spectra: 6]</text:p>
          </table:table-cell>
          <table:table-cell table:number-columns-repeated="4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&quot; &amp; [Numbers.F169] &amp; &quot;]&quot;; &quot;&quot;)" office:value-type="string" office:string-value="[b]147. [url=https://www.doomworld.com/idgames/themes/terrywads/uacmnnew]UAC Military Nightmare[/url][/b] [[b]6[/b]: AnonimVio: 6]" calcext:value-type="string">
            <text:p>[b]147. [url=https://www.doomworld.com/idgames/themes/terrywads/uacmnnew]UAC Military Nightmare[/url][/b] [[b]6[/b]: AnonimVio: 6]</text:p>
          </table:table-cell>
          <table:table-cell table:number-columns-repeated="4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&quot; &amp; [Numbers.F170] &amp; &quot;]&quot;; &quot;&quot;)" office:value-type="string" office:string-value="[b]147. [url=https://www.doomworld.com/idgames/levels/doom2/deathmatch/Ports/megawads/udmx]Unidoom Deathmatch X[/url][/b] [[b]6[/b]: Ralphis: 6]" calcext:value-type="string">
            <text:p>[b]147. [url=https://www.doomworld.com/idgames/levels/doom2/deathmatch/Ports/megawads/udmx]Unidoom Deathmatch X[/url][/b] [[b]6[/b]: Ralphis: 6]</text:p>
          </table:table-cell>
          <table:table-cell table:number-columns-repeated="4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&quot; &amp; [Numbers.F171] &amp; &quot;]&quot;; &quot;&quot;)" office:value-type="string" office:string-value="[b]147. [url=https://www.doomworld.com/idgames/levels/doom2/megawads/urania]Urania[/url][/b] [[b]6[/b]: Spectre01: 6]" calcext:value-type="string">
            <text:p>[b]147. [url=https://www.doomworld.com/idgames/levels/doom2/megawads/urania]Urania[/url][/b] [[b]6[/b]: Spectre01: 6]</text:p>
          </table:table-cell>
          <table:table-cell table:number-columns-repeated="4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&quot; &amp; [Numbers.F172] &amp; &quot;]&quot;; &quot;&quot;)" office:value-type="string" office:string-value="[b]147. [url=https://www.doomworld.com/idgames/levels/doom2/Ports/megawads/wos]Whispers of Satan[/url][/b] [[b]6[/b]: Woolie Wool: 4, tmorrow: 2]" calcext:value-type="string">
            <text:p>[b]147. [url=https://www.doomworld.com/idgames/levels/doom2/Ports/megawads/wos]Whispers of Satan[/url][/b] [[b]6[/b]: Woolie Wool: 4, tmorrow: 2]</text:p>
          </table:table-cell>
          <table:table-cell table:number-columns-repeated="4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&quot; &amp; [Numbers.F173] &amp; &quot;]&quot;; &quot;&quot;)" office:value-type="string" office:string-value="[b]170. [url=https://www.doomworld.com/idgames/levels/doom2/Ports/a-c/bor_lost]Brotherhood of Ruin: The Lost Temple[/url][/b] [[b]5[/b]: Vorpal: 5]" calcext:value-type="string">
            <text:p>[b]170. [url=https://www.doomworld.com/idgames/levels/doom2/Ports/a-c/bor_lost]Brotherhood of Ruin: The Lost Temple[/url][/b] [[b]5[/b]: Vorpal: 5]</text:p>
          </table:table-cell>
          <table:table-cell table:number-columns-repeated="4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&quot; &amp; [Numbers.F174] &amp; &quot;]&quot;; &quot;&quot;)" office:value-type="string" office:string-value="[b]170. [url=https://www.doomworld.com/idgames/levels/doom/p-r/retroeps]CH Retro Episode[/url][/b] [[b]5[/b]: Diabolución: 5]" calcext:value-type="string">
            <text:p>[b]170. [url=https://www.doomworld.com/idgames/levels/doom/p-r/retroeps]CH Retro Episode[/url][/b] [[b]5[/b]: Diabolución: 5]</text:p>
          </table:table-cell>
          <table:table-cell table:number-columns-repeated="4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&quot; &amp; [Numbers.F175] &amp; &quot;]&quot;; &quot;&quot;)" office:value-type="string" office:string-value="[b]170. [url=https://www.doomworld.com/idgames/levels/doom2/a-c/chordg]Chord G[/url][/b] [[b]5[/b]: JudgeDeadd: 2, Paul977: 3]" calcext:value-type="string">
            <text:p>[b]170. [url=https://www.doomworld.com/idgames/levels/doom2/a-c/chordg]Chord G[/url][/b] [[b]5[/b]: JudgeDeadd: 2, Paul977: 3]</text:p>
          </table:table-cell>
          <table:table-cell table:number-columns-repeated="4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&quot; &amp; [Numbers.F176] &amp; &quot;]&quot;; &quot;&quot;)" office:value-type="string" office:string-value="[b]170. [url=https://www.doomworld.com/idgames/levels/doom2/Ports/s-u/tcotd21me]City of the Damned: Apocalypse[/url][/b] [[b]5[/b]: TechnoDoomed1: 5]" calcext:value-type="string">
            <text:p>[b]170. [url=https://www.doomworld.com/idgames/levels/doom2/Ports/s-u/tcotd21me]City of the Damned: Apocalypse[/url][/b] [[b]5[/b]: TechnoDoomed1: 5]</text:p>
          </table:table-cell>
          <table:table-cell table:number-columns-repeated="4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&quot; &amp; [Numbers.F177] &amp; &quot;]&quot;; &quot;&quot;)" office:value-type="string" office:string-value="[b]170. [url=https://www.doomworld.com/idgames/levels/doom2/Ports/megawads/1024clau]Claustrophobia 1024[/url][/b] [[b]5[/b]: m8f: 5]" calcext:value-type="string">
            <text:p>[b]170. [url=https://www.doomworld.com/idgames/levels/doom2/Ports/megawads/1024clau]Claustrophobia 1024[/url][/b] [[b]5[/b]: m8f: 5]</text:p>
          </table:table-cell>
          <table:table-cell table:number-columns-repeated="4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&quot; &amp; [Numbers.F178] &amp; &quot;]&quot;; &quot;&quot;)" office:value-type="string" office:string-value="[b]170. [url=https://www.doomworld.com/idgames/levels/doom/d-f/dante666]Dante's Gate[/url][/b] [[b]5[/b]: Soundblock: 5]" calcext:value-type="string">
            <text:p>[b]170. [url=https://www.doomworld.com/idgames/levels/doom/d-f/dante666]Dante's Gate[/url][/b] [[b]5[/b]: Soundblock: 5]</text:p>
          </table:table-cell>
          <table:table-cell table:number-columns-repeated="4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&quot; &amp; [Numbers.F179] &amp; &quot;]&quot;; &quot;&quot;)" office:value-type="string" office:string-value="[b]170. [url=https://www.doomworld.com/forum/topic/91854-v15-doom-64-retribution/]Doom 64: Retribution[/url][/b] [[b]5[/b]: guitardz: 5]" calcext:value-type="string">
            <text:p>[b]170. [url=https://www.doomworld.com/forum/topic/91854-v15-doom-64-retribution/]Doom 64: Retribution[/url][/b] [[b]5[/b]: guitardz: 5]</text:p>
          </table:table-cell>
          <table:table-cell table:number-columns-repeated="4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&quot; &amp; [Numbers.F180] &amp; &quot;]&quot;; &quot;&quot;)" office:value-type="string" office:string-value="[b]170. [url=http://www.wad-archive.com/wad/DOOM-Barracks-Zone-1]Doom Barracks Zone[/url][/b] [[b]5[/b]: HUNdebLeonidasX: 3, TheMightyHeracross: 2]" calcext:value-type="string">
            <text:p>[b]170. [url=http://www.wad-archive.com/wad/DOOM-Barracks-Zone-1]Doom Barracks Zone[/url][/b] [[b]5[/b]: HUNdebLeonidasX: 3, TheMightyHeracross: 2]</text:p>
          </table:table-cell>
          <table:table-cell table:number-columns-repeated="4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&quot; &amp; [Numbers.F181] &amp; &quot;]&quot;; &quot;&quot;)" office:value-type="string" office:string-value="[b]170. [url=https://www.doomworld.com/forum/topic/54022-doom-center-do-you-know-that/]Doom Center[/url][/b] [[b]5[/b]: HUNdebLeonidasX: 5]" calcext:value-type="string">
            <text:p>[b]170. [url=https://www.doomworld.com/forum/topic/54022-doom-center-do-you-know-that/]Doom Center[/url][/b] [[b]5[/b]: HUNdebLeonidasX: 5]</text:p>
          </table:table-cell>
          <table:table-cell table:number-columns-repeated="4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&quot; &amp; [Numbers.F182] &amp; &quot;]&quot;; &quot;&quot;)" office:value-type="string" office:string-value="[b]170. [url=https://www.doomworld.com/idgames/levels/doom2/Ports/d-f/dripfeed]Drip Feed[/url][/b] [[b]5[/b]: Vorpal: 5]" calcext:value-type="string">
            <text:p>[b]170. [url=https://www.doomworld.com/idgames/levels/doom2/Ports/d-f/dripfeed]Drip Feed[/url][/b] [[b]5[/b]: Vorpal: 5]</text:p>
          </table:table-cell>
          <table:table-cell table:number-columns-repeated="4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&quot; &amp; [Numbers.F183] &amp; &quot;]&quot;; &quot;&quot;)" office:value-type="string" office:string-value="[b]170. [url=http://www.doom2.net/mykdoom/misc/113434_e1contest.zip]e1contest﻿.wad﻿[/url][/b] [[b]5[/b]: Diabolución: 5]" calcext:value-type="string">
            <text:p>[b]170. [url=http://www.doom2.net/mykdoom/misc/113434_e1contest.zip]e1contest﻿.wad﻿[/url][/b] [[b]5[/b]: Diabolución: 5]</text:p>
          </table:table-cell>
          <table:table-cell table:number-columns-repeated="4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&quot; &amp; [Numbers.F184] &amp; &quot;]&quot;; &quot;&quot;)" office:value-type="string" office:string-value="[b]170. [url=https://www.doomworld.com/idgames/themes/TeamTNT/ed4_rfo/ed4_rfo1]Eternal DOOM IV: Return from Oblivion[/url][/b] [[b]5[/b]: m8f: 5]" calcext:value-type="string">
            <text:p>[b]170. [url=https://www.doomworld.com/idgames/themes/TeamTNT/ed4_rfo/ed4_rfo1]Eternal DOOM IV: Return from Oblivion[/url][/b] [[b]5[/b]: m8f: 5]</text:p>
          </table:table-cell>
          <table:table-cell table:number-columns-repeated="4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&quot; &amp; [Numbers.F185] &amp; &quot;]&quot;; &quot;&quot;)" office:value-type="string" office:string-value="[b]170. [url=https://www.doomworld.com/idgames/levels/doom2/deathmatch/megawads/exec]Execution[/url][/b] [[b]5[/b]: Doomkid: 5]" calcext:value-type="string">
            <text:p>[b]170. [url=https://www.doomworld.com/idgames/levels/doom2/deathmatch/megawads/exec]Execution[/url][/b] [[b]5[/b]: Doomkid: 5]</text:p>
          </table:table-cell>
          <table:table-cell table:number-columns-repeated="4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&quot; &amp; [Numbers.F186] &amp; &quot;]&quot;; &quot;&quot;)" office:value-type="string" office:string-value="[b]170. [url=http://freedoom.github.io/download.html]Freedoom: Phase 2[/url][/b] [[b]5[/b]: Spectra: 1, Voltcom9: 1, TheMightyHeracross: 3]" calcext:value-type="string">
            <text:p>[b]170. [url=http://freedoom.github.io/download.html]Freedoom: Phase 2[/url][/b] [[b]5[/b]: Spectra: 1, Voltcom9: 1, TheMightyHeracross: 3]</text:p>
          </table:table-cell>
          <table:table-cell table:number-columns-repeated="4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&quot; &amp; [Numbers.F187] &amp; &quot;]&quot;; &quot;&quot;)" office:value-type="string" office:string-value="[b]170. [url=https://forum.zdoom.org/viewtopic.php?f=19&amp;t=46718]Gene-Tech: Before the Storm[/url][/b] [[b]5[/b]: Graf Zahl: 5]" calcext:value-type="string">
            <text:p>[b]170. [url=https://forum.zdoom.org/viewtopic.php?f=19&amp;t=46718]Gene-Tech: Before the Storm[/url][/b] [[b]5[/b]: Graf Zahl: 5]</text:p>
          </table:table-cell>
          <table:table-cell table:number-columns-repeated="4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&quot; &amp; [Numbers.F188] &amp; &quot;]&quot;; &quot;&quot;)" office:value-type="string" office:string-value="[b]170. [url=https://www.doomworld.com/idgames/levels/doom2/Ports/megawads/gmp]Good Morning Phobos[/url][/b] [[b]5[/b]: Bryan T: 5]" calcext:value-type="string">
            <text:p>[b]170. [url=https://www.doomworld.com/idgames/levels/doom2/Ports/megawads/gmp]Good Morning Phobos[/url][/b] [[b]5[/b]: Bryan T: 5]</text:p>
          </table:table-cell>
          <table:table-cell table:number-columns-repeated="4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&quot; &amp; [Numbers.F189] &amp; &quot;]&quot;; &quot;&quot;)" office:value-type="string" office:string-value="[b]170. [url=https://www.doomworld.com/idgames/levels/doom2/deathmatch/Ports/megawads/gw2]Greenwar II[/url][/b] [[b]5[/b]: Ed: 5]" calcext:value-type="string">
            <text:p>[b]170. [url=https://www.doomworld.com/idgames/levels/doom2/deathmatch/Ports/megawads/gw2]Greenwar II[/url][/b] [[b]5[/b]: Ed: 5]</text:p>
          </table:table-cell>
          <table:table-cell table:number-columns-repeated="4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&quot; &amp; [Numbers.F190] &amp; &quot;]&quot;; &quot;&quot;)" office:value-type="string" office:string-value="[b]170. [url=https://www.doomworld.com/idgames/themes/hacx/hx11pack]Hacx[/url][/b] [[b]5[/b]: Grazza: 5]" calcext:value-type="string">
            <text:p>[b]170. [url=https://www.doomworld.com/idgames/themes/hacx/hx11pack]Hacx[/url][/b] [[b]5[/b]: Grazza: 5]</text:p>
          </table:table-cell>
          <table:table-cell table:number-columns-repeated="4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&quot; &amp; [Numbers.F191] &amp; &quot;]&quot;; &quot;&quot;)" office:value-type="string" office:string-value="[b]170. [url=https://www.doomworld.com/idgames/levels/doom2/Ports/g-i/inncnx2]Innocence X2[/url][/b] [[b]5[/b]: Spectra: 5]" calcext:value-type="string">
            <text:p>[b]170. [url=https://www.doomworld.com/idgames/levels/doom2/Ports/g-i/inncnx2]Innocence X2[/url][/b] [[b]5[/b]: Spectra: 5]</text:p>
          </table:table-cell>
          <table:table-cell table:number-columns-repeated="4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&quot; &amp; [Numbers.F192] &amp; &quot;]&quot;; &quot;&quot;)" office:value-type="string" office:string-value="[b]170. [url=https://www.doomworld.com/idgames/levels/doom2/megawads/marsw301]Mars War[/url][/b] [[b]5[/b]: Roofi: 5]" calcext:value-type="string">
            <text:p>[b]170. [url=https://www.doomworld.com/idgames/levels/doom2/megawads/marsw301]Mars War[/url][/b] [[b]5[/b]: Roofi: 5]</text:p>
          </table:table-cell>
          <table:table-cell table:number-columns-repeated="4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&quot; &amp; [Numbers.F193] &amp; &quot;]&quot;; &quot;&quot;)" office:value-type="string" office:string-value="[b]170. [url=https://www.doomworld.com/idgames/levels/doom2/m-o/mordeth]Mordeth[/url][/b] [[b]5[/b]: Vorpal: 5]" calcext:value-type="string">
            <text:p>[b]170. [url=https://www.doomworld.com/idgames/levels/doom2/m-o/mordeth]Mordeth[/url][/b] [[b]5[/b]: Vorpal: 5]</text:p>
          </table:table-cell>
          <table:table-cell table:number-columns-repeated="4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&quot; &amp; [Numbers.F194] &amp; &quot;]&quot;; &quot;&quot;)" office:value-type="string" office:string-value="[b]170. [url=https://www.doomworld.com/idgames/levels/doom2/Ports/megawads/nova2]Nova II: New Dawn[/url][/b] [[b]5[/b]: Not Jabba: 3, dylux: 2]" calcext:value-type="string">
            <text:p>[b]170. [url=https://www.doomworld.com/idgames/levels/doom2/Ports/megawads/nova2]Nova II: New Dawn[/url][/b] [[b]5[/b]: Not Jabba: 3, dylux: 2]</text:p>
          </table:table-cell>
          <table:table-cell table:number-columns-repeated="4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&quot; &amp; [Numbers.F195] &amp; &quot;]&quot;; &quot;&quot;)" office:value-type="string" office:string-value="[b]170. [url=http://www.mediafire.com/file/fuurx4c98tl198i/One_Doom_s_Day.wad]One Doom's Day[/url][/b] [[b]5[/b]: Apaul27: 5]" calcext:value-type="string">
            <text:p>[b]170. [url=http://www.mediafire.com/file/fuurx4c98tl198i/One_Doom_s_Day.wad]One Doom's Day[/url][/b] [[b]5[/b]: Apaul27: 5]</text:p>
          </table:table-cell>
          <table:table-cell table:number-columns-repeated="4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&quot; &amp; [Numbers.F196] &amp; &quot;]&quot;; &quot;&quot;)" office:value-type="string" office:string-value="[b]170. [url=https://www.doomworld.com/idgames/levels/doom2/m-o/osiris]Osiris[/url][/b] [[b]5[/b]: Vorpal: 5]" calcext:value-type="string">
            <text:p>[b]170. [url=https://www.doomworld.com/idgames/levels/doom2/m-o/osiris]Osiris[/url][/b] [[b]5[/b]: Vorpal: 5]</text:p>
          </table:table-cell>
          <table:table-cell table:number-columns-repeated="4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&quot; &amp; [Numbers.F197] &amp; &quot;]&quot;; &quot;&quot;)" office:value-type="string" office:string-value="[b]170. [url=https://www.doomworld.com/idgames/levels/doom2/s-u/selfish5]SELFISH5[/url][/b] [[b]5[/b]: Diabolución: 5]" calcext:value-type="string">
            <text:p>[b]170. [url=https://www.doomworld.com/idgames/levels/doom2/s-u/selfish5]SELFISH5[/url][/b] [[b]5[/b]: Diabolución: 5]</text:p>
          </table:table-cell>
          <table:table-cell table:number-columns-repeated="4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&quot; &amp; [Numbers.F198] &amp; &quot;]&quot;; &quot;&quot;)" office:value-type="string" office:string-value="[b]170. [url=https://www.doomworld.com/idgames/levels/doom/Ports/p-r/pe1_phob]Simply Phobos[/url][/b] [[b]5[/b]: Diabolución: 5]" calcext:value-type="string">
            <text:p>[b]170. [url=https://www.doomworld.com/idgames/levels/doom/Ports/p-r/pe1_phob]Simply Phobos[/url][/b] [[b]5[/b]: Diabolución: 5]</text:p>
          </table:table-cell>
          <table:table-cell table:number-columns-repeated="4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&quot; &amp; [Numbers.F199] &amp; &quot;]&quot;; &quot;&quot;)" office:value-type="string" office:string-value="[b]170. [url=https://www.doomworld.com/idgames/deathmatch/skulltag/spacedm9]SpaceDM9[/url][/b] [[b]5[/b]: Ed: 5]" calcext:value-type="string">
            <text:p>[b]170. [url=https://www.doomworld.com/idgames/deathmatch/skulltag/spacedm9]SpaceDM9[/url][/b] [[b]5[/b]: Ed: 5]</text:p>
          </table:table-cell>
          <table:table-cell table:number-columns-repeated="4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&quot; &amp; [Numbers.F200] &amp; &quot;]&quot;; &quot;&quot;)" office:value-type="string" office:string-value="[b]170. [url=https://www.doomworld.com/idgames/levels/doom/a-c/class_ep]The Classic Episode[/url][/b] [[b]5[/b]: pcorf: 5]" calcext:value-type="string">
            <text:p>[b]170. [url=https://www.doomworld.com/idgames/levels/doom/a-c/class_ep]The Classic Episode[/url][/b] [[b]5[/b]: pcorf: 5]</text:p>
          </table:table-cell>
          <table:table-cell table:number-columns-repeated="4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&quot; &amp; [Numbers.F201] &amp; &quot;]&quot;; &quot;&quot;)" office:value-type="string" office:string-value="[b]170. [url=https://doomwiki.org/wiki/The_Plutonia_Experiment]The Plutonia Experiment[/url][/b] [[b]5[/b]: guitardz: 5]" calcext:value-type="string">
            <text:p>[b]170. [url=https://doomwiki.org/wiki/The_Plutonia_Experiment]The Plutonia Experiment[/url][/b] [[b]5[/b]: guitardz: 5]</text:p>
          </table:table-cell>
          <table:table-cell table:number-columns-repeated="4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&quot; &amp; [Numbers.F202] &amp; &quot;]&quot;; &quot;&quot;)" office:value-type="string" office:string-value="[b]170. [url=https://www.doomworld.com/idgames/levels/doom2/s-u/slayer]The Slayer[/url][/b] [[b]5[/b]: Vorpal: 5]" calcext:value-type="string">
            <text:p>[b]170. [url=https://www.doomworld.com/idgames/levels/doom2/s-u/slayer]The Slayer[/url][/b] [[b]5[/b]: Vorpal: 5]</text:p>
          </table:table-cell>
          <table:table-cell table:number-columns-repeated="4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&quot; &amp; [Numbers.F203] &amp; &quot;]&quot;; &quot;&quot;)" office:value-type="string" office:string-value="[b]170. [url=https://www.doomworld.com/idgames/themes/university/trinity2]The Unholy Trinity[/url][/b] [[b]5[/b]: yakfak: 3, Soundblock: 2]" calcext:value-type="string">
            <text:p>[b]170. [url=https://www.doomworld.com/idgames/themes/university/trinity2]The Unholy Trinity[/url][/b] [[b]5[/b]: yakfak: 3, Soundblock: 2]</text:p>
          </table:table-cell>
          <table:table-cell table:number-columns-repeated="4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&quot; &amp; [Numbers.F204] &amp; &quot;]&quot;; &quot;&quot;)" office:value-type="string" office:string-value="[b]170. [url=https://www.doomworld.com/idgames/levels/doom2/Ports/v-z/vulkan]Vulkan Episode 1[/url][/b] [[b]5[/b]: HyperLuke: 5]" calcext:value-type="string">
            <text:p>[b]170. [url=https://www.doomworld.com/idgames/levels/doom2/Ports/v-z/vulkan]Vulkan Episode 1[/url][/b] [[b]5[/b]: HyperLuke: 5]</text:p>
          </table:table-cell>
          <table:table-cell table:number-columns-repeated="4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&quot; &amp; [Numbers.F205] &amp; &quot;]&quot;; &quot;&quot;)" office:value-type="string" office:string-value="[b]170. [url=https://www.doomworld.com/vb/wads-mods/71259-way-too-many-dead-guys-map05-alpha-available/]Way 2 Many Dead Guys[/url][/b] [[b]5[/b]: Nancsi: 5]" calcext:value-type="string">
            <text:p>[b]170. [url=https://www.doomworld.com/vb/wads-mods/71259-way-too-many-dead-guys-map05-alpha-available/]Way 2 Many Dead Guys[/url][/b] [[b]5[/b]: Nancsi: 5]</text:p>
          </table:table-cell>
          <table:table-cell table:number-columns-repeated="4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&quot; &amp; [Numbers.F206] &amp; &quot;]&quot;; &quot;&quot;)" office:value-type="string" office:string-value="[b]170. [url=https://www.doomworld.com/idgames/levels/doom2/Ports/v-z/zendyn_x]Zen Dynamics[/url][/b] [[b]5[/b]: Phobus: 4, TechnoDoomed1: 1]" calcext:value-type="string">
            <text:p>[b]170. [url=https://www.doomworld.com/idgames/levels/doom2/Ports/v-z/zendyn_x]Zen Dynamics[/url][/b] [[b]5[/b]: Phobus: 4, TechnoDoomed1: 1]</text:p>
          </table:table-cell>
          <table:table-cell table:number-columns-repeated="4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&quot; &amp; [Numbers.F207] &amp; &quot;]&quot;; &quot;&quot;)" office:value-type="string" office:string-value="[b]204. [url=https://www.doomworld.com/idgames/levels/doom2/a-c/chord2]Chord 2[/url][/b] [[b]4[/b]: Paul977: 4]" calcext:value-type="string">
            <text:p>[b]204. [url=https://www.doomworld.com/idgames/levels/doom2/a-c/chord2]Chord 2[/url][/b] [[b]4[/b]: Paul977: 4]</text:p>
          </table:table-cell>
          <table:table-cell table:number-columns-repeated="4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&quot; &amp; [Numbers.F208] &amp; &quot;]&quot;; &quot;&quot;)" office:value-type="string" office:string-value="[b]204. [url=https://www.doomworld.com/idgames/levels/doom2/Ports/a-c/c-shock2]Combat Shock 2[/url][/b] [[b]4[/b]: Cynical: 1, Nate River: 3]" calcext:value-type="string">
            <text:p>[b]204. [url=https://www.doomworld.com/idgames/levels/doom2/Ports/a-c/c-shock2]Combat Shock 2[/url][/b] [[b]4[/b]: Cynical: 1, Nate River: 3]</text:p>
          </table:table-cell>
          <table:table-cell table:number-columns-repeated="4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&quot; &amp; [Numbers.F209] &amp; &quot;]&quot;; &quot;&quot;)" office:value-type="string" office:string-value="[b]204. [url=https://www.doomworld.com/idgames/levels/doom2/Ports/a-c/crimsonh]Crimson Horizon[/url][/b] [[b]4[/b]: Paul977: 4]" calcext:value-type="string">
            <text:p>[b]204. [url=https://www.doomworld.com/idgames/levels/doom2/Ports/a-c/crimsonh]Crimson Horizon[/url][/b] [[b]4[/b]: Paul977: 4]</text:p>
          </table:table-cell>
          <table:table-cell table:number-columns-repeated="4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&quot; &amp; [Numbers.F210] &amp; &quot;]&quot;; &quot;&quot;)" office:value-type="string" office:string-value="[b]204. [url=https://www.doomworld.com/idgames/levels/doom2/deathmatch/Ports/megawads/crudream]Crucified Dreams[/url][/b] [[b]4[/b]: Soundblock: 4]" calcext:value-type="string">
            <text:p>[b]204. [url=https://www.doomworld.com/idgames/levels/doom2/deathmatch/Ports/megawads/crudream]Crucified Dreams[/url][/b] [[b]4[/b]: Soundblock: 4]</text:p>
          </table:table-cell>
          <table:table-cell table:number-columns-repeated="4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&quot; &amp; [Numbers.F211] &amp; &quot;]&quot;; &quot;&quot;)" office:value-type="string" office:string-value="[b]204. [url=https://www.doomworld.com/idgames/levels/doom2/megawads/d2ino]Doom 2 In Name Only[/url][/b] [[b]4[/b]: Odal: 4]" calcext:value-type="string">
            <text:p>[b]204. [url=https://www.doomworld.com/idgames/levels/doom2/megawads/d2ino]Doom 2 In Name Only[/url][/b] [[b]4[/b]: Odal: 4]</text:p>
          </table:table-cell>
          <table:table-cell table:number-columns-repeated="4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&quot; &amp; [Numbers.F212] &amp; &quot;]&quot;; &quot;&quot;)" office:value-type="string" office:string-value="[b]204. [url=https://www.doomworld.com/idgames/levels/doom2/d-f/dyst3]Dystopia 3: Re-Birth of Anarchy[/url][/b] [[b]4[/b]: Soundblock: 3, valkiriforce: 1]" calcext:value-type="string">
            <text:p>[b]204. [url=https://www.doomworld.com/idgames/levels/doom2/d-f/dyst3]Dystopia 3: Re-Birth of Anarchy[/url][/b] [[b]4[/b]: Soundblock: 3, valkiriforce: 1]</text:p>
          </table:table-cell>
          <table:table-cell table:number-columns-repeated="4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&quot; &amp; [Numbers.F213] &amp; &quot;]&quot;; &quot;&quot;)" office:value-type="string" office:string-value="[b]204. [url=https://www.doomworld.com/idgames/levels/doom2/d-f/earth]Earth[/url][/b] [[b]4[/b]: ShoDemo: 3, TheNerdTurtle2: 1]" calcext:value-type="string">
            <text:p>[b]204. [url=https://www.doomworld.com/idgames/levels/doom2/d-f/earth]Earth[/url][/b] [[b]4[/b]: ShoDemo: 3, TheNerdTurtle2: 1]</text:p>
          </table:table-cell>
          <table:table-cell table:number-columns-repeated="4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&quot; &amp; [Numbers.F214] &amp; &quot;]&quot;; &quot;&quot;)" office:value-type="string" office:string-value="[b]204. [url=https://www.doomworld.com/idgames/levels/doom2/Ports/g-i/impencse]Imp Encounter[/url][/b] [[b]4[/b]: AnonimVio: 4]" calcext:value-type="string">
            <text:p>[b]204. [url=https://www.doomworld.com/idgames/levels/doom2/Ports/g-i/impencse]Imp Encounter[/url][/b] [[b]4[/b]: AnonimVio: 4]</text:p>
          </table:table-cell>
          <table:table-cell table:number-columns-repeated="4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&quot; &amp; [Numbers.F215] &amp; &quot;]&quot;; &quot;&quot;)" office:value-type="string" office:string-value="[b]204. [url=https://www.doomworld.com/forum/topic/74792-jiffy-bag-a-speedmap-megawad-rc2-released/]Jiffy Bag[/url][/b] [[b]4[/b]: TheNerdTurtle2: 4]" calcext:value-type="string">
            <text:p>[b]204. [url=https://www.doomworld.com/forum/topic/74792-jiffy-bag-a-speedmap-megawad-rc2-released/]Jiffy Bag[/url][/b] [[b]4[/b]: TheNerdTurtle2: 4]</text:p>
          </table:table-cell>
          <table:table-cell table:number-columns-repeated="4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&quot; &amp; [Numbers.F216] &amp; &quot;]&quot;; &quot;&quot;)" office:value-type="string" office:string-value="[b]204. [url=https://www.doomworld.com/idgames/levels/doom2/Ports/j-l/khorus]Khorus[/url][/b] [[b]4[/b]: NuMetalManiak: 4]" calcext:value-type="string">
            <text:p>[b]204. [url=https://www.doomworld.com/idgames/levels/doom2/Ports/j-l/khorus]Khorus[/url][/b] [[b]4[/b]: NuMetalManiak: 4]</text:p>
          </table:table-cell>
          <table:table-cell table:number-columns-repeated="4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&quot; &amp; [Numbers.F217] &amp; &quot;]&quot;; &quot;&quot;)" office:value-type="string" office:string-value="[b]204. [url=https://www.doomworld.com/files/file/15671-mapgame/]Mapgame[/url][/b] [[b]4[/b]: m8f: 4]" calcext:value-type="string">
            <text:p>[b]204. [url=https://www.doomworld.com/files/file/15671-mapgame/]Mapgame[/url][/b] [[b]4[/b]: m8f: 4]</text:p>
          </table:table-cell>
          <table:table-cell table:number-columns-repeated="4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&quot; &amp; [Numbers.F218] &amp; &quot;]&quot;; &quot;&quot;)" office:value-type="string" office:string-value="[b]204. [url=https://www.doomworld.com/idgames/levels/doom2/Ports/s-u/sinedie]Sine Die[/url][/b] [[b]4[/b]: bLOCKbOYgAMES: 4]" calcext:value-type="string">
            <text:p>[b]204. [url=https://www.doomworld.com/idgames/levels/doom2/Ports/s-u/sinedie]Sine Die[/url][/b] [[b]4[/b]: bLOCKbOYgAMES: 4]</text:p>
          </table:table-cell>
          <table:table-cell table:number-columns-repeated="4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&quot; &amp; [Numbers.F219] &amp; &quot;]&quot;; &quot;&quot;)" office:value-type="string" office:string-value="[b]204. [url=http://stronghold.drdteam.org/download.html]Stronghold: On the Edge of Chaos[/url][/b] [[b]4[/b]: MFG38: 2, Dragonfly: 2]" calcext:value-type="string">
            <text:p>[b]204. [url=http://stronghold.drdteam.org/download.html]Stronghold: On the Edge of Chaos[/url][/b] [[b]4[/b]: MFG38: 2, Dragonfly: 2]</text:p>
          </table:table-cell>
          <table:table-cell table:number-columns-repeated="4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&quot; &amp; [Numbers.F220] &amp; &quot;]&quot;; &quot;&quot;)" office:value-type="string" office:string-value="[b]204. [url=https://www.doomworld.com/idgames/levels/doom2/d-f/enigma]The Enigma Episode[/url][/b] [[b]4[/b]: T-Rex: 3, valkiriforce: 1]" calcext:value-type="string">
            <text:p>[b]204. [url=https://www.doomworld.com/idgames/levels/doom2/d-f/enigma]The Enigma Episode[/url][/b] [[b]4[/b]: T-Rex: 3, valkiriforce: 1]</text:p>
          </table:table-cell>
          <table:table-cell table:number-columns-repeated="4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&quot; &amp; [Numbers.F221] &amp; &quot;]&quot;; &quot;&quot;)" office:value-type="string" office:string-value="[b]204. [url=https://www.doomworld.com/idgames/levels/doom2/Ports/s-u/tribute]Tribute[/url][/b] [[b]4[/b]: Lorenz0: 4]" calcext:value-type="string">
            <text:p>[b]204. [url=https://www.doomworld.com/idgames/levels/doom2/Ports/s-u/tribute]Tribute[/url][/b] [[b]4[/b]: Lorenz0: 4]</text:p>
          </table:table-cell>
          <table:table-cell table:number-columns-repeated="4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&quot; &amp; [Numbers.F222] &amp; &quot;]&quot;; &quot;&quot;)" office:value-type="string" office:string-value="[b]204. [url=http://odamex.net/boards/index.php?topic=2246.0]UAC Ultra 2[/url][/b] [[b]4[/b]: Sky: 4]" calcext:value-type="string">
            <text:p>[b]204. [url=http://odamex.net/boards/index.php?topic=2246.0]UAC Ultra 2[/url][/b] [[b]4[/b]: Sky: 4]</text:p>
          </table:table-cell>
          <table:table-cell table:number-columns-repeated="4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&quot; &amp; [Numbers.F223] &amp; &quot;]&quot;; &quot;&quot;)" office:value-type="string" office:string-value="[b]204. [url=https://www.doomworld.com/idgames/levels/doom2/Ports/megawads/vile]Vile Flesh[/url][/b] [[b]4[/b]: Grazza: 4]" calcext:value-type="string">
            <text:p>[b]204. [url=https://www.doomworld.com/idgames/levels/doom2/Ports/megawads/vile]Vile Flesh[/url][/b] [[b]4[/b]: Grazza: 4]</text:p>
          </table:table-cell>
          <table:table-cell table:number-columns-repeated="4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&quot; &amp; [Numbers.F224] &amp; &quot;]&quot;; &quot;&quot;)" office:value-type="string" office:string-value="[b]204. [url=https://www.doomworld.com/idgames/levels/doom2/Ports/v-z/vrack]Vrack[/url][/b] [[b]4[/b]: bzzrak: 4]" calcext:value-type="string">
            <text:p>[b]204. [url=https://www.doomworld.com/idgames/levels/doom2/Ports/v-z/vrack]Vrack[/url][/b] [[b]4[/b]: bzzrak: 4]</text:p>
          </table:table-cell>
          <table:table-cell table:number-columns-repeated="4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&quot; &amp; [Numbers.F225] &amp; &quot;]&quot;; &quot;&quot;)" office:value-type="string" office:string-value="[b]204. [url=https://www.doomworld.com/idgames/levels/doom2/Ports/v-z/vrack3]Vrack 3[/url][/b] [[b]4[/b]: Spectra: 4]" calcext:value-type="string">
            <text:p>[b]204. [url=https://www.doomworld.com/idgames/levels/doom2/Ports/v-z/vrack3]Vrack 3[/url][/b] [[b]4[/b]: Spectra: 4]</text:p>
          </table:table-cell>
          <table:table-cell table:number-columns-repeated="4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&quot; &amp; [Numbers.F226] &amp; &quot;]&quot;; &quot;&quot;)" office:value-type="string" office:string-value="[b]223. [url=https://cloud.mail.ru/public/83f617a62867/1993.WAD]1993[/url][/b] [[b]3[/b]: Apaul27: 3]" calcext:value-type="string">
            <text:p>[b]223. [url=https://cloud.mail.ru/public/83f617a62867/1993.WAD]1993[/url][/b] [[b]3[/b]: Apaul27: 3]</text:p>
          </table:table-cell>
          <table:table-cell table:number-columns-repeated="4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&quot; &amp; [Numbers.F227] &amp; &quot;]&quot;; &quot;&quot;)" office:value-type="string" office:string-value="[b]223. [url=https://www.doomworld.com/forum/topic/93734-doomworld-community-top-wads-of-all-time/?page=4]2castles[/url][/b] [[b]3[/b]: Soundblock: 3]" calcext:value-type="string">
            <text:p>[b]223. [url=https://www.doomworld.com/forum/topic/93734-doomworld-community-top-wads-of-all-time/?page=4]2castles[/url][/b] [[b]3[/b]: Soundblock: 3]</text:p>
          </table:table-cell>
          <table:table-cell table:number-columns-repeated="4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&quot; &amp; [Numbers.F228] &amp; &quot;]&quot;; &quot;&quot;)" office:value-type="string" office:string-value="[b]223. [url=https://www.doomworld.com/forum/topic/90605-v04-a-boy-and-his-barrel-a-secret-is-revealed/]A Boy and His Barrel[/url][/b] [[b]3[/b]: Dragonfly: 3]" calcext:value-type="string">
            <text:p>[b]223. [url=https://www.doomworld.com/forum/topic/90605-v04-a-boy-and-his-barrel-a-secret-is-revealed/]A Boy and His Barrel[/url][/b] [[b]3[/b]: Dragonfly: 3]</text:p>
          </table:table-cell>
          <table:table-cell table:number-columns-repeated="4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&quot; &amp; [Numbers.F229] &amp; &quot;]&quot;; &quot;&quot;)" office:value-type="string" office:string-value="[b]223. [url=https://www.doomworld.com/files/file/18491-absolutely-killed/]Absolutely Killed[/url][/b] [[b]3[/b]: NoisyVelvet: 3]" calcext:value-type="string">
            <text:p>[b]223. [url=https://www.doomworld.com/files/file/18491-absolutely-killed/]Absolutely Killed[/url][/b] [[b]3[/b]: NoisyVelvet: 3]</text:p>
          </table:table-cell>
          <table:table-cell table:number-columns-repeated="4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&quot; &amp; [Numbers.F230] &amp; &quot;]&quot;; &quot;&quot;)" office:value-type="string" office:string-value="[b]223. [url=https://www.doomworld.com/idgames/levels/doom/Ports/a-c/aaawake]Awakening[/url][/b] [[b]3[/b]: Graf Zahl: 3]" calcext:value-type="string">
            <text:p>[b]223. [url=https://www.doomworld.com/idgames/levels/doom/Ports/a-c/aaawake]Awakening[/url][/b] [[b]3[/b]: Graf Zahl: 3]</text:p>
          </table:table-cell>
          <table:table-cell table:number-columns-repeated="4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&quot; &amp; [Numbers.F231] &amp; &quot;]&quot;; &quot;&quot;)" office:value-type="string" office:string-value="[b]223. [url=https://www.doomworld.com/idgames/levels/doom2/a-c/chord1]Chord 1[/url][/b] [[b]3[/b]: Paul977: 3]" calcext:value-type="string">
            <text:p>[b]223. [url=https://www.doomworld.com/idgames/levels/doom2/a-c/chord1]Chord 1[/url][/b] [[b]3[/b]: Paul977: 3]</text:p>
          </table:table-cell>
          <table:table-cell table:number-columns-repeated="4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&quot; &amp; [Numbers.F232] &amp; &quot;]&quot;; &quot;&quot;)" office:value-type="string" office:string-value="[b]223. [url=https://www.doomworld.com/idgames/levels/doom2/Ports/a-c/chord3]Chord 3[/url][/b] [[b]3[/b]: Paul977: 3]" calcext:value-type="string">
            <text:p>[b]223. [url=https://www.doomworld.com/idgames/levels/doom2/Ports/a-c/chord3]Chord 3[/url][/b] [[b]3[/b]: Paul977: 3]</text:p>
          </table:table-cell>
          <table:table-cell table:number-columns-repeated="4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&quot; &amp; [Numbers.F233] &amp; &quot;]&quot;; &quot;&quot;)" office:value-type="string" office:string-value="[b]223. [url=https://www.doomworld.com/idgames/levels/doom2/Ports/megawads/cchest3]Community Chest 3[/url][/b] [[b]3[/b]: Mr. Freeze: 3]" calcext:value-type="string">
            <text:p>[b]223. [url=https://www.doomworld.com/idgames/levels/doom2/Ports/megawads/cchest3]Community Chest 3[/url][/b] [[b]3[/b]: Mr. Freeze: 3]</text:p>
          </table:table-cell>
          <table:table-cell table:number-columns-repeated="4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&quot; &amp; [Numbers.F234] &amp; &quot;]&quot;; &quot;&quot;)" office:value-type="string" office:string-value="[b]223. [url=https://www.doomworld.com/idgames/levels/doom2/Ports/a-c/crapirc5]Crapi[/url][/b] [[b]3[/b]: Archie550: 3]" calcext:value-type="string">
            <text:p>[b]223. [url=https://www.doomworld.com/idgames/levels/doom2/Ports/a-c/crapirc5]Crapi[/url][/b] [[b]3[/b]: Archie550: 3]</text:p>
          </table:table-cell>
          <table:table-cell table:number-columns-repeated="4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&quot; &amp; [Numbers.F235] &amp; &quot;]&quot;; &quot;&quot;)" office:value-type="string" office:string-value="[b]223. [url=https://www.doomworld.com/idgames/levels/doom2/d-f/darkcvnt]Dark Covenant[/url][/b] [[b]3[/b]: NuMetalManiak: 2, bonnie: 1]" calcext:value-type="string">
            <text:p>[b]223. [url=https://www.doomworld.com/idgames/levels/doom2/d-f/darkcvnt]Dark Covenant[/url][/b] [[b]3[/b]: NuMetalManiak: 2, bonnie: 1]</text:p>
          </table:table-cell>
          <table:table-cell table:number-columns-repeated="4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&quot; &amp; [Numbers.F236] &amp; &quot;]&quot;; &quot;&quot;)" office:value-type="string" office:string-value="[b]223. [url=https://www.doomworld.com/idgames/levels/doom2/Ports/d-f/darknes2]Disciples of Darkness[/url][/b] [[b]3[/b]: Nirvana: 3]" calcext:value-type="string">
            <text:p>[b]223. [url=https://www.doomworld.com/idgames/levels/doom2/Ports/d-f/darknes2]Disciples of Darkness[/url][/b] [[b]3[/b]: Nirvana: 3]</text:p>
          </table:table-cell>
          <table:table-cell table:number-columns-repeated="4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&quot; &amp; [Numbers.F237] &amp; &quot;]&quot;; &quot;&quot;)" office:value-type="string" office:string-value="[b]223. [url=http://freedoom.github.io/download.html]Freedoom: Phase 1[/url][/b] [[b]3[/b]: Chamelenoel: 3]" calcext:value-type="string">
            <text:p>[b]223. [url=http://freedoom.github.io/download.html]Freedoom: Phase 1[/url][/b] [[b]3[/b]: Chamelenoel: 3]</text:p>
          </table:table-cell>
          <table:table-cell table:number-columns-repeated="4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&quot; &amp; [Numbers.F238] &amp; &quot;]&quot;; &quot;&quot;)" office:value-type="string" office:string-value="[b]223. [url=https://www.doomworld.com/idgames/levels/doom2/g-i/hellrun2]Hellrun[/url][/b] [[b]3[/b]: Doomkid: 3]" calcext:value-type="string">
            <text:p>[b]223. [url=https://www.doomworld.com/idgames/levels/doom2/g-i/hellrun2]Hellrun[/url][/b] [[b]3[/b]: Doomkid: 3]</text:p>
          </table:table-cell>
          <table:table-cell table:number-columns-repeated="4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&quot; &amp; [Numbers.F239] &amp; &quot;]&quot;; &quot;&quot;)" office:value-type="string" office:string-value="[b]223. [url=https://www.doomworld.com/idgames/levels/doom2/Ports/j-l/legher]Legacy of Heroes[/url][/b] [[b]3[/b]: dylux: 3]" calcext:value-type="string">
            <text:p>[b]223. [url=https://www.doomworld.com/idgames/levels/doom2/Ports/j-l/legher]Legacy of Heroes[/url][/b] [[b]3[/b]: dylux: 3]</text:p>
          </table:table-cell>
          <table:table-cell table:number-columns-repeated="4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&quot; &amp; [Numbers.F240] &amp; &quot;]&quot;; &quot;&quot;)" office:value-type="string" office:string-value="[b]223. [url=https://www.doomworld.com/idgames/levels/doom2/Ports/j-l/los]Legacy of Suffering[/url][/b] [[b]3[/b]: MFG38: 3]" calcext:value-type="string">
            <text:p>[b]223. [url=https://www.doomworld.com/idgames/levels/doom2/Ports/j-l/los]Legacy of Suffering[/url][/b] [[b]3[/b]: MFG38: 3]</text:p>
          </table:table-cell>
          <table:table-cell table:number-columns-repeated="4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&quot; &amp; [Numbers.F241] &amp; &quot;]&quot;; &quot;&quot;)" office:value-type="string" office:string-value="[b]223. [url=https://www.doomworld.com/idgames/levels/doom2/p-r/phobos2]Phobos[/url][/b] [[b]3[/b]: Jaws In Space: 3]" calcext:value-type="string">
            <text:p>[b]223. [url=https://www.doomworld.com/idgames/levels/doom2/p-r/phobos2]Phobos[/url][/b] [[b]3[/b]: Jaws In Space: 3]</text:p>
          </table:table-cell>
          <table:table-cell table:number-columns-repeated="4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&quot; &amp; [Numbers.F242] &amp; &quot;]&quot;; &quot;&quot;)" office:value-type="string" office:string-value="[b]223. [url=https://www.doomworld.com/idgames/levels/doom2/megawads/pizzas]Pizza Steve[/url][/b] [[b]3[/b]: Bryan T: 3]" calcext:value-type="string">
            <text:p>[b]223. [url=https://www.doomworld.com/idgames/levels/doom2/megawads/pizzas]Pizza Steve[/url][/b] [[b]3[/b]: Bryan T: 3]</text:p>
          </table:table-cell>
          <table:table-cell table:number-columns-repeated="4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&quot; &amp; [Numbers.F243] &amp; &quot;]&quot;; &quot;&quot;)" office:value-type="string" office:string-value="[b]223. [url=https://www.doomworld.com/idgames/levels/hexen/s-u/serpent]Serpent: Resurrection[/url][/b] [[b]3[/b]: TheMightyHeracross: 3]" calcext:value-type="string">
            <text:p>[b]223. [url=https://www.doomworld.com/idgames/levels/hexen/s-u/serpent]Serpent: Resurrection[/url][/b] [[b]3[/b]: TheMightyHeracross: 3]</text:p>
          </table:table-cell>
          <table:table-cell table:number-columns-repeated="4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&quot; &amp; [Numbers.F244] &amp; &quot;]&quot;; &quot;&quot;)" office:value-type="string" office:string-value="[b]223. [url=https://www.doomworld.com/idgames/levels/doom2/Ports/s-u/t3st]T3ST[/url][/b] [[b]3[/b]: bzzrak: 3]" calcext:value-type="string">
            <text:p>[b]223. [url=https://www.doomworld.com/idgames/levels/doom2/Ports/s-u/t3st]T3ST[/url][/b] [[b]3[/b]: bzzrak: 3]</text:p>
          </table:table-cell>
          <table:table-cell table:number-columns-repeated="4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&quot; &amp; [Numbers.F245] &amp; &quot;]&quot;; &quot;&quot;)" office:value-type="string" office:string-value="[b]223. [url=https://doomwiki.org/wiki/The_Lost_Episodes_of_Doom]The Lost Episodes of Doom[/url][/b] [[b]3[/b]: Diabolución: 3]" calcext:value-type="string">
            <text:p>[b]223. [url=https://doomwiki.org/wiki/The_Lost_Episodes_of_Doom]The Lost Episodes of Doom[/url][/b] [[b]3[/b]: Diabolución: 3]</text:p>
          </table:table-cell>
          <table:table-cell table:number-columns-repeated="4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&quot; &amp; [Numbers.F246] &amp; &quot;]&quot;; &quot;&quot;)" office:value-type="string" office:string-value="[b]223. [url=https://www.doomworld.com/idgames/levels/doom/s-u/smb_v102]The Sky May Be[/url][/b] [[b]3[/b]: AnonimVio: 3]" calcext:value-type="string">
            <text:p>[b]223. [url=https://www.doomworld.com/idgames/levels/doom/s-u/smb_v102]The Sky May Be[/url][/b] [[b]3[/b]: AnonimVio: 3]</text:p>
          </table:table-cell>
          <table:table-cell table:number-columns-repeated="4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&quot; &amp; [Numbers.F247] &amp; &quot;]&quot;; &quot;&quot;)" office:value-type="string" office:string-value="[b]223. [url=https://www.doomworld.com/idgames/levels/doom2/deathmatch/s-u/udm3]Unidoom DM 3[/url][/b] [[b]3[/b]: Doomkid: 3]" calcext:value-type="string">
            <text:p>[b]223. [url=https://www.doomworld.com/idgames/levels/doom2/deathmatch/s-u/udm3]Unidoom DM 3[/url][/b] [[b]3[/b]: Doomkid: 3]</text:p>
          </table:table-cell>
          <table:table-cell table:number-columns-repeated="4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&quot; &amp; [Numbers.F248] &amp; &quot;]&quot;; &quot;&quot;)" office:value-type="string" office:string-value="[b]245. [url=https://www.doomworld.com/idgames/levels/doom2/megawads/1monster]1 Monster Megawad[/url][/b] [[b]2[/b]: TheNerdTurtle2: 2]" calcext:value-type="string">
            <text:p>[b]245. [url=https://www.doomworld.com/idgames/levels/doom2/megawads/1monster]1 Monster Megawad[/url][/b] [[b]2[/b]: TheNerdTurtle2: 2]</text:p>
          </table:table-cell>
          <table:table-cell table:number-columns-repeated="4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&quot; &amp; [Numbers.F249] &amp; &quot;]&quot;; &quot;&quot;)" office:value-type="string" office:string-value="[b]245. [url=https://www.doomworld.com/idgames/levels/doom2/megawads/3ha3]3 Heures d'agonie 3[/url][/b] [[b]2[/b]: Roofi: 2]" calcext:value-type="string">
            <text:p>[b]245. [url=https://www.doomworld.com/idgames/levels/doom2/megawads/3ha3]3 Heures d'agonie 3[/url][/b] [[b]2[/b]: Roofi: 2]</text:p>
          </table:table-cell>
          <table:table-cell table:number-columns-repeated="4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&quot; &amp; [Numbers.F250] &amp; &quot;]&quot;; &quot;&quot;)" office:value-type="string" office:string-value="[b]245. [url=https://www.doomworld.com/idgames/levels/doom2/Ports/0-9/30kmaps]30,000 Levels[/url][/b] [[b]2[/b]: AnonimVio: 2]" calcext:value-type="string">
            <text:p>[b]245. [url=https://www.doomworld.com/idgames/levels/doom2/Ports/0-9/30kmaps]30,000 Levels[/url][/b] [[b]2[/b]: AnonimVio: 2]</text:p>
          </table:table-cell>
          <table:table-cell table:number-columns-repeated="4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&quot; &amp; [Numbers.F251] &amp; &quot;]&quot;; &quot;&quot;)" office:value-type="string" office:string-value="[b]245. [url=https://www.doomworld.com/idgames/levels/doom2/megawads/50monstr]50 Monsters[/url][/b] [[b]2[/b]: tmorrow: 2]" calcext:value-type="string">
            <text:p>[b]245. [url=https://www.doomworld.com/idgames/levels/doom2/megawads/50monstr]50 Monsters[/url][/b] [[b]2[/b]: tmorrow: 2]</text:p>
          </table:table-cell>
          <table:table-cell table:number-columns-repeated="4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&quot; &amp; [Numbers.F252] &amp; &quot;]&quot;; &quot;&quot;)" office:value-type="string" office:string-value="[b]245. [url=https://www.doomworld.com/idgames/levels/doom2/Ports/a-c/aeternum]Aeternum[/url][/b] [[b]2[/b]: 42PercentHealth: 1, Budoka: 1]" calcext:value-type="string">
            <text:p>[b]245. [url=https://www.doomworld.com/idgames/levels/doom2/Ports/a-c/aeternum]Aeternum[/url][/b] [[b]2[/b]: 42PercentHealth: 1, Budoka: 1]</text:p>
          </table:table-cell>
          <table:table-cell table:number-columns-repeated="4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&quot; &amp; [Numbers.F253] &amp; &quot;]&quot;; &quot;&quot;)" office:value-type="string" office:string-value="[b]245. [url=https://www.doomworld.com/idgames/levels/doom2/a-c/area51]Area 51[/url][/b] [[b]2[/b]: Doomkid: 2]" calcext:value-type="string">
            <text:p>[b]245. [url=https://www.doomworld.com/idgames/levels/doom2/a-c/area51]Area 51[/url][/b] [[b]2[/b]: Doomkid: 2]</text:p>
          </table:table-cell>
          <table:table-cell table:number-columns-repeated="4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&quot; &amp; [Numbers.F254] &amp; &quot;]&quot;; &quot;&quot;)" office:value-type="string" office:string-value="[b]245. [url=https://www.doomworld.com/idgames/levels/doom/a-c/b2b]Back to Basics[/url][/b] [[b]2[/b]: WH-Wilou84: 2]" calcext:value-type="string">
            <text:p>[b]245. [url=https://www.doomworld.com/idgames/levels/doom/a-c/b2b]Back to Basics[/url][/b] [[b]2[/b]: WH-Wilou84: 2]</text:p>
          </table:table-cell>
          <table:table-cell table:number-columns-repeated="4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&quot; &amp; [Numbers.F255] &amp; &quot;]&quot;; &quot;&quot;)" office:value-type="string" office:string-value="[b]245. [url=https://www.doomworld.com/idgames/levels/doom2/Ports/a-c/bldstlp]Bloody Steel[/url][/b] [[b]2[/b]: ella guro: 2]" calcext:value-type="string">
            <text:p>[b]245. [url=https://www.doomworld.com/idgames/levels/doom2/Ports/a-c/bldstlp]Bloody Steel[/url][/b] [[b]2[/b]: ella guro: 2]</text:p>
          </table:table-cell>
          <table:table-cell table:number-columns-repeated="4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&quot; &amp; [Numbers.F256] &amp; &quot;]&quot;; &quot;&quot;)" office:value-type="string" office:string-value="[b]245. [url=https://www.doomworld.com/forum/topic/92776-brigandine-rc2-updated-2017-05-13/]Brigandine[/url][/b] [[b]2[/b]: guitardz: 2]" calcext:value-type="string">
            <text:p>[b]245. [url=https://www.doomworld.com/forum/topic/92776-brigandine-rc2-updated-2017-05-13/]Brigandine[/url][/b] [[b]2[/b]: guitardz: 2]</text:p>
          </table:table-cell>
          <table:table-cell table:number-columns-repeated="4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&quot; &amp; [Numbers.F257] &amp; &quot;]&quot;; &quot;&quot;)" office:value-type="string" office:string-value="[b]245. [url=https://www.doomworld.com/idgames/levels/doom2/Ports/s-u/tcotd]City of the Damned[/url][/b] [[b]2[/b]: HUNdebLeonidasX: 2]" calcext:value-type="string">
            <text:p>[b]245. [url=https://www.doomworld.com/idgames/levels/doom2/Ports/s-u/tcotd]City of the Damned[/url][/b] [[b]2[/b]: HUNdebLeonidasX: 2]</text:p>
          </table:table-cell>
          <table:table-cell table:number-columns-repeated="4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&quot; &amp; [Numbers.F258] &amp; &quot;]&quot;; &quot;&quot;)" office:value-type="string" office:string-value="[b]245. [url=https://www.doomworld.com/idgames/levels/doom2/megawads/cleim20p]Cleimos 2[/url][/b] [[b]2[/b]: valkiriforce: 2]" calcext:value-type="string">
            <text:p>[b]245. [url=https://www.doomworld.com/idgames/levels/doom2/megawads/cleim20p]Cleimos 2[/url][/b] [[b]2[/b]: valkiriforce: 2]</text:p>
          </table:table-cell>
          <table:table-cell table:number-columns-repeated="4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&quot; &amp; [Numbers.F259] &amp; &quot;]&quot;; &quot;&quot;)" office:value-type="string" office:string-value="[b]245. [url=https://www.doomworld.com/idgames/levels/doom2/megawads/d2reload]Doom 2 Reloaded[/url][/b] [[b]2[/b]: Odal: 2]" calcext:value-type="string">
            <text:p>[b]245. [url=https://www.doomworld.com/idgames/levels/doom2/megawads/d2reload]Doom 2 Reloaded[/url][/b] [[b]2[/b]: Odal: 2]</text:p>
          </table:table-cell>
          <table:table-cell table:number-columns-repeated="4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&quot; &amp; [Numbers.F260] &amp; &quot;]&quot;; &quot;&quot;)" office:value-type="string" office:string-value="[b]245. [url=https://www.doomworld.com/idgames/levels/doom2/Ports/d-f/fth666]Flashback to Hell[/url][/b] [[b]2[/b]: GarrettChan: 2]" calcext:value-type="string">
            <text:p>[b]245. [url=https://www.doomworld.com/idgames/levels/doom2/Ports/d-f/fth666]Flashback to Hell[/url][/b] [[b]2[/b]: GarrettChan: 2]</text:p>
          </table:table-cell>
          <table:table-cell table:number-columns-repeated="4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&quot; &amp; [Numbers.F261] &amp; &quot;]&quot;; &quot;&quot;)" office:value-type="string" office:string-value="[b]245. [url=http://www.mediafire.com/file/lgqjfqjy381ybic/Ice_Rage.zip]Ice Rage[/url][/b] [[b]2[/b]: Chamelenoel: 2]" calcext:value-type="string">
            <text:p>[b]245. [url=http://www.mediafire.com/file/lgqjfqjy381ybic/Ice_Rage.zip]Ice Rage[/url][/b] [[b]2[/b]: Chamelenoel: 2]</text:p>
          </table:table-cell>
          <table:table-cell table:number-columns-repeated="4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&quot; &amp; [Numbers.F262] &amp; &quot;]&quot;; &quot;&quot;)" office:value-type="string" office:string-value="[b]245. [url=https://www.doomworld.com/idgames/levels/doom2/Ports/d-f/dmdjm01]Jagermorder: Chemical Lab[/url][/b] [[b]2[/b]: Soundblock: 2]" calcext:value-type="string">
            <text:p>[b]245. [url=https://www.doomworld.com/idgames/levels/doom2/Ports/d-f/dmdjm01]Jagermorder: Chemical Lab[/url][/b] [[b]2[/b]: Soundblock: 2]</text:p>
          </table:table-cell>
          <table:table-cell table:number-columns-repeated="4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&quot; &amp; [Numbers.F263] &amp; &quot;]&quot;; &quot;&quot;)" office:value-type="string" office:string-value="[b]245. [url=https://www.doomworld.com/idgames/levels/doom2/megawads/kssht]Khorus' Speedy Shit[/url][/b] [[b]2[/b]: Phobus: 2]" calcext:value-type="string">
            <text:p>[b]245. [url=https://www.doomworld.com/idgames/levels/doom2/megawads/kssht]Khorus' Speedy Shit[/url][/b] [[b]2[/b]: Phobus: 2]</text:p>
          </table:table-cell>
          <table:table-cell table:number-columns-repeated="4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&quot; &amp; [Numbers.F264] &amp; &quot;]&quot;; &quot;&quot;)" office:value-type="string" office:string-value="[b]245. [url=https://www.doomworld.com/idgames/levels/doom2/a-c/bldnight]One Bloody Night[/url][/b] [[b]2[/b]: WH-Wilou84: 1, T-Rex: 1]" calcext:value-type="string">
            <text:p>[b]245. [url=https://www.doomworld.com/idgames/levels/doom2/a-c/bldnight]One Bloody Night[/url][/b] [[b]2[/b]: WH-Wilou84: 1, T-Rex: 1]</text:p>
          </table:table-cell>
          <table:table-cell table:number-columns-repeated="4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&quot; &amp; [Numbers.F265] &amp; &quot;]&quot;; &quot;&quot;)" office:value-type="string" office:string-value="[b]245. [url=https://www.doomworld.com/idgames/levels/doom2/Ports/p-r/rf_1024]Rf 1024[/url][/b] [[b]2[/b]: JudgeDeadd: 2]" calcext:value-type="string">
            <text:p>[b]245. [url=https://www.doomworld.com/idgames/levels/doom2/Ports/p-r/rf_1024]Rf 1024[/url][/b] [[b]2[/b]: JudgeDeadd: 2]</text:p>
          </table:table-cell>
          <table:table-cell table:number-columns-repeated="4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&quot; &amp; [Numbers.F266] &amp; &quot;]&quot;; &quot;&quot;)" office:value-type="string" office:string-value="[b]245. [url=https://www.doomworld.com/idgames/levels/doom2/Ports/p-r/rush]Rush[/url][/b] [[b]2[/b]: Nirvana: 2]" calcext:value-type="string">
            <text:p>[b]245. [url=https://www.doomworld.com/idgames/levels/doom2/Ports/p-r/rush]Rush[/url][/b] [[b]2[/b]: Nirvana: 2]</text:p>
          </table:table-cell>
          <table:table-cell table:number-columns-repeated="4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&quot; &amp; [Numbers.F267] &amp; &quot;]&quot;; &quot;&quot;)" office:value-type="string" office:string-value="[b]245. [url=https://www.doomworld.com/idgames/levels/doom2/0-9/666]Sector 666[/url][/b] [[b]2[/b]: bzzrak: 2]" calcext:value-type="string">
            <text:p>[b]245. [url=https://www.doomworld.com/idgames/levels/doom2/0-9/666]Sector 666[/url][/b] [[b]2[/b]: bzzrak: 2]</text:p>
          </table:table-cell>
          <table:table-cell table:number-columns-repeated="4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&quot; &amp; [Numbers.F268] &amp; &quot;]&quot;; &quot;&quot;)" office:value-type="string" office:string-value="[b]245. [url=https://www.doomworld.com/idgames/levels/doom2/Ports/megawads/mayhem17]Super MAYhem 17[/url][/b] [[b]2[/b]: Octillion: 2]" calcext:value-type="string">
            <text:p>[b]245. [url=https://www.doomworld.com/idgames/levels/doom2/Ports/megawads/mayhem17]Super MAYhem 17[/url][/b] [[b]2[/b]: Octillion: 2]</text:p>
          </table:table-cell>
          <table:table-cell table:number-columns-repeated="4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&quot; &amp; [Numbers.F269] &amp; &quot;]&quot;; &quot;&quot;)" office:value-type="string" office:string-value="[b]245. [url=https://www.doomworld.com/idgames/levels/doom2/a-c/aboosysv]System Vices[/url][/b] [[b]2[/b]: Grazza: 2]" calcext:value-type="string">
            <text:p>[b]245. [url=https://www.doomworld.com/idgames/levels/doom2/a-c/aboosysv]System Vices[/url][/b] [[b]2[/b]: Grazza: 2]</text:p>
          </table:table-cell>
          <table:table-cell table:number-columns-repeated="4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&quot; &amp; [Numbers.F270] &amp; &quot;]&quot;; &quot;&quot;)" office:value-type="string" office:string-value="[b]245. [url=https://www.doomworld.com/idgames/levels/doom2/Ports/megawads/thtthren]THT: Threnody[/url][/b] [[b]2[/b]: Doomkid: 2]" calcext:value-type="string">
            <text:p>[b]245. [url=https://www.doomworld.com/idgames/levels/doom2/Ports/megawads/thtthren]THT: Threnody[/url][/b] [[b]2[/b]: Doomkid: 2]</text:p>
          </table:table-cell>
          <table:table-cell table:number-columns-repeated="4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&quot; &amp; [Numbers.F271] &amp; &quot;]&quot;; &quot;&quot;)" office:value-type="string" office:string-value="[b]268. [url=https://www.doomworld.com/idgames/levels/doom2/Ports/a-c/action]Action Doom[/url][/b] [[b]1[/b]: Dragonfly: 1]" calcext:value-type="string">
            <text:p>[b]268. [url=https://www.doomworld.com/idgames/levels/doom2/Ports/a-c/action]Action Doom[/url][/b] [[b]1[/b]: Dragonfly: 1]</text:p>
          </table:table-cell>
          <table:table-cell table:number-columns-repeated="4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&quot; &amp; [Numbers.F272] &amp; &quot;]&quot;; &quot;&quot;)" office:value-type="string" office:string-value="[b]268. [url=https://www.doomworld.com/idgames/levels/doom2/Ports/a-c/bermuda]Bermuda Triangle[/url][/b] [[b]1[/b]: Doomkid: 1]" calcext:value-type="string">
            <text:p>[b]268. [url=https://www.doomworld.com/idgames/levels/doom2/Ports/a-c/bermuda]Bermuda Triangle[/url][/b] [[b]1[/b]: Doomkid: 1]</text:p>
          </table:table-cell>
          <table:table-cell table:number-columns-repeated="4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&quot; &amp; [Numbers.F273] &amp; &quot;]&quot;; &quot;&quot;)" office:value-type="string" office:string-value="[b]268. [url=https://www.doomworld.com/idgames/levels/doom2/Ports/a-c/chungus]Big Chungus' Symphony[/url][/b] [[b]1[/b]: Archie550: 1]" calcext:value-type="string">
            <text:p>[b]268. [url=https://www.doomworld.com/idgames/levels/doom2/Ports/a-c/chungus]Big Chungus' Symphony[/url][/b] [[b]1[/b]: Archie550: 1]</text:p>
          </table:table-cell>
          <table:table-cell table:number-columns-repeated="4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&quot; &amp; [Numbers.F274] &amp; &quot;]&quot;; &quot;&quot;)" office:value-type="string" office:string-value="[b]268. [url=https://www.doomworld.com/idgames/levels/doom2/Ports/a-c/coecits]Castle of Eternal Carrot in the Sky[/url][/b] [[b]1[/b]: Jaws In Space: 1]" calcext:value-type="string">
            <text:p>[b]268. [url=https://www.doomworld.com/idgames/levels/doom2/Ports/a-c/coecits]Castle of Eternal Carrot in the Sky[/url][/b] [[b]1[/b]: Jaws In Space: 1]</text:p>
          </table:table-cell>
          <table:table-cell table:number-columns-repeated="4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&quot; &amp; [Numbers.F275] &amp; &quot;]&quot;; &quot;&quot;)" office:value-type="string" office:string-value="[b]268. [url=https://www.doomworld.com/idgames/levels/doom/a-c/cleim10]Cleimos[/url][/b] [[b]1[/b]: Soundblock: 1]" calcext:value-type="string">
            <text:p>[b]268. [url=https://www.doomworld.com/idgames/levels/doom/a-c/cleim10]Cleimos[/url][/b] [[b]1[/b]: Soundblock: 1]</text:p>
          </table:table-cell>
          <table:table-cell table:number-columns-repeated="4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&quot; &amp; [Numbers.F276] &amp; &quot;]&quot;; &quot;&quot;)" office:value-type="string" office:string-value="[b]268. [url=https://www.doomworld.com/idgames/levels/doom2/Ports/a-c/c-shock]Combat Shock[/url][/b] [[b]1[/b]: WH-Wilou84: 1]" calcext:value-type="string">
            <text:p>[b]268. [url=https://www.doomworld.com/idgames/levels/doom2/Ports/a-c/c-shock]Combat Shock[/url][/b] [[b]1[/b]: WH-Wilou84: 1]</text:p>
          </table:table-cell>
          <table:table-cell table:number-columns-repeated="4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&quot; &amp; [Numbers.F277] &amp; &quot;]&quot;; &quot;&quot;)" office:value-type="string" office:string-value="[b]268. [url=https://www.doomworld.com/idgames/levels/doom2/a-c/cygnus20]Cygnus IV[/url][/b] [[b]1[/b]: Philnemba: 1]" calcext:value-type="string">
            <text:p>[b]268. [url=https://www.doomworld.com/idgames/levels/doom2/a-c/cygnus20]Cygnus IV[/url][/b] [[b]1[/b]: Philnemba: 1]</text:p>
          </table:table-cell>
          <table:table-cell table:number-columns-repeated="4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&quot; &amp; [Numbers.F278] &amp; &quot;]&quot;; &quot;&quot;)" office:value-type="string" office:string-value="[b]268. [url=https://www.doomworld.com/forum/topic/64353-doom-64-for-doom-ii/]Doom 64 for Doom II[/url][/b] [[b]1[/b]: Roofi: 1]" calcext:value-type="string">
            <text:p>[b]268. [url=https://www.doomworld.com/forum/topic/64353-doom-64-for-doom-ii/]Doom 64 for Doom II[/url][/b] [[b]1[/b]: Roofi: 1]</text:p>
          </table:table-cell>
          <table:table-cell table:number-columns-repeated="4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&quot; &amp; [Numbers.F279] &amp; &quot;]&quot;; &quot;&quot;)" office:value-type="string" office:string-value="[b]268. [url=https://s3-eu-west-1.amazonaws.com/dtwid/dtwidmus.zip]dtwidmus.wad﻿[/url][/b] [[b]1[/b]: Diabolución: 1]" calcext:value-type="string">
            <text:p>[b]268. [url=https://s3-eu-west-1.amazonaws.com/dtwid/dtwidmus.zip]dtwidmus.wad﻿[/url][/b] [[b]1[/b]: Diabolución: 1]</text:p>
          </table:table-cell>
          <table:table-cell table:number-columns-repeated="4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&quot; &amp; [Numbers.F280] &amp; &quot;]&quot;; &quot;&quot;)" office:value-type="string" office:string-value="[b]268. [url=https://www.doomworld.com/idgames/levels/doom/megawads/et]Endless Torture[/url][/b] [[b]1[/b]: soner du: 1]" calcext:value-type="string">
            <text:p>[b]268. [url=https://www.doomworld.com/idgames/levels/doom/megawads/et]Endless Torture[/url][/b] [[b]1[/b]: soner du: 1]</text:p>
          </table:table-cell>
          <table:table-cell table:number-columns-repeated="4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&quot; &amp; [Numbers.F281] &amp; &quot;]&quot;; &quot;&quot;)" office:value-type="string" office:string-value="[b]268. [url=https://www.doomworld.com/idgames/levels/doom/d-f/eternity]Eternity[/url][/b] [[b]1[/b]: bonnie: 1]" calcext:value-type="string">
            <text:p>[b]268. [url=https://www.doomworld.com/idgames/levels/doom/d-f/eternity]Eternity[/url][/b] [[b]1[/b]: bonnie: 1]</text:p>
          </table:table-cell>
          <table:table-cell table:number-columns-repeated="4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&quot; &amp; [Numbers.F282] &amp; &quot;]&quot;; &quot;&quot;)" office:value-type="string" office:string-value="[b]268. [url=https://www.doomworld.com/idgames/levels/doom/d-f/extremal]Extremal Doom[/url][/b] [[b]1[/b]: Grazza: 1]" calcext:value-type="string">
            <text:p>[b]268. [url=https://www.doomworld.com/idgames/levels/doom/d-f/extremal]Extremal Doom[/url][/b] [[b]1[/b]: Grazza: 1]</text:p>
          </table:table-cell>
          <table:table-cell table:number-columns-repeated="4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&quot; &amp; [Numbers.F283] &amp; &quot;]&quot;; &quot;&quot;)" office:value-type="string" office:string-value="[b]268. [url=https://www.doomworld.com/idgames/levels/doom/g-i/galaxia]Galaxia[/url][/b] [[b]1[/b]: JudgeDeadd: 1]" calcext:value-type="string">
            <text:p>[b]268. [url=https://www.doomworld.com/idgames/levels/doom/g-i/galaxia]Galaxia[/url][/b] [[b]1[/b]: JudgeDeadd: 1]</text:p>
          </table:table-cell>
          <table:table-cell table:number-columns-repeated="4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&quot; &amp; [Numbers.F284] &amp; &quot;]&quot;; &quot;&quot;)" office:value-type="string" office:string-value="[b]268. [url=https://www.doomworld.com/idgames/levels/doom2/deathmatch/megawads/gothicdm]Gothic DM[/url][/b] [[b]1[/b]: Soundblock: 1]" calcext:value-type="string">
            <text:p>[b]268. [url=https://www.doomworld.com/idgames/levels/doom2/deathmatch/megawads/gothicdm]Gothic DM[/url][/b] [[b]1[/b]: Soundblock: 1]</text:p>
          </table:table-cell>
          <table:table-cell table:number-columns-repeated="4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&quot; &amp; [Numbers.F285] &amp; &quot;]&quot;; &quot;&quot;)" office:value-type="string" office:string-value="[b]268. [url=https://doomwiki.org/wiki/Grezzo_2]Grezzo 2[/url][/b] [[b]1[/b]: AnonimVio: 1]" calcext:value-type="string">
            <text:p>[b]268. [url=https://doomwiki.org/wiki/Grezzo_2]Grezzo 2[/url][/b] [[b]1[/b]: AnonimVio: 1]</text:p>
          </table:table-cell>
          <table:table-cell table:number-columns-repeated="4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&quot; &amp; [Numbers.F286] &amp; &quot;]&quot;; &quot;&quot;)" office:value-type="string" office:string-value="[b]268. [url=https://www.doomworld.com/idgames/levels/doom/j-l/lithe2m1]LithE2M1[/url][/b] [[b]1[/b]: bzzrak: 1]" calcext:value-type="string">
            <text:p>[b]268. [url=https://www.doomworld.com/idgames/levels/doom/j-l/lithe2m1]LithE2M1[/url][/b] [[b]1[/b]: bzzrak: 1]</text:p>
          </table:table-cell>
          <table:table-cell table:number-columns-repeated="4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&quot; &amp; [Numbers.F287] &amp; &quot;]&quot;; &quot;&quot;)" office:value-type="string" office:string-value="[b]268. [url=https://www.doomworld.com/idgames/levels/doom2/megawads/mlm12]Mini-Level Megawad[/url][/b] [[b]1[/b]: Phobus: 1]" calcext:value-type="string">
            <text:p>[b]268. [url=https://www.doomworld.com/idgames/levels/doom2/megawads/mlm12]Mini-Level Megawad[/url][/b] [[b]1[/b]: Phobus: 1]</text:p>
          </table:table-cell>
          <table:table-cell table:number-columns-repeated="4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&quot; &amp; [Numbers.F288] &amp; &quot;]&quot;; &quot;&quot;)" office:value-type="string" office:string-value="[b]268. [url=https://www.doomworld.com/forum/topic/85907-nefertitiwad-6-maps/#comment-1554820]Nefertiti[/url][/b] [[b]1[/b]: NoisyVelvet: 1]" calcext:value-type="string">
            <text:p>[b]268. [url=https://www.doomworld.com/forum/topic/85907-nefertitiwad-6-maps/#comment-1554820]Nefertiti[/url][/b] [[b]1[/b]: NoisyVelvet: 1]</text:p>
          </table:table-cell>
          <table:table-cell table:number-columns-repeated="4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&quot; &amp; [Numbers.F289] &amp; &quot;]&quot;; &quot;&quot;)" office:value-type="string" office:string-value="[b]268. [url=https://www.doomworld.com/idgames/levels/doom2/m-o/obtic11]Obituary[/url][/b] [[b]1[/b]: T-Rex: 1]" calcext:value-type="string">
            <text:p>[b]268. [url=https://www.doomworld.com/idgames/levels/doom2/m-o/obtic11]Obituary[/url][/b] [[b]1[/b]: T-Rex: 1]</text:p>
          </table:table-cell>
          <table:table-cell table:number-columns-repeated="4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&quot; &amp; [Numbers.F290] &amp; &quot;]&quot;; &quot;&quot;)" office:value-type="string" office:string-value="[b]268. [url=https://www.doomworld.com/idgames/levels/doom2/Ports/megawads/pl1024]Plutonia 1024: The Plutinya Exeriment[/url][/b] [[b]1[/b]: JudgeDeadd: 1]" calcext:value-type="string">
            <text:p>[b]268. [url=https://www.doomworld.com/idgames/levels/doom2/Ports/megawads/pl1024]Plutonia 1024: The Plutinya Exeriment[/url][/b] [[b]1[/b]: JudgeDeadd: 1]</text:p>
          </table:table-cell>
          <table:table-cell table:number-columns-repeated="4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&quot; &amp; [Numbers.F291] &amp; &quot;]&quot;; &quot;&quot;)" office:value-type="string" office:string-value="[b]268. [url=https://www.doomworld.com/idgames/music/plutmidi]Plutonia MIDI Pack[/url][/b] [[b]1[/b]: Diabolución: 1]" calcext:value-type="string">
            <text:p>[b]268. [url=https://www.doomworld.com/idgames/music/plutmidi]Plutonia MIDI Pack[/url][/b] [[b]1[/b]: Diabolución: 1]</text:p>
          </table:table-cell>
          <table:table-cell table:number-columns-repeated="4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&quot; &amp; [Numbers.F292] &amp; &quot;]&quot;; &quot;&quot;)" office:value-type="string" office:string-value="[b]268. [url=http://thekinsie.com/reelism/]Reelism[/url][/b] [[b]1[/b]: HUNdebLeonidasX: 1]" calcext:value-type="string">
            <text:p>[b]268. [url=http://thekinsie.com/reelism/]Reelism[/url][/b] [[b]1[/b]: HUNdebLeonidasX: 1]</text:p>
          </table:table-cell>
          <table:table-cell table:number-columns-repeated="4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&quot; &amp; [Numbers.F293] &amp; &quot;]&quot;; &quot;&quot;)" office:value-type="string" office:string-value="[b]268. [url=https://www.doomworld.com/forum/topic/94330-rise-of-the-wool-ball-3-v12-now-gzdoom-compatible/]Rise of the Wool Ball[/url][/b] [[b]1[/b]: Squadallah: 1]" calcext:value-type="string">
            <text:p>[b]268. [url=https://www.doomworld.com/forum/topic/94330-rise-of-the-wool-ball-3-v12-now-gzdoom-compatible/]Rise of the Wool Ball[/url][/b] [[b]1[/b]: Squadallah: 1]</text:p>
          </table:table-cell>
          <table:table-cell table:number-columns-repeated="4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&quot; &amp; [Numbers.F294] &amp; &quot;]&quot;; &quot;&quot;)" office:value-type="string" office:string-value="[b]268. [url=https://www.doomworld.com/idgames/levels/doom2/Ports/s-u/spagheti]Spicy Evil Spaghetti[/url][/b] [[b]1[/b]: everennui: 1]" calcext:value-type="string">
            <text:p>[b]268. [url=https://www.doomworld.com/idgames/levels/doom2/Ports/s-u/spagheti]Spicy Evil Spaghetti[/url][/b] [[b]1[/b]: everennui: 1]</text:p>
          </table:table-cell>
          <table:table-cell table:number-columns-repeated="4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&quot; &amp; [Numbers.F295] &amp; &quot;]&quot;; &quot;&quot;)" office:value-type="string" office:string-value="[b]268. [url=https://www.doomworld.com/idgames/levels/doom2/s-u/tdevil2]The Devilz Work[/url][/b] [[b]1[/b]: everennui: 1]" calcext:value-type="string">
            <text:p>[b]268. [url=https://www.doomworld.com/idgames/levels/doom2/s-u/tdevil2]The Devilz Work[/url][/b] [[b]1[/b]: everennui: 1]</text:p>
          </table:table-cell>
          <table:table-cell table:number-columns-repeated="4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&quot; &amp; [Numbers.F296] &amp; &quot;]&quot;; &quot;&quot;)" office:value-type="string" office:string-value="[b]268. [url=https://www.doomworld.com/idgames/levels/doom2/megawads/rebirth]The Rebirth[/url][/b] [[b]1[/b]: Malrionn: 1]" calcext:value-type="string">
            <text:p>[b]268. [url=https://www.doomworld.com/idgames/levels/doom2/megawads/rebirth]The Rebirth[/url][/b] [[b]1[/b]: Malrionn: 1]</text:p>
          </table:table-cell>
          <table:table-cell table:number-columns-repeated="4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&quot; &amp; [Numbers.F297] &amp; &quot;]&quot;; &quot;&quot;)" office:value-type="string" office:string-value="[b]268. [url=https://www.doomworld.com/idgames/levels/doom2/s-u/ttp-rp]The Troopers' Playground[/url][/b] [[b]1[/b]: T-Rex: 1]" calcext:value-type="string">
            <text:p>[b]268. [url=https://www.doomworld.com/idgames/levels/doom2/s-u/ttp-rp]The Troopers' Playground[/url][/b] [[b]1[/b]: T-Rex: 1]</text:p>
          </table:table-cell>
          <table:table-cell table:number-columns-repeated="4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&quot; &amp; [Numbers.F298] &amp; &quot;]&quot;; &quot;&quot;)" office:value-type="string" office:string-value="[b]268. [url=https://www.doomworld.com/idgames/levels/doom2/megawads/twzone]The Twilight Zone[/url][/b] [[b]1[/b]: T-Rex: 1]" calcext:value-type="string">
            <text:p>[b]268. [url=https://www.doomworld.com/idgames/levels/doom2/megawads/twzone]The Twilight Zone[/url][/b] [[b]1[/b]: T-Rex: 1]</text:p>
          </table:table-cell>
          <table:table-cell table:number-columns-repeated="4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&quot; &amp; [Numbers.F299] &amp; &quot;]&quot;; &quot;&quot;)" office:value-type="string" office:string-value="[b]268. [url=https://www.doomworld.com/forum/topic/65009-zdoom-the-ultimate-icon-of-sin/]The Ultimate Icon of Sin[/url][/b] [[b]1[/b]: Soundblock: 1]" calcext:value-type="string">
            <text:p>[b]268. [url=https://www.doomworld.com/forum/topic/65009-zdoom-the-ultimate-icon-of-sin/]The Ultimate Icon of Sin[/url][/b] [[b]1[/b]: Soundblock: 1]</text:p>
          </table:table-cell>
          <table:table-cell table:number-columns-repeated="4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&quot; &amp; [Numbers.F300] &amp; &quot;]&quot;; &quot;&quot;)" office:value-type="string" office:string-value="[b]268. [url=https://www.doomworld.com/idgames/levels/doom2/Ports/megawads/vilcore]The Vilecore[/url][/b] [[b]1[/b]: dylux: 1]" calcext:value-type="string">
            <text:p>[b]268. [url=https://www.doomworld.com/idgames/levels/doom2/Ports/megawads/vilcore]The Vilecore[/url][/b] [[b]1[/b]: dylux: 1]</text:p>
          </table:table-cell>
          <table:table-cell table:number-columns-repeated="4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&quot; &amp; [Numbers.F301] &amp; &quot;]&quot;; &quot;&quot;)" office:value-type="string" office:string-value="[b]268. [url=https://www.doomworld.com/files/file/18387-vispire/]Vispire[/url][/b] [[b]1[/b]: NoisyVelvet: 1]" calcext:value-type="string">
            <text:p>[b]268. [url=https://www.doomworld.com/files/file/18387-vispire/]Vispire[/url][/b] [[b]1[/b]: NoisyVelvet: 1]</text:p>
          </table:table-cell>
          <table:table-cell table:number-columns-repeated="4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&quot; &amp; [Numbers.F3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&quot; &amp; [Numbers.F3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&quot; &amp; [Numbers.F3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&quot; &amp; [Numbers.F3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&quot; &amp; [Numbers.F3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&quot; &amp; [Numbers.F3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&quot; &amp; [Numbers.F3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&quot; &amp; [Numbers.F3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&quot; &amp; [Numbers.F3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&quot; &amp; [Numbers.F3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&quot; &amp; [Numbers.F3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&quot; &amp; [Numbers.F3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&quot; &amp; [Numbers.F3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&quot; &amp; [Numbers.F3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&quot; &amp; [Numbers.F3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&quot; &amp; [Numbers.F3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&quot; &amp; [Numbers.F3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&quot; &amp; [Numbers.F3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&quot; &amp; [Numbers.F3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&quot; &amp; [Numbers.F3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&quot; &amp; [Numbers.F3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&quot; &amp; [Numbers.F3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&quot; &amp; [Numbers.F3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&quot; &amp; [Numbers.F3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&quot; &amp; [Numbers.F3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&quot; &amp; [Numbers.F3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&quot; &amp; [Numbers.F3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&quot; &amp; [Numbers.F3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&quot; &amp; [Numbers.F3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&quot; &amp; [Numbers.F3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&quot; &amp; [Numbers.F3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&quot; &amp; [Numbers.F3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&quot; &amp; [Numbers.F3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&quot; &amp; [Numbers.F3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&quot; &amp; [Numbers.F3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&quot; &amp; [Numbers.F3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&quot; &amp; [Numbers.F3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&quot; &amp; [Numbers.F3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&quot; &amp; [Numbers.F3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&quot; &amp; [Numbers.F3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&quot; &amp; [Numbers.F3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&quot; &amp; [Numbers.F3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&quot; &amp; [Numbers.F3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&quot; &amp; [Numbers.F3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&quot; &amp; [Numbers.F3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7] &gt; 0; &quot;[b]&quot; &amp; [Numbers.B347] &amp; &quot;. &quot; &amp; &quot;[url=&quot; &amp; [Numbers.E347] &amp; &quot;]&quot; &amp; [Numbers.D347] &amp; &quot;[/url][/b]&quot; &amp;  &quot; [[b]&quot; &amp; [Numbers.C347] &amp; &quot;[/b]: &quot; &amp; [Numbers.F3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8] &gt; 0; &quot;[b]&quot; &amp; [Numbers.B348] &amp; &quot;. &quot; &amp; &quot;[url=&quot; &amp; [Numbers.E348] &amp; &quot;]&quot; &amp; [Numbers.D348] &amp; &quot;[/url][/b]&quot; &amp;  &quot; [[b]&quot; &amp; [Numbers.C348] &amp; &quot;[/b]: &quot; &amp; [Numbers.F3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9] &gt; 0; &quot;[b]&quot; &amp; [Numbers.B349] &amp; &quot;. &quot; &amp; &quot;[url=&quot; &amp; [Numbers.E349] &amp; &quot;]&quot; &amp; [Numbers.D349] &amp; &quot;[/url][/b]&quot; &amp;  &quot; [[b]&quot; &amp; [Numbers.C349] &amp; &quot;[/b]: &quot; &amp; [Numbers.F3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0] &gt; 0; &quot;[b]&quot; &amp; [Numbers.B350] &amp; &quot;. &quot; &amp; &quot;[url=&quot; &amp; [Numbers.E350] &amp; &quot;]&quot; &amp; [Numbers.D350] &amp; &quot;[/url][/b]&quot; &amp;  &quot; [[b]&quot; &amp; [Numbers.C350] &amp; &quot;[/b]: &quot; &amp; [Numbers.F3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1] &gt; 0; &quot;[b]&quot; &amp; [Numbers.B351] &amp; &quot;. &quot; &amp; &quot;[url=&quot; &amp; [Numbers.E351] &amp; &quot;]&quot; &amp; [Numbers.D351] &amp; &quot;[/url][/b]&quot; &amp;  &quot; [[b]&quot; &amp; [Numbers.C351] &amp; &quot;[/b]: &quot; &amp; [Numbers.F3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2] &gt; 0; &quot;[b]&quot; &amp; [Numbers.B352] &amp; &quot;. &quot; &amp; &quot;[url=&quot; &amp; [Numbers.E352] &amp; &quot;]&quot; &amp; [Numbers.D352] &amp; &quot;[/url][/b]&quot; &amp;  &quot; [[b]&quot; &amp; [Numbers.C352] &amp; &quot;[/b]: &quot; &amp; [Numbers.F3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3] &gt; 0; &quot;[b]&quot; &amp; [Numbers.B353] &amp; &quot;. &quot; &amp; &quot;[url=&quot; &amp; [Numbers.E353] &amp; &quot;]&quot; &amp; [Numbers.D353] &amp; &quot;[/url][/b]&quot; &amp;  &quot; [[b]&quot; &amp; [Numbers.C353] &amp; &quot;[/b]: &quot; &amp; [Numbers.F3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4] &gt; 0; &quot;[b]&quot; &amp; [Numbers.B354] &amp; &quot;. &quot; &amp; &quot;[url=&quot; &amp; [Numbers.E354] &amp; &quot;]&quot; &amp; [Numbers.D354] &amp; &quot;[/url][/b]&quot; &amp;  &quot; [[b]&quot; &amp; [Numbers.C354] &amp; &quot;[/b]: &quot; &amp; [Numbers.F3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5] &gt; 0; &quot;[b]&quot; &amp; [Numbers.B355] &amp; &quot;. &quot; &amp; &quot;[url=&quot; &amp; [Numbers.E355] &amp; &quot;]&quot; &amp; [Numbers.D355] &amp; &quot;[/url][/b]&quot; &amp;  &quot; [[b]&quot; &amp; [Numbers.C355] &amp; &quot;[/b]: &quot; &amp; [Numbers.F3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6] &gt; 0; &quot;[b]&quot; &amp; [Numbers.B356] &amp; &quot;. &quot; &amp; &quot;[url=&quot; &amp; [Numbers.E356] &amp; &quot;]&quot; &amp; [Numbers.D356] &amp; &quot;[/url][/b]&quot; &amp;  &quot; [[b]&quot; &amp; [Numbers.C356] &amp; &quot;[/b]: &quot; &amp; [Numbers.F3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7] &gt; 0; &quot;[b]&quot; &amp; [Numbers.B357] &amp; &quot;. &quot; &amp; &quot;[url=&quot; &amp; [Numbers.E357] &amp; &quot;]&quot; &amp; [Numbers.D357] &amp; &quot;[/url][/b]&quot; &amp;  &quot; [[b]&quot; &amp; [Numbers.C357] &amp; &quot;[/b]: &quot; &amp; [Numbers.F3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8] &gt; 0; &quot;[b]&quot; &amp; [Numbers.B358] &amp; &quot;. &quot; &amp; &quot;[url=&quot; &amp; [Numbers.E358] &amp; &quot;]&quot; &amp; [Numbers.D358] &amp; &quot;[/url][/b]&quot; &amp;  &quot; [[b]&quot; &amp; [Numbers.C358] &amp; &quot;[/b]: &quot; &amp; [Numbers.F3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9] &gt; 0; &quot;[b]&quot; &amp; [Numbers.B359] &amp; &quot;. &quot; &amp; &quot;[url=&quot; &amp; [Numbers.E359] &amp; &quot;]&quot; &amp; [Numbers.D359] &amp; &quot;[/url][/b]&quot; &amp;  &quot; [[b]&quot; &amp; [Numbers.C359] &amp; &quot;[/b]: &quot; &amp; [Numbers.F3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0] &gt; 0; &quot;[b]&quot; &amp; [Numbers.B360] &amp; &quot;. &quot; &amp; &quot;[url=&quot; &amp; [Numbers.E360] &amp; &quot;]&quot; &amp; [Numbers.D360] &amp; &quot;[/url][/b]&quot; &amp;  &quot; [[b]&quot; &amp; [Numbers.C360] &amp; &quot;[/b]: &quot; &amp; [Numbers.F3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1] &gt; 0; &quot;[b]&quot; &amp; [Numbers.B361] &amp; &quot;. &quot; &amp; &quot;[url=&quot; &amp; [Numbers.E361] &amp; &quot;]&quot; &amp; [Numbers.D361] &amp; &quot;[/url][/b]&quot; &amp;  &quot; [[b]&quot; &amp; [Numbers.C361] &amp; &quot;[/b]: &quot; &amp; [Numbers.F3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2] &gt; 0; &quot;[b]&quot; &amp; [Numbers.B362] &amp; &quot;. &quot; &amp; &quot;[url=&quot; &amp; [Numbers.E362] &amp; &quot;]&quot; &amp; [Numbers.D362] &amp; &quot;[/url][/b]&quot; &amp;  &quot; [[b]&quot; &amp; [Numbers.C362] &amp; &quot;[/b]: &quot; &amp; [Numbers.F3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3] &gt; 0; &quot;[b]&quot; &amp; [Numbers.B363] &amp; &quot;. &quot; &amp; &quot;[url=&quot; &amp; [Numbers.E363] &amp; &quot;]&quot; &amp; [Numbers.D363] &amp; &quot;[/url][/b]&quot; &amp;  &quot; [[b]&quot; &amp; [Numbers.C363] &amp; &quot;[/b]: &quot; &amp; [Numbers.F3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4] &gt; 0; &quot;[b]&quot; &amp; [Numbers.B364] &amp; &quot;. &quot; &amp; &quot;[url=&quot; &amp; [Numbers.E364] &amp; &quot;]&quot; &amp; [Numbers.D364] &amp; &quot;[/url][/b]&quot; &amp;  &quot; [[b]&quot; &amp; [Numbers.C364] &amp; &quot;[/b]: &quot; &amp; [Numbers.F3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5] &gt; 0; &quot;[b]&quot; &amp; [Numbers.B365] &amp; &quot;. &quot; &amp; &quot;[url=&quot; &amp; [Numbers.E365] &amp; &quot;]&quot; &amp; [Numbers.D365] &amp; &quot;[/url][/b]&quot; &amp;  &quot; [[b]&quot; &amp; [Numbers.C365] &amp; &quot;[/b]: &quot; &amp; [Numbers.F3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6] &gt; 0; &quot;[b]&quot; &amp; [Numbers.B366] &amp; &quot;. &quot; &amp; &quot;[url=&quot; &amp; [Numbers.E366] &amp; &quot;]&quot; &amp; [Numbers.D366] &amp; &quot;[/url][/b]&quot; &amp;  &quot; [[b]&quot; &amp; [Numbers.C366] &amp; &quot;[/b]: &quot; &amp; [Numbers.F3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7] &gt; 0; &quot;[b]&quot; &amp; [Numbers.B367] &amp; &quot;. &quot; &amp; &quot;[url=&quot; &amp; [Numbers.E367] &amp; &quot;]&quot; &amp; [Numbers.D367] &amp; &quot;[/url][/b]&quot; &amp;  &quot; [[b]&quot; &amp; [Numbers.C367] &amp; &quot;[/b]: &quot; &amp; [Numbers.F3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8] &gt; 0; &quot;[b]&quot; &amp; [Numbers.B368] &amp; &quot;. &quot; &amp; &quot;[url=&quot; &amp; [Numbers.E368] &amp; &quot;]&quot; &amp; [Numbers.D368] &amp; &quot;[/url][/b]&quot; &amp;  &quot; [[b]&quot; &amp; [Numbers.C368] &amp; &quot;[/b]: &quot; &amp; [Numbers.F3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9] &gt; 0; &quot;[b]&quot; &amp; [Numbers.B369] &amp; &quot;. &quot; &amp; &quot;[url=&quot; &amp; [Numbers.E369] &amp; &quot;]&quot; &amp; [Numbers.D369] &amp; &quot;[/url][/b]&quot; &amp;  &quot; [[b]&quot; &amp; [Numbers.C369] &amp; &quot;[/b]: &quot; &amp; [Numbers.F3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0] &gt; 0; &quot;[b]&quot; &amp; [Numbers.B370] &amp; &quot;. &quot; &amp; &quot;[url=&quot; &amp; [Numbers.E370] &amp; &quot;]&quot; &amp; [Numbers.D370] &amp; &quot;[/url][/b]&quot; &amp;  &quot; [[b]&quot; &amp; [Numbers.C370] &amp; &quot;[/b]: &quot; &amp; [Numbers.F3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1] &gt; 0; &quot;[b]&quot; &amp; [Numbers.B371] &amp; &quot;. &quot; &amp; &quot;[url=&quot; &amp; [Numbers.E371] &amp; &quot;]&quot; &amp; [Numbers.D371] &amp; &quot;[/url][/b]&quot; &amp;  &quot; [[b]&quot; &amp; [Numbers.C371] &amp; &quot;[/b]: &quot; &amp; [Numbers.F3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2] &gt; 0; &quot;[b]&quot; &amp; [Numbers.B372] &amp; &quot;. &quot; &amp; &quot;[url=&quot; &amp; [Numbers.E372] &amp; &quot;]&quot; &amp; [Numbers.D372] &amp; &quot;[/url][/b]&quot; &amp;  &quot; [[b]&quot; &amp; [Numbers.C372] &amp; &quot;[/b]: &quot; &amp; [Numbers.F3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3] &gt; 0; &quot;[b]&quot; &amp; [Numbers.B373] &amp; &quot;. &quot; &amp; &quot;[url=&quot; &amp; [Numbers.E373] &amp; &quot;]&quot; &amp; [Numbers.D373] &amp; &quot;[/url][/b]&quot; &amp;  &quot; [[b]&quot; &amp; [Numbers.C373] &amp; &quot;[/b]: &quot; &amp; [Numbers.F3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4] &gt; 0; &quot;[b]&quot; &amp; [Numbers.B374] &amp; &quot;. &quot; &amp; &quot;[url=&quot; &amp; [Numbers.E374] &amp; &quot;]&quot; &amp; [Numbers.D374] &amp; &quot;[/url][/b]&quot; &amp;  &quot; [[b]&quot; &amp; [Numbers.C374] &amp; &quot;[/b]: &quot; &amp; [Numbers.F3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5] &gt; 0; &quot;[b]&quot; &amp; [Numbers.B375] &amp; &quot;. &quot; &amp; &quot;[url=&quot; &amp; [Numbers.E375] &amp; &quot;]&quot; &amp; [Numbers.D375] &amp; &quot;[/url][/b]&quot; &amp;  &quot; [[b]&quot; &amp; [Numbers.C375] &amp; &quot;[/b]: &quot; &amp; [Numbers.F3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6] &gt; 0; &quot;[b]&quot; &amp; [Numbers.B376] &amp; &quot;. &quot; &amp; &quot;[url=&quot; &amp; [Numbers.E376] &amp; &quot;]&quot; &amp; [Numbers.D376] &amp; &quot;[/url][/b]&quot; &amp;  &quot; [[b]&quot; &amp; [Numbers.C376] &amp; &quot;[/b]: &quot; &amp; [Numbers.F3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7] &gt; 0; &quot;[b]&quot; &amp; [Numbers.B377] &amp; &quot;. &quot; &amp; &quot;[url=&quot; &amp; [Numbers.E377] &amp; &quot;]&quot; &amp; [Numbers.D377] &amp; &quot;[/url][/b]&quot; &amp;  &quot; [[b]&quot; &amp; [Numbers.C377] &amp; &quot;[/b]: &quot; &amp; [Numbers.F3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8] &gt; 0; &quot;[b]&quot; &amp; [Numbers.B378] &amp; &quot;. &quot; &amp; &quot;[url=&quot; &amp; [Numbers.E378] &amp; &quot;]&quot; &amp; [Numbers.D378] &amp; &quot;[/url][/b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&quot;[b]&quot; &amp; [Numbers.B379] &amp; &quot;. &quot; &amp; &quot;[url=&quot; &amp; [Numbers.E379] &amp; &quot;]&quot; &amp; [Numbers.D379] &amp; &quot;[/url][/b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&quot;[b]&quot; &amp; [Numbers.B380] &amp; &quot;. &quot; &amp; &quot;[url=&quot; &amp; [Numbers.E380] &amp; &quot;]&quot; &amp; [Numbers.D380] &amp; &quot;[/url][/b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&quot;[b]&quot; &amp; [Numbers.B381] &amp; &quot;. &quot; &amp; &quot;[url=&quot; &amp; [Numbers.E381] &amp; &quot;]&quot; &amp; [Numbers.D381] &amp; &quot;[/url][/b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&quot;[b]&quot; &amp; [Numbers.B382] &amp; &quot;. &quot; &amp; &quot;[url=&quot; &amp; [Numbers.E382] &amp; &quot;]&quot; &amp; [Numbers.D382] &amp; &quot;[/url][/b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&quot;[b]&quot; &amp; [Numbers.B383] &amp; &quot;. &quot; &amp; &quot;[url=&quot; &amp; [Numbers.E383] &amp; &quot;]&quot; &amp; [Numbers.D383] &amp; &quot;[/url][/b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&quot;[b]&quot; &amp; [Numbers.B384] &amp; &quot;. &quot; &amp; &quot;[url=&quot; &amp; [Numbers.E384] &amp; &quot;]&quot; &amp; [Numbers.D384] &amp; &quot;[/url][/b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&quot;[b]&quot; &amp; [Numbers.B385] &amp; &quot;. &quot; &amp; &quot;[url=&quot; &amp; [Numbers.E385] &amp; &quot;]&quot; &amp; [Numbers.D385] &amp; &quot;[/url][/b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&quot;[b]&quot; &amp; [Numbers.B386] &amp; &quot;. &quot; &amp; &quot;[url=&quot; &amp; [Numbers.E386] &amp; &quot;]&quot; &amp; [Numbers.D386] &amp; &quot;[/url][/b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&quot;[b]&quot; &amp; [Numbers.B387] &amp; &quot;. &quot; &amp; &quot;[url=&quot; &amp; [Numbers.E387] &amp; &quot;]&quot; &amp; [Numbers.D387] &amp; &quot;[/url][/b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&quot;[b]&quot; &amp; [Numbers.B388] &amp; &quot;. &quot; &amp; &quot;[url=&quot; &amp; [Numbers.E388] &amp; &quot;]&quot; &amp; [Numbers.D388] &amp; &quot;[/url][/b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&quot;[b]&quot; &amp; [Numbers.B389] &amp; &quot;. &quot; &amp; &quot;[url=&quot; &amp; [Numbers.E389] &amp; &quot;]&quot; &amp; [Numbers.D389] &amp; &quot;[/url][/b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&quot;[b]&quot; &amp; [Numbers.B390] &amp; &quot;. &quot; &amp; &quot;[url=&quot; &amp; [Numbers.E390] &amp; &quot;]&quot; &amp; [Numbers.D390] &amp; &quot;[/url][/b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&quot;[b]&quot; &amp; [Numbers.B391] &amp; &quot;. &quot; &amp; &quot;[url=&quot; &amp; [Numbers.E391] &amp; &quot;]&quot; &amp; [Numbers.D391] &amp; &quot;[/url][/b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&quot;[b]&quot; &amp; [Numbers.B392] &amp; &quot;. &quot; &amp; &quot;[url=&quot; &amp; [Numbers.E392] &amp; &quot;]&quot; &amp; [Numbers.D392] &amp; &quot;[/url][/b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&quot;[b]&quot; &amp; [Numbers.B393] &amp; &quot;. &quot; &amp; &quot;[url=&quot; &amp; [Numbers.E393] &amp; &quot;]&quot; &amp; [Numbers.D393] &amp; &quot;[/url][/b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&quot;[b]&quot; &amp; [Numbers.B394] &amp; &quot;. &quot; &amp; &quot;[url=&quot; &amp; [Numbers.E394] &amp; &quot;]&quot; &amp; [Numbers.D394] &amp; &quot;[/url][/b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&quot;[b]&quot; &amp; [Numbers.B395] &amp; &quot;. &quot; &amp; &quot;[url=&quot; &amp; [Numbers.E395] &amp; &quot;]&quot; &amp; [Numbers.D395] &amp; &quot;[/url][/b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&quot;[b]&quot; &amp; [Numbers.B396] &amp; &quot;. &quot; &amp; &quot;[url=&quot; &amp; [Numbers.E396] &amp; &quot;]&quot; &amp; [Numbers.D396] &amp; &quot;[/url][/b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&quot;[b]&quot; &amp; [Numbers.B397] &amp; &quot;. &quot; &amp; &quot;[url=&quot; &amp; [Numbers.E397] &amp; &quot;]&quot; &amp; [Numbers.D397] &amp; &quot;[/url][/b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&quot;[b]&quot; &amp; [Numbers.B398] &amp; &quot;. &quot; &amp; &quot;[url=&quot; &amp; [Numbers.E398] &amp; &quot;]&quot; &amp; [Numbers.D398] &amp; &quot;[/url][/b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&quot;[b]&quot; &amp; [Numbers.B399] &amp; &quot;. &quot; &amp; &quot;[url=&quot; &amp; [Numbers.E399] &amp; &quot;]&quot; &amp; [Numbers.D399] &amp; &quot;[/url][/b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&quot;[b]&quot; &amp; [Numbers.B400] &amp; &quot;. &quot; &amp; &quot;[url=&quot; &amp; [Numbers.E400] &amp; &quot;]&quot; &amp; [Numbers.D400] &amp; &quot;[/url][/b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&quot;[b]&quot; &amp; [Numbers.B401] &amp; &quot;. &quot; &amp; &quot;[url=&quot; &amp; [Numbers.E401] &amp; &quot;]&quot; &amp; [Numbers.D401] &amp; &quot;[/url][/b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&quot;[b]&quot; &amp; [Numbers.B402] &amp; &quot;. &quot; &amp; &quot;[url=&quot; &amp; [Numbers.E402] &amp; &quot;]&quot; &amp; [Numbers.D402] &amp; &quot;[/url][/b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&quot;[b]&quot; &amp; [Numbers.B403] &amp; &quot;. &quot; &amp; &quot;[url=&quot; &amp; [Numbers.E403] &amp; &quot;]&quot; &amp; [Numbers.D403] &amp; &quot;[/url][/b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&quot;[b]&quot; &amp; [Numbers.B404] &amp; &quot;. &quot; &amp; &quot;[url=&quot; &amp; [Numbers.E404] &amp; &quot;]&quot; &amp; [Numbers.D404] &amp; &quot;[/url][/b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&quot;[b]&quot; &amp; [Numbers.B405] &amp; &quot;. &quot; &amp; &quot;[url=&quot; &amp; [Numbers.E405] &amp; &quot;]&quot; &amp; [Numbers.D405] &amp; &quot;[/url][/b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&quot;[b]&quot; &amp; [Numbers.B406] &amp; &quot;. &quot; &amp; &quot;[url=&quot; &amp; [Numbers.E406] &amp; &quot;]&quot; &amp; [Numbers.D406] &amp; &quot;[/url][/b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&quot;[b]&quot; &amp; [Numbers.B407] &amp; &quot;. &quot; &amp; &quot;[url=&quot; &amp; [Numbers.E407] &amp; &quot;]&quot; &amp; [Numbers.D407] &amp; &quot;[/url][/b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&quot;[b]&quot; &amp; [Numbers.B408] &amp; &quot;. &quot; &amp; &quot;[url=&quot; &amp; [Numbers.E408] &amp; &quot;]&quot; &amp; [Numbers.D408] &amp; &quot;[/url][/b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&quot;[b]&quot; &amp; [Numbers.B409] &amp; &quot;. &quot; &amp; &quot;[url=&quot; &amp; [Numbers.E409] &amp; &quot;]&quot; &amp; [Numbers.D409] &amp; &quot;[/url][/b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&quot;[b]&quot; &amp; [Numbers.B410] &amp; &quot;. &quot; &amp; &quot;[url=&quot; &amp; [Numbers.E410] &amp; &quot;]&quot; &amp; [Numbers.D410] &amp; &quot;[/url][/b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Old mentions" table:style-name="ta1">
        <table:table-column table:style-name="co10" table:default-cell-style-name="ce7"/>
        <table:table-column table:style-name="co9" table:default-cell-style-name="Default"/>
        <table:table-row table:style-name="ro3">
          <table:table-cell office:value-type="string" calcext:value-type="string">
            <text:p>Armadosia: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</table:table-row>
        <table:table-row table:style-name="ro3">
          <table:table-cell office:value-type="string" calcext:value-type="string">
            <text:p>Jade Earth</text:p>
          </table:table-cell>
          <table:table-cell office:value-type="string" calcext:value-type="string">
            <text:p><text:a xlink:href="https://www.doomworld.com/idgames/levels/doom2/Ports/j-l/jadearth" xlink:type="simple">https://www.doomworld.com/idgames/levels/doom2/Ports/j-l/jadearth</text:a>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2">00/00/0000</text:date>, <text:time style:data-style-name="N2" text:time-value="21:32:12.8415437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9-10-12T21:44:01.713649485</dc:date>
    <meta:editing-duration>P3DT22H5M56S</meta:editing-duration>
    <meta:editing-cycles>246</meta:editing-cycles>
    <meta:generator>LibreOffice/6.1.5.2$Linux_X86_64 LibreOffice_project/10$Build-2</meta:generator>
    <meta:document-statistic meta:table-count="3" meta:cell-count="4302" meta:object-count="0"/>
  </office:meta>
</office:document-meta>
</file>